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58dc50">
      <style:table-properties style:width="6.692in" table:align="margins"/>
    </style:style>
    <style:style style:family="table-column" style:name="ad4aecd"/>
    <style:style style:family="table-cell" style:name="ad6b01e">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717652">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019f55">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f969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7ac5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724e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5242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4d83e">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925da">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5dcc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80d5d">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3e2174">
      <number:number number:decimal-places="0" number:grouping="true" number:min-integer-digits="1"/>
    </number:number-style>
    <style:style style:data-style-name="n3e2174" style:family="table-cell" style:name="a5f92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e8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a19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f82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03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fb7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2e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6cd5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2e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7c5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7ded2">
      <number:number number:decimal-places="0" number:grouping="true" number:min-integer-digits="1"/>
    </number:number-style>
    <style:style style:data-style-name="n17ded2" style:family="table-cell" style:name="a7ccdd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3c105">
      <number:number number:decimal-places="0" number:grouping="true" number:min-integer-digits="1"/>
    </number:number-style>
    <style:style style:data-style-name="n93c105" style:family="table-cell" style:name="a4a1a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2ed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54a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23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6a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51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02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050d7">
      <number:number number:decimal-places="0" number:grouping="true" number:min-integer-digits="1"/>
    </number:number-style>
    <style:style style:data-style-name="nf050d7" style:family="table-cell" style:name="a062a4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13571">
      <number:number number:decimal-places="0" number:grouping="true" number:min-integer-digits="1"/>
    </number:number-style>
    <style:style style:data-style-name="nf13571" style:family="table-cell" style:name="a5918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62a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a30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0b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9f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f0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af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c646f">
      <number:number number:decimal-places="0" number:grouping="true" number:min-integer-digits="1"/>
    </number:number-style>
    <style:style style:data-style-name="nac646f" style:family="table-cell" style:name="a2538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6f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98d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b56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f4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22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7a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744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ea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4e2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5ded">
      <number:number number:decimal-places="0" number:grouping="true" number:min-integer-digits="1"/>
    </number:number-style>
    <style:style style:data-style-name="n515ded" style:family="table-cell" style:name="ac22a9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237ef">
      <number:number number:decimal-places="0" number:grouping="true" number:min-integer-digits="1"/>
    </number:number-style>
    <style:style style:data-style-name="nf237ef" style:family="table-cell" style:name="a59c8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484c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391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5e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0c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0d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8f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0253c">
      <number:number number:decimal-places="0" number:grouping="true" number:min-integer-digits="1"/>
    </number:number-style>
    <style:style style:data-style-name="nf0253c" style:family="table-cell" style:name="ad9678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d70f">
      <number:number number:decimal-places="0" number:grouping="true" number:min-integer-digits="1"/>
    </number:number-style>
    <style:style style:data-style-name="n44d70f" style:family="table-cell" style:name="afe6c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7f3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8f8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31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de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1f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7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333d4">
      <number:number number:decimal-places="0" number:grouping="true" number:min-integer-digits="1"/>
    </number:number-style>
    <style:style style:data-style-name="n3333d4" style:family="table-cell" style:name="a76ee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ae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72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9bd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ec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d5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3b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863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22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8e8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16ae7">
      <number:number number:decimal-places="0" number:grouping="true" number:min-integer-digits="1"/>
    </number:number-style>
    <style:style style:data-style-name="nc16ae7" style:family="table-cell" style:name="ad1bc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31047">
      <number:number number:decimal-places="0" number:grouping="true" number:min-integer-digits="1"/>
    </number:number-style>
    <style:style style:data-style-name="nd31047" style:family="table-cell" style:name="acb6c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d3f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814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65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cf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7d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49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0150c">
      <number:number number:decimal-places="0" number:grouping="true" number:min-integer-digits="1"/>
    </number:number-style>
    <style:style style:data-style-name="nd0150c" style:family="table-cell" style:name="ae82ea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aa5b8">
      <number:number number:decimal-places="0" number:grouping="true" number:min-integer-digits="1"/>
    </number:number-style>
    <style:style style:data-style-name="n8aa5b8" style:family="table-cell" style:name="ab576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225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dfb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b3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c4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0c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b9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d04b0">
      <number:number number:decimal-places="0" number:grouping="true" number:min-integer-digits="1"/>
    </number:number-style>
    <style:style style:data-style-name="nad04b0" style:family="table-cell" style:name="a5d50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fa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4de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aec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1504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06d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b5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59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d08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4f0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68850">
      <number:number number:decimal-places="0" number:grouping="true" number:min-integer-digits="1"/>
    </number:number-style>
    <style:style style:data-style-name="n168850" style:family="table-cell" style:name="aaee62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69493">
      <number:number number:decimal-places="0" number:grouping="true" number:min-integer-digits="1"/>
    </number:number-style>
    <style:style style:data-style-name="na69493" style:family="table-cell" style:name="a2eab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100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85d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f3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2a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ce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e9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c04b">
      <number:number number:decimal-places="0" number:grouping="true" number:min-integer-digits="1"/>
    </number:number-style>
    <style:style style:data-style-name="na4c04b" style:family="table-cell" style:name="a46ba0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db8f8">
      <number:number number:decimal-places="0" number:grouping="true" number:min-integer-digits="1"/>
    </number:number-style>
    <style:style style:data-style-name="n5db8f8" style:family="table-cell" style:name="ae37b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8a3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996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88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1f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d3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6d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7e2a1">
      <number:number number:decimal-places="0" number:grouping="true" number:min-integer-digits="1"/>
    </number:number-style>
    <style:style style:data-style-name="n37e2a1" style:family="table-cell" style:name="a8a52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02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4c9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240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185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d2a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5c2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c8a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61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f77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fd273">
      <number:number number:decimal-places="0" number:grouping="true" number:min-integer-digits="1"/>
    </number:number-style>
    <style:style style:data-style-name="n6fd273" style:family="table-cell" style:name="ad3913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78712">
      <number:number number:decimal-places="0" number:grouping="true" number:min-integer-digits="1"/>
    </number:number-style>
    <style:style style:data-style-name="nc78712" style:family="table-cell" style:name="a9c50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a1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f9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cd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85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f5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0c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3d31">
      <number:number number:decimal-places="0" number:grouping="true" number:min-integer-digits="1"/>
    </number:number-style>
    <style:style style:data-style-name="n393d31" style:family="table-cell" style:name="a21135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1f09b">
      <number:number number:decimal-places="0" number:grouping="true" number:min-integer-digits="1"/>
    </number:number-style>
    <style:style style:data-style-name="n91f09b" style:family="table-cell" style:name="ab422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55e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5c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aa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2d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4f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da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38400">
      <number:number number:decimal-places="0" number:grouping="true" number:min-integer-digits="1"/>
    </number:number-style>
    <style:style style:data-style-name="nd38400" style:family="table-cell" style:name="a2465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68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a06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658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4b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7a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45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f6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28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58d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78164">
      <number:number number:decimal-places="0" number:grouping="true" number:min-integer-digits="1"/>
    </number:number-style>
    <style:style style:data-style-name="nd78164" style:family="table-cell" style:name="a69781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d8f34">
      <number:number number:decimal-places="0" number:grouping="true" number:min-integer-digits="1"/>
    </number:number-style>
    <style:style style:data-style-name="n4d8f34" style:family="table-cell" style:name="a67bb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0d1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d62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74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b9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a2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aa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af368">
      <number:number number:decimal-places="0" number:grouping="true" number:min-integer-digits="1"/>
    </number:number-style>
    <style:style style:data-style-name="n1af368" style:family="table-cell" style:name="a0518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24ae">
      <number:number number:decimal-places="0" number:grouping="true" number:min-integer-digits="1"/>
    </number:number-style>
    <style:style style:data-style-name="n4424ae" style:family="table-cell" style:name="ae405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cfd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ce2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40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24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3f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1b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2618">
      <number:number number:decimal-places="0" number:grouping="true" number:min-integer-digits="1"/>
    </number:number-style>
    <style:style style:data-style-name="n2d2618" style:family="table-cell" style:name="a55bd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a0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8cd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619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84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0e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e13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fc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74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132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ba372">
      <number:number number:decimal-places="0" number:grouping="true" number:min-integer-digits="1"/>
    </number:number-style>
    <style:style style:data-style-name="n3ba372" style:family="table-cell" style:name="a971ce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f0d73">
      <number:number number:decimal-places="0" number:grouping="true" number:min-integer-digits="1"/>
    </number:number-style>
    <style:style style:data-style-name="n7f0d73" style:family="table-cell" style:name="a91d4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d5d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bd5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68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82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28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df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642b2">
      <number:number number:decimal-places="0" number:grouping="true" number:min-integer-digits="1"/>
    </number:number-style>
    <style:style style:data-style-name="nd642b2" style:family="table-cell" style:name="a5aea7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c133a">
      <number:number number:decimal-places="0" number:grouping="true" number:min-integer-digits="1"/>
    </number:number-style>
    <style:style style:data-style-name="nec133a" style:family="table-cell" style:name="a0a56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5eb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e66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4a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d0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8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9f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36298">
      <number:number number:decimal-places="0" number:grouping="true" number:min-integer-digits="1"/>
    </number:number-style>
    <style:style style:data-style-name="n736298" style:family="table-cell" style:name="a9412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b0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c5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992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33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6a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49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e28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493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485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28da">
      <number:number number:decimal-places="0" number:grouping="true" number:min-integer-digits="1"/>
    </number:number-style>
    <style:style style:data-style-name="n8628da" style:family="table-cell" style:name="a6d42a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e0f5">
      <number:number number:decimal-places="0" number:grouping="true" number:min-integer-digits="1"/>
    </number:number-style>
    <style:style style:data-style-name="n95e0f5" style:family="table-cell" style:name="aa3a2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5fc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d51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e7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78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17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cd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c683">
      <number:number number:decimal-places="0" number:grouping="true" number:min-integer-digits="1"/>
    </number:number-style>
    <style:style style:data-style-name="n86c683" style:family="table-cell" style:name="a5307f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99572">
      <number:number number:decimal-places="0" number:grouping="true" number:min-integer-digits="1"/>
    </number:number-style>
    <style:style style:data-style-name="n199572" style:family="table-cell" style:name="a2bfa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cb7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abe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13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77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2f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40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f7f2">
      <number:number number:decimal-places="0" number:grouping="true" number:min-integer-digits="1"/>
    </number:number-style>
    <style:style style:data-style-name="nfcf7f2" style:family="table-cell" style:name="ac249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4b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5fd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c1b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1cd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ceb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14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13b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1ff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e061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8f8a9">
      <number:number number:decimal-places="0" number:grouping="true" number:min-integer-digits="1"/>
    </number:number-style>
    <style:style style:data-style-name="n48f8a9" style:family="table-cell" style:name="adbaf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a1679">
      <number:number number:decimal-places="0" number:grouping="true" number:min-integer-digits="1"/>
    </number:number-style>
    <style:style style:data-style-name="n5a1679" style:family="table-cell" style:name="a3d8c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c7f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01b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0d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ee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e1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5c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64856">
      <number:number number:decimal-places="0" number:grouping="true" number:min-integer-digits="1"/>
    </number:number-style>
    <style:style style:data-style-name="n164856" style:family="table-cell" style:name="a801a7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d6d3">
      <number:number number:decimal-places="0" number:grouping="true" number:min-integer-digits="1"/>
    </number:number-style>
    <style:style style:data-style-name="nded6d3" style:family="table-cell" style:name="a5114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120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6a6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7e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c6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50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48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91859">
      <number:number number:decimal-places="0" number:grouping="true" number:min-integer-digits="1"/>
    </number:number-style>
    <style:style style:data-style-name="n991859" style:family="table-cell" style:name="aed03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7b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0f0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a766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3d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db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21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42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24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4f4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02e23">
      <number:number number:decimal-places="0" number:grouping="true" number:min-integer-digits="1"/>
    </number:number-style>
    <style:style style:data-style-name="n902e23" style:family="table-cell" style:name="a47c58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8d1b1">
      <number:number number:decimal-places="0" number:grouping="true" number:min-integer-digits="1"/>
    </number:number-style>
    <style:style style:data-style-name="nc8d1b1" style:family="table-cell" style:name="a4e1c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c72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bd3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1f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91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48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ba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ed94">
      <number:number number:decimal-places="0" number:grouping="true" number:min-integer-digits="1"/>
    </number:number-style>
    <style:style style:data-style-name="n2eed94" style:family="table-cell" style:name="a3b69d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61700">
      <number:number number:decimal-places="0" number:grouping="true" number:min-integer-digits="1"/>
    </number:number-style>
    <style:style style:data-style-name="n861700" style:family="table-cell" style:name="a4a5d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42a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54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49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d5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72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fa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90fa2">
      <number:number number:decimal-places="0" number:grouping="true" number:min-integer-digits="1"/>
    </number:number-style>
    <style:style style:data-style-name="n490fa2" style:family="table-cell" style:name="a823c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c6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6ad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a69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8a9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59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ce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fbb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a2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0dc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9be95">
      <number:number number:decimal-places="0" number:grouping="true" number:min-integer-digits="1"/>
    </number:number-style>
    <style:style style:data-style-name="nf9be95" style:family="table-cell" style:name="add1c6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fe996">
      <number:number number:decimal-places="0" number:grouping="true" number:min-integer-digits="1"/>
    </number:number-style>
    <style:style style:data-style-name="nefe996" style:family="table-cell" style:name="a97dd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b2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60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1a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ed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48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41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5287a">
      <number:number number:decimal-places="0" number:grouping="true" number:min-integer-digits="1"/>
    </number:number-style>
    <style:style style:data-style-name="n15287a" style:family="table-cell" style:name="a421d1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d6fbf">
      <number:number number:decimal-places="0" number:grouping="true" number:min-integer-digits="1"/>
    </number:number-style>
    <style:style style:data-style-name="ndd6fbf" style:family="table-cell" style:name="a1aaf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5e4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4f9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b0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98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12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50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2195a">
      <number:number number:decimal-places="0" number:grouping="true" number:min-integer-digits="1"/>
    </number:number-style>
    <style:style style:data-style-name="na2195a" style:family="table-cell" style:name="ab0c0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9b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d30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68e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77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5c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74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81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005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170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97ded">
      <number:number number:decimal-places="0" number:grouping="true" number:min-integer-digits="1"/>
    </number:number-style>
    <style:style style:data-style-name="n997ded" style:family="table-cell" style:name="af450f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8cc48">
      <number:number number:decimal-places="0" number:grouping="true" number:min-integer-digits="1"/>
    </number:number-style>
    <style:style style:data-style-name="n68cc48" style:family="table-cell" style:name="a7cd9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844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9d1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8f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35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b6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c6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c57f3">
      <number:number number:decimal-places="0" number:grouping="true" number:min-integer-digits="1"/>
    </number:number-style>
    <style:style style:data-style-name="n3c57f3" style:family="table-cell" style:name="af7984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03043">
      <number:number number:decimal-places="0" number:grouping="true" number:min-integer-digits="1"/>
    </number:number-style>
    <style:style style:data-style-name="n503043" style:family="table-cell" style:name="a3a46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d0d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ceb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4c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4e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36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e0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1d45">
      <number:number number:decimal-places="0" number:grouping="true" number:min-integer-digits="1"/>
    </number:number-style>
    <style:style style:data-style-name="n251d45" style:family="table-cell" style:name="aef0e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1d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88d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686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a4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a8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717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a5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50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fdc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f47a">
      <number:number number:decimal-places="0" number:grouping="true" number:min-integer-digits="1"/>
    </number:number-style>
    <style:style style:data-style-name="n8bf47a" style:family="table-cell" style:name="a217f9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26006">
      <number:number number:decimal-places="0" number:grouping="true" number:min-integer-digits="1"/>
    </number:number-style>
    <style:style style:data-style-name="n526006" style:family="table-cell" style:name="ab11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84f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a1e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53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36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40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95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d0568">
      <number:number number:decimal-places="0" number:grouping="true" number:min-integer-digits="1"/>
    </number:number-style>
    <style:style style:data-style-name="n7d0568" style:family="table-cell" style:name="a6378b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001a7">
      <number:number number:decimal-places="0" number:grouping="true" number:min-integer-digits="1"/>
    </number:number-style>
    <style:style style:data-style-name="nc001a7" style:family="table-cell" style:name="aaca0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c7d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79e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a9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cd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c9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c8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82bd">
      <number:number number:decimal-places="0" number:grouping="true" number:min-integer-digits="1"/>
    </number:number-style>
    <style:style style:data-style-name="n2882bd" style:family="table-cell" style:name="a7659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39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b58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af7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49d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f2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f7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8ee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58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a5f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efe0e">
      <number:number number:decimal-places="0" number:grouping="true" number:min-integer-digits="1"/>
    </number:number-style>
    <style:style style:data-style-name="n5efe0e" style:family="table-cell" style:name="ae9417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cb9d1">
      <number:number number:decimal-places="0" number:grouping="true" number:min-integer-digits="1"/>
    </number:number-style>
    <style:style style:data-style-name="nccb9d1" style:family="table-cell" style:name="ad5db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ff5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494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e5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2f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1b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18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2d222">
      <number:number number:decimal-places="0" number:grouping="true" number:min-integer-digits="1"/>
    </number:number-style>
    <style:style style:data-style-name="nd2d222" style:family="table-cell" style:name="a99a34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41f6">
      <number:number number:decimal-places="0" number:grouping="true" number:min-integer-digits="1"/>
    </number:number-style>
    <style:style style:data-style-name="n3a41f6" style:family="table-cell" style:name="a8726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5ce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0fd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b4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12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c8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75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83101">
      <number:number number:decimal-places="0" number:grouping="true" number:min-integer-digits="1"/>
    </number:number-style>
    <style:style style:data-style-name="nf83101" style:family="table-cell" style:name="acd18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8a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3a2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51b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be6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d4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81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35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82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8d2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9386f">
      <number:number number:decimal-places="0" number:grouping="true" number:min-integer-digits="1"/>
    </number:number-style>
    <style:style style:data-style-name="n59386f" style:family="table-cell" style:name="ab4b67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ef6d1">
      <number:number number:decimal-places="0" number:grouping="true" number:min-integer-digits="1"/>
    </number:number-style>
    <style:style style:data-style-name="n4ef6d1" style:family="table-cell" style:name="a70af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989c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dda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ac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39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ba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2f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89b5d">
      <number:number number:decimal-places="0" number:grouping="true" number:min-integer-digits="1"/>
    </number:number-style>
    <style:style style:data-style-name="ne89b5d" style:family="table-cell" style:name="a3a21a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c2651">
      <number:number number:decimal-places="0" number:grouping="true" number:min-integer-digits="1"/>
    </number:number-style>
    <style:style style:data-style-name="ncc2651" style:family="table-cell" style:name="ae541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d31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a06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5d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68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ae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88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a9c25">
      <number:number number:decimal-places="0" number:grouping="true" number:min-integer-digits="1"/>
    </number:number-style>
    <style:style style:data-style-name="n1a9c25" style:family="table-cell" style:name="a5fd4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d9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79d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d2b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2c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d5a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67f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b623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3e2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cdca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1887">
      <number:number number:decimal-places="0" number:grouping="true" number:min-integer-digits="1"/>
    </number:number-style>
    <style:style style:data-style-name="n7e1887" style:family="table-cell" style:name="aac4e7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afc4">
      <number:number number:decimal-places="0" number:grouping="true" number:min-integer-digits="1"/>
    </number:number-style>
    <style:style style:data-style-name="n3aafc4" style:family="table-cell" style:name="a053f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00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147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a7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aa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dd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e7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0cd1b">
      <number:number number:decimal-places="0" number:grouping="true" number:min-integer-digits="1"/>
    </number:number-style>
    <style:style style:data-style-name="ne0cd1b" style:family="table-cell" style:name="a64ec3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7e40f">
      <number:number number:decimal-places="0" number:grouping="true" number:min-integer-digits="1"/>
    </number:number-style>
    <style:style style:data-style-name="ne7e40f" style:family="table-cell" style:name="a453a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36d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1d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34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0d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06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5a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090d4">
      <number:number number:decimal-places="0" number:grouping="true" number:min-integer-digits="1"/>
    </number:number-style>
    <style:style style:data-style-name="n3090d4" style:family="table-cell" style:name="a46bb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d8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595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474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e8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4c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98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b136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ec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41a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aef85">
      <number:number number:decimal-places="0" number:grouping="true" number:min-integer-digits="1"/>
    </number:number-style>
    <style:style style:data-style-name="naaef85" style:family="table-cell" style:name="a48e31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efc53">
      <number:number number:decimal-places="0" number:grouping="true" number:min-integer-digits="1"/>
    </number:number-style>
    <style:style style:data-style-name="nbefc53" style:family="table-cell" style:name="af18b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b93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6a8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45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41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e7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3a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78a1a">
      <number:number number:decimal-places="0" number:grouping="true" number:min-integer-digits="1"/>
    </number:number-style>
    <style:style style:data-style-name="n878a1a" style:family="table-cell" style:name="a43f3c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fae9c">
      <number:number number:decimal-places="0" number:grouping="true" number:min-integer-digits="1"/>
    </number:number-style>
    <style:style style:data-style-name="n2fae9c" style:family="table-cell" style:name="a1966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f1b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a4f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a7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b2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20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14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8479">
      <number:number number:decimal-places="0" number:grouping="true" number:min-integer-digits="1"/>
    </number:number-style>
    <style:style style:data-style-name="n0c8479" style:family="table-cell" style:name="af3e4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ca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602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4c5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8c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4b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aa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02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f1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fdf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fe3b">
      <number:number number:decimal-places="0" number:grouping="true" number:min-integer-digits="1"/>
    </number:number-style>
    <style:style style:data-style-name="nc2fe3b" style:family="table-cell" style:name="aedb96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29ab">
      <number:number number:decimal-places="0" number:grouping="true" number:min-integer-digits="1"/>
    </number:number-style>
    <style:style style:data-style-name="nf029ab" style:family="table-cell" style:name="aac64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41b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eb3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3f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4f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a7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74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39abd">
      <number:number number:decimal-places="0" number:grouping="true" number:min-integer-digits="1"/>
    </number:number-style>
    <style:style style:data-style-name="n439abd" style:family="table-cell" style:name="af5913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8d58">
      <number:number number:decimal-places="0" number:grouping="true" number:min-integer-digits="1"/>
    </number:number-style>
    <style:style style:data-style-name="n0c8d58" style:family="table-cell" style:name="a1648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210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704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6a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da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bd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d9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8f05">
      <number:number number:decimal-places="0" number:grouping="true" number:min-integer-digits="1"/>
    </number:number-style>
    <style:style style:data-style-name="n248f05" style:family="table-cell" style:name="a7b6d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42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754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dd15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025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d8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69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7b6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f5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695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53967">
      <number:number number:decimal-places="0" number:grouping="true" number:min-integer-digits="1"/>
    </number:number-style>
    <style:style style:data-style-name="n853967" style:family="table-cell" style:name="adb02f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f2260">
      <number:number number:decimal-places="0" number:grouping="true" number:min-integer-digits="1"/>
    </number:number-style>
    <style:style style:data-style-name="ncf2260" style:family="table-cell" style:name="a1cbd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f84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265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6f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39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01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34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15e27">
      <number:number number:decimal-places="0" number:grouping="true" number:min-integer-digits="1"/>
    </number:number-style>
    <style:style style:data-style-name="n415e27" style:family="table-cell" style:name="a0c6f4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94b8f">
      <number:number number:decimal-places="0" number:grouping="true" number:min-integer-digits="1"/>
    </number:number-style>
    <style:style style:data-style-name="n094b8f" style:family="table-cell" style:name="a8eab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22a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6f9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12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57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2c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4a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6e6bb">
      <number:number number:decimal-places="0" number:grouping="true" number:min-integer-digits="1"/>
    </number:number-style>
    <style:style style:data-style-name="nd6e6bb" style:family="table-cell" style:name="a392c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68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637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d5d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11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9a3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7b1e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cd9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3c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70b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76e68">
      <number:number number:decimal-places="0" number:grouping="true" number:min-integer-digits="1"/>
    </number:number-style>
    <style:style style:data-style-name="n176e68" style:family="table-cell" style:name="a4148d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fef1b">
      <number:number number:decimal-places="0" number:grouping="true" number:min-integer-digits="1"/>
    </number:number-style>
    <style:style style:data-style-name="n2fef1b" style:family="table-cell" style:name="a773c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440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b6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5f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61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26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13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1e701">
      <number:number number:decimal-places="0" number:grouping="true" number:min-integer-digits="1"/>
    </number:number-style>
    <style:style style:data-style-name="nd1e701" style:family="table-cell" style:name="a4eec4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08c85">
      <number:number number:decimal-places="0" number:grouping="true" number:min-integer-digits="1"/>
    </number:number-style>
    <style:style style:data-style-name="n008c85" style:family="table-cell" style:name="aeda5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c7f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6e7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82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de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15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5d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e3fbe">
      <number:number number:decimal-places="0" number:grouping="true" number:min-integer-digits="1"/>
    </number:number-style>
    <style:style style:data-style-name="nbe3fbe" style:family="table-cell" style:name="a93a7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9a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1b6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23e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5a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c5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a0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f7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ef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f3e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cd909">
      <number:number number:decimal-places="0" number:grouping="true" number:min-integer-digits="1"/>
    </number:number-style>
    <style:style style:data-style-name="nccd909" style:family="table-cell" style:name="a10c04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61c51">
      <number:number number:decimal-places="0" number:grouping="true" number:min-integer-digits="1"/>
    </number:number-style>
    <style:style style:data-style-name="n261c51" style:family="table-cell" style:name="a8fb2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850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476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6b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b2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71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f3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9013">
      <number:number number:decimal-places="0" number:grouping="true" number:min-integer-digits="1"/>
    </number:number-style>
    <style:style style:data-style-name="n279013" style:family="table-cell" style:name="a699c8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edf8b">
      <number:number number:decimal-places="0" number:grouping="true" number:min-integer-digits="1"/>
    </number:number-style>
    <style:style style:data-style-name="ncedf8b" style:family="table-cell" style:name="ac96b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6ab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504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c3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37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95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14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2b622">
      <number:number number:decimal-places="0" number:grouping="true" number:min-integer-digits="1"/>
    </number:number-style>
    <style:style style:data-style-name="n72b622" style:family="table-cell" style:name="af9ba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67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bfc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ebc9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47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bd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292a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4e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4d6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fd1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7014">
      <number:number number:decimal-places="0" number:grouping="true" number:min-integer-digits="1"/>
    </number:number-style>
    <style:style style:data-style-name="n7e7014" style:family="table-cell" style:name="ab2344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22add">
      <number:number number:decimal-places="0" number:grouping="true" number:min-integer-digits="1"/>
    </number:number-style>
    <style:style style:data-style-name="n622add" style:family="table-cell" style:name="a2c2a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cc0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c22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63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f4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37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35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2a0b">
      <number:number number:decimal-places="0" number:grouping="true" number:min-integer-digits="1"/>
    </number:number-style>
    <style:style style:data-style-name="nb42a0b" style:family="table-cell" style:name="a3518d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252b3">
      <number:number number:decimal-places="0" number:grouping="true" number:min-integer-digits="1"/>
    </number:number-style>
    <style:style style:data-style-name="nb252b3" style:family="table-cell" style:name="af6b3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682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e83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6c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a6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c4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08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7748b">
      <number:number number:decimal-places="0" number:grouping="true" number:min-integer-digits="1"/>
    </number:number-style>
    <style:style style:data-style-name="n97748b" style:family="table-cell" style:name="ab44a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49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a2d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ffa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56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ab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f894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ff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794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594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f9247">
      <number:number number:decimal-places="0" number:grouping="true" number:min-integer-digits="1"/>
    </number:number-style>
    <style:style style:data-style-name="n7f9247" style:family="table-cell" style:name="a11876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6ab1">
      <number:number number:decimal-places="0" number:grouping="true" number:min-integer-digits="1"/>
    </number:number-style>
    <style:style style:data-style-name="n5c6ab1" style:family="table-cell" style:name="a6dc6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aee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98c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24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ad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7a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63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43a5e">
      <number:number number:decimal-places="0" number:grouping="true" number:min-integer-digits="1"/>
    </number:number-style>
    <style:style style:data-style-name="n243a5e" style:family="table-cell" style:name="a9a2eb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52612">
      <number:number number:decimal-places="0" number:grouping="true" number:min-integer-digits="1"/>
    </number:number-style>
    <style:style style:data-style-name="n252612" style:family="table-cell" style:name="a1067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dd7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d04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37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32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82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3e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deec0">
      <number:number number:decimal-places="0" number:grouping="true" number:min-integer-digits="1"/>
    </number:number-style>
    <style:style style:data-style-name="n1deec0" style:family="table-cell" style:name="a7f45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39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31b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f411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60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04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798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ba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93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7db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b06f7">
      <number:number number:decimal-places="0" number:grouping="true" number:min-integer-digits="1"/>
    </number:number-style>
    <style:style style:data-style-name="n7b06f7" style:family="table-cell" style:name="aa2bdc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a589b">
      <number:number number:decimal-places="0" number:grouping="true" number:min-integer-digits="1"/>
    </number:number-style>
    <style:style style:data-style-name="n5a589b" style:family="table-cell" style:name="ab986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36e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ded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4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c8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c9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b6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27f2e">
      <number:number number:decimal-places="0" number:grouping="true" number:min-integer-digits="1"/>
    </number:number-style>
    <style:style style:data-style-name="n827f2e" style:family="table-cell" style:name="a873c3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831e">
      <number:number number:decimal-places="0" number:grouping="true" number:min-integer-digits="1"/>
    </number:number-style>
    <style:style style:data-style-name="n5c831e" style:family="table-cell" style:name="a7d46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d9c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a0d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26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6c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f0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89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368a7">
      <number:number number:decimal-places="0" number:grouping="true" number:min-integer-digits="1"/>
    </number:number-style>
    <style:style style:data-style-name="n2368a7" style:family="table-cell" style:name="a1026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c6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eb4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9ab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9e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01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34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73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81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52d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6e8e">
      <number:number number:decimal-places="0" number:grouping="true" number:min-integer-digits="1"/>
    </number:number-style>
    <style:style style:data-style-name="n356e8e" style:family="table-cell" style:name="a24c61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b4c56">
      <number:number number:decimal-places="0" number:grouping="true" number:min-integer-digits="1"/>
    </number:number-style>
    <style:style style:data-style-name="n8b4c56" style:family="table-cell" style:name="a7e8a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f58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9ed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6e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d3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b3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43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92ce0">
      <number:number number:decimal-places="0" number:grouping="true" number:min-integer-digits="1"/>
    </number:number-style>
    <style:style style:data-style-name="nc92ce0" style:family="table-cell" style:name="aa8ee6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26a99">
      <number:number number:decimal-places="0" number:grouping="true" number:min-integer-digits="1"/>
    </number:number-style>
    <style:style style:data-style-name="n026a99" style:family="table-cell" style:name="a2904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5dd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d87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6d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56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e6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9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27263">
      <number:number number:decimal-places="0" number:grouping="true" number:min-integer-digits="1"/>
    </number:number-style>
    <style:style style:data-style-name="n327263" style:family="table-cell" style:name="a4ef1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f3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aa7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252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323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f2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24a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e8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421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873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c58a">
      <number:number number:decimal-places="0" number:grouping="true" number:min-integer-digits="1"/>
    </number:number-style>
    <style:style style:data-style-name="n50c58a" style:family="table-cell" style:name="ac3667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4ca78">
      <number:number number:decimal-places="0" number:grouping="true" number:min-integer-digits="1"/>
    </number:number-style>
    <style:style style:data-style-name="n34ca78" style:family="table-cell" style:name="af809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8cf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7c5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66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41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4a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34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cf984">
      <number:number number:decimal-places="0" number:grouping="true" number:min-integer-digits="1"/>
    </number:number-style>
    <style:style style:data-style-name="nbcf984" style:family="table-cell" style:name="a3673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d6c67">
      <number:number number:decimal-places="0" number:grouping="true" number:min-integer-digits="1"/>
    </number:number-style>
    <style:style style:data-style-name="n4d6c67" style:family="table-cell" style:name="a31a7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2e2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4e7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6f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e2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04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87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4496c">
      <number:number number:decimal-places="0" number:grouping="true" number:min-integer-digits="1"/>
    </number:number-style>
    <style:style style:data-style-name="nd4496c" style:family="table-cell" style:name="af7b5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b4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416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950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2b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97b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43f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89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cf1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0421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228e7">
      <number:number number:decimal-places="0" number:grouping="true" number:min-integer-digits="1"/>
    </number:number-style>
    <style:style style:data-style-name="n0228e7" style:family="table-cell" style:name="aa2525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03efc">
      <number:number number:decimal-places="0" number:grouping="true" number:min-integer-digits="1"/>
    </number:number-style>
    <style:style style:data-style-name="n303efc" style:family="table-cell" style:name="a6e4c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fd1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ad6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e8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6b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3c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cb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b86c7">
      <number:number number:decimal-places="0" number:grouping="true" number:min-integer-digits="1"/>
    </number:number-style>
    <style:style style:data-style-name="n5b86c7" style:family="table-cell" style:name="abd5f3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6d6d">
      <number:number number:decimal-places="0" number:grouping="true" number:min-integer-digits="1"/>
    </number:number-style>
    <style:style style:data-style-name="n0c6d6d" style:family="table-cell" style:name="a7d4c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c5a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54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35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f1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4a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c0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48f86">
      <number:number number:decimal-places="0" number:grouping="true" number:min-integer-digits="1"/>
    </number:number-style>
    <style:style style:data-style-name="n948f86" style:family="table-cell" style:name="a1664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cc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f82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1df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0b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3d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482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e1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a72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35e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7247">
      <number:number number:decimal-places="0" number:grouping="true" number:min-integer-digits="1"/>
    </number:number-style>
    <style:style style:data-style-name="n397247" style:family="table-cell" style:name="ae6ba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2e05e">
      <number:number number:decimal-places="0" number:grouping="true" number:min-integer-digits="1"/>
    </number:number-style>
    <style:style style:data-style-name="nf2e05e" style:family="table-cell" style:name="aaceb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c7b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eb0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28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72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52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3a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f76c1">
      <number:number number:decimal-places="0" number:grouping="true" number:min-integer-digits="1"/>
    </number:number-style>
    <style:style style:data-style-name="nef76c1" style:family="table-cell" style:name="a9a0d7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bbe6">
      <number:number number:decimal-places="0" number:grouping="true" number:min-integer-digits="1"/>
    </number:number-style>
    <style:style style:data-style-name="nb6bbe6" style:family="table-cell" style:name="aa88b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bb1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acc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b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ad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0c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bf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8825a">
      <number:number number:decimal-places="0" number:grouping="true" number:min-integer-digits="1"/>
    </number:number-style>
    <style:style style:data-style-name="nb8825a" style:family="table-cell" style:name="a43dd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f4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746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9b0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c56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5b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9b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12f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a9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ee1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2ec0c">
      <number:number number:decimal-places="0" number:grouping="true" number:min-integer-digits="1"/>
    </number:number-style>
    <style:style style:data-style-name="ne2ec0c" style:family="table-cell" style:name="a7c8a4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3c7ce">
      <number:number number:decimal-places="0" number:grouping="true" number:min-integer-digits="1"/>
    </number:number-style>
    <style:style style:data-style-name="nf3c7ce" style:family="table-cell" style:name="a6e17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bb1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03d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67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c8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d7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3b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95e8b">
      <number:number number:decimal-places="0" number:grouping="true" number:min-integer-digits="1"/>
    </number:number-style>
    <style:style style:data-style-name="n795e8b" style:family="table-cell" style:name="a7fbe4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297a9">
      <number:number number:decimal-places="0" number:grouping="true" number:min-integer-digits="1"/>
    </number:number-style>
    <style:style style:data-style-name="n7297a9" style:family="table-cell" style:name="a2d6b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0c3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2fb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33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c1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0e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a0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d25f">
      <number:number number:decimal-places="0" number:grouping="true" number:min-integer-digits="1"/>
    </number:number-style>
    <style:style style:data-style-name="n34d25f" style:family="table-cell" style:name="a3fe4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2e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605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fec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bd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50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031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df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99c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55e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0655">
      <number:number number:decimal-places="0" number:grouping="true" number:min-integer-digits="1"/>
    </number:number-style>
    <style:style style:data-style-name="nab0655" style:family="table-cell" style:name="a1fdda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5defb">
      <number:number number:decimal-places="0" number:grouping="true" number:min-integer-digits="1"/>
    </number:number-style>
    <style:style style:data-style-name="n05defb" style:family="table-cell" style:name="a4050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9e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c94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72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67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c9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31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85543">
      <number:number number:decimal-places="0" number:grouping="true" number:min-integer-digits="1"/>
    </number:number-style>
    <style:style style:data-style-name="nb85543" style:family="table-cell" style:name="a4b4ff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ca3ae">
      <number:number number:decimal-places="0" number:grouping="true" number:min-integer-digits="1"/>
    </number:number-style>
    <style:style style:data-style-name="nfca3ae" style:family="table-cell" style:name="ab49e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1d1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d3e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aa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25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40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ab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ac66">
      <number:number number:decimal-places="0" number:grouping="true" number:min-integer-digits="1"/>
    </number:number-style>
    <style:style style:data-style-name="n76ac66" style:family="table-cell" style:name="a0ad2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65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5dc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af2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b35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829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82d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031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6f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0eb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bd35b">
      <number:number number:decimal-places="0" number:grouping="true" number:min-integer-digits="1"/>
    </number:number-style>
    <style:style style:data-style-name="ndbd35b" style:family="table-cell" style:name="ad6104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fa673">
      <number:number number:decimal-places="0" number:grouping="true" number:min-integer-digits="1"/>
    </number:number-style>
    <style:style style:data-style-name="n5fa673" style:family="table-cell" style:name="a0781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0b4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c5e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3b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2f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33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41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37976">
      <number:number number:decimal-places="0" number:grouping="true" number:min-integer-digits="1"/>
    </number:number-style>
    <style:style style:data-style-name="n637976" style:family="table-cell" style:name="a3b1a2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7da8">
      <number:number number:decimal-places="0" number:grouping="true" number:min-integer-digits="1"/>
    </number:number-style>
    <style:style style:data-style-name="n577da8" style:family="table-cell" style:name="a50f9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83e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815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bc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fc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bf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b0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6ae83">
      <number:number number:decimal-places="0" number:grouping="true" number:min-integer-digits="1"/>
    </number:number-style>
    <style:style style:data-style-name="n26ae83" style:family="table-cell" style:name="a6090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06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a93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aa4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20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e52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6f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47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ec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bd4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5818">
      <number:number number:decimal-places="0" number:grouping="true" number:min-integer-digits="1"/>
    </number:number-style>
    <style:style style:data-style-name="n515818" style:family="table-cell" style:name="ae17cc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ce496">
      <number:number number:decimal-places="0" number:grouping="true" number:min-integer-digits="1"/>
    </number:number-style>
    <style:style style:data-style-name="n8ce496" style:family="table-cell" style:name="a2df4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7ed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ba6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be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8c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82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c9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9298">
      <number:number number:decimal-places="0" number:grouping="true" number:min-integer-digits="1"/>
    </number:number-style>
    <style:style style:data-style-name="nc29298" style:family="table-cell" style:name="a03cc9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e905b">
      <number:number number:decimal-places="0" number:grouping="true" number:min-integer-digits="1"/>
    </number:number-style>
    <style:style style:data-style-name="n5e905b" style:family="table-cell" style:name="ab15c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a09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7d6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6d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b2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fe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50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37493">
      <number:number number:decimal-places="0" number:grouping="true" number:min-integer-digits="1"/>
    </number:number-style>
    <style:style style:data-style-name="n737493" style:family="table-cell" style:name="acc58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4e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f0a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db6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d9c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cc6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8a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b20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ae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242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c81b5">
      <number:number number:decimal-places="0" number:grouping="true" number:min-integer-digits="1"/>
    </number:number-style>
    <style:style style:data-style-name="n8c81b5" style:family="table-cell" style:name="a23506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85b6e">
      <number:number number:decimal-places="0" number:grouping="true" number:min-integer-digits="1"/>
    </number:number-style>
    <style:style style:data-style-name="n685b6e" style:family="table-cell" style:name="a3754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c7a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e20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04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e7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be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fc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aeaa0">
      <number:number number:decimal-places="0" number:grouping="true" number:min-integer-digits="1"/>
    </number:number-style>
    <style:style style:data-style-name="n4aeaa0" style:family="table-cell" style:name="afba5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1a97b">
      <number:number number:decimal-places="0" number:grouping="true" number:min-integer-digits="1"/>
    </number:number-style>
    <style:style style:data-style-name="n11a97b" style:family="table-cell" style:name="a2d8a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a75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dcc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8c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50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16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d5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999f">
      <number:number number:decimal-places="0" number:grouping="true" number:min-integer-digits="1"/>
    </number:number-style>
    <style:style style:data-style-name="n35999f" style:family="table-cell" style:name="ac64c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40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c4a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48d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39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b4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69a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a3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02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2cc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f0c52">
      <number:number number:decimal-places="0" number:grouping="true" number:min-integer-digits="1"/>
    </number:number-style>
    <style:style style:data-style-name="n5f0c52" style:family="table-cell" style:name="ac301f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f0661">
      <number:number number:decimal-places="0" number:grouping="true" number:min-integer-digits="1"/>
    </number:number-style>
    <style:style style:data-style-name="ndf0661" style:family="table-cell" style:name="ade66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686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4b2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2d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7f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02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a2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3f3fa">
      <number:number number:decimal-places="0" number:grouping="true" number:min-integer-digits="1"/>
    </number:number-style>
    <style:style style:data-style-name="nd3f3fa" style:family="table-cell" style:name="aaf52b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12bcb">
      <number:number number:decimal-places="0" number:grouping="true" number:min-integer-digits="1"/>
    </number:number-style>
    <style:style style:data-style-name="n612bcb" style:family="table-cell" style:name="a3031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e7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89f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40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49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41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f1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fe24">
      <number:number number:decimal-places="0" number:grouping="true" number:min-integer-digits="1"/>
    </number:number-style>
    <style:style style:data-style-name="n22fe24" style:family="table-cell" style:name="a5f0e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95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91e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3f5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92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1c2b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707d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377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29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9da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9dfc6">
      <number:number number:decimal-places="0" number:grouping="true" number:min-integer-digits="1"/>
    </number:number-style>
    <style:style style:data-style-name="n79dfc6" style:family="table-cell" style:name="a7a878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a4d07">
      <number:number number:decimal-places="0" number:grouping="true" number:min-integer-digits="1"/>
    </number:number-style>
    <style:style style:data-style-name="n2a4d07" style:family="table-cell" style:name="abcfd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c45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2a2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1a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26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27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78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be369">
      <number:number number:decimal-places="0" number:grouping="true" number:min-integer-digits="1"/>
    </number:number-style>
    <style:style style:data-style-name="n5be369" style:family="table-cell" style:name="a0dc26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1fd60">
      <number:number number:decimal-places="0" number:grouping="true" number:min-integer-digits="1"/>
    </number:number-style>
    <style:style style:data-style-name="ne1fd60" style:family="table-cell" style:name="aefde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66f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fd2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4d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8f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98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53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a963b">
      <number:number number:decimal-places="0" number:grouping="true" number:min-integer-digits="1"/>
    </number:number-style>
    <style:style style:data-style-name="n7a963b" style:family="table-cell" style:name="aeb8e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15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857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950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41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b03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05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06e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886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a7b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e2cfb">
      <number:number number:decimal-places="0" number:grouping="true" number:min-integer-digits="1"/>
    </number:number-style>
    <style:style style:data-style-name="n3e2cfb" style:family="table-cell" style:name="a90c9d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f68d6">
      <number:number number:decimal-places="0" number:grouping="true" number:min-integer-digits="1"/>
    </number:number-style>
    <style:style style:data-style-name="n7f68d6" style:family="table-cell" style:name="adf7c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6bf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708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3c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75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8a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02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7327d">
      <number:number number:decimal-places="0" number:grouping="true" number:min-integer-digits="1"/>
    </number:number-style>
    <style:style style:data-style-name="n57327d" style:family="table-cell" style:name="a98482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0655">
      <number:number number:decimal-places="0" number:grouping="true" number:min-integer-digits="1"/>
    </number:number-style>
    <style:style style:data-style-name="nde0655" style:family="table-cell" style:name="aaf64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bf8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370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0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bd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5b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2f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370bc">
      <number:number number:decimal-places="0" number:grouping="true" number:min-integer-digits="1"/>
    </number:number-style>
    <style:style style:data-style-name="n6370bc" style:family="table-cell" style:name="af0e8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75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467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472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96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aa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d2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1a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82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938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6ed37">
      <number:number number:decimal-places="0" number:grouping="true" number:min-integer-digits="1"/>
    </number:number-style>
    <style:style style:data-style-name="n56ed37" style:family="table-cell" style:name="a1805e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213fd">
      <number:number number:decimal-places="0" number:grouping="true" number:min-integer-digits="1"/>
    </number:number-style>
    <style:style style:data-style-name="n0213fd" style:family="table-cell" style:name="ab3b3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f27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57e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74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67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8d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13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24de3">
      <number:number number:decimal-places="0" number:grouping="true" number:min-integer-digits="1"/>
    </number:number-style>
    <style:style style:data-style-name="n524de3" style:family="table-cell" style:name="a3bd9c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ff03d">
      <number:number number:decimal-places="0" number:grouping="true" number:min-integer-digits="1"/>
    </number:number-style>
    <style:style style:data-style-name="n0ff03d" style:family="table-cell" style:name="a87e2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be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758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d5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fb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44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98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2f8f">
      <number:number number:decimal-places="0" number:grouping="true" number:min-integer-digits="1"/>
    </number:number-style>
    <style:style style:data-style-name="n272f8f" style:family="table-cell" style:name="a1997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9a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6d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0ab6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f0c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d2d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11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5d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be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284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a44d9">
      <number:number number:decimal-places="0" number:grouping="true" number:min-integer-digits="1"/>
    </number:number-style>
    <style:style style:data-style-name="n9a44d9" style:family="table-cell" style:name="a5c4a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6a3b">
      <number:number number:decimal-places="0" number:grouping="true" number:min-integer-digits="1"/>
    </number:number-style>
    <style:style style:data-style-name="n3a6a3b" style:family="table-cell" style:name="a424d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dbc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19d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94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3a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8e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bd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4f8e7">
      <number:number number:decimal-places="0" number:grouping="true" number:min-integer-digits="1"/>
    </number:number-style>
    <style:style style:data-style-name="n44f8e7" style:family="table-cell" style:name="a40bb7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1831">
      <number:number number:decimal-places="0" number:grouping="true" number:min-integer-digits="1"/>
    </number:number-style>
    <style:style style:data-style-name="n891831" style:family="table-cell" style:name="a3095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3d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42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fc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bf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4d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bc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cb51">
      <number:number number:decimal-places="0" number:grouping="true" number:min-integer-digits="1"/>
    </number:number-style>
    <style:style style:data-style-name="n50cb51" style:family="table-cell" style:name="a8c63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18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6a4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cb2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01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a1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0b1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78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72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923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5c6a9">
      <number:number number:decimal-places="0" number:grouping="true" number:min-integer-digits="1"/>
    </number:number-style>
    <style:style style:data-style-name="nd5c6a9" style:family="table-cell" style:name="a2828f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bd3b3">
      <number:number number:decimal-places="0" number:grouping="true" number:min-integer-digits="1"/>
    </number:number-style>
    <style:style style:data-style-name="n7bd3b3" style:family="table-cell" style:name="aa9c7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ab3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704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36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81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b7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93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33bb">
      <number:number number:decimal-places="0" number:grouping="true" number:min-integer-digits="1"/>
    </number:number-style>
    <style:style style:data-style-name="n8433bb" style:family="table-cell" style:name="a322d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fb470">
      <number:number number:decimal-places="0" number:grouping="true" number:min-integer-digits="1"/>
    </number:number-style>
    <style:style style:data-style-name="ndfb470" style:family="table-cell" style:name="a65d7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cdc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302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65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05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3b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4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ec5cf">
      <number:number number:decimal-places="0" number:grouping="true" number:min-integer-digits="1"/>
    </number:number-style>
    <style:style style:data-style-name="ncec5cf" style:family="table-cell" style:name="a5647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80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daa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a66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5eb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cf6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58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1b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425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a284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05b7a">
      <number:number number:decimal-places="0" number:grouping="true" number:min-integer-digits="1"/>
    </number:number-style>
    <style:style style:data-style-name="ne05b7a" style:family="table-cell" style:name="a40889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0f67c">
      <number:number number:decimal-places="0" number:grouping="true" number:min-integer-digits="1"/>
    </number:number-style>
    <style:style style:data-style-name="n90f67c" style:family="table-cell" style:name="abd9d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f93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549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43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7e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ce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b8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116e">
      <number:number number:decimal-places="0" number:grouping="true" number:min-integer-digits="1"/>
    </number:number-style>
    <style:style style:data-style-name="n35116e" style:family="table-cell" style:name="aae2fb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3a102">
      <number:number number:decimal-places="0" number:grouping="true" number:min-integer-digits="1"/>
    </number:number-style>
    <style:style style:data-style-name="n93a102" style:family="table-cell" style:name="a2098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828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b46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61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17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16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77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6f8d0">
      <number:number number:decimal-places="0" number:grouping="true" number:min-integer-digits="1"/>
    </number:number-style>
    <style:style style:data-style-name="n56f8d0" style:family="table-cell" style:name="a5007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70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650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298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2b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8a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6c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79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ff6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703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6d4a7">
      <number:number number:decimal-places="0" number:grouping="true" number:min-integer-digits="1"/>
    </number:number-style>
    <style:style style:data-style-name="nb6d4a7" style:family="table-cell" style:name="a81437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37aa">
      <number:number number:decimal-places="0" number:grouping="true" number:min-integer-digits="1"/>
    </number:number-style>
    <style:style style:data-style-name="n9537aa" style:family="table-cell" style:name="a6acc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ff3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b84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69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db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81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f7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7ba80">
      <number:number number:decimal-places="0" number:grouping="true" number:min-integer-digits="1"/>
    </number:number-style>
    <style:style style:data-style-name="na7ba80" style:family="table-cell" style:name="a009b2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e43c4">
      <number:number number:decimal-places="0" number:grouping="true" number:min-integer-digits="1"/>
    </number:number-style>
    <style:style style:data-style-name="n5e43c4" style:family="table-cell" style:name="abc7e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fbf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43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09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0d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0c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5a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e0492">
      <number:number number:decimal-places="0" number:grouping="true" number:min-integer-digits="1"/>
    </number:number-style>
    <style:style style:data-style-name="nce0492" style:family="table-cell" style:name="a2def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6f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fb4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25b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d20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3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1b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b6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0a4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e54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4e53b">
      <number:number number:decimal-places="0" number:grouping="true" number:min-integer-digits="1"/>
    </number:number-style>
    <style:style style:data-style-name="n04e53b" style:family="table-cell" style:name="a78453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617d9">
      <number:number number:decimal-places="0" number:grouping="true" number:min-integer-digits="1"/>
    </number:number-style>
    <style:style style:data-style-name="ne617d9" style:family="table-cell" style:name="a737b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716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d3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dd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b4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81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d7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7ade3">
      <number:number number:decimal-places="0" number:grouping="true" number:min-integer-digits="1"/>
    </number:number-style>
    <style:style style:data-style-name="n67ade3" style:family="table-cell" style:name="a18255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efbd4">
      <number:number number:decimal-places="0" number:grouping="true" number:min-integer-digits="1"/>
    </number:number-style>
    <style:style style:data-style-name="n8efbd4" style:family="table-cell" style:name="a1e94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6e1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1eb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44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8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7d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f0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c3bd">
      <number:number number:decimal-places="0" number:grouping="true" number:min-integer-digits="1"/>
    </number:number-style>
    <style:style style:data-style-name="na6c3bd" style:family="table-cell" style:name="a0115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f8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703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22d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57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95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c6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e53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da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18c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c5ce">
      <number:number number:decimal-places="0" number:grouping="true" number:min-integer-digits="1"/>
    </number:number-style>
    <style:style style:data-style-name="nfcc5ce" style:family="table-cell" style:name="abda42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3025d">
      <number:number number:decimal-places="0" number:grouping="true" number:min-integer-digits="1"/>
    </number:number-style>
    <style:style style:data-style-name="nb3025d" style:family="table-cell" style:name="af68a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1b3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b95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b6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a1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78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9b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8e063">
      <number:number number:decimal-places="0" number:grouping="true" number:min-integer-digits="1"/>
    </number:number-style>
    <style:style style:data-style-name="n78e063" style:family="table-cell" style:name="abf163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99120">
      <number:number number:decimal-places="0" number:grouping="true" number:min-integer-digits="1"/>
    </number:number-style>
    <style:style style:data-style-name="n399120" style:family="table-cell" style:name="a9176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186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bd3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29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f0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d2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2f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8b317">
      <number:number number:decimal-places="0" number:grouping="true" number:min-integer-digits="1"/>
    </number:number-style>
    <style:style style:data-style-name="nc8b317" style:family="table-cell" style:name="a834e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c0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a17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043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71a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337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ae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db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08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4cff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0ef55">
      <number:number number:decimal-places="0" number:grouping="true" number:min-integer-digits="1"/>
    </number:number-style>
    <style:style style:data-style-name="n00ef55" style:family="table-cell" style:name="a8c4d9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b1023">
      <number:number number:decimal-places="0" number:grouping="true" number:min-integer-digits="1"/>
    </number:number-style>
    <style:style style:data-style-name="nfb1023" style:family="table-cell" style:name="a5a8e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72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83a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0f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45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dc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e9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7cf0">
      <number:number number:decimal-places="0" number:grouping="true" number:min-integer-digits="1"/>
    </number:number-style>
    <style:style style:data-style-name="n2d7cf0" style:family="table-cell" style:name="a9407e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509f4">
      <number:number number:decimal-places="0" number:grouping="true" number:min-integer-digits="1"/>
    </number:number-style>
    <style:style style:data-style-name="n0509f4" style:family="table-cell" style:name="abb03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07f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cd8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0f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6d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34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ef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0e248">
      <number:number number:decimal-places="0" number:grouping="true" number:min-integer-digits="1"/>
    </number:number-style>
    <style:style style:data-style-name="n60e248" style:family="table-cell" style:name="adabe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3f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3bd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204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28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e9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03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f7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b7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e99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c0eb">
      <number:number number:decimal-places="0" number:grouping="true" number:min-integer-digits="1"/>
    </number:number-style>
    <style:style style:data-style-name="n12c0eb" style:family="table-cell" style:name="ab55f0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47f4">
      <number:number number:decimal-places="0" number:grouping="true" number:min-integer-digits="1"/>
    </number:number-style>
    <style:style style:data-style-name="n0c47f4" style:family="table-cell" style:name="ac92c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a7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f08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9b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20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62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46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c62d4">
      <number:number number:decimal-places="0" number:grouping="true" number:min-integer-digits="1"/>
    </number:number-style>
    <style:style style:data-style-name="n6c62d4" style:family="table-cell" style:name="a92ac8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20349">
      <number:number number:decimal-places="0" number:grouping="true" number:min-integer-digits="1"/>
    </number:number-style>
    <style:style style:data-style-name="n920349" style:family="table-cell" style:name="abe56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31c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4a3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30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be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a5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b9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a00a3">
      <number:number number:decimal-places="0" number:grouping="true" number:min-integer-digits="1"/>
    </number:number-style>
    <style:style style:data-style-name="n6a00a3" style:family="table-cell" style:name="a54db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3c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60e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f21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05b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fa5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0e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2d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0f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7e9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c03f">
      <number:number number:decimal-places="0" number:grouping="true" number:min-integer-digits="1"/>
    </number:number-style>
    <style:style style:data-style-name="n9ec03f" style:family="table-cell" style:name="abb49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3fa8a">
      <number:number number:decimal-places="0" number:grouping="true" number:min-integer-digits="1"/>
    </number:number-style>
    <style:style style:data-style-name="n03fa8a" style:family="table-cell" style:name="a24d6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dcb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282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d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df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ae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6f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837d">
      <number:number number:decimal-places="0" number:grouping="true" number:min-integer-digits="1"/>
    </number:number-style>
    <style:style style:data-style-name="na8837d" style:family="table-cell" style:name="a6aa5e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1f72">
      <number:number number:decimal-places="0" number:grouping="true" number:min-integer-digits="1"/>
    </number:number-style>
    <style:style style:data-style-name="n571f72" style:family="table-cell" style:name="a4a12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fdf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dbd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74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0d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f9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37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82c8e">
      <number:number number:decimal-places="0" number:grouping="true" number:min-integer-digits="1"/>
    </number:number-style>
    <style:style style:data-style-name="n482c8e" style:family="table-cell" style:name="a8b92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23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562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148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ae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98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c71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8f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d2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6ea3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d61bf">
      <number:number number:decimal-places="0" number:grouping="true" number:min-integer-digits="1"/>
    </number:number-style>
    <style:style style:data-style-name="ndd61bf" style:family="table-cell" style:name="a88ac3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b944">
      <number:number number:decimal-places="0" number:grouping="true" number:min-integer-digits="1"/>
    </number:number-style>
    <style:style style:data-style-name="n5cb944" style:family="table-cell" style:name="ac4f0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b12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24c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13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a2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c6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8c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39284">
      <number:number number:decimal-places="0" number:grouping="true" number:min-integer-digits="1"/>
    </number:number-style>
    <style:style style:data-style-name="n139284" style:family="table-cell" style:name="a62628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19f3">
      <number:number number:decimal-places="0" number:grouping="true" number:min-integer-digits="1"/>
    </number:number-style>
    <style:style style:data-style-name="n0c19f3" style:family="table-cell" style:name="a427b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3ed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a76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77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20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2e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95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93d3f">
      <number:number number:decimal-places="0" number:grouping="true" number:min-integer-digits="1"/>
    </number:number-style>
    <style:style style:data-style-name="nd93d3f" style:family="table-cell" style:name="a1679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0b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c6b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170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91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00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f9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fe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43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3fa5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f10c8">
      <number:number number:decimal-places="0" number:grouping="true" number:min-integer-digits="1"/>
    </number:number-style>
    <style:style style:data-style-name="nef10c8" style:family="table-cell" style:name="a17e0e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a662a">
      <number:number number:decimal-places="0" number:grouping="true" number:min-integer-digits="1"/>
    </number:number-style>
    <style:style style:data-style-name="n1a662a" style:family="table-cell" style:name="a8150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4d2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65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68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43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50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6d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7b16e">
      <number:number number:decimal-places="0" number:grouping="true" number:min-integer-digits="1"/>
    </number:number-style>
    <style:style style:data-style-name="n17b16e" style:family="table-cell" style:name="abdf25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2039">
      <number:number number:decimal-places="0" number:grouping="true" number:min-integer-digits="1"/>
    </number:number-style>
    <style:style style:data-style-name="n442039" style:family="table-cell" style:name="ac70c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575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39d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e9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9e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03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66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56310">
      <number:number number:decimal-places="0" number:grouping="true" number:min-integer-digits="1"/>
    </number:number-style>
    <style:style style:data-style-name="n156310" style:family="table-cell" style:name="ab0c8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0c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ebb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a17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70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211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057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f4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48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0f5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8d5b9">
      <number:number number:decimal-places="0" number:grouping="true" number:min-integer-digits="1"/>
    </number:number-style>
    <style:style style:data-style-name="nc8d5b9" style:family="table-cell" style:name="a92df1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b0a23">
      <number:number number:decimal-places="0" number:grouping="true" number:min-integer-digits="1"/>
    </number:number-style>
    <style:style style:data-style-name="n7b0a23" style:family="table-cell" style:name="a137e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816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536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99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ac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3a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80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68ec4">
      <number:number number:decimal-places="0" number:grouping="true" number:min-integer-digits="1"/>
    </number:number-style>
    <style:style style:data-style-name="nd68ec4" style:family="table-cell" style:name="a5d7e8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7f8ba">
      <number:number number:decimal-places="0" number:grouping="true" number:min-integer-digits="1"/>
    </number:number-style>
    <style:style style:data-style-name="n27f8ba" style:family="table-cell" style:name="a13a5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f1f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178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8b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7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1f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72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d97b">
      <number:number number:decimal-places="0" number:grouping="true" number:min-integer-digits="1"/>
    </number:number-style>
    <style:style style:data-style-name="n7ed97b" style:family="table-cell" style:name="a9670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21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11f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c0f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eb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f9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964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57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1f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a01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b2ab8">
      <number:number number:decimal-places="0" number:grouping="true" number:min-integer-digits="1"/>
    </number:number-style>
    <style:style style:data-style-name="neb2ab8" style:family="table-cell" style:name="a20005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0c5e4">
      <number:number number:decimal-places="0" number:grouping="true" number:min-integer-digits="1"/>
    </number:number-style>
    <style:style style:data-style-name="na0c5e4" style:family="table-cell" style:name="a11b9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9f3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232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31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45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d5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96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02526">
      <number:number number:decimal-places="0" number:grouping="true" number:min-integer-digits="1"/>
    </number:number-style>
    <style:style style:data-style-name="ne02526" style:family="table-cell" style:name="a67c5b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fcfe">
      <number:number number:decimal-places="0" number:grouping="true" number:min-integer-digits="1"/>
    </number:number-style>
    <style:style style:data-style-name="n22fcfe" style:family="table-cell" style:name="a8991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c61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2a4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16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f2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6e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d6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3fb84">
      <number:number number:decimal-places="0" number:grouping="true" number:min-integer-digits="1"/>
    </number:number-style>
    <style:style style:data-style-name="n53fb84" style:family="table-cell" style:name="add3d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47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04f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9b69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ead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dc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7ab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391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44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1dd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50bcd">
      <number:number number:decimal-places="0" number:grouping="true" number:min-integer-digits="1"/>
    </number:number-style>
    <style:style style:data-style-name="nf50bcd" style:family="table-cell" style:name="acb5c0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c003">
      <number:number number:decimal-places="0" number:grouping="true" number:min-integer-digits="1"/>
    </number:number-style>
    <style:style style:data-style-name="n22c003" style:family="table-cell" style:name="a088a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da6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4c8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fb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5d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fc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e8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1b448">
      <number:number number:decimal-places="0" number:grouping="true" number:min-integer-digits="1"/>
    </number:number-style>
    <style:style style:data-style-name="n71b448" style:family="table-cell" style:name="a6c109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6c9fc">
      <number:number number:decimal-places="0" number:grouping="true" number:min-integer-digits="1"/>
    </number:number-style>
    <style:style style:data-style-name="na6c9fc" style:family="table-cell" style:name="a621e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6b4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683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a3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18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85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9b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1ce08">
      <number:number number:decimal-places="0" number:grouping="true" number:min-integer-digits="1"/>
    </number:number-style>
    <style:style style:data-style-name="n71ce08" style:family="table-cell" style:name="a5ba3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1c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2ea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8e7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676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ce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87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b66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e4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459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ddef">
      <number:number number:decimal-places="0" number:grouping="true" number:min-integer-digits="1"/>
    </number:number-style>
    <style:style style:data-style-name="n29ddef" style:family="table-cell" style:name="a06f74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93a3c">
      <number:number number:decimal-places="0" number:grouping="true" number:min-integer-digits="1"/>
    </number:number-style>
    <style:style style:data-style-name="n993a3c" style:family="table-cell" style:name="acc44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84a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ba4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94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65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b7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23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149b4">
      <number:number number:decimal-places="0" number:grouping="true" number:min-integer-digits="1"/>
    </number:number-style>
    <style:style style:data-style-name="n3149b4" style:family="table-cell" style:name="afde6e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c3b8a">
      <number:number number:decimal-places="0" number:grouping="true" number:min-integer-digits="1"/>
    </number:number-style>
    <style:style style:data-style-name="n0c3b8a" style:family="table-cell" style:name="a0fb2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fb9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835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4c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56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54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01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7699">
      <number:number number:decimal-places="0" number:grouping="true" number:min-integer-digits="1"/>
    </number:number-style>
    <style:style style:data-style-name="n347699" style:family="table-cell" style:name="a467c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27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0f7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267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32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118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22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d0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87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e3a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6a52d">
      <number:number number:decimal-places="0" number:grouping="true" number:min-integer-digits="1"/>
    </number:number-style>
    <style:style style:data-style-name="n46a52d" style:family="table-cell" style:name="a59db7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fd44e">
      <number:number number:decimal-places="0" number:grouping="true" number:min-integer-digits="1"/>
    </number:number-style>
    <style:style style:data-style-name="n5fd44e" style:family="table-cell" style:name="a016c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e8f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0e3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e0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75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2c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56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639aa">
      <number:number number:decimal-places="0" number:grouping="true" number:min-integer-digits="1"/>
    </number:number-style>
    <style:style style:data-style-name="nc639aa" style:family="table-cell" style:name="adeff0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5bd92">
      <number:number number:decimal-places="0" number:grouping="true" number:min-integer-digits="1"/>
    </number:number-style>
    <style:style style:data-style-name="n45bd92" style:family="table-cell" style:name="ae902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327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717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e4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37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4a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d1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e6e59">
      <number:number number:decimal-places="0" number:grouping="true" number:min-integer-digits="1"/>
    </number:number-style>
    <style:style style:data-style-name="nfe6e59" style:family="table-cell" style:name="a7670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09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3db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d051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470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87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62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ac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1c6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2b4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9d2d">
      <number:number number:decimal-places="0" number:grouping="true" number:min-integer-digits="1"/>
    </number:number-style>
    <style:style style:data-style-name="n2d9d2d" style:family="table-cell" style:name="a760ea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05e21">
      <number:number number:decimal-places="0" number:grouping="true" number:min-integer-digits="1"/>
    </number:number-style>
    <style:style style:data-style-name="n505e21" style:family="table-cell" style:name="a885a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eac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371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e7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21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f4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7f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af6d">
      <number:number number:decimal-places="0" number:grouping="true" number:min-integer-digits="1"/>
    </number:number-style>
    <style:style style:data-style-name="n50af6d" style:family="table-cell" style:name="a8311c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bee0d">
      <number:number number:decimal-places="0" number:grouping="true" number:min-integer-digits="1"/>
    </number:number-style>
    <style:style style:data-style-name="n3bee0d" style:family="table-cell" style:name="a5c41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65f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8de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9b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eb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4d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72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e094d">
      <number:number number:decimal-places="0" number:grouping="true" number:min-integer-digits="1"/>
    </number:number-style>
    <style:style style:data-style-name="nee094d" style:family="table-cell" style:name="a975c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2b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87a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0d4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7c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445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fc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07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ca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976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e6aa8">
      <number:number number:decimal-places="0" number:grouping="true" number:min-integer-digits="1"/>
    </number:number-style>
    <style:style style:data-style-name="nde6aa8" style:family="table-cell" style:name="abde71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8d019">
      <number:number number:decimal-places="0" number:grouping="true" number:min-integer-digits="1"/>
    </number:number-style>
    <style:style style:data-style-name="nb8d019" style:family="table-cell" style:name="af9b9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c96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a3c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4c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27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0d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f4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f3e59">
      <number:number number:decimal-places="0" number:grouping="true" number:min-integer-digits="1"/>
    </number:number-style>
    <style:style style:data-style-name="n3f3e59" style:family="table-cell" style:name="a52d43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a15ca">
      <number:number number:decimal-places="0" number:grouping="true" number:min-integer-digits="1"/>
    </number:number-style>
    <style:style style:data-style-name="n6a15ca" style:family="table-cell" style:name="a041c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35f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84b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66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99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82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be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3678e">
      <number:number number:decimal-places="0" number:grouping="true" number:min-integer-digits="1"/>
    </number:number-style>
    <style:style style:data-style-name="n53678e" style:family="table-cell" style:name="a0d22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29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c0f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b3b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53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c7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09c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5e3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ef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b43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702a">
      <number:number number:decimal-places="0" number:grouping="true" number:min-integer-digits="1"/>
    </number:number-style>
    <style:style style:data-style-name="n35702a" style:family="table-cell" style:name="ae29e6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1a003">
      <number:number number:decimal-places="0" number:grouping="true" number:min-integer-digits="1"/>
    </number:number-style>
    <style:style style:data-style-name="n91a003" style:family="table-cell" style:name="a8819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8e8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224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b9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d2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cc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94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7ef6c">
      <number:number number:decimal-places="0" number:grouping="true" number:min-integer-digits="1"/>
    </number:number-style>
    <style:style style:data-style-name="n67ef6c" style:family="table-cell" style:name="af23cb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1b183">
      <number:number number:decimal-places="0" number:grouping="true" number:min-integer-digits="1"/>
    </number:number-style>
    <style:style style:data-style-name="n41b183" style:family="table-cell" style:name="ab48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f09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a58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bb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da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4d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e2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b28f1">
      <number:number number:decimal-places="0" number:grouping="true" number:min-integer-digits="1"/>
    </number:number-style>
    <style:style style:data-style-name="n0b28f1" style:family="table-cell" style:name="a8ba9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34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3a5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cfcd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d4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bd6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49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a29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70c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88a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3bcdd">
      <number:number number:decimal-places="0" number:grouping="true" number:min-integer-digits="1"/>
    </number:number-style>
    <style:style style:data-style-name="ne3bcdd" style:family="table-cell" style:name="aa31a0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f9cf4">
      <number:number number:decimal-places="0" number:grouping="true" number:min-integer-digits="1"/>
    </number:number-style>
    <style:style style:data-style-name="n6f9cf4" style:family="table-cell" style:name="adbee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3e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d08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76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ca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88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d6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a36c2">
      <number:number number:decimal-places="0" number:grouping="true" number:min-integer-digits="1"/>
    </number:number-style>
    <style:style style:data-style-name="n5a36c2" style:family="table-cell" style:name="a1038c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37f53">
      <number:number number:decimal-places="0" number:grouping="true" number:min-integer-digits="1"/>
    </number:number-style>
    <style:style style:data-style-name="n337f53" style:family="table-cell" style:name="a7f50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b85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a70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a1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23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e7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59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28753">
      <number:number number:decimal-places="0" number:grouping="true" number:min-integer-digits="1"/>
    </number:number-style>
    <style:style style:data-style-name="n428753" style:family="table-cell" style:name="aacd7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df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893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63f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9f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b3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77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b9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db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2d5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0082">
      <number:number number:decimal-places="0" number:grouping="true" number:min-integer-digits="1"/>
    </number:number-style>
    <style:style style:data-style-name="ne10082" style:family="table-cell" style:name="a9f916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a8c8b">
      <number:number number:decimal-places="0" number:grouping="true" number:min-integer-digits="1"/>
    </number:number-style>
    <style:style style:data-style-name="nea8c8b" style:family="table-cell" style:name="a2bfb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81d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ef2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21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10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27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5b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e5643">
      <number:number number:decimal-places="0" number:grouping="true" number:min-integer-digits="1"/>
    </number:number-style>
    <style:style style:data-style-name="nae5643" style:family="table-cell" style:name="acf437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3b5c">
      <number:number number:decimal-places="0" number:grouping="true" number:min-integer-digits="1"/>
    </number:number-style>
    <style:style style:data-style-name="nb63b5c" style:family="table-cell" style:name="ad67d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17e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859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82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82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96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1a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b08eb">
      <number:number number:decimal-places="0" number:grouping="true" number:min-integer-digits="1"/>
    </number:number-style>
    <style:style style:data-style-name="n7b08eb" style:family="table-cell" style:name="add6f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01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139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4d8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4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9e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24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83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5f4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71f0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f0387">
      <number:number number:decimal-places="0" number:grouping="true" number:min-integer-digits="1"/>
    </number:number-style>
    <style:style style:data-style-name="n9f0387" style:family="table-cell" style:name="ad4863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47915">
      <number:number number:decimal-places="0" number:grouping="true" number:min-integer-digits="1"/>
    </number:number-style>
    <style:style style:data-style-name="n147915" style:family="table-cell" style:name="abb83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4bf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8d1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8c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dc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ca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1a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5e2d4">
      <number:number number:decimal-places="0" number:grouping="true" number:min-integer-digits="1"/>
    </number:number-style>
    <style:style style:data-style-name="nf5e2d4" style:family="table-cell" style:name="a1ab42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816d8">
      <number:number number:decimal-places="0" number:grouping="true" number:min-integer-digits="1"/>
    </number:number-style>
    <style:style style:data-style-name="n5816d8" style:family="table-cell" style:name="a3fba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60e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e08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ad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2e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28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08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71c99">
      <number:number number:decimal-places="0" number:grouping="true" number:min-integer-digits="1"/>
    </number:number-style>
    <style:style style:data-style-name="nc71c99" style:family="table-cell" style:name="a008e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9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09f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1f9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8b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dd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613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a39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c3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560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1b9f">
      <number:number number:decimal-places="0" number:grouping="true" number:min-integer-digits="1"/>
    </number:number-style>
    <style:style style:data-style-name="n9e1b9f" style:family="table-cell" style:name="ab9196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d88d2">
      <number:number number:decimal-places="0" number:grouping="true" number:min-integer-digits="1"/>
    </number:number-style>
    <style:style style:data-style-name="n0d88d2" style:family="table-cell" style:name="afd95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bf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160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b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47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8c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42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9bab5">
      <number:number number:decimal-places="0" number:grouping="true" number:min-integer-digits="1"/>
    </number:number-style>
    <style:style style:data-style-name="n49bab5" style:family="table-cell" style:name="aa8a0b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9eaf1">
      <number:number number:decimal-places="0" number:grouping="true" number:min-integer-digits="1"/>
    </number:number-style>
    <style:style style:data-style-name="n39eaf1" style:family="table-cell" style:name="adf5b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11a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945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01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cb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da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b9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195ee">
      <number:number number:decimal-places="0" number:grouping="true" number:min-integer-digits="1"/>
    </number:number-style>
    <style:style style:data-style-name="n2195ee" style:family="table-cell" style:name="a90f6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47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09b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9bf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29d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fa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8a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06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21b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9b64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ca95">
      <number:number number:decimal-places="0" number:grouping="true" number:min-integer-digits="1"/>
    </number:number-style>
    <style:style style:data-style-name="n29ca95" style:family="table-cell" style:name="a35f5b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78b20">
      <number:number number:decimal-places="0" number:grouping="true" number:min-integer-digits="1"/>
    </number:number-style>
    <style:style style:data-style-name="na78b20" style:family="table-cell" style:name="a22f7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221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f44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88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e9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7c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0d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c1a3a">
      <number:number number:decimal-places="0" number:grouping="true" number:min-integer-digits="1"/>
    </number:number-style>
    <style:style style:data-style-name="n6c1a3a" style:family="table-cell" style:name="a22329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a417e">
      <number:number number:decimal-places="0" number:grouping="true" number:min-integer-digits="1"/>
    </number:number-style>
    <style:style style:data-style-name="nda417e" style:family="table-cell" style:name="a58c9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4af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f74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78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fb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e4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8e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5962c">
      <number:number number:decimal-places="0" number:grouping="true" number:min-integer-digits="1"/>
    </number:number-style>
    <style:style style:data-style-name="n65962c" style:family="table-cell" style:name="ae5bb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4f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f55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583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9d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63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b0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4d42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9f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3230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3d3c5">
      <number:number number:decimal-places="0" number:grouping="true" number:min-integer-digits="1"/>
    </number:number-style>
    <style:style style:data-style-name="n33d3c5" style:family="table-cell" style:name="a463c2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70df6">
      <number:number number:decimal-places="0" number:grouping="true" number:min-integer-digits="1"/>
    </number:number-style>
    <style:style style:data-style-name="ne70df6" style:family="table-cell" style:name="a97ab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819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b5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9a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d2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ca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b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20965">
      <number:number number:decimal-places="0" number:grouping="true" number:min-integer-digits="1"/>
    </number:number-style>
    <style:style style:data-style-name="n920965" style:family="table-cell" style:name="abf3d4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5fb69">
      <number:number number:decimal-places="0" number:grouping="true" number:min-integer-digits="1"/>
    </number:number-style>
    <style:style style:data-style-name="n45fb69" style:family="table-cell" style:name="af2db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34e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6ec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2f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bb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4f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7d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03221">
      <number:number number:decimal-places="0" number:grouping="true" number:min-integer-digits="1"/>
    </number:number-style>
    <style:style style:data-style-name="n403221" style:family="table-cell" style:name="aca9a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9c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ab6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105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4e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0c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cb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a5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9e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714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941de">
      <number:number number:decimal-places="0" number:grouping="true" number:min-integer-digits="1"/>
    </number:number-style>
    <style:style style:data-style-name="ne941de" style:family="table-cell" style:name="af1cc5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bc37">
      <number:number number:decimal-places="0" number:grouping="true" number:min-integer-digits="1"/>
    </number:number-style>
    <style:style style:data-style-name="nb6bc37" style:family="table-cell" style:name="a7141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427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cd6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7e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0f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48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16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af3e6">
      <number:number number:decimal-places="0" number:grouping="true" number:min-integer-digits="1"/>
    </number:number-style>
    <style:style style:data-style-name="n4af3e6" style:family="table-cell" style:name="a3a36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a1b9a">
      <number:number number:decimal-places="0" number:grouping="true" number:min-integer-digits="1"/>
    </number:number-style>
    <style:style style:data-style-name="n1a1b9a" style:family="table-cell" style:name="ae81e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305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d63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54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e6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80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ef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b190">
      <number:number number:decimal-places="0" number:grouping="true" number:min-integer-digits="1"/>
    </number:number-style>
    <style:style style:data-style-name="n8db190" style:family="table-cell" style:name="a88cc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5b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408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4ae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cd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b3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79f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2c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84e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6971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936c0">
      <number:number number:decimal-places="0" number:grouping="true" number:min-integer-digits="1"/>
    </number:number-style>
    <style:style style:data-style-name="nc936c0" style:family="table-cell" style:name="adb2c3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ac868">
      <number:number number:decimal-places="0" number:grouping="true" number:min-integer-digits="1"/>
    </number:number-style>
    <style:style style:data-style-name="n6ac868" style:family="table-cell" style:name="af72e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284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cf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e7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89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f3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36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9eec6">
      <number:number number:decimal-places="0" number:grouping="true" number:min-integer-digits="1"/>
    </number:number-style>
    <style:style style:data-style-name="n09eec6" style:family="table-cell" style:name="a3dd78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6972d">
      <number:number number:decimal-places="0" number:grouping="true" number:min-integer-digits="1"/>
    </number:number-style>
    <style:style style:data-style-name="na6972d" style:family="table-cell" style:name="a8deb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772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0ea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22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e8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d7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2c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faa6c">
      <number:number number:decimal-places="0" number:grouping="true" number:min-integer-digits="1"/>
    </number:number-style>
    <style:style style:data-style-name="ncfaa6c" style:family="table-cell" style:name="a6774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c6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684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0d1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589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c7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fdf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57e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339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e7d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768e">
      <number:number number:decimal-places="0" number:grouping="true" number:min-integer-digits="1"/>
    </number:number-style>
    <style:style style:data-style-name="n27768e" style:family="table-cell" style:name="a5a5de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50525">
      <number:number number:decimal-places="0" number:grouping="true" number:min-integer-digits="1"/>
    </number:number-style>
    <style:style style:data-style-name="n350525" style:family="table-cell" style:name="a1ea8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88e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58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c8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23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fa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dc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f64c8">
      <number:number number:decimal-places="0" number:grouping="true" number:min-integer-digits="1"/>
    </number:number-style>
    <style:style style:data-style-name="nbf64c8" style:family="table-cell" style:name="a5abb9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cfb29">
      <number:number number:decimal-places="0" number:grouping="true" number:min-integer-digits="1"/>
    </number:number-style>
    <style:style style:data-style-name="n9cfb29" style:family="table-cell" style:name="a3db9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ea7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aee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de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11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99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14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56cb">
      <number:number number:decimal-places="0" number:grouping="true" number:min-integer-digits="1"/>
    </number:number-style>
    <style:style style:data-style-name="na456cb" style:family="table-cell" style:name="ae06b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cc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279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a8b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e0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44a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d9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bb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e1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c9c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98fc">
      <number:number number:decimal-places="0" number:grouping="true" number:min-integer-digits="1"/>
    </number:number-style>
    <style:style style:data-style-name="n2b98fc" style:family="table-cell" style:name="af33f3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4494c">
      <number:number number:decimal-places="0" number:grouping="true" number:min-integer-digits="1"/>
    </number:number-style>
    <style:style style:data-style-name="nf4494c" style:family="table-cell" style:name="aa09d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45f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213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a4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d7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bb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50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0e4b9">
      <number:number number:decimal-places="0" number:grouping="true" number:min-integer-digits="1"/>
    </number:number-style>
    <style:style style:data-style-name="n60e4b9" style:family="table-cell" style:name="ac7598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f6e0b">
      <number:number number:decimal-places="0" number:grouping="true" number:min-integer-digits="1"/>
    </number:number-style>
    <style:style style:data-style-name="n4f6e0b" style:family="table-cell" style:name="a2c25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f77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89a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bf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4d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e5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28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7ccfd">
      <number:number number:decimal-places="0" number:grouping="true" number:min-integer-digits="1"/>
    </number:number-style>
    <style:style style:data-style-name="n57ccfd" style:family="table-cell" style:name="a8208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7b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1a6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bd9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08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69f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e02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91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4fc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7d51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61ba7">
      <number:number number:decimal-places="0" number:grouping="true" number:min-integer-digits="1"/>
    </number:number-style>
    <style:style style:data-style-name="n561ba7" style:family="table-cell" style:name="a45d2f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07dbd">
      <number:number number:decimal-places="0" number:grouping="true" number:min-integer-digits="1"/>
    </number:number-style>
    <style:style style:data-style-name="n407dbd" style:family="table-cell" style:name="a5d8f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b59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fb1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a9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58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1f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df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8a3de">
      <number:number number:decimal-places="0" number:grouping="true" number:min-integer-digits="1"/>
    </number:number-style>
    <style:style style:data-style-name="n88a3de" style:family="table-cell" style:name="a86e8e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39a11">
      <number:number number:decimal-places="0" number:grouping="true" number:min-integer-digits="1"/>
    </number:number-style>
    <style:style style:data-style-name="na39a11" style:family="table-cell" style:name="aabbf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bfd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5b8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06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b4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20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a8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a63e3">
      <number:number number:decimal-places="0" number:grouping="true" number:min-integer-digits="1"/>
    </number:number-style>
    <style:style style:data-style-name="nca63e3" style:family="table-cell" style:name="a5c85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fc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bd9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551c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e3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de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28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1b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63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491d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f7ea">
      <number:number number:decimal-places="0" number:grouping="true" number:min-integer-digits="1"/>
    </number:number-style>
    <style:style style:data-style-name="n86f7ea" style:family="table-cell" style:name="aa8137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180c9">
      <number:number number:decimal-places="0" number:grouping="true" number:min-integer-digits="1"/>
    </number:number-style>
    <style:style style:data-style-name="n8180c9" style:family="table-cell" style:name="a0989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3c1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a3a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74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f6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7f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78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0019f">
      <number:number number:decimal-places="0" number:grouping="true" number:min-integer-digits="1"/>
    </number:number-style>
    <style:style style:data-style-name="nf0019f" style:family="table-cell" style:name="a04e94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acb89">
      <number:number number:decimal-places="0" number:grouping="true" number:min-integer-digits="1"/>
    </number:number-style>
    <style:style style:data-style-name="n2acb89" style:family="table-cell" style:name="a45e9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710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c15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b0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fc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68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2b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ef599">
      <number:number number:decimal-places="0" number:grouping="true" number:min-integer-digits="1"/>
    </number:number-style>
    <style:style style:data-style-name="n0ef599" style:family="table-cell" style:name="aac68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b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e15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5f2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3e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b0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061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b5d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90d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ee7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5513e">
      <number:number number:decimal-places="0" number:grouping="true" number:min-integer-digits="1"/>
    </number:number-style>
    <style:style style:data-style-name="n55513e" style:family="table-cell" style:name="ad87b1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37be1">
      <number:number number:decimal-places="0" number:grouping="true" number:min-integer-digits="1"/>
    </number:number-style>
    <style:style style:data-style-name="n137be1" style:family="table-cell" style:name="a587d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c26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d0d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87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d1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ba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1f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eafd0">
      <number:number number:decimal-places="0" number:grouping="true" number:min-integer-digits="1"/>
    </number:number-style>
    <style:style style:data-style-name="n0eafd0" style:family="table-cell" style:name="a05124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52e15">
      <number:number number:decimal-places="0" number:grouping="true" number:min-integer-digits="1"/>
    </number:number-style>
    <style:style style:data-style-name="ne52e15" style:family="table-cell" style:name="a9db2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89c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28c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93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1d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52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87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6d3b">
      <number:number number:decimal-places="0" number:grouping="true" number:min-integer-digits="1"/>
    </number:number-style>
    <style:style style:data-style-name="n846d3b" style:family="table-cell" style:name="a423f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e0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443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097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f5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c08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248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b1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e8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fac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370d">
      <number:number number:decimal-places="0" number:grouping="true" number:min-integer-digits="1"/>
    </number:number-style>
    <style:style style:data-style-name="n22370d" style:family="table-cell" style:name="a9f50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83c2a">
      <number:number number:decimal-places="0" number:grouping="true" number:min-integer-digits="1"/>
    </number:number-style>
    <style:style style:data-style-name="n383c2a" style:family="table-cell" style:name="a8545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d4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4d5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b8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a8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01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06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77ad4">
      <number:number number:decimal-places="0" number:grouping="true" number:min-integer-digits="1"/>
    </number:number-style>
    <style:style style:data-style-name="n177ad4" style:family="table-cell" style:name="af7ca6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4c330">
      <number:number number:decimal-places="0" number:grouping="true" number:min-integer-digits="1"/>
    </number:number-style>
    <style:style style:data-style-name="nc4c330" style:family="table-cell" style:name="a86da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49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47a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a4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09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0b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24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40c69">
      <number:number number:decimal-places="0" number:grouping="true" number:min-integer-digits="1"/>
    </number:number-style>
    <style:style style:data-style-name="ne40c69" style:family="table-cell" style:name="ae44d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0b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465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84e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706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001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810e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095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08e1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065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fd038">
      <number:number number:decimal-places="0" number:grouping="true" number:min-integer-digits="1"/>
    </number:number-style>
    <style:style style:data-style-name="ndfd038" style:family="table-cell" style:name="aeaeb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529a7">
      <number:number number:decimal-places="0" number:grouping="true" number:min-integer-digits="1"/>
    </number:number-style>
    <style:style style:data-style-name="nf529a7" style:family="table-cell" style:name="ab804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c88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901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f7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23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94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77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97ce8">
      <number:number number:decimal-places="0" number:grouping="true" number:min-integer-digits="1"/>
    </number:number-style>
    <style:style style:data-style-name="n097ce8" style:family="table-cell" style:name="a56510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942f9">
      <number:number number:decimal-places="0" number:grouping="true" number:min-integer-digits="1"/>
    </number:number-style>
    <style:style style:data-style-name="n7942f9" style:family="table-cell" style:name="acac6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f02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3ff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b8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12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ea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93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b1620">
      <number:number number:decimal-places="0" number:grouping="true" number:min-integer-digits="1"/>
    </number:number-style>
    <style:style style:data-style-name="n1b1620" style:family="table-cell" style:name="a0883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df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344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c21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e0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71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e7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fc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7a1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034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5370e">
      <number:number number:decimal-places="0" number:grouping="true" number:min-integer-digits="1"/>
    </number:number-style>
    <style:style style:data-style-name="n65370e" style:family="table-cell" style:name="a5fa65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ba31d">
      <number:number number:decimal-places="0" number:grouping="true" number:min-integer-digits="1"/>
    </number:number-style>
    <style:style style:data-style-name="nfba31d" style:family="table-cell" style:name="ad036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cb4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a01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30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27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ab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72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71cd1">
      <number:number number:decimal-places="0" number:grouping="true" number:min-integer-digits="1"/>
    </number:number-style>
    <style:style style:data-style-name="na71cd1" style:family="table-cell" style:name="a7a94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51cc5">
      <number:number number:decimal-places="0" number:grouping="true" number:min-integer-digits="1"/>
    </number:number-style>
    <style:style style:data-style-name="n851cc5" style:family="table-cell" style:name="aa84a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0cb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e4c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45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82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39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8a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4184b">
      <number:number number:decimal-places="0" number:grouping="true" number:min-integer-digits="1"/>
    </number:number-style>
    <style:style style:data-style-name="n54184b" style:family="table-cell" style:name="a618e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48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211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326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d472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f9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790f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5c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28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3d66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72be">
      <number:number number:decimal-places="0" number:grouping="true" number:min-integer-digits="1"/>
    </number:number-style>
    <style:style style:data-style-name="n7672be" style:family="table-cell" style:name="a23c84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5709a">
      <number:number number:decimal-places="0" number:grouping="true" number:min-integer-digits="1"/>
    </number:number-style>
    <style:style style:data-style-name="n05709a" style:family="table-cell" style:name="ac91b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d59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1f1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d4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7d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72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60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7d818">
      <number:number number:decimal-places="0" number:grouping="true" number:min-integer-digits="1"/>
    </number:number-style>
    <style:style style:data-style-name="nf7d818" style:family="table-cell" style:name="aca94f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5d567">
      <number:number number:decimal-places="0" number:grouping="true" number:min-integer-digits="1"/>
    </number:number-style>
    <style:style style:data-style-name="nb5d567" style:family="table-cell" style:name="af655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084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709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e4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d4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90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c4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5f34">
      <number:number number:decimal-places="0" number:grouping="true" number:min-integer-digits="1"/>
    </number:number-style>
    <style:style style:data-style-name="n865f34" style:family="table-cell" style:name="a258a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fc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c73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d38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26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1b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6ef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f8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2c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4ed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83eac">
      <number:number number:decimal-places="0" number:grouping="true" number:min-integer-digits="1"/>
    </number:number-style>
    <style:style style:data-style-name="n983eac" style:family="table-cell" style:name="af2784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76b88">
      <number:number number:decimal-places="0" number:grouping="true" number:min-integer-digits="1"/>
    </number:number-style>
    <style:style style:data-style-name="n376b88" style:family="table-cell" style:name="a5cc0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7c2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6a5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86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4a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34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2a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477d">
      <number:number number:decimal-places="0" number:grouping="true" number:min-integer-digits="1"/>
    </number:number-style>
    <style:style style:data-style-name="n84477d" style:family="table-cell" style:name="abf07e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37a9d">
      <number:number number:decimal-places="0" number:grouping="true" number:min-integer-digits="1"/>
    </number:number-style>
    <style:style style:data-style-name="n037a9d" style:family="table-cell" style:name="a6b19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ae8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ed9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ee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0b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e8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5d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9e5ce">
      <number:number number:decimal-places="0" number:grouping="true" number:min-integer-digits="1"/>
    </number:number-style>
    <style:style style:data-style-name="n99e5ce" style:family="table-cell" style:name="a3e42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a7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166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bbc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b7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89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d2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309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c42d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819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57fad">
      <number:number number:decimal-places="0" number:grouping="true" number:min-integer-digits="1"/>
    </number:number-style>
    <style:style style:data-style-name="na57fad" style:family="table-cell" style:name="ad8c4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12a1f">
      <number:number number:decimal-places="0" number:grouping="true" number:min-integer-digits="1"/>
    </number:number-style>
    <style:style style:data-style-name="n312a1f" style:family="table-cell" style:name="ab376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061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93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c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84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d4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12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f2e45">
      <number:number number:decimal-places="0" number:grouping="true" number:min-integer-digits="1"/>
    </number:number-style>
    <style:style style:data-style-name="n7f2e45" style:family="table-cell" style:name="a5c986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93376">
      <number:number number:decimal-places="0" number:grouping="true" number:min-integer-digits="1"/>
    </number:number-style>
    <style:style style:data-style-name="nf93376" style:family="table-cell" style:name="a74a1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ccc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d57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92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ef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ab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80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5e7e">
      <number:number number:decimal-places="0" number:grouping="true" number:min-integer-digits="1"/>
    </number:number-style>
    <style:style style:data-style-name="n765e7e" style:family="table-cell" style:name="a6598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ae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374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d16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f76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da2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fa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9aa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85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cbdf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7216f">
      <number:number number:decimal-places="0" number:grouping="true" number:min-integer-digits="1"/>
    </number:number-style>
    <style:style style:data-style-name="n87216f" style:family="table-cell" style:name="af0622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473a6">
      <number:number number:decimal-places="0" number:grouping="true" number:min-integer-digits="1"/>
    </number:number-style>
    <style:style style:data-style-name="n1473a6" style:family="table-cell" style:name="af258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232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9cf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1a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24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12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89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c854e">
      <number:number number:decimal-places="0" number:grouping="true" number:min-integer-digits="1"/>
    </number:number-style>
    <style:style style:data-style-name="n3c854e" style:family="table-cell" style:name="afc27d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600a4">
      <number:number number:decimal-places="0" number:grouping="true" number:min-integer-digits="1"/>
    </number:number-style>
    <style:style style:data-style-name="nd600a4" style:family="table-cell" style:name="a6eba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539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22e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3d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bc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7e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8a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6a072">
      <number:number number:decimal-places="0" number:grouping="true" number:min-integer-digits="1"/>
    </number:number-style>
    <style:style style:data-style-name="n66a072" style:family="table-cell" style:name="a5849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e1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00b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d4f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fd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0f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c6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db9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32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24d9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8a9b3">
      <number:number number:decimal-places="0" number:grouping="true" number:min-integer-digits="1"/>
    </number:number-style>
    <style:style style:data-style-name="nb8a9b3" style:family="table-cell" style:name="a33ae3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c7360">
      <number:number number:decimal-places="0" number:grouping="true" number:min-integer-digits="1"/>
    </number:number-style>
    <style:style style:data-style-name="ncc7360" style:family="table-cell" style:name="a8fb6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ce3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8cf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08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ee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9d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c3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6651b">
      <number:number number:decimal-places="0" number:grouping="true" number:min-integer-digits="1"/>
    </number:number-style>
    <style:style style:data-style-name="n16651b" style:family="table-cell" style:name="a5fe8c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c9e4">
      <number:number number:decimal-places="0" number:grouping="true" number:min-integer-digits="1"/>
    </number:number-style>
    <style:style style:data-style-name="n89c9e4" style:family="table-cell" style:name="ac4e1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6b2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495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8f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48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d8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8e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8744">
      <number:number number:decimal-places="0" number:grouping="true" number:min-integer-digits="1"/>
    </number:number-style>
    <style:style style:data-style-name="n2b8744" style:family="table-cell" style:name="ad991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53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0a8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2b9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91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9d5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b7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cc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d8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893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74066">
      <number:number number:decimal-places="0" number:grouping="true" number:min-integer-digits="1"/>
    </number:number-style>
    <style:style style:data-style-name="nd74066" style:family="table-cell" style:name="a85780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1e679">
      <number:number number:decimal-places="0" number:grouping="true" number:min-integer-digits="1"/>
    </number:number-style>
    <style:style style:data-style-name="na1e679" style:family="table-cell" style:name="a9846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981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290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3e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3d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58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5c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d852">
      <number:number number:decimal-places="0" number:grouping="true" number:min-integer-digits="1"/>
    </number:number-style>
    <style:style style:data-style-name="n50d852" style:family="table-cell" style:name="a918ab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bcabd">
      <number:number number:decimal-places="0" number:grouping="true" number:min-integer-digits="1"/>
    </number:number-style>
    <style:style style:data-style-name="nbbcabd" style:family="table-cell" style:name="ae211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90a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fc1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64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93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9b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9d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d3c9">
      <number:number number:decimal-places="0" number:grouping="true" number:min-integer-digits="1"/>
    </number:number-style>
    <style:style style:data-style-name="n25d3c9" style:family="table-cell" style:name="a87dc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1f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6ba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9e8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9b9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6a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ea5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ea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a75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780d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98de">
      <number:number number:decimal-places="0" number:grouping="true" number:min-integer-digits="1"/>
    </number:number-style>
    <style:style style:data-style-name="n3598de" style:family="table-cell" style:name="a872e0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40d62">
      <number:number number:decimal-places="0" number:grouping="true" number:min-integer-digits="1"/>
    </number:number-style>
    <style:style style:data-style-name="n340d62" style:family="table-cell" style:name="ab2e4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c5c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f04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1d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d7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d5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49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80d20">
      <number:number number:decimal-places="0" number:grouping="true" number:min-integer-digits="1"/>
    </number:number-style>
    <style:style style:data-style-name="n180d20" style:family="table-cell" style:name="ae67b8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f8367">
      <number:number number:decimal-places="0" number:grouping="true" number:min-integer-digits="1"/>
    </number:number-style>
    <style:style style:data-style-name="ncf8367" style:family="table-cell" style:name="af528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87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197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27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f2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6f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d9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6360f">
      <number:number number:decimal-places="0" number:grouping="true" number:min-integer-digits="1"/>
    </number:number-style>
    <style:style style:data-style-name="n46360f" style:family="table-cell" style:name="a3201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5e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db4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783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18a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384c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54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11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b6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7bb6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22d6c">
      <number:number number:decimal-places="0" number:grouping="true" number:min-integer-digits="1"/>
    </number:number-style>
    <style:style style:data-style-name="n422d6c" style:family="table-cell" style:name="a2d5b3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73ec1">
      <number:number number:decimal-places="0" number:grouping="true" number:min-integer-digits="1"/>
    </number:number-style>
    <style:style style:data-style-name="nf73ec1" style:family="table-cell" style:name="a5d00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604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370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07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ae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e3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57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984d">
      <number:number number:decimal-places="0" number:grouping="true" number:min-integer-digits="1"/>
    </number:number-style>
    <style:style style:data-style-name="n2b984d" style:family="table-cell" style:name="ae31c7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0580">
      <number:number number:decimal-places="0" number:grouping="true" number:min-integer-digits="1"/>
    </number:number-style>
    <style:style style:data-style-name="nde0580" style:family="table-cell" style:name="a6c7e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b11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7c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f4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37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ec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2a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5e90">
      <number:number number:decimal-places="0" number:grouping="true" number:min-integer-digits="1"/>
    </number:number-style>
    <style:style style:data-style-name="n125e90" style:family="table-cell" style:name="a9486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0b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bbd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15a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c9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3e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828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16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ee5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f94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a57d0">
      <number:number number:decimal-places="0" number:grouping="true" number:min-integer-digits="1"/>
    </number:number-style>
    <style:style style:data-style-name="n2a57d0" style:family="table-cell" style:name="a47eea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a1809">
      <number:number number:decimal-places="0" number:grouping="true" number:min-integer-digits="1"/>
    </number:number-style>
    <style:style style:data-style-name="n3a1809" style:family="table-cell" style:name="a4833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d99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0ec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9c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0d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78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d2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1aad1">
      <number:number number:decimal-places="0" number:grouping="true" number:min-integer-digits="1"/>
    </number:number-style>
    <style:style style:data-style-name="n61aad1" style:family="table-cell" style:name="a43466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cf9bd">
      <number:number number:decimal-places="0" number:grouping="true" number:min-integer-digits="1"/>
    </number:number-style>
    <style:style style:data-style-name="nacf9bd" style:family="table-cell" style:name="a1c3a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921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01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4d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5a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f6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b8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df73">
      <number:number number:decimal-places="0" number:grouping="true" number:min-integer-digits="1"/>
    </number:number-style>
    <style:style style:data-style-name="n12df73" style:family="table-cell" style:name="a6c83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68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672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6bc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76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ae9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461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3a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01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065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7a1ab">
      <number:number number:decimal-places="0" number:grouping="true" number:min-integer-digits="1"/>
    </number:number-style>
    <style:style style:data-style-name="n97a1ab" style:family="table-cell" style:name="a88f5e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2a8f5">
      <number:number number:decimal-places="0" number:grouping="true" number:min-integer-digits="1"/>
    </number:number-style>
    <style:style style:data-style-name="n42a8f5" style:family="table-cell" style:name="a5ea5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a42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054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37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b7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22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e8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5796a">
      <number:number number:decimal-places="0" number:grouping="true" number:min-integer-digits="1"/>
    </number:number-style>
    <style:style style:data-style-name="nc5796a" style:family="table-cell" style:name="a3a51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cbc8e">
      <number:number number:decimal-places="0" number:grouping="true" number:min-integer-digits="1"/>
    </number:number-style>
    <style:style style:data-style-name="nfcbc8e" style:family="table-cell" style:name="af456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8ae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af9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e8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a0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6e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19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cb1eb">
      <number:number number:decimal-places="0" number:grouping="true" number:min-integer-digits="1"/>
    </number:number-style>
    <style:style style:data-style-name="n8cb1eb" style:family="table-cell" style:name="a03fa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df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eb6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147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c84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8c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64e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a5a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98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0356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b5be3">
      <number:number number:decimal-places="0" number:grouping="true" number:min-integer-digits="1"/>
    </number:number-style>
    <style:style style:data-style-name="n4b5be3" style:family="table-cell" style:name="a91edf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7945">
      <number:number number:decimal-places="0" number:grouping="true" number:min-integer-digits="1"/>
    </number:number-style>
    <style:style style:data-style-name="nf07945" style:family="table-cell" style:name="ae754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a7e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742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9e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4e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82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32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8e6e6">
      <number:number number:decimal-places="0" number:grouping="true" number:min-integer-digits="1"/>
    </number:number-style>
    <style:style style:data-style-name="nf8e6e6" style:family="table-cell" style:name="ad84e6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ae35">
      <number:number number:decimal-places="0" number:grouping="true" number:min-integer-digits="1"/>
    </number:number-style>
    <style:style style:data-style-name="n08ae35" style:family="table-cell" style:name="a2a0b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672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b53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57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a4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a6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0c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c466f">
      <number:number number:decimal-places="0" number:grouping="true" number:min-integer-digits="1"/>
    </number:number-style>
    <style:style style:data-style-name="n8c466f" style:family="table-cell" style:name="ace6e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79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82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e943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6e2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11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be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61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399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285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4dc5a">
      <number:number number:decimal-places="0" number:grouping="true" number:min-integer-digits="1"/>
    </number:number-style>
    <style:style style:data-style-name="nf4dc5a" style:family="table-cell" style:name="ac6532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cacfe">
      <number:number number:decimal-places="0" number:grouping="true" number:min-integer-digits="1"/>
    </number:number-style>
    <style:style style:data-style-name="n2cacfe" style:family="table-cell" style:name="ab36f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3fa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fd1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17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96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d8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56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e4b3e">
      <number:number number:decimal-places="0" number:grouping="true" number:min-integer-digits="1"/>
    </number:number-style>
    <style:style style:data-style-name="n9e4b3e" style:family="table-cell" style:name="a4915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badfb">
      <number:number number:decimal-places="0" number:grouping="true" number:min-integer-digits="1"/>
    </number:number-style>
    <style:style style:data-style-name="n1badfb" style:family="table-cell" style:name="ab240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2d7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21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1d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f4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25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5a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8345">
      <number:number number:decimal-places="0" number:grouping="true" number:min-integer-digits="1"/>
    </number:number-style>
    <style:style style:data-style-name="n298345" style:family="table-cell" style:name="aa24d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fc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2e3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d3b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9f5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ab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38e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32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ca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687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659e3">
      <number:number number:decimal-places="0" number:grouping="true" number:min-integer-digits="1"/>
    </number:number-style>
    <style:style style:data-style-name="n6659e3" style:family="table-cell" style:name="a4b6d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21fb3">
      <number:number number:decimal-places="0" number:grouping="true" number:min-integer-digits="1"/>
    </number:number-style>
    <style:style style:data-style-name="ne21fb3" style:family="table-cell" style:name="a8d7d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514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f4a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24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c5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0e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5a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6423">
      <number:number number:decimal-places="0" number:grouping="true" number:min-integer-digits="1"/>
    </number:number-style>
    <style:style style:data-style-name="n226423" style:family="table-cell" style:name="a50d97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11f4">
      <number:number number:decimal-places="0" number:grouping="true" number:min-integer-digits="1"/>
    </number:number-style>
    <style:style style:data-style-name="n2211f4" style:family="table-cell" style:name="a4518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e76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743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7d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de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fe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49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c18c">
      <number:number number:decimal-places="0" number:grouping="true" number:min-integer-digits="1"/>
    </number:number-style>
    <style:style style:data-style-name="ne1c18c" style:family="table-cell" style:name="a74d5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6d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1fa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7fa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d5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3f0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98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26e1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53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7ad6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d9ef9">
      <number:number number:decimal-places="0" number:grouping="true" number:min-integer-digits="1"/>
    </number:number-style>
    <style:style style:data-style-name="ncd9ef9" style:family="table-cell" style:name="a40be9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1ecb0">
      <number:number number:decimal-places="0" number:grouping="true" number:min-integer-digits="1"/>
    </number:number-style>
    <style:style style:data-style-name="n01ecb0" style:family="table-cell" style:name="af7fb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0f6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c0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29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2d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c5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0b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77417">
      <number:number number:decimal-places="0" number:grouping="true" number:min-integer-digits="1"/>
    </number:number-style>
    <style:style style:data-style-name="n777417" style:family="table-cell" style:name="a15ef6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7ea8a">
      <number:number number:decimal-places="0" number:grouping="true" number:min-integer-digits="1"/>
    </number:number-style>
    <style:style style:data-style-name="nc7ea8a" style:family="table-cell" style:name="a08b2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71d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51f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7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b6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36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ca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1f91">
      <number:number number:decimal-places="0" number:grouping="true" number:min-integer-digits="1"/>
    </number:number-style>
    <style:style style:data-style-name="n831f91" style:family="table-cell" style:name="a442a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fc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96b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197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014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55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db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5fe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7c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0ee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1ef33">
      <number:number number:decimal-places="0" number:grouping="true" number:min-integer-digits="1"/>
    </number:number-style>
    <style:style style:data-style-name="n11ef33" style:family="table-cell" style:name="adf537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4a44">
      <number:number number:decimal-places="0" number:grouping="true" number:min-integer-digits="1"/>
    </number:number-style>
    <style:style style:data-style-name="nde4a44" style:family="table-cell" style:name="a8529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660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361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c9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a8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4c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a9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b033e">
      <number:number number:decimal-places="0" number:grouping="true" number:min-integer-digits="1"/>
    </number:number-style>
    <style:style style:data-style-name="ndb033e" style:family="table-cell" style:name="a60229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1943a">
      <number:number number:decimal-places="0" number:grouping="true" number:min-integer-digits="1"/>
    </number:number-style>
    <style:style style:data-style-name="nf1943a" style:family="table-cell" style:name="a416c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47c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f43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42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1a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89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b4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1412">
      <number:number number:decimal-places="0" number:grouping="true" number:min-integer-digits="1"/>
    </number:number-style>
    <style:style style:data-style-name="nab1412" style:family="table-cell" style:name="a3728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70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217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fa4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59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43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3f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4543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b6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0b0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81875">
      <number:number number:decimal-places="0" number:grouping="true" number:min-integer-digits="1"/>
    </number:number-style>
    <style:style style:data-style-name="n781875" style:family="table-cell" style:name="ac2719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6643b">
      <number:number number:decimal-places="0" number:grouping="true" number:min-integer-digits="1"/>
    </number:number-style>
    <style:style style:data-style-name="nf6643b" style:family="table-cell" style:name="a7f92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fec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466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04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23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e3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ea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95ccf">
      <number:number number:decimal-places="0" number:grouping="true" number:min-integer-digits="1"/>
    </number:number-style>
    <style:style style:data-style-name="n095ccf" style:family="table-cell" style:name="a521e2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4feb5">
      <number:number number:decimal-places="0" number:grouping="true" number:min-integer-digits="1"/>
    </number:number-style>
    <style:style style:data-style-name="n74feb5" style:family="table-cell" style:name="af284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6bc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ddd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f9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ca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29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75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312ea">
      <number:number number:decimal-places="0" number:grouping="true" number:min-integer-digits="1"/>
    </number:number-style>
    <style:style style:data-style-name="na312ea" style:family="table-cell" style:name="ae73c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93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35d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3e6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a1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d4c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820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d2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c3d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91e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8997b">
      <number:number number:decimal-places="0" number:grouping="true" number:min-integer-digits="1"/>
    </number:number-style>
    <style:style style:data-style-name="n18997b" style:family="table-cell" style:name="ab4271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c54e3">
      <number:number number:decimal-places="0" number:grouping="true" number:min-integer-digits="1"/>
    </number:number-style>
    <style:style style:data-style-name="ndc54e3" style:family="table-cell" style:name="ae5b7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10c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495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c85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56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6e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8d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c3db">
      <number:number number:decimal-places="0" number:grouping="true" number:min-integer-digits="1"/>
    </number:number-style>
    <style:style style:data-style-name="n89c3db" style:family="table-cell" style:name="a3260c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07749">
      <number:number number:decimal-places="0" number:grouping="true" number:min-integer-digits="1"/>
    </number:number-style>
    <style:style style:data-style-name="n007749" style:family="table-cell" style:name="ad27d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c87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c57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7a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26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8f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44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7faeb">
      <number:number number:decimal-places="0" number:grouping="true" number:min-integer-digits="1"/>
    </number:number-style>
    <style:style style:data-style-name="n97faeb" style:family="table-cell" style:name="a2377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8c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10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029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9e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07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2f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57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48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7229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9690d">
      <number:number number:decimal-places="0" number:grouping="true" number:min-integer-digits="1"/>
    </number:number-style>
    <style:style style:data-style-name="ne9690d" style:family="table-cell" style:name="ac3c2d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7360d">
      <number:number number:decimal-places="0" number:grouping="true" number:min-integer-digits="1"/>
    </number:number-style>
    <style:style style:data-style-name="n57360d" style:family="table-cell" style:name="a6637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7ca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85e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a2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5f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ca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77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e2dad">
      <number:number number:decimal-places="0" number:grouping="true" number:min-integer-digits="1"/>
    </number:number-style>
    <style:style style:data-style-name="n0e2dad" style:family="table-cell" style:name="a701f0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010b4">
      <number:number number:decimal-places="0" number:grouping="true" number:min-integer-digits="1"/>
    </number:number-style>
    <style:style style:data-style-name="n1010b4" style:family="table-cell" style:name="a3d5b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30f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f7e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3e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5c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be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06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617c5">
      <number:number number:decimal-places="0" number:grouping="true" number:min-integer-digits="1"/>
    </number:number-style>
    <style:style style:data-style-name="nc617c5" style:family="table-cell" style:name="abdde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b3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6fc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f41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e44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93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fc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488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e7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81b1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dc544">
      <number:number number:decimal-places="0" number:grouping="true" number:min-integer-digits="1"/>
    </number:number-style>
    <style:style style:data-style-name="n9dc544" style:family="table-cell" style:name="a33722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d7c1c">
      <number:number number:decimal-places="0" number:grouping="true" number:min-integer-digits="1"/>
    </number:number-style>
    <style:style style:data-style-name="n0d7c1c" style:family="table-cell" style:name="a6bc5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6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d6a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78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a5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43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1e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07385">
      <number:number number:decimal-places="0" number:grouping="true" number:min-integer-digits="1"/>
    </number:number-style>
    <style:style style:data-style-name="nf07385" style:family="table-cell" style:name="a855d6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b12c4">
      <number:number number:decimal-places="0" number:grouping="true" number:min-integer-digits="1"/>
    </number:number-style>
    <style:style style:data-style-name="n2b12c4" style:family="table-cell" style:name="a82df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8aa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106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1a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0e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3f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5c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58319">
      <number:number number:decimal-places="0" number:grouping="true" number:min-integer-digits="1"/>
    </number:number-style>
    <style:style style:data-style-name="nb58319" style:family="table-cell" style:name="aa1f6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66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87d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9bc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95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07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40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96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37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60f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03cd5">
      <number:number number:decimal-places="0" number:grouping="true" number:min-integer-digits="1"/>
    </number:number-style>
    <style:style style:data-style-name="n303cd5" style:family="table-cell" style:name="a1c5d1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0e3e4">
      <number:number number:decimal-places="0" number:grouping="true" number:min-integer-digits="1"/>
    </number:number-style>
    <style:style style:data-style-name="n20e3e4" style:family="table-cell" style:name="a2f54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17c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76c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ff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fe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2c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15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a4fb">
      <number:number number:decimal-places="0" number:grouping="true" number:min-integer-digits="1"/>
    </number:number-style>
    <style:style style:data-style-name="n83a4fb" style:family="table-cell" style:name="a6d41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0c1a">
      <number:number number:decimal-places="0" number:grouping="true" number:min-integer-digits="1"/>
    </number:number-style>
    <style:style style:data-style-name="n950c1a" style:family="table-cell" style:name="abac3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98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475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87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a8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d6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97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d7d3f">
      <number:number number:decimal-places="0" number:grouping="true" number:min-integer-digits="1"/>
    </number:number-style>
    <style:style style:data-style-name="nad7d3f" style:family="table-cell" style:name="a7f77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1a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99a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fde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ebc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ed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c2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98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1a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0ab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8260e">
      <number:number number:decimal-places="0" number:grouping="true" number:min-integer-digits="1"/>
    </number:number-style>
    <style:style style:data-style-name="nb8260e" style:family="table-cell" style:name="aa35e0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2d826">
      <number:number number:decimal-places="0" number:grouping="true" number:min-integer-digits="1"/>
    </number:number-style>
    <style:style style:data-style-name="n22d826" style:family="table-cell" style:name="a3e35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b5a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a76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b2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c3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71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0f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3a34">
      <number:number number:decimal-places="0" number:grouping="true" number:min-integer-digits="1"/>
    </number:number-style>
    <style:style style:data-style-name="n223a34" style:family="table-cell" style:name="a277e3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acb9">
      <number:number number:decimal-places="0" number:grouping="true" number:min-integer-digits="1"/>
    </number:number-style>
    <style:style style:data-style-name="n08acb9" style:family="table-cell" style:name="a50bc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a4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19f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81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1a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08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06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0d1d6">
      <number:number number:decimal-places="0" number:grouping="true" number:min-integer-digits="1"/>
    </number:number-style>
    <style:style style:data-style-name="nd0d1d6" style:family="table-cell" style:name="af4c3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b4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e9a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9838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0e2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f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aaf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c9d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3f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37f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68b27">
      <number:number number:decimal-places="0" number:grouping="true" number:min-integer-digits="1"/>
    </number:number-style>
    <style:style style:data-style-name="n368b27" style:family="table-cell" style:name="a6bac0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c2b13">
      <number:number number:decimal-places="0" number:grouping="true" number:min-integer-digits="1"/>
    </number:number-style>
    <style:style style:data-style-name="nac2b13" style:family="table-cell" style:name="aa51a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5d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a23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6d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61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86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74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fb462">
      <number:number number:decimal-places="0" number:grouping="true" number:min-integer-digits="1"/>
    </number:number-style>
    <style:style style:data-style-name="nffb462" style:family="table-cell" style:name="aaa1d2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ddba2">
      <number:number number:decimal-places="0" number:grouping="true" number:min-integer-digits="1"/>
    </number:number-style>
    <style:style style:data-style-name="nbddba2" style:family="table-cell" style:name="ac7a8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c74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ab6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30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42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42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33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7ac33">
      <number:number number:decimal-places="0" number:grouping="true" number:min-integer-digits="1"/>
    </number:number-style>
    <style:style style:data-style-name="nc7ac33" style:family="table-cell" style:name="a4098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36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a8f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62e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70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1b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9d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e5f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c0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cf2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350c9">
      <number:number number:decimal-places="0" number:grouping="true" number:min-integer-digits="1"/>
    </number:number-style>
    <style:style style:data-style-name="n6350c9" style:family="table-cell" style:name="aba383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2b9fd">
      <number:number number:decimal-places="0" number:grouping="true" number:min-integer-digits="1"/>
    </number:number-style>
    <style:style style:data-style-name="nf2b9fd" style:family="table-cell" style:name="a7e8c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3ef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d13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7b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0d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4d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a0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b0dda">
      <number:number number:decimal-places="0" number:grouping="true" number:min-integer-digits="1"/>
    </number:number-style>
    <style:style style:data-style-name="n7b0dda" style:family="table-cell" style:name="ab44c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5708d">
      <number:number number:decimal-places="0" number:grouping="true" number:min-integer-digits="1"/>
    </number:number-style>
    <style:style style:data-style-name="n05708d" style:family="table-cell" style:name="adc3e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93f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f96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c8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9f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c2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dd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474b8">
      <number:number number:decimal-places="0" number:grouping="true" number:min-integer-digits="1"/>
    </number:number-style>
    <style:style style:data-style-name="ne474b8" style:family="table-cell" style:name="ab1b8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0e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7fc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fa1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5d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2f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f5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930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0c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d1d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f157b">
      <number:number number:decimal-places="0" number:grouping="true" number:min-integer-digits="1"/>
    </number:number-style>
    <style:style style:data-style-name="n1f157b" style:family="table-cell" style:name="a74b2f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3ca29">
      <number:number number:decimal-places="0" number:grouping="true" number:min-integer-digits="1"/>
    </number:number-style>
    <style:style style:data-style-name="nb3ca29" style:family="table-cell" style:name="a65a9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e72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1d5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10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35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2b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4b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3235">
      <number:number number:decimal-places="0" number:grouping="true" number:min-integer-digits="1"/>
    </number:number-style>
    <style:style style:data-style-name="na83235" style:family="table-cell" style:name="a85e57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a1640">
      <number:number number:decimal-places="0" number:grouping="true" number:min-integer-digits="1"/>
    </number:number-style>
    <style:style style:data-style-name="n5a1640" style:family="table-cell" style:name="a036c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b95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e77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eb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b9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97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bb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6725">
      <number:number number:decimal-places="0" number:grouping="true" number:min-integer-digits="1"/>
    </number:number-style>
    <style:style style:data-style-name="n516725" style:family="table-cell" style:name="a33b1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3a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117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42e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08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d2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b513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b7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d4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f642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5f3c3">
      <number:number number:decimal-places="0" number:grouping="true" number:min-integer-digits="1"/>
    </number:number-style>
    <style:style style:data-style-name="n85f3c3" style:family="table-cell" style:name="aa5548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fdb4b">
      <number:number number:decimal-places="0" number:grouping="true" number:min-integer-digits="1"/>
    </number:number-style>
    <style:style style:data-style-name="nafdb4b" style:family="table-cell" style:name="a3d71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a63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35c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26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4a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a5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9f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86ce4">
      <number:number number:decimal-places="0" number:grouping="true" number:min-integer-digits="1"/>
    </number:number-style>
    <style:style style:data-style-name="nf86ce4" style:family="table-cell" style:name="a54633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7858d">
      <number:number number:decimal-places="0" number:grouping="true" number:min-integer-digits="1"/>
    </number:number-style>
    <style:style style:data-style-name="nf7858d" style:family="table-cell" style:name="a299b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105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32d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46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19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b3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5e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da76">
      <number:number number:decimal-places="0" number:grouping="true" number:min-integer-digits="1"/>
    </number:number-style>
    <style:style style:data-style-name="n4cda76" style:family="table-cell" style:name="a5a35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a4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a23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178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f7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a7c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012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69a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eb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da6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f085a">
      <number:number number:decimal-places="0" number:grouping="true" number:min-integer-digits="1"/>
    </number:number-style>
    <style:style style:data-style-name="n9f085a" style:family="table-cell" style:name="a51266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d827e">
      <number:number number:decimal-places="0" number:grouping="true" number:min-integer-digits="1"/>
    </number:number-style>
    <style:style style:data-style-name="n0d827e" style:family="table-cell" style:name="ae2b4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168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5ee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08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6e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3b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37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18837">
      <number:number number:decimal-places="0" number:grouping="true" number:min-integer-digits="1"/>
    </number:number-style>
    <style:style style:data-style-name="n918837" style:family="table-cell" style:name="ab6433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6a4aa">
      <number:number number:decimal-places="0" number:grouping="true" number:min-integer-digits="1"/>
    </number:number-style>
    <style:style style:data-style-name="n46a4aa" style:family="table-cell" style:name="a709a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f23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e60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8d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1e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49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71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112b">
      <number:number number:decimal-places="0" number:grouping="true" number:min-integer-digits="1"/>
    </number:number-style>
    <style:style style:data-style-name="n83112b" style:family="table-cell" style:name="ab6fe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bd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1c9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700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d55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cef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e78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0a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4e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6c57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04575">
      <number:number number:decimal-places="0" number:grouping="true" number:min-integer-digits="1"/>
    </number:number-style>
    <style:style style:data-style-name="n004575" style:family="table-cell" style:name="aeacb8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8b450">
      <number:number number:decimal-places="0" number:grouping="true" number:min-integer-digits="1"/>
    </number:number-style>
    <style:style style:data-style-name="n98b450" style:family="table-cell" style:name="a0a89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d84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f9a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11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46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1f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1a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b1c2">
      <number:number number:decimal-places="0" number:grouping="true" number:min-integer-digits="1"/>
    </number:number-style>
    <style:style style:data-style-name="nc4b1c2" style:family="table-cell" style:name="a1086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e1cde">
      <number:number number:decimal-places="0" number:grouping="true" number:min-integer-digits="1"/>
    </number:number-style>
    <style:style style:data-style-name="n5e1cde" style:family="table-cell" style:name="a1bef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33b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ffd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a7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1b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86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7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87b30">
      <number:number number:decimal-places="0" number:grouping="true" number:min-integer-digits="1"/>
    </number:number-style>
    <style:style style:data-style-name="n087b30" style:family="table-cell" style:name="af0e4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78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cdd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c41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646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735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d4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0d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4f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56d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c6571">
      <number:number number:decimal-places="0" number:grouping="true" number:min-integer-digits="1"/>
    </number:number-style>
    <style:style style:data-style-name="n6c6571" style:family="table-cell" style:name="a9e1b9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0f05e">
      <number:number number:decimal-places="0" number:grouping="true" number:min-integer-digits="1"/>
    </number:number-style>
    <style:style style:data-style-name="n00f05e" style:family="table-cell" style:name="a9872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89b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bcd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16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32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eb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25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b2193">
      <number:number number:decimal-places="0" number:grouping="true" number:min-integer-digits="1"/>
    </number:number-style>
    <style:style style:data-style-name="n7b2193" style:family="table-cell" style:name="aa2768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00cf">
      <number:number number:decimal-places="0" number:grouping="true" number:min-integer-digits="1"/>
    </number:number-style>
    <style:style style:data-style-name="n9d00cf" style:family="table-cell" style:name="aff46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04f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901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ac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b6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aa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b0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f4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68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64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4d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d2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cf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83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5d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45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7d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5e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9d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18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0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69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fe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14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4a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1c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46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88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1f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c8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c0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60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4c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ae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97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39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25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de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9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26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c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b8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71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13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59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29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0e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06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f9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dd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3f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98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a0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1a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03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72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72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f5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54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ad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a4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09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e6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54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36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fe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ab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6c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93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68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e6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45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0b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dd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0d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f6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8a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49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c3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41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e3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db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9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4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9b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17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73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de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8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e2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b4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25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7f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c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98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0f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c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8d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54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d9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e2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4e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e7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60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77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ea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bb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3a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5f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d5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72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c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9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0c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8e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81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18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e1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cc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c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fb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60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52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35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f3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3c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1f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7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d8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bf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4c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1f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7d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22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19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d9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ad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4b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c8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3e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70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df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c9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37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1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0f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c1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b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dd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af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57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14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0c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5e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ed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e0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fa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e3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a0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b8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a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fd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31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2b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95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49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c0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a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4e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09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73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3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28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d8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73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79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7b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ac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6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dd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95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a3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64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5a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a6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8a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53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27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83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0b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5a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e1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d5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fa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bf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74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61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37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4a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8f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84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02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2d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81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0a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4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53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c1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fd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10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b5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84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13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13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92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27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d5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84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a8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45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3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ee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e6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c5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8a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f2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19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40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5d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b0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93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7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49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2c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d9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c9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ee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c4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c7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eb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d5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13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c9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30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d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c3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05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3b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92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2a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9f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f1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26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c7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77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ee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b9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e7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0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e0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8d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0a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1d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8d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a7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d8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0c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5e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44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bc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e8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bb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5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7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3d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91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e4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27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b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cc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06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cd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c0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a0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2e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11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1b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e5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df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e6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1c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f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bb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6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57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9a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f4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ec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4f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6a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4f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2e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c8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15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3e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1c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41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c2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db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a5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8e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c3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c5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9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a3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c2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14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c8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f9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7d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f7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41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33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9a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b5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03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d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39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6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29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5c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34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6d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2f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b4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46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6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5a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43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8a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5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d2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e4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fe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15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34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34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03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54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a6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94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09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ba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d6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6e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d4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93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5c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a5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1a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f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67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5f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5e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4d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b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73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3b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53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25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39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d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bd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b5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81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e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27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38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ef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8d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e6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67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07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2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e2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7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99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9f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f1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8c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41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b2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d5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36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28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3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c8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87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c7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02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5e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d5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db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f1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02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003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f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5d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3a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25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44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72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08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4a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66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64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42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64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4a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31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bb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46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fd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3d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b3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ac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4e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e8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6b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e2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93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0f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d1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90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d6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60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04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7a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85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a7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39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0a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9c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04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d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b6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b5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bb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9e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ae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bb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15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5d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96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40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3f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d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22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c0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26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d6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e7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50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a7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26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b5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71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a5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7d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3f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1c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e3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dd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fc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39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99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d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77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08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2f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7b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74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40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ab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7a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b0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e6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95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1b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1e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1b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7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f7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d6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63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40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4f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2e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2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19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e3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ab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8f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8d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58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b5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98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02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98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53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d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4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cf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4c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f4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11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e8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6a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6a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4f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a4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f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7f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ef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b8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92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15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db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8a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0d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16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b2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79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94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76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b9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c4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89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bd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bd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85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f9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4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27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52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38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d2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ed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67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2d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95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1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8c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42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e3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03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ff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25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0b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a2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19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cf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28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56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8b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87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d9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35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4a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cd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a2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c7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9c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5b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6a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8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dd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c2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dd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f7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e2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37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be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70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20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a0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54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c9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ea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fa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8b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27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7e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9d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7e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1e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b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03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70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c8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69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0d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78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dd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30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ef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5b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36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ab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41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5d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36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ad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d9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0b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f2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1d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6d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37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36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12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23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b7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a4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be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8d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9a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92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10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bc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de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6e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30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55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e5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bd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30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f0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31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07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9c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19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20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42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c7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b9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ae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1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f5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c9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85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60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cb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93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d1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3b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9f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e2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a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e8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8f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d9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f6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9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80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6c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46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65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64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9d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d5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ee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f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fc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ba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84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18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11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2a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d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0a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b3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0d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bd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2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65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78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36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eb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48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b5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4a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27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37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f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89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4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16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ef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54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af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7b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ad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22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7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24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c7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73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b5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f0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8e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26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f1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43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b8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64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5f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16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e9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4a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af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1c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f8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f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17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a6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d6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54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df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51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69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c7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4e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8f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de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63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a9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b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27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d7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1b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78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ba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fb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b2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ef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c0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4a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c5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c8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40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d0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77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a3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0d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00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2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2c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6a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5d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0d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9a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b3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fe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18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a6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8a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37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3b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76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42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0a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71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21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9a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27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06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ca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f9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88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4f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81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b8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0d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95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51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38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97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f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41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c2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7e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81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29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85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77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f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91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13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2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87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16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44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35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cad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f5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68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17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99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c1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0c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94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b4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a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e9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6b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59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04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9f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3b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1b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13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57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45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fa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2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89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3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0f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63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58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20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79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67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63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91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62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d3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ed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0e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4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df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b9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84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e6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12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0a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bf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5a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49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93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8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80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c2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52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3b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85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25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a2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ee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2c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b6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f8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6c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5d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25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18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a8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e0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b1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c2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69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67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8b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15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52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4f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ad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2f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85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ae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97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c8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86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9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a6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c9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1f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c5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f1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6a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d9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e5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8e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3b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25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13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63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92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9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d4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8a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dc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f5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c7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cb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15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15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50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8c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21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2e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92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9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ef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a6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8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00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2b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2d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3c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2f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a8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af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53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f5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be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a3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46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0b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3b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b9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1a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3c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b3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e8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72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5f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44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57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38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b1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20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b5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4b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4a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6d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ec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e5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ab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4e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44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ae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b7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26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62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a4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5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6d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cb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5b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dd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9d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b5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33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57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13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67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89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68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f9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6f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4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d0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77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62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7e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41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db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01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32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2a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71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e1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27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c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26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03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02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54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4a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f3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bc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eb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01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57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e4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2e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3a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0b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63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d5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2b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318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f7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f5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c2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d4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d3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4c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84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f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14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ce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b7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6e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05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b1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e8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3a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5b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78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1c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16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e2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d0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44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1a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45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1e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bc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21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f3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2a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f4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2c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3a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4c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87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6d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20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e0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62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cd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a7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14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b8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2a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3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3d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ed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a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a1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45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7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0d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8e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ea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0f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6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04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d3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c7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e5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0b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c4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cc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e8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18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61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75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91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a6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8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60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5e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b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e8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c6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62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56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ff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36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92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0b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8b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33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d8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10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9f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1f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a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a3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8a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61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c8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96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13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ce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29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42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5b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9f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e8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52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35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9b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e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10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e4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2a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b8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3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8c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8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49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52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da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33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d4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84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9c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7e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1e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b6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4c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a8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ad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dd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df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f2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2b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0e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42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6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9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ff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5e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9d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3e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a1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90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68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5f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c4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ed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9c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43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f7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c1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21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06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11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12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c8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30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27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30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12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2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c5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86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52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e5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b3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3b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8f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93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b1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5f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a2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e3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da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a4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79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5d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99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e5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7c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ea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7b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0c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6f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50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2d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fb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6b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7d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76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9c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ae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be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0f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3b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69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4a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8f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c9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c8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bf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dd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e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d7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75d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da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43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11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cb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37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2a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a8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c6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a6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04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d8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b9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d6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55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e0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bc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f4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83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63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2b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99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4a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51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85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4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0e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a9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4f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9f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e3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98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d9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6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43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9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11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63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aa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1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b8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c5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b4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a0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ab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db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65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f6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0f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8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a9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2f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99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9d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52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05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3c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97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09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11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f4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03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00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b1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7d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63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b6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2d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5b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c8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ec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3c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e6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22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d1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30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13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f6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0a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42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6c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de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6b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e6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ef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8c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9e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d0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72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d9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c7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23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3f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a9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a0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9b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9a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93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03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ee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1c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9f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cb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6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1e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92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e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35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a4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9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47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0a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1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41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04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e1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44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03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9c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64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fa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ba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51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f8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6d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d2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75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1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33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d3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33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9e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3e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00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67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c6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ca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05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ca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3f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ea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eb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49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39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7f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c4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8d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68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db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11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33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3f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88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4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38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7d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fe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e4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99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c0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4d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32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32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16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ed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50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48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b9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4a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48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61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63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c1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85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4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fd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13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8b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5f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87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8e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01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6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79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7a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62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13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08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7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e3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1f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01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dc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6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af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35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67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7e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ae0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98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93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f4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0d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98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86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31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fc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47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87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90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7c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6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2c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8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bd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6f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e7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ff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d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3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92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8e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e9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a3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09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28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41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67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21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8e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d7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0a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2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bd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6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b4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63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de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45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39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b2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a5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fd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ad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9a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1a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3d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9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47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2b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9a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41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f9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93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e2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69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6b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ef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93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17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82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05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1c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f7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f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a0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a3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1b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88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9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2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c6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fb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71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2e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17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d6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db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23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ea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ab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5e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87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44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78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d1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42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07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47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28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a1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e9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2b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26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2f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cc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46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22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20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fb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6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83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23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f7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6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b7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cc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c1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31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c5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e7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dc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05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ba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69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77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41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94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c8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a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d0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78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f9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ff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32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37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60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bc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4e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91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59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f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0e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a8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4a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2a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c5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8f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46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63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95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f5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bc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df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7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47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c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74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2b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de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01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f0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69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fc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fd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38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62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bd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d4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fc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44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41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4e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5e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30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a9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a8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4f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1a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ab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ff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9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c1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e8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cf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3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3e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39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2a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40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f6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9d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80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a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e1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89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1f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6e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7e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bc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cd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08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de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d1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20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7b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9b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44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703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2c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b3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95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8a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fb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8a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bb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85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bd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9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28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5b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8d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86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ef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26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a7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b6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ef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24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b7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7d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fa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e8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dd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0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67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53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c6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61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89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3d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9a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7f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ef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ee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af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1b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6d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c1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25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5d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57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a9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f8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26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66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5c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1b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55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32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64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a7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d0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3d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5a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3f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cb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f0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0d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2b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18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18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58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c8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77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b2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e3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54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37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1a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1d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39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99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ef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21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4c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c9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41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57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ba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59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d2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08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8b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9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8b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35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f4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41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64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56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e1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1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61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f1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77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e7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73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15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72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75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41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30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9a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b3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44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d5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be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45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af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5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e6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ca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05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4d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b1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f8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6a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a3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09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1e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0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5a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af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cf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e5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63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3e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a6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9b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60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a8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8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01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c9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4c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af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11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19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31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99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12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db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fa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60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fa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c1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9e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39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21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29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0b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52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d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a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23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db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2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73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c8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5b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ae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13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f4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6a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57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32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fb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3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b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c3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74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28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3a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00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0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bf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18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84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58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28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f6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e6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51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c5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99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63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db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6f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6c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93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13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ba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86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31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f2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c0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63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70e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34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ff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86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6c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2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fe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a8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9f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7c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bd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3f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89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9d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40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6f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d3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30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2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bc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a9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bf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1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01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1b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b3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c6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98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ad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16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f7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a4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82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a9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b5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ed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ac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c2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0a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cd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a0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a1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9b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06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d5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2b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f7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96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05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47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8f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d5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aa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47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0d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75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90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0f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10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2f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ad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f3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97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3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9f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93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9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62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8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65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4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34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9a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48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fd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be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fa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f7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30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ea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b5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f4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4d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fb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b2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54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5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e0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a3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f7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af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c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77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7e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21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7c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45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76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a0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ec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13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8a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32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16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44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a4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ed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30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7e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60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06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89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5f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33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3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5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4f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1f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cb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a5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3e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ea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d5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4e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f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1f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7d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6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c6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5a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db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6a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50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9d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45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cd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f1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bb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15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e4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ea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0b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1f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c6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2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f0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21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51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b8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fd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c2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62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46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a3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f6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76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81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c5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cd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23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b6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96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12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2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96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a9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37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e9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a7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09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6f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aa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69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c3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04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9d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51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4a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36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ac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14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1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3e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c3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f1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6e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3d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b1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f0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f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31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f8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3e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24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40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18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2b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dc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e9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455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62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b5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ec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a2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67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8c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fd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64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78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20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9d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85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55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88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92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e1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8e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62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f0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0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5c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f5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a9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1e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29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d9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0b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3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3e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ce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af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44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50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d9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b4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7d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c8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e1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54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0e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19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50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26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1d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79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73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a1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7c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bc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a5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ac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98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41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8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56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6d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26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aa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ff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1f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2e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ba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8a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16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13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b8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69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c1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2e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f1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90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65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af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f4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ab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9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cd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68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1d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42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b1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ad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a7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5d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f7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9e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ba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b5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0a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e8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d3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68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c3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c4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6f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f5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0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09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65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05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39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e2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b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50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f7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a7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4c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39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27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97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ca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09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7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7d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ef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e9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f4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7c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f6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02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0d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8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a5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5c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72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33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81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62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6d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2c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f9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32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c2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11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9f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0f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34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bf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b6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ab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2b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72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c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10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2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e6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aa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64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06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af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0b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d8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0d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4d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3a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6d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9e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b8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5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6d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cf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72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b1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c2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20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51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05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7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6d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4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5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36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8a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f5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9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44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3f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c8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56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ad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9c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5d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1b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77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c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30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4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cc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d5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a8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29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ee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1d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59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8d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05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67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2a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f7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4a3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ae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b8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b0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07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3e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df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cc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78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b9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50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09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91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ff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81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a9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18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29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7a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90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b1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10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3e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37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c5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00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d0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4a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5a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a5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1c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ff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49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4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3f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7f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6c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1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f8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e3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ad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74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3b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b3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12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93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2d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d6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2f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74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1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67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92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f6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dc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2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20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15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70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99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74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27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dc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69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a3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06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fa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0f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16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97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4d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af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4b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5d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12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5a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a4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1b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cb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a6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aa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99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c2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ac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69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1b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4b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ff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b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2c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c4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67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96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b4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97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7e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19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8a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b7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74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59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f0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71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94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68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b9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6f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5e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6b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f5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59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3a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33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69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6f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2f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f3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3c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f9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12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7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8a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83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16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d7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d0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2d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ca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4b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6b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84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ca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69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8c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bd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c9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ff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5f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39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b6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80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5b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ad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17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6a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db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5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e8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e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86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3a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90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9f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28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d3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c2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61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fc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78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57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ef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8b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ed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74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9e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a1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91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91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3b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f9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e4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32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2c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a3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b1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5f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2e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4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1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36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5b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d0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a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1f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53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f5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89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80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ae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f4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8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f2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17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4f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3a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5f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b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37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4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84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ae7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58dc50">
        <table:table-column table:number-columns-repeated="5" table:style-name="ad4aecd"/>
        <table:table-column table:style-name="ad4aecd"/>
        <table:table-column table:style-name="ad4aecd"/>
        <table:table-column table:style-name="ad4aecd"/>
        <table:table-column table:style-name="ad4aecd"/>
        <table:table-column table:style-name="ad4aecd"/>
        <table:table-row>
          <table:table-cell office:string-value="Teachers Preferences and Assignment" office:value-type="string" table:style-name="ad6b01e">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67ac56">
            <text:p>Study Level</text:p>
          </table:table-cell>
          <table:table-cell office:string-value="Semester" office:value-type="string" table:style-name="ad5dcc4">
            <text:p>Semester</text:p>
          </table:table-cell>
          <table:table-cell office:string-value="Course Type" office:value-type="string" table:style-name="a1724ef">
            <text:p>Course Type</text:p>
          </table:table-cell>
          <table:table-cell office:string-value="Number of groups" office:value-type="string" table:style-name="a480d5d">
            <text:p>Number of groups</text:p>
          </table:table-cell>
          <table:table-cell office:string-value="Number of hours" office:value-type="string" table:style-name="a352424">
            <text:p>Number of hours</text:p>
          </table:table-cell>
          <table:table-cell office:string-value="Candidate's First Name" office:value-type="string" table:style-name="a717652">
            <text:p>Candidate's First Name</text:p>
          </table:table-cell>
          <table:table-cell office:string-value="Candidate's Last Name" office:value-type="string" table:style-name="a34d83e">
            <text:p>Candidate's Last Name</text:p>
          </table:table-cell>
          <table:table-cell office:string-value="Choice" office:value-type="string" table:style-name="a019f55">
            <text:p>Choice</text:p>
          </table:table-cell>
          <table:table-cell office:string-value="Assignment" office:value-type="string" table:style-name="a8925da">
            <text:p>Assignment</text:p>
          </table:table-cell>
          <table:table-cell office:value-type="string" table:style-name="a4f9694"/>
        </table:table-row>
        <table:table-row>
          <table:table-cell office:string-value="DE1" office:value-type="string" table:style-name="a27e8a3">
            <text:p>DE1</text:p>
          </table:table-cell>
          <table:table-cell office:value="1.0" office:value-type="float" table:style-name="a5f92b3">
            <text:p>1</text:p>
          </table:table-cell>
          <table:table-cell office:string-value="testcourse1" office:value-type="string" table:style-name="a91a193">
            <text:p>testcourse1</text:p>
          </table:table-cell>
          <table:table-cell table:style-name="a6f826d"/>
          <table:table-cell table:style-name="ab50325"/>
          <table:table-cell table:style-name="a9fb73e"/>
          <table:table-cell table:style-name="a182e04"/>
          <table:table-cell table:style-name="ad6cd59"/>
          <table:table-cell table:style-name="ae12eee"/>
          <table:table-cell table:style-name="ac97c56"/>
        </table:table-row>
        <table:table-row>
          <table:table-cell table:style-name="abcf466"/>
          <table:table-cell table:style-name="a8ff98b"/>
          <table:table-cell office:string-value="CM" office:value-type="string" table:style-name="a872eda">
            <text:p>CM</text:p>
          </table:table-cell>
          <table:table-cell office:value="3.0" office:value-type="float" table:style-name="a7ccdd3">
            <text:p>3</text:p>
          </table:table-cell>
          <table:table-cell office:value="1.0" office:value-type="float" table:style-name="a4a1af6">
            <text:p>1</text:p>
          </table:table-cell>
          <table:table-cell office:string-value="teacher1FirstName" office:value-type="string" table:style-name="a454a62">
            <text:p>teacher1FirstName</text:p>
          </table:table-cell>
          <table:table-cell office:string-value="teacher1LastName" office:value-type="string" table:style-name="a7423f9">
            <text:p>teacher1LastName</text:p>
          </table:table-cell>
          <table:table-cell office:string-value="A" office:value-type="string" table:style-name="a956ac0">
            <text:p>A</text:p>
          </table:table-cell>
          <table:table-cell table:style-name="a3e5110"/>
          <table:table-cell table:style-name="a670210"/>
        </table:table-row>
        <table:table-row>
          <table:table-cell table:style-name="a8c681d"/>
          <table:table-cell table:style-name="ab55d20"/>
          <table:table-cell table:style-name="ac6f524"/>
          <table:table-cell table:style-name="af0f78c"/>
          <table:table-cell table:style-name="a37da36"/>
          <table:table-cell table:style-name="a1398e4"/>
          <table:table-cell table:style-name="a4e2c84"/>
          <table:table-cell table:style-name="aca3442"/>
          <table:table-cell table:style-name="adb6298"/>
          <table:table-cell table:style-name="a81ae57"/>
        </table:table-row>
        <table:table-row>
          <table:table-cell table:style-name="a1964bc"/>
          <table:table-cell table:style-name="a363a26"/>
          <table:table-cell office:string-value="TD" office:value-type="string" table:style-name="a8262a6">
            <text:p>TD</text:p>
          </table:table-cell>
          <table:table-cell office:value="4.0" office:value-type="float" table:style-name="a062a4a">
            <text:p>4</text:p>
          </table:table-cell>
          <table:table-cell office:value="1.0" office:value-type="float" table:style-name="a591813">
            <text:p>1</text:p>
          </table:table-cell>
          <table:table-cell office:string-value="teacher1FirstName" office:value-type="string" table:style-name="a5a308a">
            <text:p>teacher1FirstName</text:p>
          </table:table-cell>
          <table:table-cell office:string-value="teacher1LastName" office:value-type="string" table:style-name="abe0b86">
            <text:p>teacher1LastName</text:p>
          </table:table-cell>
          <table:table-cell office:string-value="B" office:value-type="string" table:style-name="a8f9f77">
            <text:p>B</text:p>
          </table:table-cell>
          <table:table-cell table:style-name="a2af06c"/>
          <table:table-cell table:style-name="a95af51"/>
        </table:table-row>
        <table:table-row>
          <table:table-cell table:style-name="ae34d20"/>
          <table:table-cell table:style-name="ae825ff"/>
          <table:table-cell table:style-name="acf680e"/>
          <table:table-cell table:style-name="a4df52c"/>
          <table:table-cell table:style-name="a4c43da"/>
          <table:table-cell table:style-name="ad89329"/>
          <table:table-cell table:style-name="a1db3d6"/>
          <table:table-cell table:style-name="a78ffca"/>
          <table:table-cell table:style-name="a01b5bc"/>
          <table:table-cell table:style-name="abab8b5"/>
        </table:table-row>
        <table:table-row>
          <table:table-cell office:string-value="DE1" office:value-type="string" table:style-name="adc6fc3">
            <text:p>DE1</text:p>
          </table:table-cell>
          <table:table-cell office:value="1.0" office:value-type="float" table:style-name="a2538ee">
            <text:p>1</text:p>
          </table:table-cell>
          <table:table-cell office:string-value="testcourse2" office:value-type="string" table:style-name="a1898db">
            <text:p>testcourse2</text:p>
          </table:table-cell>
          <table:table-cell table:style-name="a1b5689"/>
          <table:table-cell table:style-name="a9bf49d"/>
          <table:table-cell table:style-name="a1a220f"/>
          <table:table-cell table:style-name="a417a69"/>
          <table:table-cell table:style-name="ac74499"/>
          <table:table-cell table:style-name="a33ea04"/>
          <table:table-cell table:style-name="a1b4e22"/>
        </table:table-row>
        <table:table-row>
          <table:table-cell table:style-name="a1fd288"/>
          <table:table-cell table:style-name="aec44c8"/>
          <table:table-cell office:string-value="CM" office:value-type="string" table:style-name="a6484c8">
            <text:p>CM</text:p>
          </table:table-cell>
          <table:table-cell office:value="3.0" office:value-type="float" table:style-name="ac22a95">
            <text:p>3</text:p>
          </table:table-cell>
          <table:table-cell office:value="1.0" office:value-type="float" table:style-name="a59c89a">
            <text:p>1</text:p>
          </table:table-cell>
          <table:table-cell office:string-value="teacher2FirstName" office:value-type="string" table:style-name="a7391ea">
            <text:p>teacher2FirstName</text:p>
          </table:table-cell>
          <table:table-cell office:string-value="teacher2LastName" office:value-type="string" table:style-name="a575e80">
            <text:p>teacher2LastName</text:p>
          </table:table-cell>
          <table:table-cell office:string-value="A" office:value-type="string" table:style-name="a910caa">
            <text:p>A</text:p>
          </table:table-cell>
          <table:table-cell table:style-name="a3c0d98"/>
          <table:table-cell table:style-name="a778f64"/>
        </table:table-row>
        <table:table-row>
          <table:table-cell table:style-name="a84cf74"/>
          <table:table-cell table:style-name="ad772da"/>
          <table:table-cell table:style-name="a061784"/>
          <table:table-cell table:style-name="a99c268"/>
          <table:table-cell table:style-name="a671169"/>
          <table:table-cell table:style-name="a75f405"/>
          <table:table-cell table:style-name="a8e956b"/>
          <table:table-cell table:style-name="ae7868b"/>
          <table:table-cell table:style-name="a3dec25"/>
          <table:table-cell table:style-name="ab8b0d7"/>
        </table:table-row>
        <table:table-row>
          <table:table-cell table:style-name="a4d8334"/>
          <table:table-cell table:style-name="a060866"/>
          <table:table-cell office:string-value="TD" office:value-type="string" table:style-name="a607f39">
            <text:p>TD</text:p>
          </table:table-cell>
          <table:table-cell office:value="4.0" office:value-type="float" table:style-name="ad96788">
            <text:p>4</text:p>
          </table:table-cell>
          <table:table-cell office:value="1.0" office:value-type="float" table:style-name="afe6c9b">
            <text:p>1</text:p>
          </table:table-cell>
          <table:table-cell office:string-value="teacher2FirstName" office:value-type="string" table:style-name="ab8f869">
            <text:p>teacher2FirstName</text:p>
          </table:table-cell>
          <table:table-cell office:string-value="teacher2LastName" office:value-type="string" table:style-name="ac031e5">
            <text:p>teacher2LastName</text:p>
          </table:table-cell>
          <table:table-cell office:string-value="B" office:value-type="string" table:style-name="a20def7">
            <text:p>B</text:p>
          </table:table-cell>
          <table:table-cell table:style-name="a441f49"/>
          <table:table-cell table:style-name="aba8701"/>
        </table:table-row>
        <table:table-row>
          <table:table-cell table:style-name="acb5d10"/>
          <table:table-cell table:style-name="af14a85"/>
          <table:table-cell table:style-name="adb9939"/>
          <table:table-cell table:style-name="aa1d413"/>
          <table:table-cell table:style-name="a04cb02"/>
          <table:table-cell table:style-name="a690dd7"/>
          <table:table-cell table:style-name="a788a32"/>
          <table:table-cell table:style-name="a366c0d"/>
          <table:table-cell table:style-name="ab6a249"/>
          <table:table-cell table:style-name="a420746"/>
        </table:table-row>
        <table:table-row>
          <table:table-cell office:string-value="DE1" office:value-type="string" table:style-name="a44ae44">
            <text:p>DE1</text:p>
          </table:table-cell>
          <table:table-cell office:value="1.0" office:value-type="float" table:style-name="a76ee3b">
            <text:p>1</text:p>
          </table:table-cell>
          <table:table-cell office:string-value="testcourse3" office:value-type="string" table:style-name="a5872a5">
            <text:p>testcourse3</text:p>
          </table:table-cell>
          <table:table-cell table:style-name="a49bd9f"/>
          <table:table-cell table:style-name="a21ecab"/>
          <table:table-cell table:style-name="a11d55c"/>
          <table:table-cell table:style-name="ad03bea"/>
          <table:table-cell table:style-name="a2a8637"/>
          <table:table-cell table:style-name="a6422b9"/>
          <table:table-cell table:style-name="a7b8e80"/>
        </table:table-row>
        <table:table-row>
          <table:table-cell table:style-name="a9c457c"/>
          <table:table-cell table:style-name="af6667e"/>
          <table:table-cell office:string-value="CM" office:value-type="string" table:style-name="a50d3f6">
            <text:p>CM</text:p>
          </table:table-cell>
          <table:table-cell office:value="3.0" office:value-type="float" table:style-name="ad1bcde">
            <text:p>3</text:p>
          </table:table-cell>
          <table:table-cell office:value="1.0" office:value-type="float" table:style-name="acb6cd1">
            <text:p>1</text:p>
          </table:table-cell>
          <table:table-cell office:string-value="teacher3FirstName" office:value-type="string" table:style-name="a68146f">
            <text:p>teacher3FirstName</text:p>
          </table:table-cell>
          <table:table-cell office:string-value="teacher3LastName" office:value-type="string" table:style-name="a2b6578">
            <text:p>teacher3LastName</text:p>
          </table:table-cell>
          <table:table-cell office:string-value="A" office:value-type="string" table:style-name="a9dcf29">
            <text:p>A</text:p>
          </table:table-cell>
          <table:table-cell table:style-name="ae77d11"/>
          <table:table-cell table:style-name="ab4499e"/>
        </table:table-row>
        <table:table-row>
          <table:table-cell table:style-name="a6e7d37"/>
          <table:table-cell table:style-name="a8664da"/>
          <table:table-cell table:style-name="a5ac1ae"/>
          <table:table-cell table:style-name="a2fd366"/>
          <table:table-cell table:style-name="a9e37e4"/>
          <table:table-cell table:style-name="a729814"/>
          <table:table-cell table:style-name="a6efb57"/>
          <table:table-cell table:style-name="a378292"/>
          <table:table-cell table:style-name="ac5673c"/>
          <table:table-cell table:style-name="ad13e72"/>
        </table:table-row>
        <table:table-row>
          <table:table-cell table:style-name="ac35ea0"/>
          <table:table-cell table:style-name="a52421b"/>
          <table:table-cell office:string-value="TD" office:value-type="string" table:style-name="a08225a">
            <text:p>TD</text:p>
          </table:table-cell>
          <table:table-cell office:value="4.0" office:value-type="float" table:style-name="ae82eab">
            <text:p>4</text:p>
          </table:table-cell>
          <table:table-cell office:value="1.0" office:value-type="float" table:style-name="ab5765e">
            <text:p>1</text:p>
          </table:table-cell>
          <table:table-cell office:string-value="teacher3FirstName" office:value-type="string" table:style-name="a8dfb6a">
            <text:p>teacher3FirstName</text:p>
          </table:table-cell>
          <table:table-cell office:string-value="teacher3LastName" office:value-type="string" table:style-name="a38b36b">
            <text:p>teacher3LastName</text:p>
          </table:table-cell>
          <table:table-cell office:string-value="B" office:value-type="string" table:style-name="a2cc448">
            <text:p>B</text:p>
          </table:table-cell>
          <table:table-cell table:style-name="a210cc6"/>
          <table:table-cell table:style-name="ae1b91e"/>
        </table:table-row>
        <table:table-row>
          <table:table-cell table:style-name="a899db8"/>
          <table:table-cell table:style-name="a82648f"/>
          <table:table-cell table:style-name="ac20cc8"/>
          <table:table-cell table:style-name="af74c83"/>
          <table:table-cell table:style-name="a0e2a81"/>
          <table:table-cell table:style-name="a7f86ed"/>
          <table:table-cell table:style-name="ab08a28"/>
          <table:table-cell table:style-name="a59fe4e"/>
          <table:table-cell table:style-name="aa98cca"/>
          <table:table-cell table:style-name="a75dfe4"/>
        </table:table-row>
        <table:table-row>
          <table:table-cell office:string-value="DE1" office:value-type="string" table:style-name="ab5fad8">
            <text:p>DE1</text:p>
          </table:table-cell>
          <table:table-cell office:value="1.0" office:value-type="float" table:style-name="a5d501b">
            <text:p>1</text:p>
          </table:table-cell>
          <table:table-cell office:string-value="testcourse4" office:value-type="string" table:style-name="ab44de6">
            <text:p>testcourse4</text:p>
          </table:table-cell>
          <table:table-cell table:style-name="a6aecb1"/>
          <table:table-cell table:style-name="a915045"/>
          <table:table-cell table:style-name="a7e06da"/>
          <table:table-cell table:style-name="a20b522"/>
          <table:table-cell table:style-name="af6595d"/>
          <table:table-cell table:style-name="a03d087"/>
          <table:table-cell table:style-name="a2e4f09"/>
        </table:table-row>
        <table:table-row>
          <table:table-cell table:style-name="ac418ce"/>
          <table:table-cell table:style-name="a204a10"/>
          <table:table-cell office:string-value="CM" office:value-type="string" table:style-name="ac21004">
            <text:p>CM</text:p>
          </table:table-cell>
          <table:table-cell office:value="3.0" office:value-type="float" table:style-name="aaee628">
            <text:p>3</text:p>
          </table:table-cell>
          <table:table-cell office:value="1.0" office:value-type="float" table:style-name="a2eab58">
            <text:p>1</text:p>
          </table:table-cell>
          <table:table-cell office:string-value="teacher4FirstName" office:value-type="string" table:style-name="ad85d4d">
            <text:p>teacher4FirstName</text:p>
          </table:table-cell>
          <table:table-cell office:string-value="teacher4LastName" office:value-type="string" table:style-name="adbf3d9">
            <text:p>teacher4LastName</text:p>
          </table:table-cell>
          <table:table-cell office:string-value="A" office:value-type="string" table:style-name="a1a2aba">
            <text:p>A</text:p>
          </table:table-cell>
          <table:table-cell table:style-name="a54cef2"/>
          <table:table-cell table:style-name="af9e9aa"/>
        </table:table-row>
        <table:table-row>
          <table:table-cell table:style-name="a8c092a"/>
          <table:table-cell table:style-name="a86311d"/>
          <table:table-cell table:style-name="a4e941f"/>
          <table:table-cell table:style-name="a13846d"/>
          <table:table-cell table:style-name="aa1a82b"/>
          <table:table-cell table:style-name="ad43173"/>
          <table:table-cell table:style-name="a99bbd8"/>
          <table:table-cell table:style-name="ad7a874"/>
          <table:table-cell table:style-name="a73fdfa"/>
          <table:table-cell table:style-name="a06ccc5"/>
        </table:table-row>
        <table:table-row>
          <table:table-cell table:style-name="a0969c1"/>
          <table:table-cell table:style-name="a0077a3"/>
          <table:table-cell office:string-value="TD" office:value-type="string" table:style-name="af28a35">
            <text:p>TD</text:p>
          </table:table-cell>
          <table:table-cell office:value="4.0" office:value-type="float" table:style-name="a46ba09">
            <text:p>4</text:p>
          </table:table-cell>
          <table:table-cell office:value="1.0" office:value-type="float" table:style-name="ae37b29">
            <text:p>1</text:p>
          </table:table-cell>
          <table:table-cell office:string-value="teacher4FirstName" office:value-type="string" table:style-name="ad99675">
            <text:p>teacher4FirstName</text:p>
          </table:table-cell>
          <table:table-cell office:string-value="teacher4LastName" office:value-type="string" table:style-name="ad48849">
            <text:p>teacher4LastName</text:p>
          </table:table-cell>
          <table:table-cell office:string-value="B" office:value-type="string" table:style-name="a571fb7">
            <text:p>B</text:p>
          </table:table-cell>
          <table:table-cell table:style-name="ac6d337"/>
          <table:table-cell table:style-name="a406d84"/>
        </table:table-row>
        <table:table-row>
          <table:table-cell table:style-name="a87feb6"/>
          <table:table-cell table:style-name="a9ebb64"/>
          <table:table-cell table:style-name="aaeb4d9"/>
          <table:table-cell table:style-name="ad2ff0b"/>
          <table:table-cell table:style-name="a17c6a2"/>
          <table:table-cell table:style-name="acdfc4f"/>
          <table:table-cell table:style-name="a73859a"/>
          <table:table-cell table:style-name="a8c9f6c"/>
          <table:table-cell table:style-name="a7164a0"/>
          <table:table-cell table:style-name="af87893"/>
        </table:table-row>
        <table:table-row>
          <table:table-cell office:string-value="DE1" office:value-type="string" table:style-name="a880234">
            <text:p>DE1</text:p>
          </table:table-cell>
          <table:table-cell office:value="1.0" office:value-type="float" table:style-name="a8a52cc">
            <text:p>1</text:p>
          </table:table-cell>
          <table:table-cell office:string-value="testcourse5" office:value-type="string" table:style-name="a414c9e">
            <text:p>testcourse5</text:p>
          </table:table-cell>
          <table:table-cell table:style-name="aa24089"/>
          <table:table-cell table:style-name="a718586"/>
          <table:table-cell table:style-name="a7d2a65"/>
          <table:table-cell table:style-name="a35c235"/>
          <table:table-cell table:style-name="a85c8aa"/>
          <table:table-cell table:style-name="a0e614e"/>
          <table:table-cell table:style-name="ab1f776"/>
        </table:table-row>
        <table:table-row>
          <table:table-cell table:style-name="ab414d9"/>
          <table:table-cell table:style-name="a7e46cb"/>
          <table:table-cell office:string-value="CM" office:value-type="string" table:style-name="a39a177">
            <text:p>CM</text:p>
          </table:table-cell>
          <table:table-cell office:value="3.0" office:value-type="float" table:style-name="ad39135">
            <text:p>3</text:p>
          </table:table-cell>
          <table:table-cell office:value="1.0" office:value-type="float" table:style-name="a9c50b0">
            <text:p>1</text:p>
          </table:table-cell>
          <table:table-cell office:string-value="teacher5FirstName" office:value-type="string" table:style-name="aaef952">
            <text:p>teacher5FirstName</text:p>
          </table:table-cell>
          <table:table-cell office:string-value="teacher5LastName" office:value-type="string" table:style-name="a26cd13">
            <text:p>teacher5LastName</text:p>
          </table:table-cell>
          <table:table-cell office:string-value="A" office:value-type="string" table:style-name="abd8536">
            <text:p>A</text:p>
          </table:table-cell>
          <table:table-cell table:style-name="a5af529"/>
          <table:table-cell table:style-name="a720cab"/>
        </table:table-row>
        <table:table-row>
          <table:table-cell table:style-name="a2b4a53"/>
          <table:table-cell table:style-name="a59fdd3"/>
          <table:table-cell table:style-name="a416a2f"/>
          <table:table-cell table:style-name="a041491"/>
          <table:table-cell table:style-name="a67a6ff"/>
          <table:table-cell table:style-name="a814795"/>
          <table:table-cell table:style-name="a3ebd27"/>
          <table:table-cell table:style-name="a697c57"/>
          <table:table-cell table:style-name="a3478a2"/>
          <table:table-cell table:style-name="ae5b973"/>
        </table:table-row>
        <table:table-row>
          <table:table-cell table:style-name="ac91c42"/>
          <table:table-cell table:style-name="ab53d8b"/>
          <table:table-cell office:string-value="TD" office:value-type="string" table:style-name="a3255e1">
            <text:p>TD</text:p>
          </table:table-cell>
          <table:table-cell office:value="4.0" office:value-type="float" table:style-name="a211353">
            <text:p>4</text:p>
          </table:table-cell>
          <table:table-cell office:value="1.0" office:value-type="float" table:style-name="ab422fb">
            <text:p>1</text:p>
          </table:table-cell>
          <table:table-cell office:string-value="teacher5FirstName" office:value-type="string" table:style-name="a0b5cd6">
            <text:p>teacher5FirstName</text:p>
          </table:table-cell>
          <table:table-cell office:string-value="teacher5LastName" office:value-type="string" table:style-name="af6aaf7">
            <text:p>teacher5LastName</text:p>
          </table:table-cell>
          <table:table-cell office:string-value="B" office:value-type="string" table:style-name="a382db7">
            <text:p>B</text:p>
          </table:table-cell>
          <table:table-cell table:style-name="ae24f9a"/>
          <table:table-cell table:style-name="a62da7b"/>
        </table:table-row>
        <table:table-row>
          <table:table-cell table:style-name="ab846a5"/>
          <table:table-cell table:style-name="acdb35b"/>
          <table:table-cell table:style-name="a7be9d5"/>
          <table:table-cell table:style-name="a42cec3"/>
          <table:table-cell table:style-name="ac004d9"/>
          <table:table-cell table:style-name="a77870b"/>
          <table:table-cell table:style-name="aa697ff"/>
          <table:table-cell table:style-name="a06bda5"/>
          <table:table-cell table:style-name="a2320c0"/>
          <table:table-cell table:style-name="ab9507c"/>
        </table:table-row>
        <table:table-row>
          <table:table-cell office:string-value="DE1" office:value-type="string" table:style-name="a0568ea">
            <text:p>DE1</text:p>
          </table:table-cell>
          <table:table-cell office:value="1.0" office:value-type="float" table:style-name="a2465bd">
            <text:p>1</text:p>
          </table:table-cell>
          <table:table-cell office:string-value="testcourse6" office:value-type="string" table:style-name="a5ea06f">
            <text:p>testcourse6</text:p>
          </table:table-cell>
          <table:table-cell table:style-name="a165826"/>
          <table:table-cell table:style-name="aa94b1d"/>
          <table:table-cell table:style-name="a707afe"/>
          <table:table-cell table:style-name="acd45d4"/>
          <table:table-cell table:style-name="a20f61e"/>
          <table:table-cell table:style-name="a4a28f0"/>
          <table:table-cell table:style-name="aa558dd"/>
        </table:table-row>
        <table:table-row>
          <table:table-cell table:style-name="a8388c9"/>
          <table:table-cell table:style-name="a14ac38"/>
          <table:table-cell office:string-value="CM" office:value-type="string" table:style-name="a7a0d1b">
            <text:p>CM</text:p>
          </table:table-cell>
          <table:table-cell office:value="3.0" office:value-type="float" table:style-name="a69781e">
            <text:p>3</text:p>
          </table:table-cell>
          <table:table-cell office:value="1.0" office:value-type="float" table:style-name="a67bb12">
            <text:p>1</text:p>
          </table:table-cell>
          <table:table-cell office:string-value="teacher6FirstName" office:value-type="string" table:style-name="a0d6295">
            <text:p>teacher6FirstName</text:p>
          </table:table-cell>
          <table:table-cell office:string-value="teacher6LastName" office:value-type="string" table:style-name="a7874c6">
            <text:p>teacher6LastName</text:p>
          </table:table-cell>
          <table:table-cell office:string-value="A" office:value-type="string" table:style-name="a81b9fc">
            <text:p>A</text:p>
          </table:table-cell>
          <table:table-cell table:style-name="a12a2f2"/>
          <table:table-cell table:style-name="a34aa7f"/>
        </table:table-row>
        <table:table-row>
          <table:table-cell table:style-name="a791fd3"/>
          <table:table-cell table:style-name="a3d4e78"/>
          <table:table-cell table:style-name="a036bcc"/>
          <table:table-cell table:style-name="a25b786"/>
          <table:table-cell table:style-name="a8ed8d7"/>
          <table:table-cell table:style-name="aff90b8"/>
          <table:table-cell table:style-name="a5c2864"/>
          <table:table-cell table:style-name="a793f63"/>
          <table:table-cell table:style-name="adb9d9f"/>
          <table:table-cell table:style-name="a0c0973"/>
        </table:table-row>
        <table:table-row>
          <table:table-cell table:style-name="aacc88c"/>
          <table:table-cell table:style-name="a4de89f"/>
          <table:table-cell office:string-value="TD" office:value-type="string" table:style-name="aa1cfd1">
            <text:p>TD</text:p>
          </table:table-cell>
          <table:table-cell office:value="4.0" office:value-type="float" table:style-name="a0518a3">
            <text:p>4</text:p>
          </table:table-cell>
          <table:table-cell office:value="1.0" office:value-type="float" table:style-name="ae40542">
            <text:p>1</text:p>
          </table:table-cell>
          <table:table-cell office:string-value="teacher6FirstName" office:value-type="string" table:style-name="afce222">
            <text:p>teacher6FirstName</text:p>
          </table:table-cell>
          <table:table-cell office:string-value="teacher6LastName" office:value-type="string" table:style-name="a2640ba">
            <text:p>teacher6LastName</text:p>
          </table:table-cell>
          <table:table-cell office:string-value="B" office:value-type="string" table:style-name="aa82426">
            <text:p>B</text:p>
          </table:table-cell>
          <table:table-cell table:style-name="a543fd6"/>
          <table:table-cell table:style-name="ab11ba1"/>
        </table:table-row>
        <table:table-row>
          <table:table-cell table:style-name="ae2c0fe"/>
          <table:table-cell table:style-name="a116bfa"/>
          <table:table-cell table:style-name="a3659e0"/>
          <table:table-cell table:style-name="af66ede"/>
          <table:table-cell table:style-name="a22b9c2"/>
          <table:table-cell table:style-name="af47c01"/>
          <table:table-cell table:style-name="aa25bf0"/>
          <table:table-cell table:style-name="a6d894b"/>
          <table:table-cell table:style-name="a8385cb"/>
          <table:table-cell table:style-name="abd91ae"/>
        </table:table-row>
        <table:table-row>
          <table:table-cell office:string-value="DE1" office:value-type="string" table:style-name="aa1a09a">
            <text:p>DE1</text:p>
          </table:table-cell>
          <table:table-cell office:value="1.0" office:value-type="float" table:style-name="a55bd4d">
            <text:p>1</text:p>
          </table:table-cell>
          <table:table-cell office:string-value="testcourse7" office:value-type="string" table:style-name="a548cdc">
            <text:p>testcourse7</text:p>
          </table:table-cell>
          <table:table-cell table:style-name="a761958"/>
          <table:table-cell table:style-name="af48446"/>
          <table:table-cell table:style-name="a670ed6"/>
          <table:table-cell table:style-name="a32e138"/>
          <table:table-cell table:style-name="a2dfca9"/>
          <table:table-cell table:style-name="acd7434"/>
          <table:table-cell table:style-name="ae1132c"/>
        </table:table-row>
        <table:table-row>
          <table:table-cell table:style-name="a8460b0"/>
          <table:table-cell table:style-name="a5be264"/>
          <table:table-cell office:string-value="CM" office:value-type="string" table:style-name="a14d5d4">
            <text:p>CM</text:p>
          </table:table-cell>
          <table:table-cell office:value="3.0" office:value-type="float" table:style-name="a971cef">
            <text:p>3</text:p>
          </table:table-cell>
          <table:table-cell office:value="1.0" office:value-type="float" table:style-name="a91d48c">
            <text:p>1</text:p>
          </table:table-cell>
          <table:table-cell office:string-value="teacher7FirstName" office:value-type="string" table:style-name="acbd5fc">
            <text:p>teacher7FirstName</text:p>
          </table:table-cell>
          <table:table-cell office:string-value="teacher7LastName" office:value-type="string" table:style-name="aec68e3">
            <text:p>teacher7LastName</text:p>
          </table:table-cell>
          <table:table-cell office:string-value="A" office:value-type="string" table:style-name="a4082a9">
            <text:p>A</text:p>
          </table:table-cell>
          <table:table-cell table:style-name="ab628fc"/>
          <table:table-cell table:style-name="abbdfbc"/>
        </table:table-row>
        <table:table-row>
          <table:table-cell table:style-name="a574c4b"/>
          <table:table-cell table:style-name="a48937d"/>
          <table:table-cell table:style-name="a8a04a5"/>
          <table:table-cell table:style-name="a3905a4"/>
          <table:table-cell table:style-name="a12d6ec"/>
          <table:table-cell table:style-name="aa96847"/>
          <table:table-cell table:style-name="a458d84"/>
          <table:table-cell table:style-name="ab89d85"/>
          <table:table-cell table:style-name="acd5551"/>
          <table:table-cell table:style-name="a08ff26"/>
        </table:table-row>
        <table:table-row>
          <table:table-cell table:style-name="ad8aea0"/>
          <table:table-cell table:style-name="aac0f01"/>
          <table:table-cell office:string-value="TD" office:value-type="string" table:style-name="aef5ebf">
            <text:p>TD</text:p>
          </table:table-cell>
          <table:table-cell office:value="4.0" office:value-type="float" table:style-name="a5aea79">
            <text:p>4</text:p>
          </table:table-cell>
          <table:table-cell office:value="1.0" office:value-type="float" table:style-name="a0a5691">
            <text:p>1</text:p>
          </table:table-cell>
          <table:table-cell office:string-value="teacher7FirstName" office:value-type="string" table:style-name="a6e66d3">
            <text:p>teacher7FirstName</text:p>
          </table:table-cell>
          <table:table-cell office:string-value="teacher7LastName" office:value-type="string" table:style-name="a084a73">
            <text:p>teacher7LastName</text:p>
          </table:table-cell>
          <table:table-cell office:string-value="B" office:value-type="string" table:style-name="a62d0a3">
            <text:p>B</text:p>
          </table:table-cell>
          <table:table-cell table:style-name="a47e88b"/>
          <table:table-cell table:style-name="a219f09"/>
        </table:table-row>
        <table:table-row>
          <table:table-cell table:style-name="abb9785"/>
          <table:table-cell table:style-name="a19d1a2"/>
          <table:table-cell table:style-name="a379f71"/>
          <table:table-cell table:style-name="af5b107"/>
          <table:table-cell table:style-name="ab65569"/>
          <table:table-cell table:style-name="af92c6d"/>
          <table:table-cell table:style-name="ac1862c"/>
          <table:table-cell table:style-name="ac74089"/>
          <table:table-cell table:style-name="aa288c8"/>
          <table:table-cell table:style-name="a8b8118"/>
        </table:table-row>
        <table:table-row>
          <table:table-cell office:string-value="DE1" office:value-type="string" table:style-name="afdb0b8">
            <text:p>DE1</text:p>
          </table:table-cell>
          <table:table-cell office:value="1.0" office:value-type="float" table:style-name="a941255">
            <text:p>1</text:p>
          </table:table-cell>
          <table:table-cell office:string-value="testcourse8" office:value-type="string" table:style-name="a14c5a5">
            <text:p>testcourse8</text:p>
          </table:table-cell>
          <table:table-cell table:style-name="ac992b7"/>
          <table:table-cell table:style-name="a3f33bf"/>
          <table:table-cell table:style-name="a396a1a"/>
          <table:table-cell table:style-name="a524925"/>
          <table:table-cell table:style-name="aaae28d"/>
          <table:table-cell table:style-name="a324938"/>
          <table:table-cell table:style-name="aa34857"/>
        </table:table-row>
        <table:table-row>
          <table:table-cell table:style-name="ab339ae"/>
          <table:table-cell table:style-name="a13904c"/>
          <table:table-cell office:string-value="CM" office:value-type="string" table:style-name="a065fc3">
            <text:p>CM</text:p>
          </table:table-cell>
          <table:table-cell office:value="3.0" office:value-type="float" table:style-name="a6d42af">
            <text:p>3</text:p>
          </table:table-cell>
          <table:table-cell office:value="1.0" office:value-type="float" table:style-name="aa3a21a">
            <text:p>1</text:p>
          </table:table-cell>
          <table:table-cell office:string-value="teacher8FirstName" office:value-type="string" table:style-name="a6d5142">
            <text:p>teacher8FirstName</text:p>
          </table:table-cell>
          <table:table-cell office:string-value="teacher8LastName" office:value-type="string" table:style-name="aece7b7">
            <text:p>teacher8LastName</text:p>
          </table:table-cell>
          <table:table-cell office:string-value="A" office:value-type="string" table:style-name="af678d0">
            <text:p>A</text:p>
          </table:table-cell>
          <table:table-cell table:style-name="ad31784"/>
          <table:table-cell table:style-name="ad0cd48"/>
        </table:table-row>
        <table:table-row>
          <table:table-cell table:style-name="ace25dc"/>
          <table:table-cell table:style-name="a3bd680"/>
          <table:table-cell table:style-name="a4f3bcf"/>
          <table:table-cell table:style-name="a65e866"/>
          <table:table-cell table:style-name="a13e0e0"/>
          <table:table-cell table:style-name="a8d85da"/>
          <table:table-cell table:style-name="a44eff9"/>
          <table:table-cell table:style-name="a9c6ff8"/>
          <table:table-cell table:style-name="a6892bd"/>
          <table:table-cell table:style-name="a02a966"/>
        </table:table-row>
        <table:table-row>
          <table:table-cell table:style-name="a9bde01"/>
          <table:table-cell table:style-name="ac0605e"/>
          <table:table-cell office:string-value="TD" office:value-type="string" table:style-name="a6bcb73">
            <text:p>TD</text:p>
          </table:table-cell>
          <table:table-cell office:value="4.0" office:value-type="float" table:style-name="a5307fc">
            <text:p>4</text:p>
          </table:table-cell>
          <table:table-cell office:value="1.0" office:value-type="float" table:style-name="a2bfa75">
            <text:p>1</text:p>
          </table:table-cell>
          <table:table-cell office:string-value="teacher8FirstName" office:value-type="string" table:style-name="a2abe12">
            <text:p>teacher8FirstName</text:p>
          </table:table-cell>
          <table:table-cell office:string-value="teacher8LastName" office:value-type="string" table:style-name="a71139a">
            <text:p>teacher8LastName</text:p>
          </table:table-cell>
          <table:table-cell office:string-value="B" office:value-type="string" table:style-name="aa17795">
            <text:p>B</text:p>
          </table:table-cell>
          <table:table-cell table:style-name="afc2f8d"/>
          <table:table-cell table:style-name="acd40ef"/>
        </table:table-row>
        <table:table-row>
          <table:table-cell table:style-name="af2b94d"/>
          <table:table-cell table:style-name="ad904d9"/>
          <table:table-cell table:style-name="aff1bc5"/>
          <table:table-cell table:style-name="aca3a0f"/>
          <table:table-cell table:style-name="a35bc93"/>
          <table:table-cell table:style-name="acfbdee"/>
          <table:table-cell table:style-name="abf26a7"/>
          <table:table-cell table:style-name="afad3b1"/>
          <table:table-cell table:style-name="ac5e104"/>
          <table:table-cell table:style-name="a9a1829"/>
        </table:table-row>
        <table:table-row>
          <table:table-cell office:string-value="DE1" office:value-type="string" table:style-name="a724bb9">
            <text:p>DE1</text:p>
          </table:table-cell>
          <table:table-cell office:value="1.0" office:value-type="float" table:style-name="ac2498a">
            <text:p>1</text:p>
          </table:table-cell>
          <table:table-cell office:string-value="testcourse9" office:value-type="string" table:style-name="a915fd4">
            <text:p>testcourse9</text:p>
          </table:table-cell>
          <table:table-cell table:style-name="adc1b85"/>
          <table:table-cell table:style-name="aaa1cd1"/>
          <table:table-cell table:style-name="a38ceb2"/>
          <table:table-cell table:style-name="afd14f7"/>
          <table:table-cell table:style-name="ad113bc"/>
          <table:table-cell table:style-name="a91ff9c"/>
          <table:table-cell table:style-name="a8e061a"/>
        </table:table-row>
        <table:table-row>
          <table:table-cell table:style-name="a732623"/>
          <table:table-cell table:style-name="a597a50"/>
          <table:table-cell office:string-value="CM" office:value-type="string" table:style-name="a05c7fc">
            <text:p>CM</text:p>
          </table:table-cell>
          <table:table-cell office:value="3.0" office:value-type="float" table:style-name="adbafb2">
            <text:p>3</text:p>
          </table:table-cell>
          <table:table-cell office:value="1.0" office:value-type="float" table:style-name="a3d8c95">
            <text:p>1</text:p>
          </table:table-cell>
          <table:table-cell office:string-value="teacher9FirstName" office:value-type="string" table:style-name="a901b97">
            <text:p>teacher9FirstName</text:p>
          </table:table-cell>
          <table:table-cell office:string-value="teacher9LastName" office:value-type="string" table:style-name="a590d8b">
            <text:p>teacher9LastName</text:p>
          </table:table-cell>
          <table:table-cell office:string-value="A" office:value-type="string" table:style-name="a51eef5">
            <text:p>A</text:p>
          </table:table-cell>
          <table:table-cell table:style-name="a1ce10e"/>
          <table:table-cell table:style-name="a545c25"/>
        </table:table-row>
        <table:table-row>
          <table:table-cell table:style-name="a6a1ca7"/>
          <table:table-cell table:style-name="a408516"/>
          <table:table-cell table:style-name="a391322"/>
          <table:table-cell table:style-name="a335bbc"/>
          <table:table-cell table:style-name="a6af442"/>
          <table:table-cell table:style-name="a466f31"/>
          <table:table-cell table:style-name="abba755"/>
          <table:table-cell table:style-name="a7030d8"/>
          <table:table-cell table:style-name="a9d8e4a"/>
          <table:table-cell table:style-name="a8a29bf"/>
        </table:table-row>
        <table:table-row>
          <table:table-cell table:style-name="a3db8b2"/>
          <table:table-cell table:style-name="a22a722"/>
          <table:table-cell office:string-value="TD" office:value-type="string" table:style-name="a72120f">
            <text:p>TD</text:p>
          </table:table-cell>
          <table:table-cell office:value="4.0" office:value-type="float" table:style-name="a801a75">
            <text:p>4</text:p>
          </table:table-cell>
          <table:table-cell office:value="1.0" office:value-type="float" table:style-name="a511425">
            <text:p>1</text:p>
          </table:table-cell>
          <table:table-cell office:string-value="teacher9FirstName" office:value-type="string" table:style-name="ab6a60a">
            <text:p>teacher9FirstName</text:p>
          </table:table-cell>
          <table:table-cell office:string-value="teacher9LastName" office:value-type="string" table:style-name="a557e7a">
            <text:p>teacher9LastName</text:p>
          </table:table-cell>
          <table:table-cell office:string-value="B" office:value-type="string" table:style-name="acec602">
            <text:p>B</text:p>
          </table:table-cell>
          <table:table-cell table:style-name="a255090"/>
          <table:table-cell table:style-name="aab48b9"/>
        </table:table-row>
        <table:table-row>
          <table:table-cell table:style-name="a4c7146"/>
          <table:table-cell table:style-name="a983911"/>
          <table:table-cell table:style-name="abb57fe"/>
          <table:table-cell table:style-name="af478ef"/>
          <table:table-cell table:style-name="af283ca"/>
          <table:table-cell table:style-name="a32e7f3"/>
          <table:table-cell table:style-name="a62b690"/>
          <table:table-cell table:style-name="a17a222"/>
          <table:table-cell table:style-name="a7c620c"/>
          <table:table-cell table:style-name="aa97a2a"/>
        </table:table-row>
        <table:table-row>
          <table:table-cell office:string-value="DE1" office:value-type="string" table:style-name="a707bc5">
            <text:p>DE1</text:p>
          </table:table-cell>
          <table:table-cell office:value="1.0" office:value-type="float" table:style-name="aed0373">
            <text:p>1</text:p>
          </table:table-cell>
          <table:table-cell office:string-value="testcourse10" office:value-type="string" table:style-name="a790f09">
            <text:p>testcourse10</text:p>
          </table:table-cell>
          <table:table-cell table:style-name="a7a766f"/>
          <table:table-cell table:style-name="a1d3d27"/>
          <table:table-cell table:style-name="a47dbbe"/>
          <table:table-cell table:style-name="a62217e"/>
          <table:table-cell table:style-name="a6e4278"/>
          <table:table-cell table:style-name="a8f248e"/>
          <table:table-cell table:style-name="a494f40"/>
        </table:table-row>
        <table:table-row>
          <table:table-cell table:style-name="ab513f2"/>
          <table:table-cell table:style-name="a1d0ab6"/>
          <table:table-cell office:string-value="CM" office:value-type="string" table:style-name="a3ec72b">
            <text:p>CM</text:p>
          </table:table-cell>
          <table:table-cell office:value="3.0" office:value-type="float" table:style-name="a47c588">
            <text:p>3</text:p>
          </table:table-cell>
          <table:table-cell office:value="1.0" office:value-type="float" table:style-name="a4e1cf4">
            <text:p>1</text:p>
          </table:table-cell>
          <table:table-cell office:string-value="teacher10FirstName" office:value-type="string" table:style-name="afbd340">
            <text:p>teacher10FirstName</text:p>
          </table:table-cell>
          <table:table-cell office:string-value="teacher10LastName" office:value-type="string" table:style-name="af91f0d">
            <text:p>teacher10LastName</text:p>
          </table:table-cell>
          <table:table-cell office:string-value="A" office:value-type="string" table:style-name="a79911a">
            <text:p>A</text:p>
          </table:table-cell>
          <table:table-cell table:style-name="a13489a"/>
          <table:table-cell table:style-name="a56ba8b"/>
        </table:table-row>
        <table:table-row>
          <table:table-cell table:style-name="a1359ec"/>
          <table:table-cell table:style-name="a519c22"/>
          <table:table-cell table:style-name="a8345dd"/>
          <table:table-cell table:style-name="a4c1cb2"/>
          <table:table-cell table:style-name="a38636d"/>
          <table:table-cell table:style-name="afdff91"/>
          <table:table-cell table:style-name="a85ef75"/>
          <table:table-cell table:style-name="ac8bc49"/>
          <table:table-cell table:style-name="a66f033"/>
          <table:table-cell table:style-name="ade9056"/>
        </table:table-row>
        <table:table-row>
          <table:table-cell table:style-name="ad52946"/>
          <table:table-cell table:style-name="aad04c8"/>
          <table:table-cell office:string-value="TD" office:value-type="string" table:style-name="a8442a3">
            <text:p>TD</text:p>
          </table:table-cell>
          <table:table-cell office:value="4.0" office:value-type="float" table:style-name="a3b69d6">
            <text:p>4</text:p>
          </table:table-cell>
          <table:table-cell office:value="1.0" office:value-type="float" table:style-name="a4a5df2">
            <text:p>1</text:p>
          </table:table-cell>
          <table:table-cell office:string-value="teacher10FirstName" office:value-type="string" table:style-name="adb5404">
            <text:p>teacher10FirstName</text:p>
          </table:table-cell>
          <table:table-cell office:string-value="teacher10LastName" office:value-type="string" table:style-name="a29494c">
            <text:p>teacher10LastName</text:p>
          </table:table-cell>
          <table:table-cell office:string-value="B" office:value-type="string" table:style-name="a3bd579">
            <text:p>B</text:p>
          </table:table-cell>
          <table:table-cell table:style-name="a787226"/>
          <table:table-cell table:style-name="ac8faa5"/>
        </table:table-row>
        <table:table-row>
          <table:table-cell table:style-name="ab30e5e"/>
          <table:table-cell table:style-name="aae6d0f"/>
          <table:table-cell table:style-name="a9cfa24"/>
          <table:table-cell table:style-name="acb162d"/>
          <table:table-cell table:style-name="af72b78"/>
          <table:table-cell table:style-name="a2bdeb5"/>
          <table:table-cell table:style-name="a792477"/>
          <table:table-cell table:style-name="ad3a9d1"/>
          <table:table-cell table:style-name="a39e0e0"/>
          <table:table-cell table:style-name="a67b157"/>
        </table:table-row>
        <table:table-row>
          <table:table-cell office:string-value="DE1" office:value-type="string" table:style-name="a28c6b0">
            <text:p>DE1</text:p>
          </table:table-cell>
          <table:table-cell office:value="1.0" office:value-type="float" table:style-name="a823c11">
            <text:p>1</text:p>
          </table:table-cell>
          <table:table-cell office:string-value="testcourse11" office:value-type="string" table:style-name="a1a6ad4">
            <text:p>testcourse11</text:p>
          </table:table-cell>
          <table:table-cell table:style-name="ada694b"/>
          <table:table-cell table:style-name="a1a8a9b"/>
          <table:table-cell table:style-name="ad359b4"/>
          <table:table-cell table:style-name="a58ce50"/>
          <table:table-cell table:style-name="aecfbb2"/>
          <table:table-cell table:style-name="a6ea273"/>
          <table:table-cell table:style-name="a140dcf"/>
        </table:table-row>
        <table:table-row>
          <table:table-cell table:style-name="af706d9"/>
          <table:table-cell table:style-name="a74b63e"/>
          <table:table-cell office:string-value="CM" office:value-type="string" table:style-name="aa9b285">
            <text:p>CM</text:p>
          </table:table-cell>
          <table:table-cell office:value="3.0" office:value-type="float" table:style-name="add1c6b">
            <text:p>3</text:p>
          </table:table-cell>
          <table:table-cell office:value="1.0" office:value-type="float" table:style-name="a97dd0f">
            <text:p>1</text:p>
          </table:table-cell>
          <table:table-cell office:string-value="teacher11FirstName" office:value-type="string" table:style-name="a536058">
            <text:p>teacher11FirstName</text:p>
          </table:table-cell>
          <table:table-cell office:string-value="teacher11LastName" office:value-type="string" table:style-name="a301a50">
            <text:p>teacher11LastName</text:p>
          </table:table-cell>
          <table:table-cell office:string-value="A" office:value-type="string" table:style-name="a96ed67">
            <text:p>A</text:p>
          </table:table-cell>
          <table:table-cell table:style-name="ada489c"/>
          <table:table-cell table:style-name="ab741cc"/>
        </table:table-row>
        <table:table-row>
          <table:table-cell table:style-name="ab3f9ad"/>
          <table:table-cell table:style-name="adfb5be"/>
          <table:table-cell table:style-name="af5324a"/>
          <table:table-cell table:style-name="a7ae21c"/>
          <table:table-cell table:style-name="aa49991"/>
          <table:table-cell table:style-name="a5e0364"/>
          <table:table-cell table:style-name="ab7b7de"/>
          <table:table-cell table:style-name="a9ebff3"/>
          <table:table-cell table:style-name="a8c5c47"/>
          <table:table-cell table:style-name="a1f1045"/>
        </table:table-row>
        <table:table-row>
          <table:table-cell table:style-name="ae6ddf7"/>
          <table:table-cell table:style-name="a80bb38"/>
          <table:table-cell office:string-value="TD" office:value-type="string" table:style-name="abf5e4f">
            <text:p>TD</text:p>
          </table:table-cell>
          <table:table-cell office:value="4.0" office:value-type="float" table:style-name="a421d1a">
            <text:p>4</text:p>
          </table:table-cell>
          <table:table-cell office:value="1.0" office:value-type="float" table:style-name="a1aafd2">
            <text:p>1</text:p>
          </table:table-cell>
          <table:table-cell office:string-value="teacher11FirstName" office:value-type="string" table:style-name="a74f940">
            <text:p>teacher11FirstName</text:p>
          </table:table-cell>
          <table:table-cell office:string-value="teacher11LastName" office:value-type="string" table:style-name="a34b091">
            <text:p>teacher11LastName</text:p>
          </table:table-cell>
          <table:table-cell office:string-value="B" office:value-type="string" table:style-name="acc986f">
            <text:p>B</text:p>
          </table:table-cell>
          <table:table-cell table:style-name="abb12ce"/>
          <table:table-cell table:style-name="a69505e"/>
        </table:table-row>
        <table:table-row>
          <table:table-cell table:style-name="a1c3f36"/>
          <table:table-cell table:style-name="a049ed8"/>
          <table:table-cell table:style-name="aad895e"/>
          <table:table-cell table:style-name="a1ed011"/>
          <table:table-cell table:style-name="a194a4c"/>
          <table:table-cell table:style-name="a8f921f"/>
          <table:table-cell table:style-name="a797dea"/>
          <table:table-cell table:style-name="a3781e9"/>
          <table:table-cell table:style-name="a71f5c7"/>
          <table:table-cell table:style-name="a4d3e2e"/>
        </table:table-row>
        <table:table-row>
          <table:table-cell office:string-value="DE1" office:value-type="string" table:style-name="a219ba1">
            <text:p>DE1</text:p>
          </table:table-cell>
          <table:table-cell office:value="1.0" office:value-type="float" table:style-name="ab0c008">
            <text:p>1</text:p>
          </table:table-cell>
          <table:table-cell office:string-value="testcourse12" office:value-type="string" table:style-name="addd308">
            <text:p>testcourse12</text:p>
          </table:table-cell>
          <table:table-cell table:style-name="af68e83"/>
          <table:table-cell table:style-name="a3377c8"/>
          <table:table-cell table:style-name="a5f5ca7"/>
          <table:table-cell table:style-name="a1d7498"/>
          <table:table-cell table:style-name="a8f819d"/>
          <table:table-cell table:style-name="a30051d"/>
          <table:table-cell table:style-name="a6f1701"/>
        </table:table-row>
        <table:table-row>
          <table:table-cell table:style-name="a1b98d6"/>
          <table:table-cell table:style-name="a0eaec9"/>
          <table:table-cell office:string-value="CM" office:value-type="string" table:style-name="a548448">
            <text:p>CM</text:p>
          </table:table-cell>
          <table:table-cell office:value="3.0" office:value-type="float" table:style-name="af450f8">
            <text:p>3</text:p>
          </table:table-cell>
          <table:table-cell office:value="1.0" office:value-type="float" table:style-name="a7cd9b2">
            <text:p>1</text:p>
          </table:table-cell>
          <table:table-cell office:string-value="teacher12FirstName" office:value-type="string" table:style-name="a09d1d0">
            <text:p>teacher12FirstName</text:p>
          </table:table-cell>
          <table:table-cell office:string-value="teacher12LastName" office:value-type="string" table:style-name="a408ff8">
            <text:p>teacher12LastName</text:p>
          </table:table-cell>
          <table:table-cell office:string-value="A" office:value-type="string" table:style-name="a0d35d2">
            <text:p>A</text:p>
          </table:table-cell>
          <table:table-cell table:style-name="a30b628"/>
          <table:table-cell table:style-name="ae0c6fc"/>
        </table:table-row>
        <table:table-row>
          <table:table-cell table:style-name="a4fa0ec"/>
          <table:table-cell table:style-name="ab4bbb3"/>
          <table:table-cell table:style-name="a98326c"/>
          <table:table-cell table:style-name="acf446f"/>
          <table:table-cell table:style-name="ab151e5"/>
          <table:table-cell table:style-name="a798efc"/>
          <table:table-cell table:style-name="a3bfa7b"/>
          <table:table-cell table:style-name="a7801d1"/>
          <table:table-cell table:style-name="a63a926"/>
          <table:table-cell table:style-name="af03768"/>
        </table:table-row>
        <table:table-row>
          <table:table-cell table:style-name="a201ad8"/>
          <table:table-cell table:style-name="a931532"/>
          <table:table-cell office:string-value="TD" office:value-type="string" table:style-name="a75d0d9">
            <text:p>TD</text:p>
          </table:table-cell>
          <table:table-cell office:value="4.0" office:value-type="float" table:style-name="af79847">
            <text:p>4</text:p>
          </table:table-cell>
          <table:table-cell office:value="1.0" office:value-type="float" table:style-name="a3a4646">
            <text:p>1</text:p>
          </table:table-cell>
          <table:table-cell office:string-value="teacher12FirstName" office:value-type="string" table:style-name="abceb24">
            <text:p>teacher12FirstName</text:p>
          </table:table-cell>
          <table:table-cell office:string-value="teacher12LastName" office:value-type="string" table:style-name="a1a4c8d">
            <text:p>teacher12LastName</text:p>
          </table:table-cell>
          <table:table-cell office:string-value="B" office:value-type="string" table:style-name="a7b4e31">
            <text:p>B</text:p>
          </table:table-cell>
          <table:table-cell table:style-name="a8e36eb"/>
          <table:table-cell table:style-name="a05e07a"/>
        </table:table-row>
        <table:table-row>
          <table:table-cell table:style-name="a0f035a"/>
          <table:table-cell table:style-name="aa55d33"/>
          <table:table-cell table:style-name="ac20f15"/>
          <table:table-cell table:style-name="a7d1a4e"/>
          <table:table-cell table:style-name="a6285ab"/>
          <table:table-cell table:style-name="ae8e94a"/>
          <table:table-cell table:style-name="a73e83b"/>
          <table:table-cell table:style-name="ae21b0d"/>
          <table:table-cell table:style-name="af11e65"/>
          <table:table-cell table:style-name="ae0c589"/>
        </table:table-row>
        <table:table-row>
          <table:table-cell office:string-value="DE1" office:value-type="string" table:style-name="ae21de9">
            <text:p>DE1</text:p>
          </table:table-cell>
          <table:table-cell office:value="1.0" office:value-type="float" table:style-name="aef0e72">
            <text:p>1</text:p>
          </table:table-cell>
          <table:table-cell office:string-value="testcourse13" office:value-type="string" table:style-name="a5e88d0">
            <text:p>testcourse13</text:p>
          </table:table-cell>
          <table:table-cell table:style-name="a368620"/>
          <table:table-cell table:style-name="ae5a4df"/>
          <table:table-cell table:style-name="ab6a803"/>
          <table:table-cell table:style-name="a971724"/>
          <table:table-cell table:style-name="acca57a"/>
          <table:table-cell table:style-name="a7350f9"/>
          <table:table-cell table:style-name="ad8fdcc"/>
        </table:table-row>
        <table:table-row>
          <table:table-cell table:style-name="af67291"/>
          <table:table-cell table:style-name="af2960d"/>
          <table:table-cell office:string-value="CM" office:value-type="string" table:style-name="a7984fe">
            <text:p>CM</text:p>
          </table:table-cell>
          <table:table-cell office:value="3.0" office:value-type="float" table:style-name="a217f9e">
            <text:p>3</text:p>
          </table:table-cell>
          <table:table-cell office:value="1.0" office:value-type="float" table:style-name="ab1194f">
            <text:p>1</text:p>
          </table:table-cell>
          <table:table-cell office:string-value="teacher13FirstName" office:value-type="string" table:style-name="a6a1e14">
            <text:p>teacher13FirstName</text:p>
          </table:table-cell>
          <table:table-cell office:string-value="teacher13LastName" office:value-type="string" table:style-name="ab053b7">
            <text:p>teacher13LastName</text:p>
          </table:table-cell>
          <table:table-cell office:string-value="A" office:value-type="string" table:style-name="a19362a">
            <text:p>A</text:p>
          </table:table-cell>
          <table:table-cell table:style-name="a6a40af"/>
          <table:table-cell table:style-name="a259510"/>
        </table:table-row>
        <table:table-row>
          <table:table-cell table:style-name="a05726f"/>
          <table:table-cell table:style-name="a114082"/>
          <table:table-cell table:style-name="a5463f4"/>
          <table:table-cell table:style-name="a5b45e3"/>
          <table:table-cell table:style-name="a89643a"/>
          <table:table-cell table:style-name="a1fa3ee"/>
          <table:table-cell table:style-name="addddd0"/>
          <table:table-cell table:style-name="a61b3a0"/>
          <table:table-cell table:style-name="ac22917"/>
          <table:table-cell table:style-name="a7900fc"/>
        </table:table-row>
        <table:table-row>
          <table:table-cell table:style-name="ae3f508"/>
          <table:table-cell table:style-name="a613fc9"/>
          <table:table-cell office:string-value="TD" office:value-type="string" table:style-name="a28c7dd">
            <text:p>TD</text:p>
          </table:table-cell>
          <table:table-cell office:value="4.0" office:value-type="float" table:style-name="a6378b4">
            <text:p>4</text:p>
          </table:table-cell>
          <table:table-cell office:value="1.0" office:value-type="float" table:style-name="aaca0da">
            <text:p>1</text:p>
          </table:table-cell>
          <table:table-cell office:string-value="teacher13FirstName" office:value-type="string" table:style-name="ad79e43">
            <text:p>teacher13FirstName</text:p>
          </table:table-cell>
          <table:table-cell office:string-value="teacher13LastName" office:value-type="string" table:style-name="a53a9e9">
            <text:p>teacher13LastName</text:p>
          </table:table-cell>
          <table:table-cell office:string-value="B" office:value-type="string" table:style-name="ad6cd5d">
            <text:p>B</text:p>
          </table:table-cell>
          <table:table-cell table:style-name="a9cc9a2"/>
          <table:table-cell table:style-name="a9ac874"/>
        </table:table-row>
        <table:table-row>
          <table:table-cell table:style-name="a915418"/>
          <table:table-cell table:style-name="aafd8b9"/>
          <table:table-cell table:style-name="ae258d6"/>
          <table:table-cell table:style-name="ae81e00"/>
          <table:table-cell table:style-name="ad30e10"/>
          <table:table-cell table:style-name="a3d096a"/>
          <table:table-cell table:style-name="af09045"/>
          <table:table-cell table:style-name="a20c642"/>
          <table:table-cell table:style-name="a35d9f4"/>
          <table:table-cell table:style-name="a26d078"/>
        </table:table-row>
        <table:table-row>
          <table:table-cell office:string-value="DE1" office:value-type="string" table:style-name="a9f39f4">
            <text:p>DE1</text:p>
          </table:table-cell>
          <table:table-cell office:value="1.0" office:value-type="float" table:style-name="a7659b6">
            <text:p>1</text:p>
          </table:table-cell>
          <table:table-cell office:string-value="testcourse14" office:value-type="string" table:style-name="a63b585">
            <text:p>testcourse14</text:p>
          </table:table-cell>
          <table:table-cell table:style-name="a3af7a6"/>
          <table:table-cell table:style-name="aa049d9"/>
          <table:table-cell table:style-name="ac2f235"/>
          <table:table-cell table:style-name="a95f7c4"/>
          <table:table-cell table:style-name="a848ee2"/>
          <table:table-cell table:style-name="a325847"/>
          <table:table-cell table:style-name="a78a5f8"/>
        </table:table-row>
        <table:table-row>
          <table:table-cell table:style-name="a8eadf4"/>
          <table:table-cell table:style-name="a0e2258"/>
          <table:table-cell office:string-value="CM" office:value-type="string" table:style-name="a37ff59">
            <text:p>CM</text:p>
          </table:table-cell>
          <table:table-cell office:value="3.0" office:value-type="float" table:style-name="ae94177">
            <text:p>3</text:p>
          </table:table-cell>
          <table:table-cell office:value="1.0" office:value-type="float" table:style-name="ad5db99">
            <text:p>1</text:p>
          </table:table-cell>
          <table:table-cell office:string-value="teacher14FirstName" office:value-type="string" table:style-name="a6494d8">
            <text:p>teacher14FirstName</text:p>
          </table:table-cell>
          <table:table-cell office:string-value="teacher14LastName" office:value-type="string" table:style-name="a81e570">
            <text:p>teacher14LastName</text:p>
          </table:table-cell>
          <table:table-cell office:string-value="A" office:value-type="string" table:style-name="a2c2f63">
            <text:p>A</text:p>
          </table:table-cell>
          <table:table-cell table:style-name="ac01b4c"/>
          <table:table-cell table:style-name="a771810"/>
        </table:table-row>
        <table:table-row>
          <table:table-cell table:style-name="ad3a41c"/>
          <table:table-cell table:style-name="a7bc0fb"/>
          <table:table-cell table:style-name="a03200f"/>
          <table:table-cell table:style-name="a30bc82"/>
          <table:table-cell table:style-name="a06a98f"/>
          <table:table-cell table:style-name="a672854"/>
          <table:table-cell table:style-name="abc674e"/>
          <table:table-cell table:style-name="a15986d"/>
          <table:table-cell table:style-name="a090b1e"/>
          <table:table-cell table:style-name="a7c4a5f"/>
        </table:table-row>
        <table:table-row>
          <table:table-cell table:style-name="a89090e"/>
          <table:table-cell table:style-name="ab226f3"/>
          <table:table-cell office:string-value="TD" office:value-type="string" table:style-name="a2a5ce8">
            <text:p>TD</text:p>
          </table:table-cell>
          <table:table-cell office:value="4.0" office:value-type="float" table:style-name="a99a34a">
            <text:p>4</text:p>
          </table:table-cell>
          <table:table-cell office:value="1.0" office:value-type="float" table:style-name="a872688">
            <text:p>1</text:p>
          </table:table-cell>
          <table:table-cell office:string-value="teacher14FirstName" office:value-type="string" table:style-name="a50fd39">
            <text:p>teacher14FirstName</text:p>
          </table:table-cell>
          <table:table-cell office:string-value="teacher14LastName" office:value-type="string" table:style-name="a1ab481">
            <text:p>teacher14LastName</text:p>
          </table:table-cell>
          <table:table-cell office:string-value="B" office:value-type="string" table:style-name="aa21254">
            <text:p>B</text:p>
          </table:table-cell>
          <table:table-cell table:style-name="aeec8c2"/>
          <table:table-cell table:style-name="a7775df"/>
        </table:table-row>
        <table:table-row>
          <table:table-cell table:style-name="a46e6df"/>
          <table:table-cell table:style-name="a28d677"/>
          <table:table-cell table:style-name="aeb7923"/>
          <table:table-cell table:style-name="aad2123"/>
          <table:table-cell table:style-name="a5b4f64"/>
          <table:table-cell table:style-name="a9e4156"/>
          <table:table-cell table:style-name="a3c5364"/>
          <table:table-cell table:style-name="ae4ad83"/>
          <table:table-cell table:style-name="af093c5"/>
          <table:table-cell table:style-name="aa45ae3"/>
        </table:table-row>
        <table:table-row>
          <table:table-cell office:string-value="DE1" office:value-type="string" table:style-name="a6c8aca">
            <text:p>DE1</text:p>
          </table:table-cell>
          <table:table-cell office:value="1.0" office:value-type="float" table:style-name="acd1816">
            <text:p>1</text:p>
          </table:table-cell>
          <table:table-cell office:string-value="testcourse15" office:value-type="string" table:style-name="a1b3a22">
            <text:p>testcourse15</text:p>
          </table:table-cell>
          <table:table-cell table:style-name="ae51b56"/>
          <table:table-cell table:style-name="adfbe6c"/>
          <table:table-cell table:style-name="a51d456"/>
          <table:table-cell table:style-name="af48110"/>
          <table:table-cell table:style-name="aad3510"/>
          <table:table-cell table:style-name="ab382f1"/>
          <table:table-cell table:style-name="a2e8d28"/>
        </table:table-row>
        <table:table-row>
          <table:table-cell table:style-name="a8454ab"/>
          <table:table-cell table:style-name="a92e763"/>
          <table:table-cell office:string-value="CM" office:value-type="string" table:style-name="a0989cf">
            <text:p>CM</text:p>
          </table:table-cell>
          <table:table-cell office:value="3.0" office:value-type="float" table:style-name="ab4b671">
            <text:p>3</text:p>
          </table:table-cell>
          <table:table-cell office:value="1.0" office:value-type="float" table:style-name="a70afbc">
            <text:p>1</text:p>
          </table:table-cell>
          <table:table-cell office:string-value="teacher15FirstName" office:value-type="string" table:style-name="a3dda78">
            <text:p>teacher15FirstName</text:p>
          </table:table-cell>
          <table:table-cell office:string-value="teacher15LastName" office:value-type="string" table:style-name="a94ace1">
            <text:p>teacher15LastName</text:p>
          </table:table-cell>
          <table:table-cell office:string-value="A" office:value-type="string" table:style-name="aa13994">
            <text:p>A</text:p>
          </table:table-cell>
          <table:table-cell table:style-name="a41ba34"/>
          <table:table-cell table:style-name="aaa2ffd"/>
        </table:table-row>
        <table:table-row>
          <table:table-cell table:style-name="ada36e0"/>
          <table:table-cell table:style-name="ac0506a"/>
          <table:table-cell table:style-name="a1b67c0"/>
          <table:table-cell table:style-name="ab9f3d2"/>
          <table:table-cell table:style-name="abc9f4b"/>
          <table:table-cell table:style-name="a4267e2"/>
          <table:table-cell table:style-name="ad2c671"/>
          <table:table-cell table:style-name="a3c1609"/>
          <table:table-cell table:style-name="a033efc"/>
          <table:table-cell table:style-name="a95a5f1"/>
        </table:table-row>
        <table:table-row>
          <table:table-cell table:style-name="a15fe25"/>
          <table:table-cell table:style-name="a5da722"/>
          <table:table-cell office:string-value="TD" office:value-type="string" table:style-name="a30d31a">
            <text:p>TD</text:p>
          </table:table-cell>
          <table:table-cell office:value="4.0" office:value-type="float" table:style-name="a3a21a1">
            <text:p>4</text:p>
          </table:table-cell>
          <table:table-cell office:value="1.0" office:value-type="float" table:style-name="ae541de">
            <text:p>1</text:p>
          </table:table-cell>
          <table:table-cell office:string-value="teacher15FirstName" office:value-type="string" table:style-name="a4a06b7">
            <text:p>teacher15FirstName</text:p>
          </table:table-cell>
          <table:table-cell office:string-value="teacher15LastName" office:value-type="string" table:style-name="aa45d4f">
            <text:p>teacher15LastName</text:p>
          </table:table-cell>
          <table:table-cell office:string-value="B" office:value-type="string" table:style-name="a86683d">
            <text:p>B</text:p>
          </table:table-cell>
          <table:table-cell table:style-name="a90ae60"/>
          <table:table-cell table:style-name="a3e880f"/>
        </table:table-row>
        <table:table-row>
          <table:table-cell table:style-name="a94ab30"/>
          <table:table-cell table:style-name="a4e261b"/>
          <table:table-cell table:style-name="a7d638e"/>
          <table:table-cell table:style-name="a692aec"/>
          <table:table-cell table:style-name="a52e3d0"/>
          <table:table-cell table:style-name="ad02114"/>
          <table:table-cell table:style-name="ab861f0"/>
          <table:table-cell table:style-name="a63f788"/>
          <table:table-cell table:style-name="a27ce80"/>
          <table:table-cell table:style-name="a271c88"/>
        </table:table-row>
        <table:table-row>
          <table:table-cell office:string-value="DE1" office:value-type="string" table:style-name="a3fd948">
            <text:p>DE1</text:p>
          </table:table-cell>
          <table:table-cell office:value="1.0" office:value-type="float" table:style-name="a5fd4c9">
            <text:p>1</text:p>
          </table:table-cell>
          <table:table-cell office:string-value="testcourse16" office:value-type="string" table:style-name="a9a79dd">
            <text:p>testcourse16</text:p>
          </table:table-cell>
          <table:table-cell table:style-name="a4d2b80"/>
          <table:table-cell table:style-name="a212c1e"/>
          <table:table-cell table:style-name="ae8d5aa"/>
          <table:table-cell table:style-name="a1167f8"/>
          <table:table-cell table:style-name="a3b623d"/>
          <table:table-cell table:style-name="a6c3e2f"/>
          <table:table-cell table:style-name="a0cdca3"/>
        </table:table-row>
        <table:table-row>
          <table:table-cell table:style-name="aba6cd6"/>
          <table:table-cell table:style-name="affb53c"/>
          <table:table-cell office:string-value="CM" office:value-type="string" table:style-name="a6e00ce">
            <text:p>CM</text:p>
          </table:table-cell>
          <table:table-cell office:value="3.0" office:value-type="float" table:style-name="aac4e71">
            <text:p>3</text:p>
          </table:table-cell>
          <table:table-cell office:value="1.0" office:value-type="float" table:style-name="a053f9e">
            <text:p>1</text:p>
          </table:table-cell>
          <table:table-cell office:string-value="teacher16FirstName" office:value-type="string" table:style-name="aa14703">
            <text:p>teacher16FirstName</text:p>
          </table:table-cell>
          <table:table-cell office:string-value="teacher16LastName" office:value-type="string" table:style-name="abba706">
            <text:p>teacher16LastName</text:p>
          </table:table-cell>
          <table:table-cell office:string-value="A" office:value-type="string" table:style-name="a5caafb">
            <text:p>A</text:p>
          </table:table-cell>
          <table:table-cell table:style-name="a87ddfb"/>
          <table:table-cell table:style-name="a12e7d0"/>
        </table:table-row>
        <table:table-row>
          <table:table-cell table:style-name="a489327"/>
          <table:table-cell table:style-name="a2d714b"/>
          <table:table-cell table:style-name="a9591dc"/>
          <table:table-cell table:style-name="ac1f433"/>
          <table:table-cell table:style-name="a539839"/>
          <table:table-cell table:style-name="a2d8ebf"/>
          <table:table-cell table:style-name="ad089bc"/>
          <table:table-cell table:style-name="a1ea463"/>
          <table:table-cell table:style-name="a00af2d"/>
          <table:table-cell table:style-name="a2dffec"/>
        </table:table-row>
        <table:table-row>
          <table:table-cell table:style-name="a0368b4"/>
          <table:table-cell table:style-name="ae8a5f1"/>
          <table:table-cell office:string-value="TD" office:value-type="string" table:style-name="aaa36d4">
            <text:p>TD</text:p>
          </table:table-cell>
          <table:table-cell office:value="4.0" office:value-type="float" table:style-name="a64ec3e">
            <text:p>4</text:p>
          </table:table-cell>
          <table:table-cell office:value="1.0" office:value-type="float" table:style-name="a453a67">
            <text:p>1</text:p>
          </table:table-cell>
          <table:table-cell office:string-value="teacher16FirstName" office:value-type="string" table:style-name="a201dce">
            <text:p>teacher16FirstName</text:p>
          </table:table-cell>
          <table:table-cell office:string-value="teacher16LastName" office:value-type="string" table:style-name="aa834d1">
            <text:p>teacher16LastName</text:p>
          </table:table-cell>
          <table:table-cell office:string-value="B" office:value-type="string" table:style-name="a160d53">
            <text:p>B</text:p>
          </table:table-cell>
          <table:table-cell table:style-name="ae10669"/>
          <table:table-cell table:style-name="ace5a44"/>
        </table:table-row>
        <table:table-row>
          <table:table-cell table:style-name="aaee61a"/>
          <table:table-cell table:style-name="a437db7"/>
          <table:table-cell table:style-name="a3a62cb"/>
          <table:table-cell table:style-name="aa92c9a"/>
          <table:table-cell table:style-name="a9ad9a0"/>
          <table:table-cell table:style-name="ad5d706"/>
          <table:table-cell table:style-name="a2b3df9"/>
          <table:table-cell table:style-name="a948234"/>
          <table:table-cell table:style-name="af84498"/>
          <table:table-cell table:style-name="a3f49b9"/>
        </table:table-row>
        <table:table-row>
          <table:table-cell office:string-value="DE1" office:value-type="string" table:style-name="a58d842">
            <text:p>DE1</text:p>
          </table:table-cell>
          <table:table-cell office:value="1.0" office:value-type="float" table:style-name="a46bbef">
            <text:p>1</text:p>
          </table:table-cell>
          <table:table-cell office:string-value="testcourse17" office:value-type="string" table:style-name="ab35951">
            <text:p>testcourse17</text:p>
          </table:table-cell>
          <table:table-cell table:style-name="a947488"/>
          <table:table-cell table:style-name="ae8e8d2"/>
          <table:table-cell table:style-name="a004cdb"/>
          <table:table-cell table:style-name="af19828"/>
          <table:table-cell table:style-name="a3b1362"/>
          <table:table-cell table:style-name="ac3ecc7"/>
          <table:table-cell table:style-name="a0141a6"/>
        </table:table-row>
        <table:table-row>
          <table:table-cell table:style-name="a6345ba"/>
          <table:table-cell table:style-name="acc3f39"/>
          <table:table-cell office:string-value="CM" office:value-type="string" table:style-name="af0b936">
            <text:p>CM</text:p>
          </table:table-cell>
          <table:table-cell office:value="3.0" office:value-type="float" table:style-name="a48e310">
            <text:p>3</text:p>
          </table:table-cell>
          <table:table-cell office:value="1.0" office:value-type="float" table:style-name="af18b14">
            <text:p>1</text:p>
          </table:table-cell>
          <table:table-cell office:string-value="teacher17FirstName" office:value-type="string" table:style-name="ac6a8bb">
            <text:p>teacher17FirstName</text:p>
          </table:table-cell>
          <table:table-cell office:string-value="teacher17LastName" office:value-type="string" table:style-name="a1a45d3">
            <text:p>teacher17LastName</text:p>
          </table:table-cell>
          <table:table-cell office:string-value="A" office:value-type="string" table:style-name="a9d4197">
            <text:p>A</text:p>
          </table:table-cell>
          <table:table-cell table:style-name="a6fe744"/>
          <table:table-cell table:style-name="a4e3a60"/>
        </table:table-row>
        <table:table-row>
          <table:table-cell table:style-name="a180be3"/>
          <table:table-cell table:style-name="a311c92"/>
          <table:table-cell table:style-name="abcd3d4"/>
          <table:table-cell table:style-name="a4b3a1d"/>
          <table:table-cell table:style-name="a3fb67a"/>
          <table:table-cell table:style-name="a840a68"/>
          <table:table-cell table:style-name="af29acd"/>
          <table:table-cell table:style-name="a54a911"/>
          <table:table-cell table:style-name="a565022"/>
          <table:table-cell table:style-name="ac1458c"/>
        </table:table-row>
        <table:table-row>
          <table:table-cell table:style-name="a09ddc5"/>
          <table:table-cell table:style-name="a65e3e5"/>
          <table:table-cell office:string-value="TD" office:value-type="string" table:style-name="a00f1b9">
            <text:p>TD</text:p>
          </table:table-cell>
          <table:table-cell office:value="4.0" office:value-type="float" table:style-name="a43f3c5">
            <text:p>4</text:p>
          </table:table-cell>
          <table:table-cell office:value="1.0" office:value-type="float" table:style-name="a19662f">
            <text:p>1</text:p>
          </table:table-cell>
          <table:table-cell office:string-value="teacher17FirstName" office:value-type="string" table:style-name="a3a4f7e">
            <text:p>teacher17FirstName</text:p>
          </table:table-cell>
          <table:table-cell office:string-value="teacher17LastName" office:value-type="string" table:style-name="a2ba754">
            <text:p>teacher17LastName</text:p>
          </table:table-cell>
          <table:table-cell office:string-value="B" office:value-type="string" table:style-name="aabb202">
            <text:p>B</text:p>
          </table:table-cell>
          <table:table-cell table:style-name="a9320b8"/>
          <table:table-cell table:style-name="ac21431"/>
        </table:table-row>
        <table:table-row>
          <table:table-cell table:style-name="a920d54"/>
          <table:table-cell table:style-name="a29dd13"/>
          <table:table-cell table:style-name="ab9ed94"/>
          <table:table-cell table:style-name="a2d4cc2"/>
          <table:table-cell table:style-name="ad7431a"/>
          <table:table-cell table:style-name="a896294"/>
          <table:table-cell table:style-name="ac27f07"/>
          <table:table-cell table:style-name="a2eb5c1"/>
          <table:table-cell table:style-name="a9cd919"/>
          <table:table-cell table:style-name="aa23ff9"/>
        </table:table-row>
        <table:table-row>
          <table:table-cell office:string-value="DE1" office:value-type="string" table:style-name="a2dcafb">
            <text:p>DE1</text:p>
          </table:table-cell>
          <table:table-cell office:value="1.0" office:value-type="float" table:style-name="af3e4e5">
            <text:p>1</text:p>
          </table:table-cell>
          <table:table-cell office:string-value="testcourse18" office:value-type="string" table:style-name="a926022">
            <text:p>testcourse18</text:p>
          </table:table-cell>
          <table:table-cell table:style-name="ac4c572"/>
          <table:table-cell table:style-name="aae8ca5"/>
          <table:table-cell table:style-name="af44b1e"/>
          <table:table-cell table:style-name="afaaac8"/>
          <table:table-cell table:style-name="a6102ef"/>
          <table:table-cell table:style-name="a06f177"/>
          <table:table-cell table:style-name="a75fdfc"/>
        </table:table-row>
        <table:table-row>
          <table:table-cell table:style-name="ad0f682"/>
          <table:table-cell table:style-name="a11fcf5"/>
          <table:table-cell office:string-value="CM" office:value-type="string" table:style-name="aec41b0">
            <text:p>CM</text:p>
          </table:table-cell>
          <table:table-cell office:value="3.0" office:value-type="float" table:style-name="aedb969">
            <text:p>3</text:p>
          </table:table-cell>
          <table:table-cell office:value="1.0" office:value-type="float" table:style-name="aac64aa">
            <text:p>1</text:p>
          </table:table-cell>
          <table:table-cell office:string-value="teacher18FirstName" office:value-type="string" table:style-name="aeeb334">
            <text:p>teacher18FirstName</text:p>
          </table:table-cell>
          <table:table-cell office:string-value="teacher18LastName" office:value-type="string" table:style-name="a743f76">
            <text:p>teacher18LastName</text:p>
          </table:table-cell>
          <table:table-cell office:string-value="A" office:value-type="string" table:style-name="a9b4f19">
            <text:p>A</text:p>
          </table:table-cell>
          <table:table-cell table:style-name="a3ba703"/>
          <table:table-cell table:style-name="a86741d"/>
        </table:table-row>
        <table:table-row>
          <table:table-cell table:style-name="a338a27"/>
          <table:table-cell table:style-name="a173988"/>
          <table:table-cell table:style-name="a9f0ef1"/>
          <table:table-cell table:style-name="aff87d4"/>
          <table:table-cell table:style-name="a40d9fa"/>
          <table:table-cell table:style-name="a24bd29"/>
          <table:table-cell table:style-name="a67ef1b"/>
          <table:table-cell table:style-name="a90ed86"/>
          <table:table-cell table:style-name="accb434"/>
          <table:table-cell table:style-name="a3a7f0f"/>
        </table:table-row>
        <table:table-row>
          <table:table-cell table:style-name="a4b4994"/>
          <table:table-cell table:style-name="a739934"/>
          <table:table-cell office:string-value="TD" office:value-type="string" table:style-name="a232102">
            <text:p>TD</text:p>
          </table:table-cell>
          <table:table-cell office:value="4.0" office:value-type="float" table:style-name="af59138">
            <text:p>4</text:p>
          </table:table-cell>
          <table:table-cell office:value="1.0" office:value-type="float" table:style-name="a16489e">
            <text:p>1</text:p>
          </table:table-cell>
          <table:table-cell office:string-value="teacher18FirstName" office:value-type="string" table:style-name="a3704b3">
            <text:p>teacher18FirstName</text:p>
          </table:table-cell>
          <table:table-cell office:string-value="teacher18LastName" office:value-type="string" table:style-name="a3c6ac1">
            <text:p>teacher18LastName</text:p>
          </table:table-cell>
          <table:table-cell office:string-value="B" office:value-type="string" table:style-name="ad1da9b">
            <text:p>B</text:p>
          </table:table-cell>
          <table:table-cell table:style-name="a73bd53"/>
          <table:table-cell table:style-name="a3ad935"/>
        </table:table-row>
        <table:table-row>
          <table:table-cell table:style-name="a08c3d2"/>
          <table:table-cell table:style-name="af4da88"/>
          <table:table-cell table:style-name="a29498b"/>
          <table:table-cell table:style-name="a186d09"/>
          <table:table-cell table:style-name="aba1172"/>
          <table:table-cell table:style-name="ad8c68c"/>
          <table:table-cell table:style-name="a87ee26"/>
          <table:table-cell table:style-name="a32acab"/>
          <table:table-cell table:style-name="a927dae"/>
          <table:table-cell table:style-name="a566c7e"/>
        </table:table-row>
        <table:table-row>
          <table:table-cell office:string-value="DE1" office:value-type="string" table:style-name="af24254">
            <text:p>DE1</text:p>
          </table:table-cell>
          <table:table-cell office:value="1.0" office:value-type="float" table:style-name="a7b6db6">
            <text:p>1</text:p>
          </table:table-cell>
          <table:table-cell office:string-value="testcourse19" office:value-type="string" table:style-name="a737543">
            <text:p>testcourse19</text:p>
          </table:table-cell>
          <table:table-cell table:style-name="a7dd15f"/>
          <table:table-cell table:style-name="a40252c"/>
          <table:table-cell table:style-name="afad84f"/>
          <table:table-cell table:style-name="a8f69a7"/>
          <table:table-cell table:style-name="aba7b67"/>
          <table:table-cell table:style-name="a75f547"/>
          <table:table-cell table:style-name="a0f6958"/>
        </table:table-row>
        <table:table-row>
          <table:table-cell table:style-name="af84118"/>
          <table:table-cell table:style-name="a39776d"/>
          <table:table-cell office:string-value="CM" office:value-type="string" table:style-name="ab5f849">
            <text:p>CM</text:p>
          </table:table-cell>
          <table:table-cell office:value="3.0" office:value-type="float" table:style-name="adb02f5">
            <text:p>3</text:p>
          </table:table-cell>
          <table:table-cell office:value="1.0" office:value-type="float" table:style-name="a1cbd85">
            <text:p>1</text:p>
          </table:table-cell>
          <table:table-cell office:string-value="teacher19FirstName" office:value-type="string" table:style-name="a026526">
            <text:p>teacher19FirstName</text:p>
          </table:table-cell>
          <table:table-cell office:string-value="teacher19LastName" office:value-type="string" table:style-name="a716f6f">
            <text:p>teacher19LastName</text:p>
          </table:table-cell>
          <table:table-cell office:string-value="A" office:value-type="string" table:style-name="afe392e">
            <text:p>A</text:p>
          </table:table-cell>
          <table:table-cell table:style-name="a1501f3"/>
          <table:table-cell table:style-name="a17345f"/>
        </table:table-row>
        <table:table-row>
          <table:table-cell table:style-name="ab2e352"/>
          <table:table-cell table:style-name="ad1082f"/>
          <table:table-cell table:style-name="aa9dfa1"/>
          <table:table-cell table:style-name="aa52054"/>
          <table:table-cell table:style-name="ac16328"/>
          <table:table-cell table:style-name="a00b4e5"/>
          <table:table-cell table:style-name="a4faf02"/>
          <table:table-cell table:style-name="a0bc2bd"/>
          <table:table-cell table:style-name="af3c826"/>
          <table:table-cell table:style-name="af3d136"/>
        </table:table-row>
        <table:table-row>
          <table:table-cell table:style-name="a36db29"/>
          <table:table-cell table:style-name="a5e2fa2"/>
          <table:table-cell office:string-value="TD" office:value-type="string" table:style-name="a9c22ad">
            <text:p>TD</text:p>
          </table:table-cell>
          <table:table-cell office:value="4.0" office:value-type="float" table:style-name="a0c6f4b">
            <text:p>4</text:p>
          </table:table-cell>
          <table:table-cell office:value="1.0" office:value-type="float" table:style-name="a8eab71">
            <text:p>1</text:p>
          </table:table-cell>
          <table:table-cell office:string-value="teacher19FirstName" office:value-type="string" table:style-name="a16f9ca">
            <text:p>teacher19FirstName</text:p>
          </table:table-cell>
          <table:table-cell office:string-value="teacher19LastName" office:value-type="string" table:style-name="a0b1202">
            <text:p>teacher19LastName</text:p>
          </table:table-cell>
          <table:table-cell office:string-value="B" office:value-type="string" table:style-name="a1757c5">
            <text:p>B</text:p>
          </table:table-cell>
          <table:table-cell table:style-name="aad2cd5"/>
          <table:table-cell table:style-name="a064a0f"/>
        </table:table-row>
        <table:table-row>
          <table:table-cell table:style-name="a0b99fe"/>
          <table:table-cell table:style-name="a9b7b79"/>
          <table:table-cell table:style-name="aa9b977"/>
          <table:table-cell table:style-name="a0be0ea"/>
          <table:table-cell table:style-name="a95aa34"/>
          <table:table-cell table:style-name="aec6389"/>
          <table:table-cell table:style-name="a001b88"/>
          <table:table-cell table:style-name="a0f0acc"/>
          <table:table-cell table:style-name="ae6e181"/>
          <table:table-cell table:style-name="abcf8f3"/>
        </table:table-row>
        <table:table-row>
          <table:table-cell office:string-value="DE1" office:value-type="string" table:style-name="a8668f3">
            <text:p>DE1</text:p>
          </table:table-cell>
          <table:table-cell office:value="1.0" office:value-type="float" table:style-name="a392c91">
            <text:p>1</text:p>
          </table:table-cell>
          <table:table-cell office:string-value="testcourse20" office:value-type="string" table:style-name="a866374">
            <text:p>testcourse20</text:p>
          </table:table-cell>
          <table:table-cell table:style-name="a6d5d05"/>
          <table:table-cell table:style-name="a291130"/>
          <table:table-cell table:style-name="a249a3d"/>
          <table:table-cell table:style-name="a87b1e0"/>
          <table:table-cell table:style-name="afcd9f2"/>
          <table:table-cell table:style-name="afe3c74"/>
          <table:table-cell table:style-name="a9370b7"/>
        </table:table-row>
        <table:table-row>
          <table:table-cell table:style-name="a684b08"/>
          <table:table-cell table:style-name="aa77422"/>
          <table:table-cell office:string-value="CM" office:value-type="string" table:style-name="a0d4405">
            <text:p>CM</text:p>
          </table:table-cell>
          <table:table-cell office:value="3.0" office:value-type="float" table:style-name="a4148d5">
            <text:p>3</text:p>
          </table:table-cell>
          <table:table-cell office:value="1.0" office:value-type="float" table:style-name="a773cba">
            <text:p>1</text:p>
          </table:table-cell>
          <table:table-cell office:string-value="teacher20FirstName" office:value-type="string" table:style-name="adbb644">
            <text:p>teacher20FirstName</text:p>
          </table:table-cell>
          <table:table-cell office:string-value="teacher20LastName" office:value-type="string" table:style-name="ac25f44">
            <text:p>teacher20LastName</text:p>
          </table:table-cell>
          <table:table-cell office:string-value="A" office:value-type="string" table:style-name="a5c61fe">
            <text:p>A</text:p>
          </table:table-cell>
          <table:table-cell table:style-name="a502659"/>
          <table:table-cell table:style-name="aa213bc"/>
        </table:table-row>
        <table:table-row>
          <table:table-cell table:style-name="a5e9bc2"/>
          <table:table-cell table:style-name="a5b403e"/>
          <table:table-cell table:style-name="acf84fe"/>
          <table:table-cell table:style-name="ab56269"/>
          <table:table-cell table:style-name="a4161fb"/>
          <table:table-cell table:style-name="a33de36"/>
          <table:table-cell table:style-name="ad26d55"/>
          <table:table-cell table:style-name="a6dcd5e"/>
          <table:table-cell table:style-name="a325429"/>
          <table:table-cell table:style-name="ac3e37d"/>
        </table:table-row>
        <table:table-row>
          <table:table-cell table:style-name="a5f1708"/>
          <table:table-cell table:style-name="a68ab72"/>
          <table:table-cell office:string-value="TD" office:value-type="string" table:style-name="a3bc7f2">
            <text:p>TD</text:p>
          </table:table-cell>
          <table:table-cell office:value="4.0" office:value-type="float" table:style-name="a4eec41">
            <text:p>4</text:p>
          </table:table-cell>
          <table:table-cell office:value="1.0" office:value-type="float" table:style-name="aeda5bf">
            <text:p>1</text:p>
          </table:table-cell>
          <table:table-cell office:string-value="teacher20FirstName" office:value-type="string" table:style-name="a66e771">
            <text:p>teacher20FirstName</text:p>
          </table:table-cell>
          <table:table-cell office:string-value="teacher20LastName" office:value-type="string" table:style-name="aaa8209">
            <text:p>teacher20LastName</text:p>
          </table:table-cell>
          <table:table-cell office:string-value="B" office:value-type="string" table:style-name="a7cde91">
            <text:p>B</text:p>
          </table:table-cell>
          <table:table-cell table:style-name="afc15ed"/>
          <table:table-cell table:style-name="a285d72"/>
        </table:table-row>
        <table:table-row>
          <table:table-cell table:style-name="af97374"/>
          <table:table-cell table:style-name="a947a4c"/>
          <table:table-cell table:style-name="aefe684"/>
          <table:table-cell table:style-name="acdcdf2"/>
          <table:table-cell table:style-name="a5ab8df"/>
          <table:table-cell table:style-name="ad94511"/>
          <table:table-cell table:style-name="a9ec160"/>
          <table:table-cell table:style-name="a39a046"/>
          <table:table-cell table:style-name="a500e6e"/>
          <table:table-cell table:style-name="a1fad48"/>
        </table:table-row>
        <table:table-row>
          <table:table-cell office:string-value="DE1" office:value-type="string" table:style-name="a789ac5">
            <text:p>DE1</text:p>
          </table:table-cell>
          <table:table-cell office:value="1.0" office:value-type="float" table:style-name="a93a780">
            <text:p>1</text:p>
          </table:table-cell>
          <table:table-cell office:string-value="testcourse21" office:value-type="string" table:style-name="ad01b6b">
            <text:p>testcourse21</text:p>
          </table:table-cell>
          <table:table-cell table:style-name="af23ed6"/>
          <table:table-cell table:style-name="aa35abd"/>
          <table:table-cell table:style-name="a58c50a"/>
          <table:table-cell table:style-name="ae8a0a7"/>
          <table:table-cell table:style-name="addf7f2"/>
          <table:table-cell table:style-name="ae9efc3"/>
          <table:table-cell table:style-name="abaf3ee"/>
        </table:table-row>
        <table:table-row>
          <table:table-cell table:style-name="a95de73"/>
          <table:table-cell table:style-name="aa1b04f"/>
          <table:table-cell office:string-value="CM" office:value-type="string" table:style-name="a108506">
            <text:p>CM</text:p>
          </table:table-cell>
          <table:table-cell office:value="3.0" office:value-type="float" table:style-name="a10c049">
            <text:p>3</text:p>
          </table:table-cell>
          <table:table-cell office:value="1.0" office:value-type="float" table:style-name="a8fb232">
            <text:p>1</text:p>
          </table:table-cell>
          <table:table-cell office:string-value="teacher21FirstName" office:value-type="string" table:style-name="a2476d7">
            <text:p>teacher21FirstName</text:p>
          </table:table-cell>
          <table:table-cell office:string-value="teacher21LastName" office:value-type="string" table:style-name="ab46bf0">
            <text:p>teacher21LastName</text:p>
          </table:table-cell>
          <table:table-cell office:string-value="A" office:value-type="string" table:style-name="aa3b219">
            <text:p>A</text:p>
          </table:table-cell>
          <table:table-cell table:style-name="a20713b"/>
          <table:table-cell table:style-name="acff3a7"/>
        </table:table-row>
        <table:table-row>
          <table:table-cell table:style-name="ac7181d"/>
          <table:table-cell table:style-name="a8ee6a7"/>
          <table:table-cell table:style-name="a9312b3"/>
          <table:table-cell table:style-name="a4aa754"/>
          <table:table-cell table:style-name="aeec576"/>
          <table:table-cell table:style-name="ad7392e"/>
          <table:table-cell table:style-name="ac92588"/>
          <table:table-cell table:style-name="a35a19f"/>
          <table:table-cell table:style-name="a6719aa"/>
          <table:table-cell table:style-name="a2e740c"/>
        </table:table-row>
        <table:table-row>
          <table:table-cell table:style-name="a19e2eb"/>
          <table:table-cell table:style-name="afb955d"/>
          <table:table-cell office:string-value="TD" office:value-type="string" table:style-name="ab46ab0">
            <text:p>TD</text:p>
          </table:table-cell>
          <table:table-cell office:value="4.0" office:value-type="float" table:style-name="a699c81">
            <text:p>4</text:p>
          </table:table-cell>
          <table:table-cell office:value="1.0" office:value-type="float" table:style-name="ac96b25">
            <text:p>1</text:p>
          </table:table-cell>
          <table:table-cell office:string-value="teacher21FirstName" office:value-type="string" table:style-name="ae504f5">
            <text:p>teacher21FirstName</text:p>
          </table:table-cell>
          <table:table-cell office:string-value="teacher21LastName" office:value-type="string" table:style-name="aeac3d2">
            <text:p>teacher21LastName</text:p>
          </table:table-cell>
          <table:table-cell office:string-value="B" office:value-type="string" table:style-name="a5d3784">
            <text:p>B</text:p>
          </table:table-cell>
          <table:table-cell table:style-name="a98958e"/>
          <table:table-cell table:style-name="a3014e3"/>
        </table:table-row>
        <table:table-row>
          <table:table-cell table:style-name="a61b457"/>
          <table:table-cell table:style-name="ae81bfc"/>
          <table:table-cell table:style-name="a410a6f"/>
          <table:table-cell table:style-name="af5148d"/>
          <table:table-cell table:style-name="aa8b47a"/>
          <table:table-cell table:style-name="a11b247"/>
          <table:table-cell table:style-name="abc5dfd"/>
          <table:table-cell table:style-name="adc9b2d"/>
          <table:table-cell table:style-name="ab5507c"/>
          <table:table-cell table:style-name="a0f3b37"/>
        </table:table-row>
        <table:table-row>
          <table:table-cell office:string-value="DE1" office:value-type="string" table:style-name="af867f9">
            <text:p>DE1</text:p>
          </table:table-cell>
          <table:table-cell office:value="1.0" office:value-type="float" table:style-name="af9ba2d">
            <text:p>1</text:p>
          </table:table-cell>
          <table:table-cell office:string-value="testcourse22" office:value-type="string" table:style-name="af5bfce">
            <text:p>testcourse22</text:p>
          </table:table-cell>
          <table:table-cell table:style-name="a6ebc94"/>
          <table:table-cell table:style-name="a95474d"/>
          <table:table-cell table:style-name="a8fbd27"/>
          <table:table-cell table:style-name="ae292a3"/>
          <table:table-cell table:style-name="afe4eab"/>
          <table:table-cell table:style-name="abf4d60"/>
          <table:table-cell table:style-name="af6fd1e"/>
        </table:table-row>
        <table:table-row>
          <table:table-cell table:style-name="abd2515"/>
          <table:table-cell table:style-name="a271e2a"/>
          <table:table-cell office:string-value="CM" office:value-type="string" table:style-name="a19cc00">
            <text:p>CM</text:p>
          </table:table-cell>
          <table:table-cell office:value="3.0" office:value-type="float" table:style-name="ab23444">
            <text:p>3</text:p>
          </table:table-cell>
          <table:table-cell office:value="1.0" office:value-type="float" table:style-name="a2c2a29">
            <text:p>1</text:p>
          </table:table-cell>
          <table:table-cell office:string-value="teacher22FirstName" office:value-type="string" table:style-name="adc2215">
            <text:p>teacher22FirstName</text:p>
          </table:table-cell>
          <table:table-cell office:string-value="teacher22LastName" office:value-type="string" table:style-name="ab763e5">
            <text:p>teacher22LastName</text:p>
          </table:table-cell>
          <table:table-cell office:string-value="A" office:value-type="string" table:style-name="a85f4e2">
            <text:p>A</text:p>
          </table:table-cell>
          <table:table-cell table:style-name="a7937f3"/>
          <table:table-cell table:style-name="a1835be"/>
        </table:table-row>
        <table:table-row>
          <table:table-cell table:style-name="ad87f30"/>
          <table:table-cell table:style-name="ae71bb1"/>
          <table:table-cell table:style-name="a69bfde"/>
          <table:table-cell table:style-name="affb861"/>
          <table:table-cell table:style-name="a49a054"/>
          <table:table-cell table:style-name="ad8a536"/>
          <table:table-cell table:style-name="ae3570a"/>
          <table:table-cell table:style-name="a770664"/>
          <table:table-cell table:style-name="a402676"/>
          <table:table-cell table:style-name="a8ab322"/>
        </table:table-row>
        <table:table-row>
          <table:table-cell table:style-name="a2a9c8d"/>
          <table:table-cell table:style-name="a0377a3"/>
          <table:table-cell office:string-value="TD" office:value-type="string" table:style-name="a406827">
            <text:p>TD</text:p>
          </table:table-cell>
          <table:table-cell office:value="4.0" office:value-type="float" table:style-name="a3518d0">
            <text:p>4</text:p>
          </table:table-cell>
          <table:table-cell office:value="1.0" office:value-type="float" table:style-name="af6b367">
            <text:p>1</text:p>
          </table:table-cell>
          <table:table-cell office:string-value="teacher22FirstName" office:value-type="string" table:style-name="afe8386">
            <text:p>teacher22FirstName</text:p>
          </table:table-cell>
          <table:table-cell office:string-value="teacher22LastName" office:value-type="string" table:style-name="a3d6cdd">
            <text:p>teacher22LastName</text:p>
          </table:table-cell>
          <table:table-cell office:string-value="B" office:value-type="string" table:style-name="a56a6fa">
            <text:p>B</text:p>
          </table:table-cell>
          <table:table-cell table:style-name="adec43a"/>
          <table:table-cell table:style-name="ae70864"/>
        </table:table-row>
        <table:table-row>
          <table:table-cell table:style-name="a5b982d"/>
          <table:table-cell table:style-name="a83f73c"/>
          <table:table-cell table:style-name="a925aad"/>
          <table:table-cell table:style-name="aaa2a56"/>
          <table:table-cell table:style-name="abdab54"/>
          <table:table-cell table:style-name="a1ffd52"/>
          <table:table-cell table:style-name="aeaa910"/>
          <table:table-cell table:style-name="ae9d501"/>
          <table:table-cell table:style-name="aa11dca"/>
          <table:table-cell table:style-name="a7212df"/>
        </table:table-row>
        <table:table-row>
          <table:table-cell office:string-value="DE1" office:value-type="string" table:style-name="a084966">
            <text:p>DE1</text:p>
          </table:table-cell>
          <table:table-cell office:value="1.0" office:value-type="float" table:style-name="ab44ad4">
            <text:p>1</text:p>
          </table:table-cell>
          <table:table-cell office:string-value="testcourse23" office:value-type="string" table:style-name="a1fa2d9">
            <text:p>testcourse23</text:p>
          </table:table-cell>
          <table:table-cell table:style-name="aeffa1b"/>
          <table:table-cell table:style-name="a685626"/>
          <table:table-cell table:style-name="a62abeb"/>
          <table:table-cell table:style-name="a9f8940"/>
          <table:table-cell table:style-name="a475ff4"/>
          <table:table-cell table:style-name="a9794c8"/>
          <table:table-cell table:style-name="a245944"/>
        </table:table-row>
        <table:table-row>
          <table:table-cell table:style-name="a490f5c"/>
          <table:table-cell table:style-name="a43d638"/>
          <table:table-cell office:string-value="CM" office:value-type="string" table:style-name="a58aee8">
            <text:p>CM</text:p>
          </table:table-cell>
          <table:table-cell office:value="3.0" office:value-type="float" table:style-name="a118764">
            <text:p>3</text:p>
          </table:table-cell>
          <table:table-cell office:value="1.0" office:value-type="float" table:style-name="a6dc647">
            <text:p>1</text:p>
          </table:table-cell>
          <table:table-cell office:string-value="teacher23FirstName" office:value-type="string" table:style-name="ae98c8b">
            <text:p>teacher23FirstName</text:p>
          </table:table-cell>
          <table:table-cell office:string-value="teacher23LastName" office:value-type="string" table:style-name="a8624f8">
            <text:p>teacher23LastName</text:p>
          </table:table-cell>
          <table:table-cell office:string-value="A" office:value-type="string" table:style-name="a1bad5a">
            <text:p>A</text:p>
          </table:table-cell>
          <table:table-cell table:style-name="a9d7aed"/>
          <table:table-cell table:style-name="a236360"/>
        </table:table-row>
        <table:table-row>
          <table:table-cell table:style-name="aface4f"/>
          <table:table-cell table:style-name="a0c639f"/>
          <table:table-cell table:style-name="a8b4998"/>
          <table:table-cell table:style-name="aae634d"/>
          <table:table-cell table:style-name="af1db68"/>
          <table:table-cell table:style-name="a91adcd"/>
          <table:table-cell table:style-name="a1df8a3"/>
          <table:table-cell table:style-name="a6a2b64"/>
          <table:table-cell table:style-name="aff79f1"/>
          <table:table-cell table:style-name="ac3939f"/>
        </table:table-row>
        <table:table-row>
          <table:table-cell table:style-name="ae68d8a"/>
          <table:table-cell table:style-name="a184025"/>
          <table:table-cell office:string-value="TD" office:value-type="string" table:style-name="af5dd75">
            <text:p>TD</text:p>
          </table:table-cell>
          <table:table-cell office:value="4.0" office:value-type="float" table:style-name="a9a2eb7">
            <text:p>4</text:p>
          </table:table-cell>
          <table:table-cell office:value="1.0" office:value-type="float" table:style-name="a1067b0">
            <text:p>1</text:p>
          </table:table-cell>
          <table:table-cell office:string-value="teacher23FirstName" office:value-type="string" table:style-name="a8d04c3">
            <text:p>teacher23FirstName</text:p>
          </table:table-cell>
          <table:table-cell office:string-value="teacher23LastName" office:value-type="string" table:style-name="ae437a4">
            <text:p>teacher23LastName</text:p>
          </table:table-cell>
          <table:table-cell office:string-value="B" office:value-type="string" table:style-name="a9c3243">
            <text:p>B</text:p>
          </table:table-cell>
          <table:table-cell table:style-name="ac0824e"/>
          <table:table-cell table:style-name="ab53e70"/>
        </table:table-row>
        <table:table-row>
          <table:table-cell table:style-name="ab0544f"/>
          <table:table-cell table:style-name="ae74f27"/>
          <table:table-cell table:style-name="a949315"/>
          <table:table-cell table:style-name="ab73d72"/>
          <table:table-cell table:style-name="a46655d"/>
          <table:table-cell table:style-name="a599aed"/>
          <table:table-cell table:style-name="a7926ba"/>
          <table:table-cell table:style-name="a8ef76a"/>
          <table:table-cell table:style-name="a567342"/>
          <table:table-cell table:style-name="ae42db1"/>
        </table:table-row>
        <table:table-row>
          <table:table-cell office:string-value="DE1" office:value-type="string" table:style-name="a8239bb">
            <text:p>DE1</text:p>
          </table:table-cell>
          <table:table-cell office:value="1.0" office:value-type="float" table:style-name="a7f450c">
            <text:p>1</text:p>
          </table:table-cell>
          <table:table-cell office:string-value="testcourse24" office:value-type="string" table:style-name="a5931b1">
            <text:p>testcourse24</text:p>
          </table:table-cell>
          <table:table-cell table:style-name="a2f4115"/>
          <table:table-cell table:style-name="aa5605b"/>
          <table:table-cell table:style-name="a6f041a"/>
          <table:table-cell table:style-name="a979801"/>
          <table:table-cell table:style-name="a72ba43"/>
          <table:table-cell table:style-name="a8d9331"/>
          <table:table-cell table:style-name="aaa7dbe"/>
        </table:table-row>
        <table:table-row>
          <table:table-cell table:style-name="aa3d984"/>
          <table:table-cell table:style-name="a7d2eb7"/>
          <table:table-cell office:string-value="CM" office:value-type="string" table:style-name="a5736e8">
            <text:p>CM</text:p>
          </table:table-cell>
          <table:table-cell office:value="3.0" office:value-type="float" table:style-name="aa2bdc3">
            <text:p>3</text:p>
          </table:table-cell>
          <table:table-cell office:value="1.0" office:value-type="float" table:style-name="ab986d8">
            <text:p>1</text:p>
          </table:table-cell>
          <table:table-cell office:string-value="teacher24FirstName" office:value-type="string" table:style-name="a8ded5a">
            <text:p>teacher24FirstName</text:p>
          </table:table-cell>
          <table:table-cell office:string-value="teacher24LastName" office:value-type="string" table:style-name="a00541c">
            <text:p>teacher24LastName</text:p>
          </table:table-cell>
          <table:table-cell office:string-value="A" office:value-type="string" table:style-name="ab9c8fd">
            <text:p>A</text:p>
          </table:table-cell>
          <table:table-cell table:style-name="af5c99e"/>
          <table:table-cell table:style-name="ae7b625"/>
        </table:table-row>
        <table:table-row>
          <table:table-cell table:style-name="a7be254"/>
          <table:table-cell table:style-name="ac42be9"/>
          <table:table-cell table:style-name="a2d8847"/>
          <table:table-cell table:style-name="ae4ed6b"/>
          <table:table-cell table:style-name="a31f6fa"/>
          <table:table-cell table:style-name="a5d1a38"/>
          <table:table-cell table:style-name="a7766b4"/>
          <table:table-cell table:style-name="a739653"/>
          <table:table-cell table:style-name="a32a164"/>
          <table:table-cell table:style-name="a44d6ab"/>
        </table:table-row>
        <table:table-row>
          <table:table-cell table:style-name="a3c4e4c"/>
          <table:table-cell table:style-name="a1f198f"/>
          <table:table-cell office:string-value="TD" office:value-type="string" table:style-name="a72d9cb">
            <text:p>TD</text:p>
          </table:table-cell>
          <table:table-cell office:value="4.0" office:value-type="float" table:style-name="a873c34">
            <text:p>4</text:p>
          </table:table-cell>
          <table:table-cell office:value="1.0" office:value-type="float" table:style-name="a7d4635">
            <text:p>1</text:p>
          </table:table-cell>
          <table:table-cell office:string-value="teacher24FirstName" office:value-type="string" table:style-name="a1a0d94">
            <text:p>teacher24FirstName</text:p>
          </table:table-cell>
          <table:table-cell office:string-value="teacher24LastName" office:value-type="string" table:style-name="a832675">
            <text:p>teacher24LastName</text:p>
          </table:table-cell>
          <table:table-cell office:string-value="B" office:value-type="string" table:style-name="a1d6caf">
            <text:p>B</text:p>
          </table:table-cell>
          <table:table-cell table:style-name="afef009"/>
          <table:table-cell table:style-name="a918979"/>
        </table:table-row>
        <table:table-row>
          <table:table-cell table:style-name="a6fe7ef"/>
          <table:table-cell table:style-name="ab0e37f"/>
          <table:table-cell table:style-name="aca808b"/>
          <table:table-cell table:style-name="a658a8f"/>
          <table:table-cell table:style-name="a660fa1"/>
          <table:table-cell table:style-name="ac53db3"/>
          <table:table-cell table:style-name="ae25cda"/>
          <table:table-cell table:style-name="a6b05db"/>
          <table:table-cell table:style-name="a4c7cbe"/>
          <table:table-cell table:style-name="ad72f5e"/>
        </table:table-row>
        <table:table-row>
          <table:table-cell office:string-value="DE1" office:value-type="string" table:style-name="aa7c6cd">
            <text:p>DE1</text:p>
          </table:table-cell>
          <table:table-cell office:value="1.0" office:value-type="float" table:style-name="a10268d">
            <text:p>1</text:p>
          </table:table-cell>
          <table:table-cell office:string-value="testcourse25" office:value-type="string" table:style-name="a92eb45">
            <text:p>testcourse25</text:p>
          </table:table-cell>
          <table:table-cell table:style-name="ae9ab9a"/>
          <table:table-cell table:style-name="a10d9e0"/>
          <table:table-cell table:style-name="a65017b"/>
          <table:table-cell table:style-name="add34a8"/>
          <table:table-cell table:style-name="ab17324"/>
          <table:table-cell table:style-name="a5c81ad"/>
          <table:table-cell table:style-name="a5b52d1"/>
        </table:table-row>
        <table:table-row>
          <table:table-cell table:style-name="a9060d7"/>
          <table:table-cell table:style-name="a4eab10"/>
          <table:table-cell office:string-value="CM" office:value-type="string" table:style-name="a18f582">
            <text:p>CM</text:p>
          </table:table-cell>
          <table:table-cell office:value="3.0" office:value-type="float" table:style-name="a24c615">
            <text:p>3</text:p>
          </table:table-cell>
          <table:table-cell office:value="1.0" office:value-type="float" table:style-name="a7e8ab8">
            <text:p>1</text:p>
          </table:table-cell>
          <table:table-cell office:string-value="teacher25FirstName" office:value-type="string" table:style-name="a09ed64">
            <text:p>teacher25FirstName</text:p>
          </table:table-cell>
          <table:table-cell office:string-value="teacher25LastName" office:value-type="string" table:style-name="a9b6e8d">
            <text:p>teacher25LastName</text:p>
          </table:table-cell>
          <table:table-cell office:string-value="A" office:value-type="string" table:style-name="a6fd336">
            <text:p>A</text:p>
          </table:table-cell>
          <table:table-cell table:style-name="af5b3b7"/>
          <table:table-cell table:style-name="ac7435f"/>
        </table:table-row>
        <table:table-row>
          <table:table-cell table:style-name="a377722"/>
          <table:table-cell table:style-name="a398f07"/>
          <table:table-cell table:style-name="a1bc2d6"/>
          <table:table-cell table:style-name="a57a1d8"/>
          <table:table-cell table:style-name="a85081b"/>
          <table:table-cell table:style-name="a169e55"/>
          <table:table-cell table:style-name="a3d1bcd"/>
          <table:table-cell table:style-name="a474762"/>
          <table:table-cell table:style-name="a29bca1"/>
          <table:table-cell table:style-name="aff74d4"/>
        </table:table-row>
        <table:table-row>
          <table:table-cell table:style-name="ac6ea02"/>
          <table:table-cell table:style-name="af88d9c"/>
          <table:table-cell office:string-value="TD" office:value-type="string" table:style-name="a8e5dd5">
            <text:p>TD</text:p>
          </table:table-cell>
          <table:table-cell office:value="4.0" office:value-type="float" table:style-name="aa8ee6b">
            <text:p>4</text:p>
          </table:table-cell>
          <table:table-cell office:value="1.0" office:value-type="float" table:style-name="a2904f1">
            <text:p>1</text:p>
          </table:table-cell>
          <table:table-cell office:string-value="teacher25FirstName" office:value-type="string" table:style-name="a8d879c">
            <text:p>teacher25FirstName</text:p>
          </table:table-cell>
          <table:table-cell office:string-value="teacher25LastName" office:value-type="string" table:style-name="a336de5">
            <text:p>teacher25LastName</text:p>
          </table:table-cell>
          <table:table-cell office:string-value="B" office:value-type="string" table:style-name="a4156f6">
            <text:p>B</text:p>
          </table:table-cell>
          <table:table-cell table:style-name="a69e68b"/>
          <table:table-cell table:style-name="a4be94d"/>
        </table:table-row>
        <table:table-row>
          <table:table-cell table:style-name="ae2bba3"/>
          <table:table-cell table:style-name="a11587d"/>
          <table:table-cell table:style-name="a4452ab"/>
          <table:table-cell table:style-name="a68455f"/>
          <table:table-cell table:style-name="abaa9ea"/>
          <table:table-cell table:style-name="aec4711"/>
          <table:table-cell table:style-name="acb559e"/>
          <table:table-cell table:style-name="aae8fef"/>
          <table:table-cell table:style-name="ad7a58b"/>
          <table:table-cell table:style-name="a8612af"/>
        </table:table-row>
        <table:table-row>
          <table:table-cell office:string-value="DE1" office:value-type="string" table:style-name="addf3f7">
            <text:p>DE1</text:p>
          </table:table-cell>
          <table:table-cell office:value="1.0" office:value-type="float" table:style-name="a4ef1a0">
            <text:p>1</text:p>
          </table:table-cell>
          <table:table-cell office:string-value="testcourse26" office:value-type="string" table:style-name="a8eaa72">
            <text:p>testcourse26</text:p>
          </table:table-cell>
          <table:table-cell table:style-name="ab25222"/>
          <table:table-cell table:style-name="af323eb"/>
          <table:table-cell table:style-name="a69f2ae"/>
          <table:table-cell table:style-name="ae124aa"/>
          <table:table-cell table:style-name="af1e849"/>
          <table:table-cell table:style-name="aa42124"/>
          <table:table-cell table:style-name="a23873a"/>
        </table:table-row>
        <table:table-row>
          <table:table-cell table:style-name="ab03aea"/>
          <table:table-cell table:style-name="a54b557"/>
          <table:table-cell office:string-value="CM" office:value-type="string" table:style-name="a458cf9">
            <text:p>CM</text:p>
          </table:table-cell>
          <table:table-cell office:value="3.0" office:value-type="float" table:style-name="ac36677">
            <text:p>3</text:p>
          </table:table-cell>
          <table:table-cell office:value="1.0" office:value-type="float" table:style-name="af80903">
            <text:p>1</text:p>
          </table:table-cell>
          <table:table-cell office:string-value="teacher26FirstName" office:value-type="string" table:style-name="af7c5b5">
            <text:p>teacher26FirstName</text:p>
          </table:table-cell>
          <table:table-cell office:string-value="teacher26LastName" office:value-type="string" table:style-name="a7f669c">
            <text:p>teacher26LastName</text:p>
          </table:table-cell>
          <table:table-cell office:string-value="A" office:value-type="string" table:style-name="a8e41cb">
            <text:p>A</text:p>
          </table:table-cell>
          <table:table-cell table:style-name="ac44aa1"/>
          <table:table-cell table:style-name="aa034f5"/>
        </table:table-row>
        <table:table-row>
          <table:table-cell table:style-name="a2f5fc3"/>
          <table:table-cell table:style-name="a7298c6"/>
          <table:table-cell table:style-name="a013b85"/>
          <table:table-cell table:style-name="af4b747"/>
          <table:table-cell table:style-name="ab52fb9"/>
          <table:table-cell table:style-name="ad12b25"/>
          <table:table-cell table:style-name="ab732e8"/>
          <table:table-cell table:style-name="a3ad580"/>
          <table:table-cell table:style-name="a79ac98"/>
          <table:table-cell table:style-name="a016720"/>
        </table:table-row>
        <table:table-row>
          <table:table-cell table:style-name="a9dd5b2"/>
          <table:table-cell table:style-name="a75025e"/>
          <table:table-cell office:string-value="TD" office:value-type="string" table:style-name="ad72e22">
            <text:p>TD</text:p>
          </table:table-cell>
          <table:table-cell office:value="4.0" office:value-type="float" table:style-name="a3673b1">
            <text:p>4</text:p>
          </table:table-cell>
          <table:table-cell office:value="1.0" office:value-type="float" table:style-name="a31a724">
            <text:p>1</text:p>
          </table:table-cell>
          <table:table-cell office:string-value="teacher26FirstName" office:value-type="string" table:style-name="a54e7ce">
            <text:p>teacher26FirstName</text:p>
          </table:table-cell>
          <table:table-cell office:string-value="teacher26LastName" office:value-type="string" table:style-name="a536ffa">
            <text:p>teacher26LastName</text:p>
          </table:table-cell>
          <table:table-cell office:string-value="B" office:value-type="string" table:style-name="a38e2c8">
            <text:p>B</text:p>
          </table:table-cell>
          <table:table-cell table:style-name="a0f0440"/>
          <table:table-cell table:style-name="a39875c"/>
        </table:table-row>
        <table:table-row>
          <table:table-cell table:style-name="a2c728a"/>
          <table:table-cell table:style-name="aa79832"/>
          <table:table-cell table:style-name="a34858b"/>
          <table:table-cell table:style-name="ae10dc5"/>
          <table:table-cell table:style-name="ac3998d"/>
          <table:table-cell table:style-name="a689a01"/>
          <table:table-cell table:style-name="a746467"/>
          <table:table-cell table:style-name="a45aac2"/>
          <table:table-cell table:style-name="a21985f"/>
          <table:table-cell table:style-name="a329265"/>
        </table:table-row>
        <table:table-row>
          <table:table-cell office:string-value="DE1" office:value-type="string" table:style-name="aa6b45f">
            <text:p>DE1</text:p>
          </table:table-cell>
          <table:table-cell office:value="1.0" office:value-type="float" table:style-name="af7b533">
            <text:p>1</text:p>
          </table:table-cell>
          <table:table-cell office:string-value="testcourse27" office:value-type="string" table:style-name="a65416d">
            <text:p>testcourse27</text:p>
          </table:table-cell>
          <table:table-cell table:style-name="af950e4"/>
          <table:table-cell table:style-name="af62b44"/>
          <table:table-cell table:style-name="ad97bae"/>
          <table:table-cell table:style-name="ad43f35"/>
          <table:table-cell table:style-name="ac18956"/>
          <table:table-cell table:style-name="a4cf1b5"/>
          <table:table-cell table:style-name="a504214"/>
        </table:table-row>
        <table:table-row>
          <table:table-cell table:style-name="aa6c0f1"/>
          <table:table-cell table:style-name="aae53e6"/>
          <table:table-cell office:string-value="CM" office:value-type="string" table:style-name="a03fd11">
            <text:p>CM</text:p>
          </table:table-cell>
          <table:table-cell office:value="3.0" office:value-type="float" table:style-name="aa25251">
            <text:p>3</text:p>
          </table:table-cell>
          <table:table-cell office:value="1.0" office:value-type="float" table:style-name="a6e4c38">
            <text:p>1</text:p>
          </table:table-cell>
          <table:table-cell office:string-value="teacher27FirstName" office:value-type="string" table:style-name="abad6dc">
            <text:p>teacher27FirstName</text:p>
          </table:table-cell>
          <table:table-cell office:string-value="teacher27LastName" office:value-type="string" table:style-name="a0ce8bc">
            <text:p>teacher27LastName</text:p>
          </table:table-cell>
          <table:table-cell office:string-value="A" office:value-type="string" table:style-name="a456bb3">
            <text:p>A</text:p>
          </table:table-cell>
          <table:table-cell table:style-name="a413ca2"/>
          <table:table-cell table:style-name="aaecb62"/>
        </table:table-row>
        <table:table-row>
          <table:table-cell table:style-name="a0c790c"/>
          <table:table-cell table:style-name="a2b8d31"/>
          <table:table-cell table:style-name="abc25ea"/>
          <table:table-cell table:style-name="ac98e17"/>
          <table:table-cell table:style-name="a879d05"/>
          <table:table-cell table:style-name="a7b41c7"/>
          <table:table-cell table:style-name="ab7a741"/>
          <table:table-cell table:style-name="a37473f"/>
          <table:table-cell table:style-name="a11417e"/>
          <table:table-cell table:style-name="a7bf6c0"/>
        </table:table-row>
        <table:table-row>
          <table:table-cell table:style-name="ae30c52"/>
          <table:table-cell table:style-name="a39e496"/>
          <table:table-cell office:string-value="TD" office:value-type="string" table:style-name="a27c5ae">
            <text:p>TD</text:p>
          </table:table-cell>
          <table:table-cell office:value="4.0" office:value-type="float" table:style-name="abd5f38">
            <text:p>4</text:p>
          </table:table-cell>
          <table:table-cell office:value="1.0" office:value-type="float" table:style-name="a7d4caf">
            <text:p>1</text:p>
          </table:table-cell>
          <table:table-cell office:string-value="teacher27FirstName" office:value-type="string" table:style-name="a7e54e5">
            <text:p>teacher27FirstName</text:p>
          </table:table-cell>
          <table:table-cell office:string-value="teacher27LastName" office:value-type="string" table:style-name="a99353d">
            <text:p>teacher27LastName</text:p>
          </table:table-cell>
          <table:table-cell office:string-value="B" office:value-type="string" table:style-name="ab0f1f9">
            <text:p>B</text:p>
          </table:table-cell>
          <table:table-cell table:style-name="a2c4add"/>
          <table:table-cell table:style-name="a7ac08e"/>
        </table:table-row>
        <table:table-row>
          <table:table-cell table:style-name="a5e8ef7"/>
          <table:table-cell table:style-name="ad6cf7b"/>
          <table:table-cell table:style-name="aaca2f8"/>
          <table:table-cell table:style-name="a4cea15"/>
          <table:table-cell table:style-name="a6052e3"/>
          <table:table-cell table:style-name="ac1f9f6"/>
          <table:table-cell table:style-name="a91d06d"/>
          <table:table-cell table:style-name="a7c0d86"/>
          <table:table-cell table:style-name="a00842c"/>
          <table:table-cell table:style-name="a92dc8a"/>
        </table:table-row>
        <table:table-row>
          <table:table-cell office:string-value="DE1" office:value-type="string" table:style-name="a4dcc52">
            <text:p>DE1</text:p>
          </table:table-cell>
          <table:table-cell office:value="1.0" office:value-type="float" table:style-name="a166405">
            <text:p>1</text:p>
          </table:table-cell>
          <table:table-cell office:string-value="testcourse28" office:value-type="string" table:style-name="a88f825">
            <text:p>testcourse28</text:p>
          </table:table-cell>
          <table:table-cell table:style-name="af1df98"/>
          <table:table-cell table:style-name="abf0b47"/>
          <table:table-cell table:style-name="a323ddb"/>
          <table:table-cell table:style-name="a59482f"/>
          <table:table-cell table:style-name="a55e16a"/>
          <table:table-cell table:style-name="a75a72d"/>
          <table:table-cell table:style-name="aab35e3"/>
        </table:table-row>
        <table:table-row>
          <table:table-cell table:style-name="a5d8129"/>
          <table:table-cell table:style-name="a534cfe"/>
          <table:table-cell office:string-value="CM" office:value-type="string" table:style-name="a82c7b3">
            <text:p>CM</text:p>
          </table:table-cell>
          <table:table-cell office:value="3.0" office:value-type="float" table:style-name="ae6baee">
            <text:p>3</text:p>
          </table:table-cell>
          <table:table-cell office:value="1.0" office:value-type="float" table:style-name="aacebda">
            <text:p>1</text:p>
          </table:table-cell>
          <table:table-cell office:string-value="teacher28FirstName" office:value-type="string" table:style-name="a2eb002">
            <text:p>teacher28FirstName</text:p>
          </table:table-cell>
          <table:table-cell office:string-value="teacher28LastName" office:value-type="string" table:style-name="a102822">
            <text:p>teacher28LastName</text:p>
          </table:table-cell>
          <table:table-cell office:string-value="A" office:value-type="string" table:style-name="a95721d">
            <text:p>A</text:p>
          </table:table-cell>
          <table:table-cell table:style-name="a44520a"/>
          <table:table-cell table:style-name="a2d3ade"/>
        </table:table-row>
        <table:table-row>
          <table:table-cell table:style-name="a4f18d9"/>
          <table:table-cell table:style-name="a3ff40c"/>
          <table:table-cell table:style-name="acaee48"/>
          <table:table-cell table:style-name="ad10fc1"/>
          <table:table-cell table:style-name="a840545"/>
          <table:table-cell table:style-name="af593eb"/>
          <table:table-cell table:style-name="a183da4"/>
          <table:table-cell table:style-name="a7c7546"/>
          <table:table-cell table:style-name="aea56a3"/>
          <table:table-cell table:style-name="ad8e294"/>
        </table:table-row>
        <table:table-row>
          <table:table-cell table:style-name="a28e1fa"/>
          <table:table-cell table:style-name="a7a1128"/>
          <table:table-cell office:string-value="TD" office:value-type="string" table:style-name="a8ebb11">
            <text:p>TD</text:p>
          </table:table-cell>
          <table:table-cell office:value="4.0" office:value-type="float" table:style-name="a9a0d7e">
            <text:p>4</text:p>
          </table:table-cell>
          <table:table-cell office:value="1.0" office:value-type="float" table:style-name="aa88b26">
            <text:p>1</text:p>
          </table:table-cell>
          <table:table-cell office:string-value="teacher28FirstName" office:value-type="string" table:style-name="a4acc4f">
            <text:p>teacher28FirstName</text:p>
          </table:table-cell>
          <table:table-cell office:string-value="teacher28LastName" office:value-type="string" table:style-name="a4bebac">
            <text:p>teacher28LastName</text:p>
          </table:table-cell>
          <table:table-cell office:string-value="B" office:value-type="string" table:style-name="a4fad7d">
            <text:p>B</text:p>
          </table:table-cell>
          <table:table-cell table:style-name="a860cf2"/>
          <table:table-cell table:style-name="a3ebf05"/>
        </table:table-row>
        <table:table-row>
          <table:table-cell table:style-name="a2bccb6"/>
          <table:table-cell table:style-name="a37e87f"/>
          <table:table-cell table:style-name="a6a2cdf"/>
          <table:table-cell table:style-name="a7560f1"/>
          <table:table-cell table:style-name="a403cf8"/>
          <table:table-cell table:style-name="a4be2a0"/>
          <table:table-cell table:style-name="abf5ac9"/>
          <table:table-cell table:style-name="a0a9017"/>
          <table:table-cell table:style-name="a236d7d"/>
          <table:table-cell table:style-name="ac620d2"/>
        </table:table-row>
        <table:table-row>
          <table:table-cell office:string-value="DE1" office:value-type="string" table:style-name="abff4f4">
            <text:p>DE1</text:p>
          </table:table-cell>
          <table:table-cell office:value="1.0" office:value-type="float" table:style-name="a43ddae">
            <text:p>1</text:p>
          </table:table-cell>
          <table:table-cell office:string-value="testcourse29" office:value-type="string" table:style-name="a257468">
            <text:p>testcourse29</text:p>
          </table:table-cell>
          <table:table-cell table:style-name="a29b076"/>
          <table:table-cell table:style-name="a2dc567"/>
          <table:table-cell table:style-name="ad35b03"/>
          <table:table-cell table:style-name="aac9b55"/>
          <table:table-cell table:style-name="af612f5"/>
          <table:table-cell table:style-name="a19a97f"/>
          <table:table-cell table:style-name="a46ee1e"/>
        </table:table-row>
        <table:table-row>
          <table:table-cell table:style-name="a4ac847"/>
          <table:table-cell table:style-name="a986a7d"/>
          <table:table-cell office:string-value="CM" office:value-type="string" table:style-name="a03bb14">
            <text:p>CM</text:p>
          </table:table-cell>
          <table:table-cell office:value="3.0" office:value-type="float" table:style-name="a7c8a4d">
            <text:p>3</text:p>
          </table:table-cell>
          <table:table-cell office:value="1.0" office:value-type="float" table:style-name="a6e1728">
            <text:p>1</text:p>
          </table:table-cell>
          <table:table-cell office:string-value="teacher29FirstName" office:value-type="string" table:style-name="a903d80">
            <text:p>teacher29FirstName</text:p>
          </table:table-cell>
          <table:table-cell office:string-value="teacher29LastName" office:value-type="string" table:style-name="aa4679a">
            <text:p>teacher29LastName</text:p>
          </table:table-cell>
          <table:table-cell office:string-value="A" office:value-type="string" table:style-name="abfc8c4">
            <text:p>A</text:p>
          </table:table-cell>
          <table:table-cell table:style-name="ae0d7a2"/>
          <table:table-cell table:style-name="ac53b44"/>
        </table:table-row>
        <table:table-row>
          <table:table-cell table:style-name="a4bfbd3"/>
          <table:table-cell table:style-name="a3f6ada"/>
          <table:table-cell table:style-name="acdb665"/>
          <table:table-cell table:style-name="a8804ed"/>
          <table:table-cell table:style-name="acb9752"/>
          <table:table-cell table:style-name="aeb6905"/>
          <table:table-cell table:style-name="a263f8f"/>
          <table:table-cell table:style-name="a490fa6"/>
          <table:table-cell table:style-name="af2263f"/>
          <table:table-cell table:style-name="a86159a"/>
        </table:table-row>
        <table:table-row>
          <table:table-cell table:style-name="aa96016"/>
          <table:table-cell table:style-name="a644f95"/>
          <table:table-cell office:string-value="TD" office:value-type="string" table:style-name="ac10c32">
            <text:p>TD</text:p>
          </table:table-cell>
          <table:table-cell office:value="4.0" office:value-type="float" table:style-name="a7fbe43">
            <text:p>4</text:p>
          </table:table-cell>
          <table:table-cell office:value="1.0" office:value-type="float" table:style-name="a2d6b38">
            <text:p>1</text:p>
          </table:table-cell>
          <table:table-cell office:string-value="teacher29FirstName" office:value-type="string" table:style-name="a52fb9c">
            <text:p>teacher29FirstName</text:p>
          </table:table-cell>
          <table:table-cell office:string-value="teacher29LastName" office:value-type="string" table:style-name="a70335f">
            <text:p>teacher29LastName</text:p>
          </table:table-cell>
          <table:table-cell office:string-value="B" office:value-type="string" table:style-name="a99c127">
            <text:p>B</text:p>
          </table:table-cell>
          <table:table-cell table:style-name="a390e2b"/>
          <table:table-cell table:style-name="ae0a079"/>
        </table:table-row>
        <table:table-row>
          <table:table-cell table:style-name="ae752dc"/>
          <table:table-cell table:style-name="a62a4bb"/>
          <table:table-cell table:style-name="a9cf8ad"/>
          <table:table-cell table:style-name="acdd3db"/>
          <table:table-cell table:style-name="a190968"/>
          <table:table-cell table:style-name="ac46b55"/>
          <table:table-cell table:style-name="a48cbbd"/>
          <table:table-cell table:style-name="ae01060"/>
          <table:table-cell table:style-name="aabaa34"/>
          <table:table-cell table:style-name="a6c70f6"/>
        </table:table-row>
        <table:table-row>
          <table:table-cell office:string-value="DE1" office:value-type="string" table:style-name="a392eb9">
            <text:p>DE1</text:p>
          </table:table-cell>
          <table:table-cell office:value="1.0" office:value-type="float" table:style-name="a3fe460">
            <text:p>1</text:p>
          </table:table-cell>
          <table:table-cell office:string-value="testcourse30" office:value-type="string" table:style-name="af0605b">
            <text:p>testcourse30</text:p>
          </table:table-cell>
          <table:table-cell table:style-name="a9fec5d"/>
          <table:table-cell table:style-name="ab8bd12"/>
          <table:table-cell table:style-name="a515005"/>
          <table:table-cell table:style-name="a9031bd"/>
          <table:table-cell table:style-name="a11df66"/>
          <table:table-cell table:style-name="aa899cd"/>
          <table:table-cell table:style-name="a6755e8"/>
        </table:table-row>
        <table:table-row>
          <table:table-cell table:style-name="a3f3500"/>
          <table:table-cell table:style-name="adfcfa0"/>
          <table:table-cell office:string-value="CM" office:value-type="string" table:style-name="a229e63">
            <text:p>CM</text:p>
          </table:table-cell>
          <table:table-cell office:value="3.0" office:value-type="float" table:style-name="a1fddaa">
            <text:p>3</text:p>
          </table:table-cell>
          <table:table-cell office:value="1.0" office:value-type="float" table:style-name="a405042">
            <text:p>1</text:p>
          </table:table-cell>
          <table:table-cell office:string-value="teacher30FirstName" office:value-type="string" table:style-name="a1c94e7">
            <text:p>teacher30FirstName</text:p>
          </table:table-cell>
          <table:table-cell office:string-value="teacher30LastName" office:value-type="string" table:style-name="adf727a">
            <text:p>teacher30LastName</text:p>
          </table:table-cell>
          <table:table-cell office:string-value="A" office:value-type="string" table:style-name="ac667df">
            <text:p>A</text:p>
          </table:table-cell>
          <table:table-cell table:style-name="aeec905"/>
          <table:table-cell table:style-name="a1d3152"/>
        </table:table-row>
        <table:table-row>
          <table:table-cell table:style-name="af0f3ca"/>
          <table:table-cell table:style-name="aca7f76"/>
          <table:table-cell table:style-name="a196c80"/>
          <table:table-cell table:style-name="ac5c79e"/>
          <table:table-cell table:style-name="a371150"/>
          <table:table-cell table:style-name="aa5efbb"/>
          <table:table-cell table:style-name="a8ef0a6"/>
          <table:table-cell table:style-name="abc2f89"/>
          <table:table-cell table:style-name="ab7ff9a"/>
          <table:table-cell table:style-name="ac999e2"/>
        </table:table-row>
        <table:table-row>
          <table:table-cell table:style-name="af13cc0"/>
          <table:table-cell table:style-name="af2ef85"/>
          <table:table-cell office:string-value="TD" office:value-type="string" table:style-name="a0a1d18">
            <text:p>TD</text:p>
          </table:table-cell>
          <table:table-cell office:value="4.0" office:value-type="float" table:style-name="a4b4ff5">
            <text:p>4</text:p>
          </table:table-cell>
          <table:table-cell office:value="1.0" office:value-type="float" table:style-name="ab49e1a">
            <text:p>1</text:p>
          </table:table-cell>
          <table:table-cell office:string-value="teacher30FirstName" office:value-type="string" table:style-name="a7d3e27">
            <text:p>teacher30FirstName</text:p>
          </table:table-cell>
          <table:table-cell office:string-value="teacher30LastName" office:value-type="string" table:style-name="a88aa9d">
            <text:p>teacher30LastName</text:p>
          </table:table-cell>
          <table:table-cell office:string-value="B" office:value-type="string" table:style-name="a392577">
            <text:p>B</text:p>
          </table:table-cell>
          <table:table-cell table:style-name="a44404b"/>
          <table:table-cell table:style-name="ac2ab23"/>
        </table:table-row>
        <table:table-row>
          <table:table-cell table:style-name="afd1f27"/>
          <table:table-cell table:style-name="aecb8aa"/>
          <table:table-cell table:style-name="a025dec"/>
          <table:table-cell table:style-name="a8be566"/>
          <table:table-cell table:style-name="a77f485"/>
          <table:table-cell table:style-name="a309369"/>
          <table:table-cell table:style-name="a1e0d6f"/>
          <table:table-cell table:style-name="a18adbc"/>
          <table:table-cell table:style-name="a151fd3"/>
          <table:table-cell table:style-name="a94741e"/>
        </table:table-row>
        <table:table-row>
          <table:table-cell office:string-value="DE1" office:value-type="string" table:style-name="aaa6597">
            <text:p>DE1</text:p>
          </table:table-cell>
          <table:table-cell office:value="1.0" office:value-type="float" table:style-name="a0ad24d">
            <text:p>1</text:p>
          </table:table-cell>
          <table:table-cell office:string-value="testcourse31" office:value-type="string" table:style-name="a375dc9">
            <text:p>testcourse31</text:p>
          </table:table-cell>
          <table:table-cell table:style-name="abaf296"/>
          <table:table-cell table:style-name="afb355a"/>
          <table:table-cell table:style-name="ac829fd"/>
          <table:table-cell table:style-name="a9382dd"/>
          <table:table-cell table:style-name="a40315c"/>
          <table:table-cell table:style-name="aa96ffa"/>
          <table:table-cell table:style-name="acd0ebf"/>
        </table:table-row>
        <table:table-row>
          <table:table-cell table:style-name="a2b879b"/>
          <table:table-cell table:style-name="a7f92dc"/>
          <table:table-cell office:string-value="CM" office:value-type="string" table:style-name="ad80b46">
            <text:p>CM</text:p>
          </table:table-cell>
          <table:table-cell office:value="3.0" office:value-type="float" table:style-name="ad61043">
            <text:p>3</text:p>
          </table:table-cell>
          <table:table-cell office:value="1.0" office:value-type="float" table:style-name="a078162">
            <text:p>1</text:p>
          </table:table-cell>
          <table:table-cell office:string-value="teacher31FirstName" office:value-type="string" table:style-name="a9c5e06">
            <text:p>teacher31FirstName</text:p>
          </table:table-cell>
          <table:table-cell office:string-value="teacher31LastName" office:value-type="string" table:style-name="ac13bd6">
            <text:p>teacher31LastName</text:p>
          </table:table-cell>
          <table:table-cell office:string-value="A" office:value-type="string" table:style-name="ae22fbd">
            <text:p>A</text:p>
          </table:table-cell>
          <table:table-cell table:style-name="af33314"/>
          <table:table-cell table:style-name="a0f4162"/>
        </table:table-row>
        <table:table-row>
          <table:table-cell table:style-name="ab2d89d"/>
          <table:table-cell table:style-name="ada153f"/>
          <table:table-cell table:style-name="a2d250a"/>
          <table:table-cell table:style-name="a9a0b44"/>
          <table:table-cell table:style-name="ae90344"/>
          <table:table-cell table:style-name="a00175a"/>
          <table:table-cell table:style-name="a872b39"/>
          <table:table-cell table:style-name="aebf30a"/>
          <table:table-cell table:style-name="adb2e7a"/>
          <table:table-cell table:style-name="a6027c9"/>
        </table:table-row>
        <table:table-row>
          <table:table-cell table:style-name="a10bf10"/>
          <table:table-cell table:style-name="a57db68"/>
          <table:table-cell office:string-value="TD" office:value-type="string" table:style-name="a3c83e0">
            <text:p>TD</text:p>
          </table:table-cell>
          <table:table-cell office:value="4.0" office:value-type="float" table:style-name="a3b1a2b">
            <text:p>4</text:p>
          </table:table-cell>
          <table:table-cell office:value="1.0" office:value-type="float" table:style-name="a50f90a">
            <text:p>1</text:p>
          </table:table-cell>
          <table:table-cell office:string-value="teacher31FirstName" office:value-type="string" table:style-name="aa815b0">
            <text:p>teacher31FirstName</text:p>
          </table:table-cell>
          <table:table-cell office:string-value="teacher31LastName" office:value-type="string" table:style-name="acdbcd6">
            <text:p>teacher31LastName</text:p>
          </table:table-cell>
          <table:table-cell office:string-value="B" office:value-type="string" table:style-name="a8dfca3">
            <text:p>B</text:p>
          </table:table-cell>
          <table:table-cell table:style-name="aaebf6e"/>
          <table:table-cell table:style-name="a40b049"/>
        </table:table-row>
        <table:table-row>
          <table:table-cell table:style-name="a9b4cec"/>
          <table:table-cell table:style-name="a278af2"/>
          <table:table-cell table:style-name="a02185c"/>
          <table:table-cell table:style-name="a48c495"/>
          <table:table-cell table:style-name="a93002a"/>
          <table:table-cell table:style-name="af882b3"/>
          <table:table-cell table:style-name="a29186a"/>
          <table:table-cell table:style-name="ab397b2"/>
          <table:table-cell table:style-name="a0dbab2"/>
          <table:table-cell table:style-name="a75dcda"/>
        </table:table-row>
        <table:table-row>
          <table:table-cell office:string-value="DE1" office:value-type="string" table:style-name="ad9066e">
            <text:p>DE1</text:p>
          </table:table-cell>
          <table:table-cell office:value="1.0" office:value-type="float" table:style-name="a6090ce">
            <text:p>1</text:p>
          </table:table-cell>
          <table:table-cell office:string-value="testcourse32" office:value-type="string" table:style-name="ad1a93b">
            <text:p>testcourse32</text:p>
          </table:table-cell>
          <table:table-cell table:style-name="abaa443"/>
          <table:table-cell table:style-name="ae92043"/>
          <table:table-cell table:style-name="abe52c7"/>
          <table:table-cell table:style-name="af26f78"/>
          <table:table-cell table:style-name="ada479d"/>
          <table:table-cell table:style-name="ae8ec05"/>
          <table:table-cell table:style-name="ac9bd45"/>
        </table:table-row>
        <table:table-row>
          <table:table-cell table:style-name="a841f99"/>
          <table:table-cell table:style-name="a3d0dbd"/>
          <table:table-cell office:string-value="CM" office:value-type="string" table:style-name="aaf7ed3">
            <text:p>CM</text:p>
          </table:table-cell>
          <table:table-cell office:value="3.0" office:value-type="float" table:style-name="ae17ccc">
            <text:p>3</text:p>
          </table:table-cell>
          <table:table-cell office:value="1.0" office:value-type="float" table:style-name="a2df460">
            <text:p>1</text:p>
          </table:table-cell>
          <table:table-cell office:string-value="teacher32FirstName" office:value-type="string" table:style-name="afba616">
            <text:p>teacher32FirstName</text:p>
          </table:table-cell>
          <table:table-cell office:string-value="teacher32LastName" office:value-type="string" table:style-name="abebe48">
            <text:p>teacher32LastName</text:p>
          </table:table-cell>
          <table:table-cell office:string-value="A" office:value-type="string" table:style-name="aa18ca1">
            <text:p>A</text:p>
          </table:table-cell>
          <table:table-cell table:style-name="a7182a2"/>
          <table:table-cell table:style-name="a8ec9bd"/>
        </table:table-row>
        <table:table-row>
          <table:table-cell table:style-name="af47db0"/>
          <table:table-cell table:style-name="a2216c9"/>
          <table:table-cell table:style-name="a35a846"/>
          <table:table-cell table:style-name="a9bccb5"/>
          <table:table-cell table:style-name="a00b1bd"/>
          <table:table-cell table:style-name="a780555"/>
          <table:table-cell table:style-name="a9c18e0"/>
          <table:table-cell table:style-name="a40393a"/>
          <table:table-cell table:style-name="a288ac3"/>
          <table:table-cell table:style-name="a086978"/>
        </table:table-row>
        <table:table-row>
          <table:table-cell table:style-name="a9d2290"/>
          <table:table-cell table:style-name="a98b21e"/>
          <table:table-cell office:string-value="TD" office:value-type="string" table:style-name="a9fa09c">
            <text:p>TD</text:p>
          </table:table-cell>
          <table:table-cell office:value="4.0" office:value-type="float" table:style-name="a03cc97">
            <text:p>4</text:p>
          </table:table-cell>
          <table:table-cell office:value="1.0" office:value-type="float" table:style-name="ab15c70">
            <text:p>1</text:p>
          </table:table-cell>
          <table:table-cell office:string-value="teacher32FirstName" office:value-type="string" table:style-name="a87d64b">
            <text:p>teacher32FirstName</text:p>
          </table:table-cell>
          <table:table-cell office:string-value="teacher32LastName" office:value-type="string" table:style-name="a236d6b">
            <text:p>teacher32LastName</text:p>
          </table:table-cell>
          <table:table-cell office:string-value="B" office:value-type="string" table:style-name="a04b256">
            <text:p>B</text:p>
          </table:table-cell>
          <table:table-cell table:style-name="a52fe7d"/>
          <table:table-cell table:style-name="a1e505f"/>
        </table:table-row>
        <table:table-row>
          <table:table-cell table:style-name="ad6199a"/>
          <table:table-cell table:style-name="ad77920"/>
          <table:table-cell table:style-name="abce04d"/>
          <table:table-cell table:style-name="ab2e8f7"/>
          <table:table-cell table:style-name="ad37de1"/>
          <table:table-cell table:style-name="a591c03"/>
          <table:table-cell table:style-name="a31589b"/>
          <table:table-cell table:style-name="a939fb7"/>
          <table:table-cell table:style-name="a0316c9"/>
          <table:table-cell table:style-name="a64a331"/>
        </table:table-row>
        <table:table-row>
          <table:table-cell office:string-value="DE1" office:value-type="string" table:style-name="a134e07">
            <text:p>DE1</text:p>
          </table:table-cell>
          <table:table-cell office:value="1.0" office:value-type="float" table:style-name="acc58a4">
            <text:p>1</text:p>
          </table:table-cell>
          <table:table-cell office:string-value="testcourse33" office:value-type="string" table:style-name="af7f0a2">
            <text:p>testcourse33</text:p>
          </table:table-cell>
          <table:table-cell table:style-name="a2db6c7"/>
          <table:table-cell table:style-name="a20d9cd"/>
          <table:table-cell table:style-name="afcc641"/>
          <table:table-cell table:style-name="a258a4d"/>
          <table:table-cell table:style-name="ac0b207"/>
          <table:table-cell table:style-name="aaaae32"/>
          <table:table-cell table:style-name="a552420"/>
        </table:table-row>
        <table:table-row>
          <table:table-cell table:style-name="a63d965"/>
          <table:table-cell table:style-name="a5794df"/>
          <table:table-cell office:string-value="CM" office:value-type="string" table:style-name="aa0c7a8">
            <text:p>CM</text:p>
          </table:table-cell>
          <table:table-cell office:value="3.0" office:value-type="float" table:style-name="a235060">
            <text:p>3</text:p>
          </table:table-cell>
          <table:table-cell office:value="1.0" office:value-type="float" table:style-name="a37543b">
            <text:p>1</text:p>
          </table:table-cell>
          <table:table-cell office:string-value="teacher33FirstName" office:value-type="string" table:style-name="a1e20e2">
            <text:p>teacher33FirstName</text:p>
          </table:table-cell>
          <table:table-cell office:string-value="teacher33LastName" office:value-type="string" table:style-name="aa10430">
            <text:p>teacher33LastName</text:p>
          </table:table-cell>
          <table:table-cell office:string-value="A" office:value-type="string" table:style-name="adee79e">
            <text:p>A</text:p>
          </table:table-cell>
          <table:table-cell table:style-name="a97be48"/>
          <table:table-cell table:style-name="a4bfcc3"/>
        </table:table-row>
        <table:table-row>
          <table:table-cell table:style-name="aacadfa"/>
          <table:table-cell table:style-name="a56762b"/>
          <table:table-cell table:style-name="aaab100"/>
          <table:table-cell table:style-name="a36185c"/>
          <table:table-cell table:style-name="a3fb7a3"/>
          <table:table-cell table:style-name="a49f70b"/>
          <table:table-cell table:style-name="a16c875"/>
          <table:table-cell table:style-name="aed707d"/>
          <table:table-cell table:style-name="a3a1390"/>
          <table:table-cell table:style-name="ad806f0"/>
        </table:table-row>
        <table:table-row>
          <table:table-cell table:style-name="acd4bb8"/>
          <table:table-cell table:style-name="a0eb9b8"/>
          <table:table-cell office:string-value="TD" office:value-type="string" table:style-name="adba75a">
            <text:p>TD</text:p>
          </table:table-cell>
          <table:table-cell office:value="4.0" office:value-type="float" table:style-name="afba5a6">
            <text:p>4</text:p>
          </table:table-cell>
          <table:table-cell office:value="1.0" office:value-type="float" table:style-name="a2d8a79">
            <text:p>1</text:p>
          </table:table-cell>
          <table:table-cell office:string-value="teacher33FirstName" office:value-type="string" table:style-name="a6dcce9">
            <text:p>teacher33FirstName</text:p>
          </table:table-cell>
          <table:table-cell office:string-value="teacher33LastName" office:value-type="string" table:style-name="a898ceb">
            <text:p>teacher33LastName</text:p>
          </table:table-cell>
          <table:table-cell office:string-value="B" office:value-type="string" table:style-name="ae750f1">
            <text:p>B</text:p>
          </table:table-cell>
          <table:table-cell table:style-name="aae16f8"/>
          <table:table-cell table:style-name="a8bd538"/>
        </table:table-row>
        <table:table-row>
          <table:table-cell table:style-name="a2ac8cd"/>
          <table:table-cell table:style-name="ad9c406"/>
          <table:table-cell table:style-name="a27c205"/>
          <table:table-cell table:style-name="a52616a"/>
          <table:table-cell table:style-name="a01633d"/>
          <table:table-cell table:style-name="a85f550"/>
          <table:table-cell table:style-name="a39779e"/>
          <table:table-cell table:style-name="af793d6"/>
          <table:table-cell table:style-name="a11b8f1"/>
          <table:table-cell table:style-name="af4fab9"/>
        </table:table-row>
        <table:table-row>
          <table:table-cell office:string-value="DE1" office:value-type="string" table:style-name="ae84024">
            <text:p>DE1</text:p>
          </table:table-cell>
          <table:table-cell office:value="1.0" office:value-type="float" table:style-name="ac64cdc">
            <text:p>1</text:p>
          </table:table-cell>
          <table:table-cell office:string-value="testcourse34" office:value-type="string" table:style-name="a9ac4a8">
            <text:p>testcourse34</text:p>
          </table:table-cell>
          <table:table-cell table:style-name="a648d0b"/>
          <table:table-cell table:style-name="a7339f3"/>
          <table:table-cell table:style-name="a11b44a"/>
          <table:table-cell table:style-name="a7269af"/>
          <table:table-cell table:style-name="acea3d2"/>
          <table:table-cell table:style-name="ad1026b"/>
          <table:table-cell table:style-name="a592cc6"/>
        </table:table-row>
        <table:table-row>
          <table:table-cell table:style-name="a543e1c"/>
          <table:table-cell table:style-name="a0189f0"/>
          <table:table-cell office:string-value="CM" office:value-type="string" table:style-name="a326861">
            <text:p>CM</text:p>
          </table:table-cell>
          <table:table-cell office:value="3.0" office:value-type="float" table:style-name="ac301fb">
            <text:p>3</text:p>
          </table:table-cell>
          <table:table-cell office:value="1.0" office:value-type="float" table:style-name="ade66b6">
            <text:p>1</text:p>
          </table:table-cell>
          <table:table-cell office:string-value="teacher34FirstName" office:value-type="string" table:style-name="a94b2c6">
            <text:p>teacher34FirstName</text:p>
          </table:table-cell>
          <table:table-cell office:string-value="teacher34LastName" office:value-type="string" table:style-name="a9c2d61">
            <text:p>teacher34LastName</text:p>
          </table:table-cell>
          <table:table-cell office:string-value="A" office:value-type="string" table:style-name="a337f4f">
            <text:p>A</text:p>
          </table:table-cell>
          <table:table-cell table:style-name="a1e02c0"/>
          <table:table-cell table:style-name="a2ca20b"/>
        </table:table-row>
        <table:table-row>
          <table:table-cell table:style-name="a0f709a"/>
          <table:table-cell table:style-name="a37bdd9"/>
          <table:table-cell table:style-name="af569df"/>
          <table:table-cell table:style-name="aa57505"/>
          <table:table-cell table:style-name="ae0b6d5"/>
          <table:table-cell table:style-name="a36a063"/>
          <table:table-cell table:style-name="ae0b2ee"/>
          <table:table-cell table:style-name="ac1c9f8"/>
          <table:table-cell table:style-name="a176953"/>
          <table:table-cell table:style-name="a3e0f30"/>
        </table:table-row>
        <table:table-row>
          <table:table-cell table:style-name="ac4df77"/>
          <table:table-cell table:style-name="a66bd3d"/>
          <table:table-cell office:string-value="TD" office:value-type="string" table:style-name="af2e763">
            <text:p>TD</text:p>
          </table:table-cell>
          <table:table-cell office:value="4.0" office:value-type="float" table:style-name="aaf52bf">
            <text:p>4</text:p>
          </table:table-cell>
          <table:table-cell office:value="1.0" office:value-type="float" table:style-name="a30312b">
            <text:p>1</text:p>
          </table:table-cell>
          <table:table-cell office:string-value="teacher34FirstName" office:value-type="string" table:style-name="a189fb4">
            <text:p>teacher34FirstName</text:p>
          </table:table-cell>
          <table:table-cell office:string-value="teacher34LastName" office:value-type="string" table:style-name="a0d40ba">
            <text:p>teacher34LastName</text:p>
          </table:table-cell>
          <table:table-cell office:string-value="B" office:value-type="string" table:style-name="abe4992">
            <text:p>B</text:p>
          </table:table-cell>
          <table:table-cell table:style-name="a7c4130"/>
          <table:table-cell table:style-name="aa7f153"/>
        </table:table-row>
        <table:table-row>
          <table:table-cell table:style-name="ae7c9e6"/>
          <table:table-cell table:style-name="a70858b"/>
          <table:table-cell table:style-name="a7c6765"/>
          <table:table-cell table:style-name="a4791a7"/>
          <table:table-cell table:style-name="a392d91"/>
          <table:table-cell table:style-name="a19a3da"/>
          <table:table-cell table:style-name="a2be380"/>
          <table:table-cell table:style-name="ac76260"/>
          <table:table-cell table:style-name="a1dc1c0"/>
          <table:table-cell table:style-name="af516db"/>
        </table:table-row>
        <table:table-row>
          <table:table-cell office:string-value="DE1" office:value-type="string" table:style-name="a7e9515">
            <text:p>DE1</text:p>
          </table:table-cell>
          <table:table-cell office:value="1.0" office:value-type="float" table:style-name="a5f0ec7">
            <text:p>1</text:p>
          </table:table-cell>
          <table:table-cell office:string-value="testcourse35" office:value-type="string" table:style-name="a5c91e0">
            <text:p>testcourse35</text:p>
          </table:table-cell>
          <table:table-cell table:style-name="a13f588"/>
          <table:table-cell table:style-name="a649208"/>
          <table:table-cell table:style-name="a71c2bc"/>
          <table:table-cell table:style-name="a2707de"/>
          <table:table-cell table:style-name="a4377ea"/>
          <table:table-cell table:style-name="aa52980"/>
          <table:table-cell table:style-name="a3c9da7"/>
        </table:table-row>
        <table:table-row>
          <table:table-cell table:style-name="aad375f"/>
          <table:table-cell table:style-name="a52f9c4"/>
          <table:table-cell office:string-value="CM" office:value-type="string" table:style-name="a67c459">
            <text:p>CM</text:p>
          </table:table-cell>
          <table:table-cell office:value="3.0" office:value-type="float" table:style-name="a7a8782">
            <text:p>3</text:p>
          </table:table-cell>
          <table:table-cell office:value="1.0" office:value-type="float" table:style-name="abcfd27">
            <text:p>1</text:p>
          </table:table-cell>
          <table:table-cell office:string-value="teacher35FirstName" office:value-type="string" table:style-name="a62a275">
            <text:p>teacher35FirstName</text:p>
          </table:table-cell>
          <table:table-cell office:string-value="teacher35LastName" office:value-type="string" table:style-name="a291a70">
            <text:p>teacher35LastName</text:p>
          </table:table-cell>
          <table:table-cell office:string-value="A" office:value-type="string" table:style-name="a112662">
            <text:p>A</text:p>
          </table:table-cell>
          <table:table-cell table:style-name="a94276e"/>
          <table:table-cell table:style-name="a0378a3"/>
        </table:table-row>
        <table:table-row>
          <table:table-cell table:style-name="a8517fd"/>
          <table:table-cell table:style-name="af2b407"/>
          <table:table-cell table:style-name="a3c8b23"/>
          <table:table-cell table:style-name="ad8a634"/>
          <table:table-cell table:style-name="af45b47"/>
          <table:table-cell table:style-name="a891bfb"/>
          <table:table-cell table:style-name="ae854e1"/>
          <table:table-cell table:style-name="aeb4890"/>
          <table:table-cell table:style-name="a712eb4"/>
          <table:table-cell table:style-name="a9c9719"/>
        </table:table-row>
        <table:table-row>
          <table:table-cell table:style-name="ab10fd2"/>
          <table:table-cell table:style-name="a6d2792"/>
          <table:table-cell office:string-value="TD" office:value-type="string" table:style-name="a9e66f0">
            <text:p>TD</text:p>
          </table:table-cell>
          <table:table-cell office:value="4.0" office:value-type="float" table:style-name="a0dc262">
            <text:p>4</text:p>
          </table:table-cell>
          <table:table-cell office:value="1.0" office:value-type="float" table:style-name="aefde83">
            <text:p>1</text:p>
          </table:table-cell>
          <table:table-cell office:string-value="teacher35FirstName" office:value-type="string" table:style-name="abfd23f">
            <text:p>teacher35FirstName</text:p>
          </table:table-cell>
          <table:table-cell office:string-value="teacher35LastName" office:value-type="string" table:style-name="afa4d06">
            <text:p>teacher35LastName</text:p>
          </table:table-cell>
          <table:table-cell office:string-value="B" office:value-type="string" table:style-name="a468f13">
            <text:p>B</text:p>
          </table:table-cell>
          <table:table-cell table:style-name="a809850"/>
          <table:table-cell table:style-name="a965350"/>
        </table:table-row>
        <table:table-row>
          <table:table-cell table:style-name="aaac149"/>
          <table:table-cell table:style-name="ab65226"/>
          <table:table-cell table:style-name="af4152c"/>
          <table:table-cell table:style-name="a4b58ff"/>
          <table:table-cell table:style-name="acac867"/>
          <table:table-cell table:style-name="ae08896"/>
          <table:table-cell table:style-name="a76376e"/>
          <table:table-cell table:style-name="a20650b"/>
          <table:table-cell table:style-name="a0ff15b"/>
          <table:table-cell table:style-name="a1e4da8"/>
        </table:table-row>
        <table:table-row>
          <table:table-cell office:string-value="DE1" office:value-type="string" table:style-name="a5e15b1">
            <text:p>DE1</text:p>
          </table:table-cell>
          <table:table-cell office:value="1.0" office:value-type="float" table:style-name="aeb8ecc">
            <text:p>1</text:p>
          </table:table-cell>
          <table:table-cell office:string-value="testcourse36" office:value-type="string" table:style-name="ad38572">
            <text:p>testcourse36</text:p>
          </table:table-cell>
          <table:table-cell table:style-name="ad950f3"/>
          <table:table-cell table:style-name="a6741bb"/>
          <table:table-cell table:style-name="a6ab039"/>
          <table:table-cell table:style-name="a32055a"/>
          <table:table-cell table:style-name="ad506ec"/>
          <table:table-cell table:style-name="aa88690"/>
          <table:table-cell table:style-name="a0ea7bf"/>
        </table:table-row>
        <table:table-row>
          <table:table-cell table:style-name="ad2b93a"/>
          <table:table-cell table:style-name="a35387f"/>
          <table:table-cell office:string-value="CM" office:value-type="string" table:style-name="ac06bfb">
            <text:p>CM</text:p>
          </table:table-cell>
          <table:table-cell office:value="3.0" office:value-type="float" table:style-name="a90c9df">
            <text:p>3</text:p>
          </table:table-cell>
          <table:table-cell office:value="1.0" office:value-type="float" table:style-name="adf7c09">
            <text:p>1</text:p>
          </table:table-cell>
          <table:table-cell office:string-value="teacher36FirstName" office:value-type="string" table:style-name="a57084b">
            <text:p>teacher36FirstName</text:p>
          </table:table-cell>
          <table:table-cell office:string-value="teacher36LastName" office:value-type="string" table:style-name="a063c27">
            <text:p>teacher36LastName</text:p>
          </table:table-cell>
          <table:table-cell office:string-value="A" office:value-type="string" table:style-name="a7c759e">
            <text:p>A</text:p>
          </table:table-cell>
          <table:table-cell table:style-name="ab98a37"/>
          <table:table-cell table:style-name="a5a02cc"/>
        </table:table-row>
        <table:table-row>
          <table:table-cell table:style-name="a47dd9e"/>
          <table:table-cell table:style-name="a8cd2a7"/>
          <table:table-cell table:style-name="a3052c4"/>
          <table:table-cell table:style-name="a9960e2"/>
          <table:table-cell table:style-name="ac3eca0"/>
          <table:table-cell table:style-name="a9689ea"/>
          <table:table-cell table:style-name="aab1aa6"/>
          <table:table-cell table:style-name="a874abf"/>
          <table:table-cell table:style-name="a43903a"/>
          <table:table-cell table:style-name="a21af44"/>
        </table:table-row>
        <table:table-row>
          <table:table-cell table:style-name="ab2af92"/>
          <table:table-cell table:style-name="a6aed5b"/>
          <table:table-cell office:string-value="TD" office:value-type="string" table:style-name="adcbf8f">
            <text:p>TD</text:p>
          </table:table-cell>
          <table:table-cell office:value="4.0" office:value-type="float" table:style-name="a984824">
            <text:p>4</text:p>
          </table:table-cell>
          <table:table-cell office:value="1.0" office:value-type="float" table:style-name="aaf6407">
            <text:p>1</text:p>
          </table:table-cell>
          <table:table-cell office:string-value="teacher36FirstName" office:value-type="string" table:style-name="a837053">
            <text:p>teacher36FirstName</text:p>
          </table:table-cell>
          <table:table-cell office:string-value="teacher36LastName" office:value-type="string" table:style-name="a32026e">
            <text:p>teacher36LastName</text:p>
          </table:table-cell>
          <table:table-cell office:string-value="B" office:value-type="string" table:style-name="a32bd21">
            <text:p>B</text:p>
          </table:table-cell>
          <table:table-cell table:style-name="a435b3b"/>
          <table:table-cell table:style-name="a9d2f74"/>
        </table:table-row>
        <table:table-row>
          <table:table-cell table:style-name="ad7570f"/>
          <table:table-cell table:style-name="a8d67dc"/>
          <table:table-cell table:style-name="a134f7c"/>
          <table:table-cell table:style-name="ac25ee7"/>
          <table:table-cell table:style-name="a093c53"/>
          <table:table-cell table:style-name="a762b96"/>
          <table:table-cell table:style-name="a461dd8"/>
          <table:table-cell table:style-name="a683424"/>
          <table:table-cell table:style-name="afd65f7"/>
          <table:table-cell table:style-name="a3d4bd3"/>
        </table:table-row>
        <table:table-row>
          <table:table-cell office:string-value="DE1" office:value-type="string" table:style-name="a937502">
            <text:p>DE1</text:p>
          </table:table-cell>
          <table:table-cell office:value="1.0" office:value-type="float" table:style-name="af0e8c2">
            <text:p>1</text:p>
          </table:table-cell>
          <table:table-cell office:string-value="testcourse37" office:value-type="string" table:style-name="a2b4673">
            <text:p>testcourse37</text:p>
          </table:table-cell>
          <table:table-cell table:style-name="ac47264"/>
          <table:table-cell table:style-name="a3c96ba"/>
          <table:table-cell table:style-name="a42aa9a"/>
          <table:table-cell table:style-name="a3ad27e"/>
          <table:table-cell table:style-name="a541a49"/>
          <table:table-cell table:style-name="a92821b"/>
          <table:table-cell table:style-name="a1b9381"/>
        </table:table-row>
        <table:table-row>
          <table:table-cell table:style-name="a331418"/>
          <table:table-cell table:style-name="a832dc0"/>
          <table:table-cell office:string-value="CM" office:value-type="string" table:style-name="a13f273">
            <text:p>CM</text:p>
          </table:table-cell>
          <table:table-cell office:value="3.0" office:value-type="float" table:style-name="a1805ec">
            <text:p>3</text:p>
          </table:table-cell>
          <table:table-cell office:value="1.0" office:value-type="float" table:style-name="ab3b3b4">
            <text:p>1</text:p>
          </table:table-cell>
          <table:table-cell office:string-value="teacher37FirstName" office:value-type="string" table:style-name="a257e69">
            <text:p>teacher37FirstName</text:p>
          </table:table-cell>
          <table:table-cell office:string-value="teacher37LastName" office:value-type="string" table:style-name="ae574be">
            <text:p>teacher37LastName</text:p>
          </table:table-cell>
          <table:table-cell office:string-value="A" office:value-type="string" table:style-name="ac76763">
            <text:p>A</text:p>
          </table:table-cell>
          <table:table-cell table:style-name="aa88d8a"/>
          <table:table-cell table:style-name="a1d1373"/>
        </table:table-row>
        <table:table-row>
          <table:table-cell table:style-name="a970c44"/>
          <table:table-cell table:style-name="acd95ec"/>
          <table:table-cell table:style-name="a8bad48"/>
          <table:table-cell table:style-name="ae1b9fe"/>
          <table:table-cell table:style-name="aa1e6af"/>
          <table:table-cell table:style-name="a07c666"/>
          <table:table-cell table:style-name="a913969"/>
          <table:table-cell table:style-name="a889a4d"/>
          <table:table-cell table:style-name="ae1af01"/>
          <table:table-cell table:style-name="afa5de2"/>
        </table:table-row>
        <table:table-row>
          <table:table-cell table:style-name="ab15efa"/>
          <table:table-cell table:style-name="a1817ff"/>
          <table:table-cell office:string-value="TD" office:value-type="string" table:style-name="ad2be77">
            <text:p>TD</text:p>
          </table:table-cell>
          <table:table-cell office:value="4.0" office:value-type="float" table:style-name="a3bd9c5">
            <text:p>4</text:p>
          </table:table-cell>
          <table:table-cell office:value="1.0" office:value-type="float" table:style-name="a87e26d">
            <text:p>1</text:p>
          </table:table-cell>
          <table:table-cell office:string-value="teacher37FirstName" office:value-type="string" table:style-name="ab758eb">
            <text:p>teacher37FirstName</text:p>
          </table:table-cell>
          <table:table-cell office:string-value="teacher37LastName" office:value-type="string" table:style-name="a7ad51b">
            <text:p>teacher37LastName</text:p>
          </table:table-cell>
          <table:table-cell office:string-value="B" office:value-type="string" table:style-name="a79fb91">
            <text:p>B</text:p>
          </table:table-cell>
          <table:table-cell table:style-name="aa4440d"/>
          <table:table-cell table:style-name="ab898b8"/>
        </table:table-row>
        <table:table-row>
          <table:table-cell table:style-name="aa3ed5f"/>
          <table:table-cell table:style-name="a388ccf"/>
          <table:table-cell table:style-name="ac52f83"/>
          <table:table-cell table:style-name="a01e83f"/>
          <table:table-cell table:style-name="a172211"/>
          <table:table-cell table:style-name="a4cfb2e"/>
          <table:table-cell table:style-name="ab999ff"/>
          <table:table-cell table:style-name="ab048b7"/>
          <table:table-cell table:style-name="acaf4da"/>
          <table:table-cell table:style-name="a0712d7"/>
        </table:table-row>
        <table:table-row>
          <table:table-cell office:string-value="DE1" office:value-type="string" table:style-name="af09a3f">
            <text:p>DE1</text:p>
          </table:table-cell>
          <table:table-cell office:value="1.0" office:value-type="float" table:style-name="a19971d">
            <text:p>1</text:p>
          </table:table-cell>
          <table:table-cell office:string-value="testcourse38" office:value-type="string" table:style-name="ad5b6d2">
            <text:p>testcourse38</text:p>
          </table:table-cell>
          <table:table-cell table:style-name="a10ab67"/>
          <table:table-cell table:style-name="a2f0c9e"/>
          <table:table-cell table:style-name="a32d2d1"/>
          <table:table-cell table:style-name="a5411b9"/>
          <table:table-cell table:style-name="a4e5df9"/>
          <table:table-cell table:style-name="aadbe41"/>
          <table:table-cell table:style-name="a41284f"/>
        </table:table-row>
        <table:table-row>
          <table:table-cell table:style-name="acce0c5"/>
          <table:table-cell table:style-name="a9e42ee"/>
          <table:table-cell office:string-value="CM" office:value-type="string" table:style-name="a15dbc3">
            <text:p>CM</text:p>
          </table:table-cell>
          <table:table-cell office:value="3.0" office:value-type="float" table:style-name="a5c4ad1">
            <text:p>3</text:p>
          </table:table-cell>
          <table:table-cell office:value="1.0" office:value-type="float" table:style-name="a424d4c">
            <text:p>1</text:p>
          </table:table-cell>
          <table:table-cell office:string-value="teacher38FirstName" office:value-type="string" table:style-name="a019df3">
            <text:p>teacher38FirstName</text:p>
          </table:table-cell>
          <table:table-cell office:string-value="teacher38LastName" office:value-type="string" table:style-name="a0f9439">
            <text:p>teacher38LastName</text:p>
          </table:table-cell>
          <table:table-cell office:string-value="A" office:value-type="string" table:style-name="a2b3a2a">
            <text:p>A</text:p>
          </table:table-cell>
          <table:table-cell table:style-name="a0e8e5b"/>
          <table:table-cell table:style-name="afebdac"/>
        </table:table-row>
        <table:table-row>
          <table:table-cell table:style-name="a8cfae6"/>
          <table:table-cell table:style-name="a52e368"/>
          <table:table-cell table:style-name="a0885be"/>
          <table:table-cell table:style-name="a31c633"/>
          <table:table-cell table:style-name="a69d131"/>
          <table:table-cell table:style-name="a0471c3"/>
          <table:table-cell table:style-name="a80efb3"/>
          <table:table-cell table:style-name="a2ffd9f"/>
          <table:table-cell table:style-name="a14ab01"/>
          <table:table-cell table:style-name="aa15a46"/>
        </table:table-row>
        <table:table-row>
          <table:table-cell table:style-name="a1be39e"/>
          <table:table-cell table:style-name="a3103b0"/>
          <table:table-cell office:string-value="TD" office:value-type="string" table:style-name="a6b3d85">
            <text:p>TD</text:p>
          </table:table-cell>
          <table:table-cell office:value="4.0" office:value-type="float" table:style-name="a40bb71">
            <text:p>4</text:p>
          </table:table-cell>
          <table:table-cell office:value="1.0" office:value-type="float" table:style-name="a3095f1">
            <text:p>1</text:p>
          </table:table-cell>
          <table:table-cell office:string-value="teacher38FirstName" office:value-type="string" table:style-name="a7e42b6">
            <text:p>teacher38FirstName</text:p>
          </table:table-cell>
          <table:table-cell office:string-value="teacher38LastName" office:value-type="string" table:style-name="acbfcd7">
            <text:p>teacher38LastName</text:p>
          </table:table-cell>
          <table:table-cell office:string-value="B" office:value-type="string" table:style-name="a60bf50">
            <text:p>B</text:p>
          </table:table-cell>
          <table:table-cell table:style-name="aa14d8b"/>
          <table:table-cell table:style-name="ab1bc18"/>
        </table:table-row>
        <table:table-row>
          <table:table-cell table:style-name="a1ba04f"/>
          <table:table-cell table:style-name="aadff60"/>
          <table:table-cell table:style-name="a51ae72"/>
          <table:table-cell table:style-name="aad626a"/>
          <table:table-cell table:style-name="a25300d"/>
          <table:table-cell table:style-name="a662e35"/>
          <table:table-cell table:style-name="aeb2116"/>
          <table:table-cell table:style-name="a57bed2"/>
          <table:table-cell table:style-name="a3097ff"/>
          <table:table-cell table:style-name="af8a441"/>
        </table:table-row>
        <table:table-row>
          <table:table-cell office:string-value="DE1" office:value-type="string" table:style-name="ac5185e">
            <text:p>DE1</text:p>
          </table:table-cell>
          <table:table-cell office:value="1.0" office:value-type="float" table:style-name="a8c6370">
            <text:p>1</text:p>
          </table:table-cell>
          <table:table-cell office:string-value="testcourse39" office:value-type="string" table:style-name="a926a46">
            <text:p>testcourse39</text:p>
          </table:table-cell>
          <table:table-cell table:style-name="aecb28b"/>
          <table:table-cell table:style-name="a060124"/>
          <table:table-cell table:style-name="a25a112"/>
          <table:table-cell table:style-name="a170b14"/>
          <table:table-cell table:style-name="ac378ef"/>
          <table:table-cell table:style-name="a787208"/>
          <table:table-cell table:style-name="a28923f"/>
        </table:table-row>
        <table:table-row>
          <table:table-cell table:style-name="a2fb885"/>
          <table:table-cell table:style-name="a04258b"/>
          <table:table-cell office:string-value="CM" office:value-type="string" table:style-name="a46ab38">
            <text:p>CM</text:p>
          </table:table-cell>
          <table:table-cell office:value="3.0" office:value-type="float" table:style-name="a2828f9">
            <text:p>3</text:p>
          </table:table-cell>
          <table:table-cell office:value="1.0" office:value-type="float" table:style-name="aa9c7ea">
            <text:p>1</text:p>
          </table:table-cell>
          <table:table-cell office:string-value="teacher39FirstName" office:value-type="string" table:style-name="ae704e7">
            <text:p>teacher39FirstName</text:p>
          </table:table-cell>
          <table:table-cell office:string-value="teacher39LastName" office:value-type="string" table:style-name="a1f367a">
            <text:p>teacher39LastName</text:p>
          </table:table-cell>
          <table:table-cell office:string-value="A" office:value-type="string" table:style-name="a778176">
            <text:p>A</text:p>
          </table:table-cell>
          <table:table-cell table:style-name="a57b740"/>
          <table:table-cell table:style-name="a949379"/>
        </table:table-row>
        <table:table-row>
          <table:table-cell table:style-name="a4b5a0c"/>
          <table:table-cell table:style-name="a450bae"/>
          <table:table-cell table:style-name="a8f97b0"/>
          <table:table-cell table:style-name="afa56a3"/>
          <table:table-cell table:style-name="aad139e"/>
          <table:table-cell table:style-name="ad2179c"/>
          <table:table-cell table:style-name="a8d4c1d"/>
          <table:table-cell table:style-name="a18fa37"/>
          <table:table-cell table:style-name="a49cda1"/>
          <table:table-cell table:style-name="a2b1bca"/>
        </table:table-row>
        <table:table-row>
          <table:table-cell table:style-name="a49fd32"/>
          <table:table-cell table:style-name="a8ba28c"/>
          <table:table-cell office:string-value="TD" office:value-type="string" table:style-name="a6bcdc3">
            <text:p>TD</text:p>
          </table:table-cell>
          <table:table-cell office:value="4.0" office:value-type="float" table:style-name="a322da6">
            <text:p>4</text:p>
          </table:table-cell>
          <table:table-cell office:value="1.0" office:value-type="float" table:style-name="a65d7b7">
            <text:p>1</text:p>
          </table:table-cell>
          <table:table-cell office:string-value="teacher39FirstName" office:value-type="string" table:style-name="a0302b7">
            <text:p>teacher39FirstName</text:p>
          </table:table-cell>
          <table:table-cell office:string-value="teacher39LastName" office:value-type="string" table:style-name="a236507">
            <text:p>teacher39LastName</text:p>
          </table:table-cell>
          <table:table-cell office:string-value="B" office:value-type="string" table:style-name="ac605d1">
            <text:p>B</text:p>
          </table:table-cell>
          <table:table-cell table:style-name="a5e3b3b"/>
          <table:table-cell table:style-name="a10d481"/>
        </table:table-row>
        <table:table-row>
          <table:table-cell table:style-name="a3f314e"/>
          <table:table-cell table:style-name="a9f19df"/>
          <table:table-cell table:style-name="a67c81f"/>
          <table:table-cell table:style-name="a76ffb2"/>
          <table:table-cell table:style-name="a14f6b8"/>
          <table:table-cell table:style-name="a79d68a"/>
          <table:table-cell table:style-name="a1dc942"/>
          <table:table-cell table:style-name="af9f743"/>
          <table:table-cell table:style-name="acc68d5"/>
          <table:table-cell table:style-name="af7cbab"/>
        </table:table-row>
        <table:table-row>
          <table:table-cell office:string-value="DE1" office:value-type="string" table:style-name="ae98028">
            <text:p>DE1</text:p>
          </table:table-cell>
          <table:table-cell office:value="1.0" office:value-type="float" table:style-name="a56470c">
            <text:p>1</text:p>
          </table:table-cell>
          <table:table-cell office:string-value="testcourse40" office:value-type="string" table:style-name="a56daaa">
            <text:p>testcourse40</text:p>
          </table:table-cell>
          <table:table-cell table:style-name="a7a66a9"/>
          <table:table-cell table:style-name="a445ebc"/>
          <table:table-cell table:style-name="a4cf683"/>
          <table:table-cell table:style-name="a8558f1"/>
          <table:table-cell table:style-name="a131b9f"/>
          <table:table-cell table:style-name="aed4252"/>
          <table:table-cell table:style-name="aca284c"/>
        </table:table-row>
        <table:table-row>
          <table:table-cell table:style-name="a5f2b38"/>
          <table:table-cell table:style-name="a05cf91"/>
          <table:table-cell office:string-value="CM" office:value-type="string" table:style-name="aa4f93c">
            <text:p>CM</text:p>
          </table:table-cell>
          <table:table-cell office:value="3.0" office:value-type="float" table:style-name="a408891">
            <text:p>3</text:p>
          </table:table-cell>
          <table:table-cell office:value="1.0" office:value-type="float" table:style-name="abd9d48">
            <text:p>1</text:p>
          </table:table-cell>
          <table:table-cell office:string-value="teacher40FirstName" office:value-type="string" table:style-name="a35496d">
            <text:p>teacher40FirstName</text:p>
          </table:table-cell>
          <table:table-cell office:string-value="teacher40LastName" office:value-type="string" table:style-name="a754349">
            <text:p>teacher40LastName</text:p>
          </table:table-cell>
          <table:table-cell office:string-value="A" office:value-type="string" table:style-name="a947e39">
            <text:p>A</text:p>
          </table:table-cell>
          <table:table-cell table:style-name="a59ce6a"/>
          <table:table-cell table:style-name="a29b8f6"/>
        </table:table-row>
        <table:table-row>
          <table:table-cell table:style-name="a5f95c8"/>
          <table:table-cell table:style-name="a6d2894"/>
          <table:table-cell table:style-name="a508615"/>
          <table:table-cell table:style-name="aae36bf"/>
          <table:table-cell table:style-name="a230a20"/>
          <table:table-cell table:style-name="ab2db24"/>
          <table:table-cell table:style-name="a014143"/>
          <table:table-cell table:style-name="ae1308a"/>
          <table:table-cell table:style-name="afc1db2"/>
          <table:table-cell table:style-name="a51a62a"/>
        </table:table-row>
        <table:table-row>
          <table:table-cell table:style-name="aac4986"/>
          <table:table-cell table:style-name="a2256c7"/>
          <table:table-cell office:string-value="TD" office:value-type="string" table:style-name="a22828e">
            <text:p>TD</text:p>
          </table:table-cell>
          <table:table-cell office:value="4.0" office:value-type="float" table:style-name="aae2fb0">
            <text:p>4</text:p>
          </table:table-cell>
          <table:table-cell office:value="1.0" office:value-type="float" table:style-name="a20981f">
            <text:p>1</text:p>
          </table:table-cell>
          <table:table-cell office:string-value="teacher40FirstName" office:value-type="string" table:style-name="a3b4673">
            <text:p>teacher40FirstName</text:p>
          </table:table-cell>
          <table:table-cell office:string-value="teacher40LastName" office:value-type="string" table:style-name="a23615d">
            <text:p>teacher40LastName</text:p>
          </table:table-cell>
          <table:table-cell office:string-value="B" office:value-type="string" table:style-name="a7b17ef">
            <text:p>B</text:p>
          </table:table-cell>
          <table:table-cell table:style-name="a921696"/>
          <table:table-cell table:style-name="a357764"/>
        </table:table-row>
        <table:table-row>
          <table:table-cell table:style-name="a40c02d"/>
          <table:table-cell table:style-name="a218bce"/>
          <table:table-cell table:style-name="a3599fe"/>
          <table:table-cell table:style-name="a4d9282"/>
          <table:table-cell table:style-name="a544250"/>
          <table:table-cell table:style-name="a7823a8"/>
          <table:table-cell table:style-name="ae15730"/>
          <table:table-cell table:style-name="adaea7f"/>
          <table:table-cell table:style-name="ac942ae"/>
          <table:table-cell table:style-name="a16aaea"/>
        </table:table-row>
        <table:table-row>
          <table:table-cell office:string-value="DE1" office:value-type="string" table:style-name="a9d702e">
            <text:p>DE1</text:p>
          </table:table-cell>
          <table:table-cell office:value="1.0" office:value-type="float" table:style-name="a5007ff">
            <text:p>1</text:p>
          </table:table-cell>
          <table:table-cell office:string-value="testcourse41" office:value-type="string" table:style-name="a9e6509">
            <text:p>testcourse41</text:p>
          </table:table-cell>
          <table:table-cell table:style-name="af29869"/>
          <table:table-cell table:style-name="a702b7f"/>
          <table:table-cell table:style-name="a6c8a31"/>
          <table:table-cell table:style-name="a4d6c9c"/>
          <table:table-cell table:style-name="acc79ae"/>
          <table:table-cell table:style-name="a7ff6cf"/>
          <table:table-cell table:style-name="a5c703a"/>
        </table:table-row>
        <table:table-row>
          <table:table-cell table:style-name="abba58c"/>
          <table:table-cell table:style-name="a9c87f0"/>
          <table:table-cell office:string-value="CM" office:value-type="string" table:style-name="a40ff37">
            <text:p>CM</text:p>
          </table:table-cell>
          <table:table-cell office:value="3.0" office:value-type="float" table:style-name="a814370">
            <text:p>3</text:p>
          </table:table-cell>
          <table:table-cell office:value="1.0" office:value-type="float" table:style-name="a6acc43">
            <text:p>1</text:p>
          </table:table-cell>
          <table:table-cell office:string-value="teacher41FirstName" office:value-type="string" table:style-name="a8b84b3">
            <text:p>teacher41FirstName</text:p>
          </table:table-cell>
          <table:table-cell office:string-value="teacher41LastName" office:value-type="string" table:style-name="a5569d8">
            <text:p>teacher41LastName</text:p>
          </table:table-cell>
          <table:table-cell office:string-value="A" office:value-type="string" table:style-name="a25db4f">
            <text:p>A</text:p>
          </table:table-cell>
          <table:table-cell table:style-name="aee819e"/>
          <table:table-cell table:style-name="a24f7a1"/>
        </table:table-row>
        <table:table-row>
          <table:table-cell table:style-name="af74e40"/>
          <table:table-cell table:style-name="a46d9f2"/>
          <table:table-cell table:style-name="a49a674"/>
          <table:table-cell table:style-name="aef0b57"/>
          <table:table-cell table:style-name="aa36cd4"/>
          <table:table-cell table:style-name="a10eadd"/>
          <table:table-cell table:style-name="a9eba2d"/>
          <table:table-cell table:style-name="a20b55f"/>
          <table:table-cell table:style-name="a12b1f9"/>
          <table:table-cell table:style-name="a30997e"/>
        </table:table-row>
        <table:table-row>
          <table:table-cell table:style-name="a370975"/>
          <table:table-cell table:style-name="aea35e3"/>
          <table:table-cell office:string-value="TD" office:value-type="string" table:style-name="aabfbf7">
            <text:p>TD</text:p>
          </table:table-cell>
          <table:table-cell office:value="4.0" office:value-type="float" table:style-name="a009b28">
            <text:p>4</text:p>
          </table:table-cell>
          <table:table-cell office:value="1.0" office:value-type="float" table:style-name="abc7e8e">
            <text:p>1</text:p>
          </table:table-cell>
          <table:table-cell office:string-value="teacher41FirstName" office:value-type="string" table:style-name="a53432b">
            <text:p>teacher41FirstName</text:p>
          </table:table-cell>
          <table:table-cell office:string-value="teacher41LastName" office:value-type="string" table:style-name="a650900">
            <text:p>teacher41LastName</text:p>
          </table:table-cell>
          <table:table-cell office:string-value="B" office:value-type="string" table:style-name="a780d10">
            <text:p>B</text:p>
          </table:table-cell>
          <table:table-cell table:style-name="ace0c31"/>
          <table:table-cell table:style-name="a805a26"/>
        </table:table-row>
        <table:table-row>
          <table:table-cell table:style-name="ab073a7"/>
          <table:table-cell table:style-name="ae14aaa"/>
          <table:table-cell table:style-name="af3c944"/>
          <table:table-cell table:style-name="ac48b6a"/>
          <table:table-cell table:style-name="a43defb"/>
          <table:table-cell table:style-name="aeaab1a"/>
          <table:table-cell table:style-name="a275933"/>
          <table:table-cell table:style-name="a0af485"/>
          <table:table-cell table:style-name="af1adb8"/>
          <table:table-cell table:style-name="adfc26a"/>
        </table:table-row>
        <table:table-row>
          <table:table-cell office:string-value="DE1" office:value-type="string" table:style-name="a7b6fb1">
            <text:p>DE1</text:p>
          </table:table-cell>
          <table:table-cell office:value="1.0" office:value-type="float" table:style-name="a2def1f">
            <text:p>1</text:p>
          </table:table-cell>
          <table:table-cell office:string-value="testcourse42" office:value-type="string" table:style-name="aaefb40">
            <text:p>testcourse42</text:p>
          </table:table-cell>
          <table:table-cell table:style-name="a225ba2"/>
          <table:table-cell table:style-name="a7d2049"/>
          <table:table-cell table:style-name="a37231a"/>
          <table:table-cell table:style-name="a4b1bfa"/>
          <table:table-cell table:style-name="ab1b6c7"/>
          <table:table-cell table:style-name="a30a4fe"/>
          <table:table-cell table:style-name="a85e540"/>
        </table:table-row>
        <table:table-row>
          <table:table-cell table:style-name="a193949"/>
          <table:table-cell table:style-name="a7dcd10"/>
          <table:table-cell office:string-value="CM" office:value-type="string" table:style-name="a58716a">
            <text:p>CM</text:p>
          </table:table-cell>
          <table:table-cell office:value="3.0" office:value-type="float" table:style-name="a784537">
            <text:p>3</text:p>
          </table:table-cell>
          <table:table-cell office:value="1.0" office:value-type="float" table:style-name="a737bd7">
            <text:p>1</text:p>
          </table:table-cell>
          <table:table-cell office:string-value="teacher42FirstName" office:value-type="string" table:style-name="ae8d368">
            <text:p>teacher42FirstName</text:p>
          </table:table-cell>
          <table:table-cell office:string-value="teacher42LastName" office:value-type="string" table:style-name="a03dd11">
            <text:p>teacher42LastName</text:p>
          </table:table-cell>
          <table:table-cell office:string-value="A" office:value-type="string" table:style-name="a3fb4a6">
            <text:p>A</text:p>
          </table:table-cell>
          <table:table-cell table:style-name="abf819d"/>
          <table:table-cell table:style-name="a13d75d"/>
        </table:table-row>
        <table:table-row>
          <table:table-cell table:style-name="abb28ca"/>
          <table:table-cell table:style-name="a04a2ff"/>
          <table:table-cell table:style-name="a381fcd"/>
          <table:table-cell table:style-name="a463389"/>
          <table:table-cell table:style-name="a7b6b00"/>
          <table:table-cell table:style-name="a1f5e46"/>
          <table:table-cell table:style-name="a9ad2c0"/>
          <table:table-cell table:style-name="ab54d35"/>
          <table:table-cell table:style-name="ad6a7db"/>
          <table:table-cell table:style-name="a2dac69"/>
        </table:table-row>
        <table:table-row>
          <table:table-cell table:style-name="a7cd8fa"/>
          <table:table-cell table:style-name="a72c709"/>
          <table:table-cell office:string-value="TD" office:value-type="string" table:style-name="ada6e1c">
            <text:p>TD</text:p>
          </table:table-cell>
          <table:table-cell office:value="4.0" office:value-type="float" table:style-name="a182552">
            <text:p>4</text:p>
          </table:table-cell>
          <table:table-cell office:value="1.0" office:value-type="float" table:style-name="a1e946e">
            <text:p>1</text:p>
          </table:table-cell>
          <table:table-cell office:string-value="teacher42FirstName" office:value-type="string" table:style-name="aa1ebb8">
            <text:p>teacher42FirstName</text:p>
          </table:table-cell>
          <table:table-cell office:string-value="teacher42LastName" office:value-type="string" table:style-name="a2a4446">
            <text:p>teacher42LastName</text:p>
          </table:table-cell>
          <table:table-cell office:string-value="B" office:value-type="string" table:style-name="a7fb8ab">
            <text:p>B</text:p>
          </table:table-cell>
          <table:table-cell table:style-name="a427dad"/>
          <table:table-cell table:style-name="a7cf0d2"/>
        </table:table-row>
        <table:table-row>
          <table:table-cell table:style-name="a527389"/>
          <table:table-cell table:style-name="ac49c55"/>
          <table:table-cell table:style-name="a98c57d"/>
          <table:table-cell table:style-name="a12d814"/>
          <table:table-cell table:style-name="af0e665"/>
          <table:table-cell table:style-name="ab98701"/>
          <table:table-cell table:style-name="a6c08e0"/>
          <table:table-cell table:style-name="a75fbf6"/>
          <table:table-cell table:style-name="a765dc0"/>
          <table:table-cell table:style-name="a1769d6"/>
        </table:table-row>
        <table:table-row>
          <table:table-cell office:string-value="DE1" office:value-type="string" table:style-name="ac1f84c">
            <text:p>DE1</text:p>
          </table:table-cell>
          <table:table-cell office:value="1.0" office:value-type="float" table:style-name="a0115d1">
            <text:p>1</text:p>
          </table:table-cell>
          <table:table-cell office:string-value="testcourse43" office:value-type="string" table:style-name="ad87034">
            <text:p>testcourse43</text:p>
          </table:table-cell>
          <table:table-cell table:style-name="a322d06"/>
          <table:table-cell table:style-name="a1857c2"/>
          <table:table-cell table:style-name="a6a9531"/>
          <table:table-cell table:style-name="aa6c60f"/>
          <table:table-cell table:style-name="a8e5365"/>
          <table:table-cell table:style-name="ac2da9d"/>
          <table:table-cell table:style-name="af518ce"/>
        </table:table-row>
        <table:table-row>
          <table:table-cell table:style-name="a78799b"/>
          <table:table-cell table:style-name="afb5b61"/>
          <table:table-cell office:string-value="CM" office:value-type="string" table:style-name="aaf1b3d">
            <text:p>CM</text:p>
          </table:table-cell>
          <table:table-cell office:value="3.0" office:value-type="float" table:style-name="abda42c">
            <text:p>3</text:p>
          </table:table-cell>
          <table:table-cell office:value="1.0" office:value-type="float" table:style-name="af68aaf">
            <text:p>1</text:p>
          </table:table-cell>
          <table:table-cell office:string-value="teacher43FirstName" office:value-type="string" table:style-name="a8b9551">
            <text:p>teacher43FirstName</text:p>
          </table:table-cell>
          <table:table-cell office:string-value="teacher43LastName" office:value-type="string" table:style-name="a47b605">
            <text:p>teacher43LastName</text:p>
          </table:table-cell>
          <table:table-cell office:string-value="A" office:value-type="string" table:style-name="a61a158">
            <text:p>A</text:p>
          </table:table-cell>
          <table:table-cell table:style-name="a4e7841"/>
          <table:table-cell table:style-name="af49b1b"/>
        </table:table-row>
        <table:table-row>
          <table:table-cell table:style-name="aec7b8b"/>
          <table:table-cell table:style-name="a646a39"/>
          <table:table-cell table:style-name="a54f109"/>
          <table:table-cell table:style-name="a61103d"/>
          <table:table-cell table:style-name="ad3efd3"/>
          <table:table-cell table:style-name="aa24439"/>
          <table:table-cell table:style-name="a508beb"/>
          <table:table-cell table:style-name="afdb28d"/>
          <table:table-cell table:style-name="a2df7f7"/>
          <table:table-cell table:style-name="a471b42"/>
        </table:table-row>
        <table:table-row>
          <table:table-cell table:style-name="abeac47"/>
          <table:table-cell table:style-name="a3d8e55"/>
          <table:table-cell office:string-value="TD" office:value-type="string" table:style-name="a9e1866">
            <text:p>TD</text:p>
          </table:table-cell>
          <table:table-cell office:value="4.0" office:value-type="float" table:style-name="abf163b">
            <text:p>4</text:p>
          </table:table-cell>
          <table:table-cell office:value="1.0" office:value-type="float" table:style-name="a9176e1">
            <text:p>1</text:p>
          </table:table-cell>
          <table:table-cell office:string-value="teacher43FirstName" office:value-type="string" table:style-name="a6bd3be">
            <text:p>teacher43FirstName</text:p>
          </table:table-cell>
          <table:table-cell office:string-value="teacher43LastName" office:value-type="string" table:style-name="a9a295b">
            <text:p>teacher43LastName</text:p>
          </table:table-cell>
          <table:table-cell office:string-value="B" office:value-type="string" table:style-name="a11f0d4">
            <text:p>B</text:p>
          </table:table-cell>
          <table:table-cell table:style-name="ab6d2f4"/>
          <table:table-cell table:style-name="a582f4c"/>
        </table:table-row>
        <table:table-row>
          <table:table-cell table:style-name="a40d65e"/>
          <table:table-cell table:style-name="af5dd02"/>
          <table:table-cell table:style-name="a3a2abf"/>
          <table:table-cell table:style-name="a909f77"/>
          <table:table-cell table:style-name="a108c31"/>
          <table:table-cell table:style-name="a8278fe"/>
          <table:table-cell table:style-name="a259abf"/>
          <table:table-cell table:style-name="a6b54b3"/>
          <table:table-cell table:style-name="a369e08"/>
          <table:table-cell table:style-name="a784b68"/>
        </table:table-row>
        <table:table-row>
          <table:table-cell office:string-value="DE1" office:value-type="string" table:style-name="aa5c064">
            <text:p>DE1</text:p>
          </table:table-cell>
          <table:table-cell office:value="1.0" office:value-type="float" table:style-name="a834edb">
            <text:p>1</text:p>
          </table:table-cell>
          <table:table-cell office:string-value="testcourse44" office:value-type="string" table:style-name="a37a17e">
            <text:p>testcourse44</text:p>
          </table:table-cell>
          <table:table-cell table:style-name="ac04313"/>
          <table:table-cell table:style-name="a971a85"/>
          <table:table-cell table:style-name="aa3377a"/>
          <table:table-cell table:style-name="accae4c"/>
          <table:table-cell table:style-name="a02db34"/>
          <table:table-cell table:style-name="a5f0800"/>
          <table:table-cell table:style-name="a04cff7"/>
        </table:table-row>
        <table:table-row>
          <table:table-cell table:style-name="a69dd7e"/>
          <table:table-cell table:style-name="af0c205"/>
          <table:table-cell office:string-value="CM" office:value-type="string" table:style-name="ac5722d">
            <text:p>CM</text:p>
          </table:table-cell>
          <table:table-cell office:value="3.0" office:value-type="float" table:style-name="a8c4d96">
            <text:p>3</text:p>
          </table:table-cell>
          <table:table-cell office:value="1.0" office:value-type="float" table:style-name="a5a8eba">
            <text:p>1</text:p>
          </table:table-cell>
          <table:table-cell office:string-value="teacher44FirstName" office:value-type="string" table:style-name="a383a42">
            <text:p>teacher44FirstName</text:p>
          </table:table-cell>
          <table:table-cell office:string-value="teacher44LastName" office:value-type="string" table:style-name="a870f95">
            <text:p>teacher44LastName</text:p>
          </table:table-cell>
          <table:table-cell office:string-value="A" office:value-type="string" table:style-name="acc4573">
            <text:p>A</text:p>
          </table:table-cell>
          <table:table-cell table:style-name="a4bdccb"/>
          <table:table-cell table:style-name="a4de957"/>
        </table:table-row>
        <table:table-row>
          <table:table-cell table:style-name="ab095bb"/>
          <table:table-cell table:style-name="a9fddde"/>
          <table:table-cell table:style-name="a126aee"/>
          <table:table-cell table:style-name="a531f3a"/>
          <table:table-cell table:style-name="aaa9eec"/>
          <table:table-cell table:style-name="a1ed108"/>
          <table:table-cell table:style-name="a7a8ba2"/>
          <table:table-cell table:style-name="a4557ff"/>
          <table:table-cell table:style-name="abbba95"/>
          <table:table-cell table:style-name="ac8ff28"/>
        </table:table-row>
        <table:table-row>
          <table:table-cell table:style-name="acea3f7"/>
          <table:table-cell table:style-name="a73f751"/>
          <table:table-cell office:string-value="TD" office:value-type="string" table:style-name="aa507fd">
            <text:p>TD</text:p>
          </table:table-cell>
          <table:table-cell office:value="4.0" office:value-type="float" table:style-name="a9407e2">
            <text:p>4</text:p>
          </table:table-cell>
          <table:table-cell office:value="1.0" office:value-type="float" table:style-name="abb03de">
            <text:p>1</text:p>
          </table:table-cell>
          <table:table-cell office:string-value="teacher44FirstName" office:value-type="string" table:style-name="a6cd8a5">
            <text:p>teacher44FirstName</text:p>
          </table:table-cell>
          <table:table-cell office:string-value="teacher44LastName" office:value-type="string" table:style-name="af60fc5">
            <text:p>teacher44LastName</text:p>
          </table:table-cell>
          <table:table-cell office:string-value="B" office:value-type="string" table:style-name="ae46d1e">
            <text:p>B</text:p>
          </table:table-cell>
          <table:table-cell table:style-name="a87340a"/>
          <table:table-cell table:style-name="aceef9c"/>
        </table:table-row>
        <table:table-row>
          <table:table-cell table:style-name="aee64ae"/>
          <table:table-cell table:style-name="a58e2b4"/>
          <table:table-cell table:style-name="a38d95c"/>
          <table:table-cell table:style-name="af4ba13"/>
          <table:table-cell table:style-name="a6dd0f2"/>
          <table:table-cell table:style-name="afa4236"/>
          <table:table-cell table:style-name="a253591"/>
          <table:table-cell table:style-name="af6e0b5"/>
          <table:table-cell table:style-name="a9ab5e9"/>
          <table:table-cell table:style-name="accb693"/>
        </table:table-row>
        <table:table-row>
          <table:table-cell office:string-value="DE1" office:value-type="string" table:style-name="ade3f3e">
            <text:p>DE1</text:p>
          </table:table-cell>
          <table:table-cell office:value="1.0" office:value-type="float" table:style-name="adabe83">
            <text:p>1</text:p>
          </table:table-cell>
          <table:table-cell office:string-value="testcourse45" office:value-type="string" table:style-name="add3bd8">
            <text:p>testcourse45</text:p>
          </table:table-cell>
          <table:table-cell table:style-name="a720413"/>
          <table:table-cell table:style-name="a2e281b"/>
          <table:table-cell table:style-name="a00e908"/>
          <table:table-cell table:style-name="afa031b"/>
          <table:table-cell table:style-name="aa0f705"/>
          <table:table-cell table:style-name="a93b79a"/>
          <table:table-cell table:style-name="a52e999"/>
        </table:table-row>
        <table:table-row>
          <table:table-cell table:style-name="a005a31"/>
          <table:table-cell table:style-name="afc3782"/>
          <table:table-cell office:string-value="CM" office:value-type="string" table:style-name="ad5a72d">
            <text:p>CM</text:p>
          </table:table-cell>
          <table:table-cell office:value="3.0" office:value-type="float" table:style-name="ab55f02">
            <text:p>3</text:p>
          </table:table-cell>
          <table:table-cell office:value="1.0" office:value-type="float" table:style-name="ac92c78">
            <text:p>1</text:p>
          </table:table-cell>
          <table:table-cell office:string-value="teacher45FirstName" office:value-type="string" table:style-name="aef08ce">
            <text:p>teacher45FirstName</text:p>
          </table:table-cell>
          <table:table-cell office:string-value="teacher45LastName" office:value-type="string" table:style-name="a439b88">
            <text:p>teacher45LastName</text:p>
          </table:table-cell>
          <table:table-cell office:string-value="A" office:value-type="string" table:style-name="a212017">
            <text:p>A</text:p>
          </table:table-cell>
          <table:table-cell table:style-name="a2d625e"/>
          <table:table-cell table:style-name="aa346ec"/>
        </table:table-row>
        <table:table-row>
          <table:table-cell table:style-name="a4aa665"/>
          <table:table-cell table:style-name="ababef3"/>
          <table:table-cell table:style-name="aebe5dc"/>
          <table:table-cell table:style-name="aaba31b"/>
          <table:table-cell table:style-name="a5b72b1"/>
          <table:table-cell table:style-name="a260788"/>
          <table:table-cell table:style-name="aeef4e2"/>
          <table:table-cell table:style-name="a48a370"/>
          <table:table-cell table:style-name="a6f0a5e"/>
          <table:table-cell table:style-name="a582c64"/>
        </table:table-row>
        <table:table-row>
          <table:table-cell table:style-name="a038a45"/>
          <table:table-cell table:style-name="a227068"/>
          <table:table-cell office:string-value="TD" office:value-type="string" table:style-name="af431c1">
            <text:p>TD</text:p>
          </table:table-cell>
          <table:table-cell office:value="4.0" office:value-type="float" table:style-name="a92ac80">
            <text:p>4</text:p>
          </table:table-cell>
          <table:table-cell office:value="1.0" office:value-type="float" table:style-name="abe5697">
            <text:p>1</text:p>
          </table:table-cell>
          <table:table-cell office:string-value="teacher45FirstName" office:value-type="string" table:style-name="a64a317">
            <text:p>teacher45FirstName</text:p>
          </table:table-cell>
          <table:table-cell office:string-value="teacher45LastName" office:value-type="string" table:style-name="af83063">
            <text:p>teacher45LastName</text:p>
          </table:table-cell>
          <table:table-cell office:string-value="B" office:value-type="string" table:style-name="afbbec5">
            <text:p>B</text:p>
          </table:table-cell>
          <table:table-cell table:style-name="a08a57d"/>
          <table:table-cell table:style-name="a33b961"/>
        </table:table-row>
        <table:table-row>
          <table:table-cell table:style-name="a9953d8"/>
          <table:table-cell table:style-name="a8c2050"/>
          <table:table-cell table:style-name="ad58ec7"/>
          <table:table-cell table:style-name="a6f8aef"/>
          <table:table-cell table:style-name="a94d990"/>
          <table:table-cell table:style-name="a90474e"/>
          <table:table-cell table:style-name="adc4123"/>
          <table:table-cell table:style-name="a96f7f2"/>
          <table:table-cell table:style-name="a92e811"/>
          <table:table-cell table:style-name="afcc4dc"/>
        </table:table-row>
        <table:table-row>
          <table:table-cell office:string-value="DE1" office:value-type="string" table:style-name="a0d3cdc">
            <text:p>DE1</text:p>
          </table:table-cell>
          <table:table-cell office:value="1.0" office:value-type="float" table:style-name="a54db3b">
            <text:p>1</text:p>
          </table:table-cell>
          <table:table-cell office:string-value="testcourse46" office:value-type="string" table:style-name="aec60e3">
            <text:p>testcourse46</text:p>
          </table:table-cell>
          <table:table-cell table:style-name="a9f21f2"/>
          <table:table-cell table:style-name="a1905b0"/>
          <table:table-cell table:style-name="acfa558"/>
          <table:table-cell table:style-name="a700e10"/>
          <table:table-cell table:style-name="a3c2d35"/>
          <table:table-cell table:style-name="a5f0f06"/>
          <table:table-cell table:style-name="a7e7e97"/>
        </table:table-row>
        <table:table-row>
          <table:table-cell table:style-name="a5c27b8"/>
          <table:table-cell table:style-name="a84a086"/>
          <table:table-cell office:string-value="CM" office:value-type="string" table:style-name="a05dcbf">
            <text:p>CM</text:p>
          </table:table-cell>
          <table:table-cell office:value="3.0" office:value-type="float" table:style-name="abb49d1">
            <text:p>3</text:p>
          </table:table-cell>
          <table:table-cell office:value="1.0" office:value-type="float" table:style-name="a24d684">
            <text:p>1</text:p>
          </table:table-cell>
          <table:table-cell office:string-value="teacher46FirstName" office:value-type="string" table:style-name="a6282d7">
            <text:p>teacher46FirstName</text:p>
          </table:table-cell>
          <table:table-cell office:string-value="teacher46LastName" office:value-type="string" table:style-name="a372d4b">
            <text:p>teacher46LastName</text:p>
          </table:table-cell>
          <table:table-cell office:string-value="A" office:value-type="string" table:style-name="ab2dff3">
            <text:p>A</text:p>
          </table:table-cell>
          <table:table-cell table:style-name="ac5aef1"/>
          <table:table-cell table:style-name="a166fab"/>
        </table:table-row>
        <table:table-row>
          <table:table-cell table:style-name="a6383c1"/>
          <table:table-cell table:style-name="aef54e0"/>
          <table:table-cell table:style-name="a773be6"/>
          <table:table-cell table:style-name="a7861a0"/>
          <table:table-cell table:style-name="a36c729"/>
          <table:table-cell table:style-name="a2028b1"/>
          <table:table-cell table:style-name="ac66447"/>
          <table:table-cell table:style-name="ae5afed"/>
          <table:table-cell table:style-name="a77d3a3"/>
          <table:table-cell table:style-name="af56778"/>
        </table:table-row>
        <table:table-row>
          <table:table-cell table:style-name="aa30b5b"/>
          <table:table-cell table:style-name="a67c979"/>
          <table:table-cell office:string-value="TD" office:value-type="string" table:style-name="ac8fdf0">
            <text:p>TD</text:p>
          </table:table-cell>
          <table:table-cell office:value="4.0" office:value-type="float" table:style-name="a6aa5e3">
            <text:p>4</text:p>
          </table:table-cell>
          <table:table-cell office:value="1.0" office:value-type="float" table:style-name="a4a124a">
            <text:p>1</text:p>
          </table:table-cell>
          <table:table-cell office:string-value="teacher46FirstName" office:value-type="string" table:style-name="addbd3e">
            <text:p>teacher46FirstName</text:p>
          </table:table-cell>
          <table:table-cell office:string-value="teacher46LastName" office:value-type="string" table:style-name="abb745c">
            <text:p>teacher46LastName</text:p>
          </table:table-cell>
          <table:table-cell office:string-value="B" office:value-type="string" table:style-name="ac70d19">
            <text:p>B</text:p>
          </table:table-cell>
          <table:table-cell table:style-name="a32f991"/>
          <table:table-cell table:style-name="a873734"/>
        </table:table-row>
        <table:table-row>
          <table:table-cell table:style-name="abf5a63"/>
          <table:table-cell table:style-name="ab7ea3e"/>
          <table:table-cell table:style-name="a8225f7"/>
          <table:table-cell table:style-name="afbc89a"/>
          <table:table-cell table:style-name="aeb2327"/>
          <table:table-cell table:style-name="abca173"/>
          <table:table-cell table:style-name="a1956cb"/>
          <table:table-cell table:style-name="a8fca83"/>
          <table:table-cell table:style-name="abb6891"/>
          <table:table-cell table:style-name="a73960f"/>
        </table:table-row>
        <table:table-row>
          <table:table-cell office:string-value="DE1" office:value-type="string" table:style-name="a3b2300">
            <text:p>DE1</text:p>
          </table:table-cell>
          <table:table-cell office:value="1.0" office:value-type="float" table:style-name="a8b9248">
            <text:p>1</text:p>
          </table:table-cell>
          <table:table-cell office:string-value="testcourse47" office:value-type="string" table:style-name="a735624">
            <text:p>testcourse47</text:p>
          </table:table-cell>
          <table:table-cell table:style-name="ab1480b"/>
          <table:table-cell table:style-name="a85aebd"/>
          <table:table-cell table:style-name="adf9836"/>
          <table:table-cell table:style-name="a54c716"/>
          <table:table-cell table:style-name="a2c8f66"/>
          <table:table-cell table:style-name="a85d298"/>
          <table:table-cell table:style-name="ac6ea39"/>
        </table:table-row>
        <table:table-row>
          <table:table-cell table:style-name="a42e173"/>
          <table:table-cell table:style-name="a9afabd"/>
          <table:table-cell office:string-value="CM" office:value-type="string" table:style-name="a2eb121">
            <text:p>CM</text:p>
          </table:table-cell>
          <table:table-cell office:value="3.0" office:value-type="float" table:style-name="a88ac3f">
            <text:p>3</text:p>
          </table:table-cell>
          <table:table-cell office:value="1.0" office:value-type="float" table:style-name="ac4f0dd">
            <text:p>1</text:p>
          </table:table-cell>
          <table:table-cell office:string-value="teacher47FirstName" office:value-type="string" table:style-name="adb24cf">
            <text:p>teacher47FirstName</text:p>
          </table:table-cell>
          <table:table-cell office:string-value="teacher47LastName" office:value-type="string" table:style-name="abb1318">
            <text:p>teacher47LastName</text:p>
          </table:table-cell>
          <table:table-cell office:string-value="A" office:value-type="string" table:style-name="a67a29f">
            <text:p>A</text:p>
          </table:table-cell>
          <table:table-cell table:style-name="abcc6a9"/>
          <table:table-cell table:style-name="af88c83"/>
        </table:table-row>
        <table:table-row>
          <table:table-cell table:style-name="a64d522"/>
          <table:table-cell table:style-name="aff8b91"/>
          <table:table-cell table:style-name="a3913f0"/>
          <table:table-cell table:style-name="a9f9623"/>
          <table:table-cell table:style-name="a333fff"/>
          <table:table-cell table:style-name="a19e96c"/>
          <table:table-cell table:style-name="abce1f7"/>
          <table:table-cell table:style-name="a0277e3"/>
          <table:table-cell table:style-name="ae0c333"/>
          <table:table-cell table:style-name="a7ab4c3"/>
        </table:table-row>
        <table:table-row>
          <table:table-cell table:style-name="a18fab1"/>
          <table:table-cell table:style-name="a18276e"/>
          <table:table-cell office:string-value="TD" office:value-type="string" table:style-name="a723ed3">
            <text:p>TD</text:p>
          </table:table-cell>
          <table:table-cell office:value="4.0" office:value-type="float" table:style-name="a626281">
            <text:p>4</text:p>
          </table:table-cell>
          <table:table-cell office:value="1.0" office:value-type="float" table:style-name="a427bae">
            <text:p>1</text:p>
          </table:table-cell>
          <table:table-cell office:string-value="teacher47FirstName" office:value-type="string" table:style-name="a4a7608">
            <text:p>teacher47FirstName</text:p>
          </table:table-cell>
          <table:table-cell office:string-value="teacher47LastName" office:value-type="string" table:style-name="a497708">
            <text:p>teacher47LastName</text:p>
          </table:table-cell>
          <table:table-cell office:string-value="B" office:value-type="string" table:style-name="a77203c">
            <text:p>B</text:p>
          </table:table-cell>
          <table:table-cell table:style-name="af62e7f"/>
          <table:table-cell table:style-name="afb9538"/>
        </table:table-row>
        <table:table-row>
          <table:table-cell table:style-name="a2ebfff"/>
          <table:table-cell table:style-name="a987e9b"/>
          <table:table-cell table:style-name="add637e"/>
          <table:table-cell table:style-name="a15138b"/>
          <table:table-cell table:style-name="a5ca9eb"/>
          <table:table-cell table:style-name="a5f2bf7"/>
          <table:table-cell table:style-name="ab81be9"/>
          <table:table-cell table:style-name="ad27e69"/>
          <table:table-cell table:style-name="a0cc41c"/>
          <table:table-cell table:style-name="a3a9734"/>
        </table:table-row>
        <table:table-row>
          <table:table-cell office:string-value="DE1" office:value-type="string" table:style-name="a5d0b0d">
            <text:p>DE1</text:p>
          </table:table-cell>
          <table:table-cell office:value="1.0" office:value-type="float" table:style-name="a167988">
            <text:p>1</text:p>
          </table:table-cell>
          <table:table-cell office:string-value="testcourse48" office:value-type="string" table:style-name="a27c6b1">
            <text:p>testcourse48</text:p>
          </table:table-cell>
          <table:table-cell table:style-name="aa170a0"/>
          <table:table-cell table:style-name="aa19131"/>
          <table:table-cell table:style-name="ada007e"/>
          <table:table-cell table:style-name="a09f9c8"/>
          <table:table-cell table:style-name="a005fe1"/>
          <table:table-cell table:style-name="a704310"/>
          <table:table-cell table:style-name="a43fa54"/>
        </table:table-row>
        <table:table-row>
          <table:table-cell table:style-name="aee74c1"/>
          <table:table-cell table:style-name="a999db4"/>
          <table:table-cell office:string-value="CM" office:value-type="string" table:style-name="a4d4d2f">
            <text:p>CM</text:p>
          </table:table-cell>
          <table:table-cell office:value="3.0" office:value-type="float" table:style-name="a17e0e8">
            <text:p>3</text:p>
          </table:table-cell>
          <table:table-cell office:value="1.0" office:value-type="float" table:style-name="a81501b">
            <text:p>1</text:p>
          </table:table-cell>
          <table:table-cell office:string-value="teacher48FirstName" office:value-type="string" table:style-name="a5365e9">
            <text:p>teacher48FirstName</text:p>
          </table:table-cell>
          <table:table-cell office:string-value="teacher48LastName" office:value-type="string" table:style-name="a7968bf">
            <text:p>teacher48LastName</text:p>
          </table:table-cell>
          <table:table-cell office:string-value="A" office:value-type="string" table:style-name="af94390">
            <text:p>A</text:p>
          </table:table-cell>
          <table:table-cell table:style-name="a6e5003"/>
          <table:table-cell table:style-name="ad56d0d"/>
        </table:table-row>
        <table:table-row>
          <table:table-cell table:style-name="a5b6167"/>
          <table:table-cell table:style-name="abf7e38"/>
          <table:table-cell table:style-name="a3a92f3"/>
          <table:table-cell table:style-name="a58ce3a"/>
          <table:table-cell table:style-name="a8ca0c7"/>
          <table:table-cell table:style-name="abe26bb"/>
          <table:table-cell table:style-name="ab161e2"/>
          <table:table-cell table:style-name="ab721bf"/>
          <table:table-cell table:style-name="a876f9d"/>
          <table:table-cell table:style-name="a867ea0"/>
        </table:table-row>
        <table:table-row>
          <table:table-cell table:style-name="a0a3774"/>
          <table:table-cell table:style-name="a2b1eec"/>
          <table:table-cell office:string-value="TD" office:value-type="string" table:style-name="a7b5758">
            <text:p>TD</text:p>
          </table:table-cell>
          <table:table-cell office:value="4.0" office:value-type="float" table:style-name="abdf250">
            <text:p>4</text:p>
          </table:table-cell>
          <table:table-cell office:value="1.0" office:value-type="float" table:style-name="ac70cad">
            <text:p>1</text:p>
          </table:table-cell>
          <table:table-cell office:string-value="teacher48FirstName" office:value-type="string" table:style-name="a139d16">
            <text:p>teacher48FirstName</text:p>
          </table:table-cell>
          <table:table-cell office:string-value="teacher48LastName" office:value-type="string" table:style-name="adde929">
            <text:p>teacher48LastName</text:p>
          </table:table-cell>
          <table:table-cell office:string-value="B" office:value-type="string" table:style-name="a5a9e13">
            <text:p>B</text:p>
          </table:table-cell>
          <table:table-cell table:style-name="a1a0363"/>
          <table:table-cell table:style-name="af4668c"/>
        </table:table-row>
        <table:table-row>
          <table:table-cell table:style-name="a624af7"/>
          <table:table-cell table:style-name="a61b2f5"/>
          <table:table-cell table:style-name="a16942c"/>
          <table:table-cell table:style-name="a5a2981"/>
          <table:table-cell table:style-name="ac69b81"/>
          <table:table-cell table:style-name="a652ff8"/>
          <table:table-cell table:style-name="a80f131"/>
          <table:table-cell table:style-name="a467c8d"/>
          <table:table-cell table:style-name="a92f50e"/>
          <table:table-cell table:style-name="a9b19e7"/>
        </table:table-row>
        <table:table-row>
          <table:table-cell office:string-value="DE1" office:value-type="string" table:style-name="aec0c82">
            <text:p>DE1</text:p>
          </table:table-cell>
          <table:table-cell office:value="1.0" office:value-type="float" table:style-name="ab0c8db">
            <text:p>1</text:p>
          </table:table-cell>
          <table:table-cell office:string-value="testcourse49" office:value-type="string" table:style-name="a31ebb1">
            <text:p>testcourse49</text:p>
          </table:table-cell>
          <table:table-cell table:style-name="a7a17a7"/>
          <table:table-cell table:style-name="ab570d6"/>
          <table:table-cell table:style-name="a852116"/>
          <table:table-cell table:style-name="ae057c0"/>
          <table:table-cell table:style-name="a33f4c7"/>
          <table:table-cell table:style-name="a784886"/>
          <table:table-cell table:style-name="a510f55"/>
        </table:table-row>
        <table:table-row>
          <table:table-cell table:style-name="a388fb9"/>
          <table:table-cell table:style-name="a8003ce"/>
          <table:table-cell office:string-value="CM" office:value-type="string" table:style-name="abb816d">
            <text:p>CM</text:p>
          </table:table-cell>
          <table:table-cell office:value="3.0" office:value-type="float" table:style-name="a92df1e">
            <text:p>3</text:p>
          </table:table-cell>
          <table:table-cell office:value="1.0" office:value-type="float" table:style-name="a137ecb">
            <text:p>1</text:p>
          </table:table-cell>
          <table:table-cell office:string-value="teacher49FirstName" office:value-type="string" table:style-name="a4536f0">
            <text:p>teacher49FirstName</text:p>
          </table:table-cell>
          <table:table-cell office:string-value="teacher49LastName" office:value-type="string" table:style-name="aed9937">
            <text:p>teacher49LastName</text:p>
          </table:table-cell>
          <table:table-cell office:string-value="A" office:value-type="string" table:style-name="a11ace4">
            <text:p>A</text:p>
          </table:table-cell>
          <table:table-cell table:style-name="abb3a20"/>
          <table:table-cell table:style-name="abb80f2"/>
        </table:table-row>
        <table:table-row>
          <table:table-cell table:style-name="aca8408"/>
          <table:table-cell table:style-name="a44708f"/>
          <table:table-cell table:style-name="a44d493"/>
          <table:table-cell table:style-name="a4342c2"/>
          <table:table-cell table:style-name="a6c9ab9"/>
          <table:table-cell table:style-name="a4bcc66"/>
          <table:table-cell table:style-name="aea77a1"/>
          <table:table-cell table:style-name="a6e4543"/>
          <table:table-cell table:style-name="a74042c"/>
          <table:table-cell table:style-name="a798a5d"/>
        </table:table-row>
        <table:table-row>
          <table:table-cell table:style-name="ad20207"/>
          <table:table-cell table:style-name="aecc80f"/>
          <table:table-cell office:string-value="TD" office:value-type="string" table:style-name="ab4f1ff">
            <text:p>TD</text:p>
          </table:table-cell>
          <table:table-cell office:value="4.0" office:value-type="float" table:style-name="a5d7e8c">
            <text:p>4</text:p>
          </table:table-cell>
          <table:table-cell office:value="1.0" office:value-type="float" table:style-name="a13a528">
            <text:p>1</text:p>
          </table:table-cell>
          <table:table-cell office:string-value="teacher49FirstName" office:value-type="string" table:style-name="a9178d8">
            <text:p>teacher49FirstName</text:p>
          </table:table-cell>
          <table:table-cell office:string-value="teacher49LastName" office:value-type="string" table:style-name="a3e8b83">
            <text:p>teacher49LastName</text:p>
          </table:table-cell>
          <table:table-cell office:string-value="B" office:value-type="string" table:style-name="a0275de">
            <text:p>B</text:p>
          </table:table-cell>
          <table:table-cell table:style-name="a3e1f94"/>
          <table:table-cell table:style-name="aed72c1"/>
        </table:table-row>
        <table:table-row>
          <table:table-cell table:style-name="af02d4b"/>
          <table:table-cell table:style-name="a55699f"/>
          <table:table-cell table:style-name="ab18af4"/>
          <table:table-cell table:style-name="a3b5bcb"/>
          <table:table-cell table:style-name="aa693f2"/>
          <table:table-cell table:style-name="a714620"/>
          <table:table-cell table:style-name="a86e76e"/>
          <table:table-cell table:style-name="a4476ee"/>
          <table:table-cell table:style-name="afa0937"/>
          <table:table-cell table:style-name="a22b7f8"/>
        </table:table-row>
        <table:table-row>
          <table:table-cell office:string-value="DE1" office:value-type="string" table:style-name="a792183">
            <text:p>DE1</text:p>
          </table:table-cell>
          <table:table-cell office:value="1.0" office:value-type="float" table:style-name="a9670a8">
            <text:p>1</text:p>
          </table:table-cell>
          <table:table-cell office:string-value="testcourse50" office:value-type="string" table:style-name="a2c11f7">
            <text:p>testcourse50</text:p>
          </table:table-cell>
          <table:table-cell table:style-name="acc0f35"/>
          <table:table-cell table:style-name="a5aeb7e"/>
          <table:table-cell table:style-name="a9ef988"/>
          <table:table-cell table:style-name="a9964b6"/>
          <table:table-cell table:style-name="a64574b"/>
          <table:table-cell table:style-name="a571fd6"/>
          <table:table-cell table:style-name="ad5a010"/>
        </table:table-row>
        <table:table-row>
          <table:table-cell table:style-name="a8c81e5"/>
          <table:table-cell table:style-name="a6e0d4b"/>
          <table:table-cell office:string-value="CM" office:value-type="string" table:style-name="a1b9f31">
            <text:p>CM</text:p>
          </table:table-cell>
          <table:table-cell office:value="3.0" office:value-type="float" table:style-name="a200059">
            <text:p>3</text:p>
          </table:table-cell>
          <table:table-cell office:value="1.0" office:value-type="float" table:style-name="a11b9c7">
            <text:p>1</text:p>
          </table:table-cell>
          <table:table-cell office:string-value="teacher50FirstName" office:value-type="string" table:style-name="ac23294">
            <text:p>teacher50FirstName</text:p>
          </table:table-cell>
          <table:table-cell office:string-value="teacher50LastName" office:value-type="string" table:style-name="abe31d4">
            <text:p>teacher50LastName</text:p>
          </table:table-cell>
          <table:table-cell office:string-value="A" office:value-type="string" table:style-name="a2945a9">
            <text:p>A</text:p>
          </table:table-cell>
          <table:table-cell table:style-name="a0fd5d5"/>
          <table:table-cell table:style-name="a8796e8"/>
        </table:table-row>
        <table:table-row>
          <table:table-cell table:style-name="a590aaf"/>
          <table:table-cell table:style-name="ac178b1"/>
          <table:table-cell table:style-name="ab4dc9c"/>
          <table:table-cell table:style-name="a789fd7"/>
          <table:table-cell table:style-name="a71036b"/>
          <table:table-cell table:style-name="ae822b1"/>
          <table:table-cell table:style-name="a357375"/>
          <table:table-cell table:style-name="afda000"/>
          <table:table-cell table:style-name="ac8652e"/>
          <table:table-cell table:style-name="a4d747a"/>
        </table:table-row>
        <table:table-row>
          <table:table-cell table:style-name="a40d491"/>
          <table:table-cell table:style-name="a51dd36"/>
          <table:table-cell office:string-value="TD" office:value-type="string" table:style-name="a0fc611">
            <text:p>TD</text:p>
          </table:table-cell>
          <table:table-cell office:value="4.0" office:value-type="float" table:style-name="a67c5b3">
            <text:p>4</text:p>
          </table:table-cell>
          <table:table-cell office:value="1.0" office:value-type="float" table:style-name="a8991a7">
            <text:p>1</text:p>
          </table:table-cell>
          <table:table-cell office:string-value="teacher50FirstName" office:value-type="string" table:style-name="ac2a415">
            <text:p>teacher50FirstName</text:p>
          </table:table-cell>
          <table:table-cell office:string-value="teacher50LastName" office:value-type="string" table:style-name="ac816d2">
            <text:p>teacher50LastName</text:p>
          </table:table-cell>
          <table:table-cell office:string-value="B" office:value-type="string" table:style-name="afef2c8">
            <text:p>B</text:p>
          </table:table-cell>
          <table:table-cell table:style-name="ac96ef0"/>
          <table:table-cell table:style-name="a22d6ff"/>
        </table:table-row>
        <table:table-row>
          <table:table-cell table:style-name="af65350"/>
          <table:table-cell table:style-name="a283091"/>
          <table:table-cell table:style-name="aa4f55e"/>
          <table:table-cell table:style-name="a9fe896"/>
          <table:table-cell table:style-name="acbee17"/>
          <table:table-cell table:style-name="a882087"/>
          <table:table-cell table:style-name="a4e1518"/>
          <table:table-cell table:style-name="a66ec15"/>
          <table:table-cell table:style-name="a100576"/>
          <table:table-cell table:style-name="ad85968"/>
        </table:table-row>
        <table:table-row>
          <table:table-cell office:string-value="DE1" office:value-type="string" table:style-name="a2147d5">
            <text:p>DE1</text:p>
          </table:table-cell>
          <table:table-cell office:value="1.0" office:value-type="float" table:style-name="add3dc0">
            <text:p>1</text:p>
          </table:table-cell>
          <table:table-cell office:string-value="testcourse51" office:value-type="string" table:style-name="a1704f6">
            <text:p>testcourse51</text:p>
          </table:table-cell>
          <table:table-cell table:style-name="aa9b69a"/>
          <table:table-cell table:style-name="adfead9"/>
          <table:table-cell table:style-name="a7adc0f"/>
          <table:table-cell table:style-name="aa7abbb"/>
          <table:table-cell table:style-name="af39151"/>
          <table:table-cell table:style-name="a854425"/>
          <table:table-cell table:style-name="a111dd9"/>
        </table:table-row>
        <table:table-row>
          <table:table-cell table:style-name="a95c120"/>
          <table:table-cell table:style-name="a4def58"/>
          <table:table-cell office:string-value="CM" office:value-type="string" table:style-name="abcda66">
            <text:p>CM</text:p>
          </table:table-cell>
          <table:table-cell office:value="3.0" office:value-type="float" table:style-name="acb5c04">
            <text:p>3</text:p>
          </table:table-cell>
          <table:table-cell office:value="1.0" office:value-type="float" table:style-name="a088a06">
            <text:p>1</text:p>
          </table:table-cell>
          <table:table-cell office:string-value="teacher51FirstName" office:value-type="string" table:style-name="a34c8ab">
            <text:p>teacher51FirstName</text:p>
          </table:table-cell>
          <table:table-cell office:string-value="teacher51LastName" office:value-type="string" table:style-name="accfb28">
            <text:p>teacher51LastName</text:p>
          </table:table-cell>
          <table:table-cell office:string-value="A" office:value-type="string" table:style-name="a895dce">
            <text:p>A</text:p>
          </table:table-cell>
          <table:table-cell table:style-name="ae3fc19"/>
          <table:table-cell table:style-name="a94e868"/>
        </table:table-row>
        <table:table-row>
          <table:table-cell table:style-name="a45fd5b"/>
          <table:table-cell table:style-name="a415b87"/>
          <table:table-cell table:style-name="a95c723"/>
          <table:table-cell table:style-name="a995288"/>
          <table:table-cell table:style-name="aa81c52"/>
          <table:table-cell table:style-name="addfbfa"/>
          <table:table-cell table:style-name="ad4722a"/>
          <table:table-cell table:style-name="a8c13d2"/>
          <table:table-cell table:style-name="a883935"/>
          <table:table-cell table:style-name="a8df0fc"/>
        </table:table-row>
        <table:table-row>
          <table:table-cell table:style-name="a84108f"/>
          <table:table-cell table:style-name="aff36dc"/>
          <table:table-cell office:string-value="TD" office:value-type="string" table:style-name="a2c6b41">
            <text:p>TD</text:p>
          </table:table-cell>
          <table:table-cell office:value="4.0" office:value-type="float" table:style-name="a6c109b">
            <text:p>4</text:p>
          </table:table-cell>
          <table:table-cell office:value="1.0" office:value-type="float" table:style-name="a621e21">
            <text:p>1</text:p>
          </table:table-cell>
          <table:table-cell office:string-value="teacher51FirstName" office:value-type="string" table:style-name="a5683f4">
            <text:p>teacher51FirstName</text:p>
          </table:table-cell>
          <table:table-cell office:string-value="teacher51LastName" office:value-type="string" table:style-name="a20a35c">
            <text:p>teacher51LastName</text:p>
          </table:table-cell>
          <table:table-cell office:string-value="B" office:value-type="string" table:style-name="aa0182f">
            <text:p>B</text:p>
          </table:table-cell>
          <table:table-cell table:style-name="a9085d9"/>
          <table:table-cell table:style-name="ac49b6b"/>
        </table:table-row>
        <table:table-row>
          <table:table-cell table:style-name="a98b5dc"/>
          <table:table-cell table:style-name="a99abd8"/>
          <table:table-cell table:style-name="a52cbc3"/>
          <table:table-cell table:style-name="ab435b1"/>
          <table:table-cell table:style-name="ab59f15"/>
          <table:table-cell table:style-name="a3b6d23"/>
          <table:table-cell table:style-name="ae875f9"/>
          <table:table-cell table:style-name="a098a3a"/>
          <table:table-cell table:style-name="ac6e291"/>
          <table:table-cell table:style-name="af4714b"/>
        </table:table-row>
        <table:table-row>
          <table:table-cell office:string-value="DE1" office:value-type="string" table:style-name="a5e1c18">
            <text:p>DE1</text:p>
          </table:table-cell>
          <table:table-cell office:value="1.0" office:value-type="float" table:style-name="a5ba31a">
            <text:p>1</text:p>
          </table:table-cell>
          <table:table-cell office:string-value="testcourse52" office:value-type="string" table:style-name="a5b2ea7">
            <text:p>testcourse52</text:p>
          </table:table-cell>
          <table:table-cell table:style-name="ae8e72c"/>
          <table:table-cell table:style-name="a426763"/>
          <table:table-cell table:style-name="ad8ce1d"/>
          <table:table-cell table:style-name="a108776"/>
          <table:table-cell table:style-name="a3b66b4"/>
          <table:table-cell table:style-name="a22e464"/>
          <table:table-cell table:style-name="ac24598"/>
        </table:table-row>
        <table:table-row>
          <table:table-cell table:style-name="a758477"/>
          <table:table-cell table:style-name="ab04135"/>
          <table:table-cell office:string-value="CM" office:value-type="string" table:style-name="ac984ac">
            <text:p>CM</text:p>
          </table:table-cell>
          <table:table-cell office:value="3.0" office:value-type="float" table:style-name="a06f749">
            <text:p>3</text:p>
          </table:table-cell>
          <table:table-cell office:value="1.0" office:value-type="float" table:style-name="acc44c6">
            <text:p>1</text:p>
          </table:table-cell>
          <table:table-cell office:string-value="teacher52FirstName" office:value-type="string" table:style-name="a8ba4d6">
            <text:p>teacher52FirstName</text:p>
          </table:table-cell>
          <table:table-cell office:string-value="teacher52LastName" office:value-type="string" table:style-name="a6d94c8">
            <text:p>teacher52LastName</text:p>
          </table:table-cell>
          <table:table-cell office:string-value="A" office:value-type="string" table:style-name="a306501">
            <text:p>A</text:p>
          </table:table-cell>
          <table:table-cell table:style-name="acdb70d"/>
          <table:table-cell table:style-name="acd23a5"/>
        </table:table-row>
        <table:table-row>
          <table:table-cell table:style-name="a22131f"/>
          <table:table-cell table:style-name="a1b5dbc"/>
          <table:table-cell table:style-name="a9f1547"/>
          <table:table-cell table:style-name="ac39b3c"/>
          <table:table-cell table:style-name="a17cb10"/>
          <table:table-cell table:style-name="ae28317"/>
          <table:table-cell table:style-name="a4841e0"/>
          <table:table-cell table:style-name="a46323f"/>
          <table:table-cell table:style-name="a3fbb63"/>
          <table:table-cell table:style-name="a9f94e0"/>
        </table:table-row>
        <table:table-row>
          <table:table-cell table:style-name="af6138f"/>
          <table:table-cell table:style-name="a8d3690"/>
          <table:table-cell office:string-value="TD" office:value-type="string" table:style-name="a77fb94">
            <text:p>TD</text:p>
          </table:table-cell>
          <table:table-cell office:value="4.0" office:value-type="float" table:style-name="afde6e0">
            <text:p>4</text:p>
          </table:table-cell>
          <table:table-cell office:value="1.0" office:value-type="float" table:style-name="a0fb205">
            <text:p>1</text:p>
          </table:table-cell>
          <table:table-cell office:string-value="teacher52FirstName" office:value-type="string" table:style-name="a9835ef">
            <text:p>teacher52FirstName</text:p>
          </table:table-cell>
          <table:table-cell office:string-value="teacher52LastName" office:value-type="string" table:style-name="a8b4c15">
            <text:p>teacher52LastName</text:p>
          </table:table-cell>
          <table:table-cell office:string-value="B" office:value-type="string" table:style-name="af3567e">
            <text:p>B</text:p>
          </table:table-cell>
          <table:table-cell table:style-name="aa25414"/>
          <table:table-cell table:style-name="ad301e4"/>
        </table:table-row>
        <table:table-row>
          <table:table-cell table:style-name="ad89207"/>
          <table:table-cell table:style-name="af8ad96"/>
          <table:table-cell table:style-name="a47151e"/>
          <table:table-cell table:style-name="ac9ed5a"/>
          <table:table-cell table:style-name="a6ca67d"/>
          <table:table-cell table:style-name="a84236b"/>
          <table:table-cell table:style-name="aa630a0"/>
          <table:table-cell table:style-name="a1a16b7"/>
          <table:table-cell table:style-name="a8950fe"/>
          <table:table-cell table:style-name="ad96806"/>
        </table:table-row>
        <table:table-row>
          <table:table-cell office:string-value="DE1" office:value-type="string" table:style-name="a902730">
            <text:p>DE1</text:p>
          </table:table-cell>
          <table:table-cell office:value="1.0" office:value-type="float" table:style-name="a467ca5">
            <text:p>1</text:p>
          </table:table-cell>
          <table:table-cell office:string-value="testcourse53" office:value-type="string" table:style-name="a130f78">
            <text:p>testcourse53</text:p>
          </table:table-cell>
          <table:table-cell table:style-name="aa26772"/>
          <table:table-cell table:style-name="a073265"/>
          <table:table-cell table:style-name="ab81187"/>
          <table:table-cell table:style-name="add22c1"/>
          <table:table-cell table:style-name="a16d00a"/>
          <table:table-cell table:style-name="af087f6"/>
          <table:table-cell table:style-name="a12e3af"/>
        </table:table-row>
        <table:table-row>
          <table:table-cell table:style-name="a66271b"/>
          <table:table-cell table:style-name="a19d96f"/>
          <table:table-cell office:string-value="CM" office:value-type="string" table:style-name="acde8f4">
            <text:p>CM</text:p>
          </table:table-cell>
          <table:table-cell office:value="3.0" office:value-type="float" table:style-name="a59db7c">
            <text:p>3</text:p>
          </table:table-cell>
          <table:table-cell office:value="1.0" office:value-type="float" table:style-name="a016ca7">
            <text:p>1</text:p>
          </table:table-cell>
          <table:table-cell office:string-value="teacher53FirstName" office:value-type="string" table:style-name="a40e343">
            <text:p>teacher53FirstName</text:p>
          </table:table-cell>
          <table:table-cell office:string-value="teacher53LastName" office:value-type="string" table:style-name="a53e02b">
            <text:p>teacher53LastName</text:p>
          </table:table-cell>
          <table:table-cell office:string-value="A" office:value-type="string" table:style-name="ad37554">
            <text:p>A</text:p>
          </table:table-cell>
          <table:table-cell table:style-name="a3a2c36"/>
          <table:table-cell table:style-name="ade5607"/>
        </table:table-row>
        <table:table-row>
          <table:table-cell table:style-name="a60d569"/>
          <table:table-cell table:style-name="a370b44"/>
          <table:table-cell table:style-name="aa650e7"/>
          <table:table-cell table:style-name="a8d101a"/>
          <table:table-cell table:style-name="a041ec3"/>
          <table:table-cell table:style-name="a54f7e7"/>
          <table:table-cell table:style-name="a609a06"/>
          <table:table-cell table:style-name="a85442d"/>
          <table:table-cell table:style-name="a3af705"/>
          <table:table-cell table:style-name="af7b9e2"/>
        </table:table-row>
        <table:table-row>
          <table:table-cell table:style-name="a3684e3"/>
          <table:table-cell table:style-name="a4ff2e1"/>
          <table:table-cell office:string-value="TD" office:value-type="string" table:style-name="aa53271">
            <text:p>TD</text:p>
          </table:table-cell>
          <table:table-cell office:value="4.0" office:value-type="float" table:style-name="adeff0d">
            <text:p>4</text:p>
          </table:table-cell>
          <table:table-cell office:value="1.0" office:value-type="float" table:style-name="ae9026b">
            <text:p>1</text:p>
          </table:table-cell>
          <table:table-cell office:string-value="teacher53FirstName" office:value-type="string" table:style-name="a271735">
            <text:p>teacher53FirstName</text:p>
          </table:table-cell>
          <table:table-cell office:string-value="teacher53LastName" office:value-type="string" table:style-name="afee45b">
            <text:p>teacher53LastName</text:p>
          </table:table-cell>
          <table:table-cell office:string-value="B" office:value-type="string" table:style-name="abd37f6">
            <text:p>B</text:p>
          </table:table-cell>
          <table:table-cell table:style-name="a434a6b"/>
          <table:table-cell table:style-name="a69d1e7"/>
        </table:table-row>
        <table:table-row>
          <table:table-cell table:style-name="a45a87f"/>
          <table:table-cell table:style-name="aa51d96"/>
          <table:table-cell table:style-name="a428c35"/>
          <table:table-cell table:style-name="a2fe40b"/>
          <table:table-cell table:style-name="a6f92e4"/>
          <table:table-cell table:style-name="a6d9615"/>
          <table:table-cell table:style-name="a75b36b"/>
          <table:table-cell table:style-name="a50a4b6"/>
          <table:table-cell table:style-name="a7fa75e"/>
          <table:table-cell table:style-name="a8f6ff1"/>
        </table:table-row>
        <table:table-row>
          <table:table-cell office:string-value="DE1" office:value-type="string" table:style-name="a270908">
            <text:p>DE1</text:p>
          </table:table-cell>
          <table:table-cell office:value="1.0" office:value-type="float" table:style-name="a767003">
            <text:p>1</text:p>
          </table:table-cell>
          <table:table-cell office:string-value="testcourse54" office:value-type="string" table:style-name="a0d3db8">
            <text:p>testcourse54</text:p>
          </table:table-cell>
          <table:table-cell table:style-name="acd0518"/>
          <table:table-cell table:style-name="a0470c7"/>
          <table:table-cell table:style-name="ac4871b"/>
          <table:table-cell table:style-name="acb627c"/>
          <table:table-cell table:style-name="a12acc7"/>
          <table:table-cell table:style-name="acb1c68"/>
          <table:table-cell table:style-name="ad02b46"/>
        </table:table-row>
        <table:table-row>
          <table:table-cell table:style-name="a17456a"/>
          <table:table-cell table:style-name="a876d1a"/>
          <table:table-cell office:string-value="CM" office:value-type="string" table:style-name="adfeaca">
            <text:p>CM</text:p>
          </table:table-cell>
          <table:table-cell office:value="3.0" office:value-type="float" table:style-name="a760eaa">
            <text:p>3</text:p>
          </table:table-cell>
          <table:table-cell office:value="1.0" office:value-type="float" table:style-name="a885aeb">
            <text:p>1</text:p>
          </table:table-cell>
          <table:table-cell office:string-value="teacher54FirstName" office:value-type="string" table:style-name="a63711d">
            <text:p>teacher54FirstName</text:p>
          </table:table-cell>
          <table:table-cell office:string-value="teacher54LastName" office:value-type="string" table:style-name="ab7e773">
            <text:p>teacher54LastName</text:p>
          </table:table-cell>
          <table:table-cell office:string-value="A" office:value-type="string" table:style-name="a8a21b9">
            <text:p>A</text:p>
          </table:table-cell>
          <table:table-cell table:style-name="aa4f460"/>
          <table:table-cell table:style-name="a4d7f21"/>
        </table:table-row>
        <table:table-row>
          <table:table-cell table:style-name="af2b3d7"/>
          <table:table-cell table:style-name="af1377c"/>
          <table:table-cell table:style-name="a5621ca"/>
          <table:table-cell table:style-name="acf2ae7"/>
          <table:table-cell table:style-name="a5c7eed"/>
          <table:table-cell table:style-name="a1fb76d"/>
          <table:table-cell table:style-name="a3044fd"/>
          <table:table-cell table:style-name="ac5ed40"/>
          <table:table-cell table:style-name="a424cff"/>
          <table:table-cell table:style-name="aba5e2a"/>
        </table:table-row>
        <table:table-row>
          <table:table-cell table:style-name="a52ee6f"/>
          <table:table-cell table:style-name="a753677"/>
          <table:table-cell office:string-value="TD" office:value-type="string" table:style-name="a4465fd">
            <text:p>TD</text:p>
          </table:table-cell>
          <table:table-cell office:value="4.0" office:value-type="float" table:style-name="a8311c2">
            <text:p>4</text:p>
          </table:table-cell>
          <table:table-cell office:value="1.0" office:value-type="float" table:style-name="a5c417c">
            <text:p>1</text:p>
          </table:table-cell>
          <table:table-cell office:string-value="teacher54FirstName" office:value-type="string" table:style-name="a58de27">
            <text:p>teacher54FirstName</text:p>
          </table:table-cell>
          <table:table-cell office:string-value="teacher54LastName" office:value-type="string" table:style-name="ad99b21">
            <text:p>teacher54LastName</text:p>
          </table:table-cell>
          <table:table-cell office:string-value="B" office:value-type="string" table:style-name="ae8eb6c">
            <text:p>B</text:p>
          </table:table-cell>
          <table:table-cell table:style-name="a8d4d5a"/>
          <table:table-cell table:style-name="a2d724c"/>
        </table:table-row>
        <table:table-row>
          <table:table-cell table:style-name="a4ce667"/>
          <table:table-cell table:style-name="a041266"/>
          <table:table-cell table:style-name="a472e56"/>
          <table:table-cell table:style-name="a24b854"/>
          <table:table-cell table:style-name="a313535"/>
          <table:table-cell table:style-name="af4cc05"/>
          <table:table-cell table:style-name="a4ad56b"/>
          <table:table-cell table:style-name="abc3036"/>
          <table:table-cell table:style-name="a7a39f0"/>
          <table:table-cell table:style-name="a036b6f"/>
        </table:table-row>
        <table:table-row>
          <table:table-cell office:string-value="DE1" office:value-type="string" table:style-name="ab32b74">
            <text:p>DE1</text:p>
          </table:table-cell>
          <table:table-cell office:value="1.0" office:value-type="float" table:style-name="a975cea">
            <text:p>1</text:p>
          </table:table-cell>
          <table:table-cell office:string-value="testcourse55" office:value-type="string" table:style-name="afc87a4">
            <text:p>testcourse55</text:p>
          </table:table-cell>
          <table:table-cell table:style-name="ad0d4db"/>
          <table:table-cell table:style-name="a587c73"/>
          <table:table-cell table:style-name="a744578"/>
          <table:table-cell table:style-name="a6dfc0c"/>
          <table:table-cell table:style-name="a9607fa"/>
          <table:table-cell table:style-name="a22ca6d"/>
          <table:table-cell table:style-name="a6b976b"/>
        </table:table-row>
        <table:table-row>
          <table:table-cell table:style-name="ab9c5fe"/>
          <table:table-cell table:style-name="ab7232e"/>
          <table:table-cell office:string-value="CM" office:value-type="string" table:style-name="a8dc96b">
            <text:p>CM</text:p>
          </table:table-cell>
          <table:table-cell office:value="3.0" office:value-type="float" table:style-name="abde71f">
            <text:p>3</text:p>
          </table:table-cell>
          <table:table-cell office:value="1.0" office:value-type="float" table:style-name="af9b9c2">
            <text:p>1</text:p>
          </table:table-cell>
          <table:table-cell office:string-value="teacher55FirstName" office:value-type="string" table:style-name="aaa3c6e">
            <text:p>teacher55FirstName</text:p>
          </table:table-cell>
          <table:table-cell office:string-value="teacher55LastName" office:value-type="string" table:style-name="a674c11">
            <text:p>teacher55LastName</text:p>
          </table:table-cell>
          <table:table-cell office:string-value="A" office:value-type="string" table:style-name="a322728">
            <text:p>A</text:p>
          </table:table-cell>
          <table:table-cell table:style-name="a5a0d14"/>
          <table:table-cell table:style-name="ac3f438"/>
        </table:table-row>
        <table:table-row>
          <table:table-cell table:style-name="a3f8aa3"/>
          <table:table-cell table:style-name="abab7cc"/>
          <table:table-cell table:style-name="aa592ee"/>
          <table:table-cell table:style-name="a873239"/>
          <table:table-cell table:style-name="a31a4af"/>
          <table:table-cell table:style-name="aaac165"/>
          <table:table-cell table:style-name="adfbe36"/>
          <table:table-cell table:style-name="aff7ed0"/>
          <table:table-cell table:style-name="a2027c4"/>
          <table:table-cell table:style-name="ae0f597"/>
        </table:table-row>
        <table:table-row>
          <table:table-cell table:style-name="af7f288"/>
          <table:table-cell table:style-name="a99a42b"/>
          <table:table-cell office:string-value="TD" office:value-type="string" table:style-name="af235fe">
            <text:p>TD</text:p>
          </table:table-cell>
          <table:table-cell office:value="4.0" office:value-type="float" table:style-name="a52d430">
            <text:p>4</text:p>
          </table:table-cell>
          <table:table-cell office:value="1.0" office:value-type="float" table:style-name="a041c87">
            <text:p>1</text:p>
          </table:table-cell>
          <table:table-cell office:string-value="teacher55FirstName" office:value-type="string" table:style-name="a584b36">
            <text:p>teacher55FirstName</text:p>
          </table:table-cell>
          <table:table-cell office:string-value="teacher55LastName" office:value-type="string" table:style-name="ab36647">
            <text:p>teacher55LastName</text:p>
          </table:table-cell>
          <table:table-cell office:string-value="B" office:value-type="string" table:style-name="a2399b9">
            <text:p>B</text:p>
          </table:table-cell>
          <table:table-cell table:style-name="a21824c"/>
          <table:table-cell table:style-name="a94be42"/>
        </table:table-row>
        <table:table-row>
          <table:table-cell table:style-name="a3219c6"/>
          <table:table-cell table:style-name="ac4be0b"/>
          <table:table-cell table:style-name="af299fc"/>
          <table:table-cell table:style-name="ae28c44"/>
          <table:table-cell table:style-name="ab19b08"/>
          <table:table-cell table:style-name="a9231e3"/>
          <table:table-cell table:style-name="ae8456d"/>
          <table:table-cell table:style-name="a6a60d0"/>
          <table:table-cell table:style-name="ac99751"/>
          <table:table-cell table:style-name="a7959e3"/>
        </table:table-row>
        <table:table-row>
          <table:table-cell office:string-value="DE1" office:value-type="string" table:style-name="aa32986">
            <text:p>DE1</text:p>
          </table:table-cell>
          <table:table-cell office:value="1.0" office:value-type="float" table:style-name="a0d2230">
            <text:p>1</text:p>
          </table:table-cell>
          <table:table-cell office:string-value="testcourse56" office:value-type="string" table:style-name="accc0f6">
            <text:p>testcourse56</text:p>
          </table:table-cell>
          <table:table-cell table:style-name="a4b3b32"/>
          <table:table-cell table:style-name="a4d530b"/>
          <table:table-cell table:style-name="af9c73e"/>
          <table:table-cell table:style-name="a409c99"/>
          <table:table-cell table:style-name="a4b5e33"/>
          <table:table-cell table:style-name="a24eff6"/>
          <table:table-cell table:style-name="afeb434"/>
        </table:table-row>
        <table:table-row>
          <table:table-cell table:style-name="aa740da"/>
          <table:table-cell table:style-name="adc8de9"/>
          <table:table-cell office:string-value="CM" office:value-type="string" table:style-name="a058e82">
            <text:p>CM</text:p>
          </table:table-cell>
          <table:table-cell office:value="3.0" office:value-type="float" table:style-name="ae29e61">
            <text:p>3</text:p>
          </table:table-cell>
          <table:table-cell office:value="1.0" office:value-type="float" table:style-name="a8819c2">
            <text:p>1</text:p>
          </table:table-cell>
          <table:table-cell office:string-value="teacher56FirstName" office:value-type="string" table:style-name="a92245a">
            <text:p>teacher56FirstName</text:p>
          </table:table-cell>
          <table:table-cell office:string-value="teacher56LastName" office:value-type="string" table:style-name="a19b998">
            <text:p>teacher56LastName</text:p>
          </table:table-cell>
          <table:table-cell office:string-value="A" office:value-type="string" table:style-name="aa6d2e0">
            <text:p>A</text:p>
          </table:table-cell>
          <table:table-cell table:style-name="a7bcc8a"/>
          <table:table-cell table:style-name="afe940f"/>
        </table:table-row>
        <table:table-row>
          <table:table-cell table:style-name="a875d9a"/>
          <table:table-cell table:style-name="a579ae2"/>
          <table:table-cell table:style-name="ab0ef20"/>
          <table:table-cell table:style-name="a5885da"/>
          <table:table-cell table:style-name="a114759"/>
          <table:table-cell table:style-name="a7ac533"/>
          <table:table-cell table:style-name="a37afca"/>
          <table:table-cell table:style-name="a040654"/>
          <table:table-cell table:style-name="a06caf1"/>
          <table:table-cell table:style-name="a203aba"/>
        </table:table-row>
        <table:table-row>
          <table:table-cell table:style-name="a9bb0e0"/>
          <table:table-cell table:style-name="a0e9237"/>
          <table:table-cell office:string-value="TD" office:value-type="string" table:style-name="acbf092">
            <text:p>TD</text:p>
          </table:table-cell>
          <table:table-cell office:value="4.0" office:value-type="float" table:style-name="af23cb6">
            <text:p>4</text:p>
          </table:table-cell>
          <table:table-cell office:value="1.0" office:value-type="float" table:style-name="ab485de">
            <text:p>1</text:p>
          </table:table-cell>
          <table:table-cell office:string-value="teacher56FirstName" office:value-type="string" table:style-name="a3a58ba">
            <text:p>teacher56FirstName</text:p>
          </table:table-cell>
          <table:table-cell office:string-value="teacher56LastName" office:value-type="string" table:style-name="a74bb53">
            <text:p>teacher56LastName</text:p>
          </table:table-cell>
          <table:table-cell office:string-value="B" office:value-type="string" table:style-name="abcda38">
            <text:p>B</text:p>
          </table:table-cell>
          <table:table-cell table:style-name="a854d98"/>
          <table:table-cell table:style-name="ae2e260"/>
        </table:table-row>
        <table:table-row>
          <table:table-cell table:style-name="a149388"/>
          <table:table-cell table:style-name="ac71046"/>
          <table:table-cell table:style-name="adfa60c"/>
          <table:table-cell table:style-name="a3e49eb"/>
          <table:table-cell table:style-name="a670aae"/>
          <table:table-cell table:style-name="ae8e7ec"/>
          <table:table-cell table:style-name="ae653d9"/>
          <table:table-cell table:style-name="a0f89df"/>
          <table:table-cell table:style-name="a2e0926"/>
          <table:table-cell table:style-name="a6a332c"/>
        </table:table-row>
        <table:table-row>
          <table:table-cell office:string-value="DE1" office:value-type="string" table:style-name="a5634b2">
            <text:p>DE1</text:p>
          </table:table-cell>
          <table:table-cell office:value="1.0" office:value-type="float" table:style-name="a8ba9dd">
            <text:p>1</text:p>
          </table:table-cell>
          <table:table-cell office:string-value="testcourse57" office:value-type="string" table:style-name="a1c3a5d">
            <text:p>testcourse57</text:p>
          </table:table-cell>
          <table:table-cell table:style-name="a8cfcd3"/>
          <table:table-cell table:style-name="aaad4a2"/>
          <table:table-cell table:style-name="a3bd6f6"/>
          <table:table-cell table:style-name="a294975"/>
          <table:table-cell table:style-name="aca297b"/>
          <table:table-cell table:style-name="adf70cb"/>
          <table:table-cell table:style-name="a5288a7"/>
        </table:table-row>
        <table:table-row>
          <table:table-cell table:style-name="acc7693"/>
          <table:table-cell table:style-name="abfbc43"/>
          <table:table-cell office:string-value="CM" office:value-type="string" table:style-name="aba3e2d">
            <text:p>CM</text:p>
          </table:table-cell>
          <table:table-cell office:value="3.0" office:value-type="float" table:style-name="aa31a01">
            <text:p>3</text:p>
          </table:table-cell>
          <table:table-cell office:value="1.0" office:value-type="float" table:style-name="adbee96">
            <text:p>1</text:p>
          </table:table-cell>
          <table:table-cell office:string-value="teacher57FirstName" office:value-type="string" table:style-name="aad08c0">
            <text:p>teacher57FirstName</text:p>
          </table:table-cell>
          <table:table-cell office:string-value="teacher57LastName" office:value-type="string" table:style-name="a9c7685">
            <text:p>teacher57LastName</text:p>
          </table:table-cell>
          <table:table-cell office:string-value="A" office:value-type="string" table:style-name="a15ca8e">
            <text:p>A</text:p>
          </table:table-cell>
          <table:table-cell table:style-name="a7688db"/>
          <table:table-cell table:style-name="a77d605"/>
        </table:table-row>
        <table:table-row>
          <table:table-cell table:style-name="ae549a6"/>
          <table:table-cell table:style-name="afbde77"/>
          <table:table-cell table:style-name="a968804"/>
          <table:table-cell table:style-name="ada52d4"/>
          <table:table-cell table:style-name="a1b719b"/>
          <table:table-cell table:style-name="a2fdc82"/>
          <table:table-cell table:style-name="ab9e6c0"/>
          <table:table-cell table:style-name="a375faa"/>
          <table:table-cell table:style-name="a0077bd"/>
          <table:table-cell table:style-name="a0769b5"/>
        </table:table-row>
        <table:table-row>
          <table:table-cell table:style-name="a522c7e"/>
          <table:table-cell table:style-name="aea6e68"/>
          <table:table-cell office:string-value="TD" office:value-type="string" table:style-name="aceb85b">
            <text:p>TD</text:p>
          </table:table-cell>
          <table:table-cell office:value="4.0" office:value-type="float" table:style-name="a1038c9">
            <text:p>4</text:p>
          </table:table-cell>
          <table:table-cell office:value="1.0" office:value-type="float" table:style-name="a7f50d8">
            <text:p>1</text:p>
          </table:table-cell>
          <table:table-cell office:string-value="teacher57FirstName" office:value-type="string" table:style-name="afa7085">
            <text:p>teacher57FirstName</text:p>
          </table:table-cell>
          <table:table-cell office:string-value="teacher57LastName" office:value-type="string" table:style-name="a0da190">
            <text:p>teacher57LastName</text:p>
          </table:table-cell>
          <table:table-cell office:string-value="B" office:value-type="string" table:style-name="a5e23cc">
            <text:p>B</text:p>
          </table:table-cell>
          <table:table-cell table:style-name="a24e79f"/>
          <table:table-cell table:style-name="a6d599f"/>
        </table:table-row>
        <table:table-row>
          <table:table-cell table:style-name="ab8d912"/>
          <table:table-cell table:style-name="a6f305c"/>
          <table:table-cell table:style-name="a640080"/>
          <table:table-cell table:style-name="a57dad9"/>
          <table:table-cell table:style-name="a7b41d3"/>
          <table:table-cell table:style-name="a1505f3"/>
          <table:table-cell table:style-name="a63ca43"/>
          <table:table-cell table:style-name="a1d33e7"/>
          <table:table-cell table:style-name="aec7da5"/>
          <table:table-cell table:style-name="aa96f7d"/>
        </table:table-row>
        <table:table-row>
          <table:table-cell office:string-value="DE1" office:value-type="string" table:style-name="ad1df26">
            <text:p>DE1</text:p>
          </table:table-cell>
          <table:table-cell office:value="1.0" office:value-type="float" table:style-name="aacd7e8">
            <text:p>1</text:p>
          </table:table-cell>
          <table:table-cell office:string-value="testcourse58" office:value-type="string" table:style-name="a13893d">
            <text:p>testcourse58</text:p>
          </table:table-cell>
          <table:table-cell table:style-name="aa63fdf"/>
          <table:table-cell table:style-name="a139f97"/>
          <table:table-cell table:style-name="a7eb32b"/>
          <table:table-cell table:style-name="aae7788"/>
          <table:table-cell table:style-name="a8fb94d"/>
          <table:table-cell table:style-name="a79dbb1"/>
          <table:table-cell table:style-name="a682d54"/>
        </table:table-row>
        <table:table-row>
          <table:table-cell table:style-name="a82c9a2"/>
          <table:table-cell table:style-name="aec5572"/>
          <table:table-cell office:string-value="CM" office:value-type="string" table:style-name="a5781d8">
            <text:p>CM</text:p>
          </table:table-cell>
          <table:table-cell office:value="3.0" office:value-type="float" table:style-name="a9f9168">
            <text:p>3</text:p>
          </table:table-cell>
          <table:table-cell office:value="1.0" office:value-type="float" table:style-name="a2bfb27">
            <text:p>1</text:p>
          </table:table-cell>
          <table:table-cell office:string-value="teacher58FirstName" office:value-type="string" table:style-name="a0ef222">
            <text:p>teacher58FirstName</text:p>
          </table:table-cell>
          <table:table-cell office:string-value="teacher58LastName" office:value-type="string" table:style-name="ab92121">
            <text:p>teacher58LastName</text:p>
          </table:table-cell>
          <table:table-cell office:string-value="A" office:value-type="string" table:style-name="aa910f8">
            <text:p>A</text:p>
          </table:table-cell>
          <table:table-cell table:style-name="ade27d5"/>
          <table:table-cell table:style-name="a865b92"/>
        </table:table-row>
        <table:table-row>
          <table:table-cell table:style-name="aeeeee4"/>
          <table:table-cell table:style-name="a60e5af"/>
          <table:table-cell table:style-name="ab52b22"/>
          <table:table-cell table:style-name="aaf3373"/>
          <table:table-cell table:style-name="a9904ce"/>
          <table:table-cell table:style-name="aacba10"/>
          <table:table-cell table:style-name="a5b05aa"/>
          <table:table-cell table:style-name="a5153a8"/>
          <table:table-cell table:style-name="a27efcc"/>
          <table:table-cell table:style-name="a992f92"/>
        </table:table-row>
        <table:table-row>
          <table:table-cell table:style-name="a84c4d0"/>
          <table:table-cell table:style-name="aa5bd7a"/>
          <table:table-cell office:string-value="TD" office:value-type="string" table:style-name="a8917e2">
            <text:p>TD</text:p>
          </table:table-cell>
          <table:table-cell office:value="4.0" office:value-type="float" table:style-name="acf437d">
            <text:p>4</text:p>
          </table:table-cell>
          <table:table-cell office:value="1.0" office:value-type="float" table:style-name="ad67d85">
            <text:p>1</text:p>
          </table:table-cell>
          <table:table-cell office:string-value="teacher58FirstName" office:value-type="string" table:style-name="af859dd">
            <text:p>teacher58FirstName</text:p>
          </table:table-cell>
          <table:table-cell office:string-value="teacher58LastName" office:value-type="string" table:style-name="a0382f6">
            <text:p>teacher58LastName</text:p>
          </table:table-cell>
          <table:table-cell office:string-value="B" office:value-type="string" table:style-name="a4f82a0">
            <text:p>B</text:p>
          </table:table-cell>
          <table:table-cell table:style-name="aeb965c"/>
          <table:table-cell table:style-name="aab1a5d"/>
        </table:table-row>
        <table:table-row>
          <table:table-cell table:style-name="a33c75f"/>
          <table:table-cell table:style-name="ab3307c"/>
          <table:table-cell table:style-name="a422db4"/>
          <table:table-cell table:style-name="a6cd4df"/>
          <table:table-cell table:style-name="ae9e1d7"/>
          <table:table-cell table:style-name="a33699e"/>
          <table:table-cell table:style-name="a2b4ddc"/>
          <table:table-cell table:style-name="af3d575"/>
          <table:table-cell table:style-name="ad9e919"/>
          <table:table-cell table:style-name="a99f3d0"/>
        </table:table-row>
        <table:table-row>
          <table:table-cell office:string-value="DE1" office:value-type="string" table:style-name="ae101ea">
            <text:p>DE1</text:p>
          </table:table-cell>
          <table:table-cell office:value="1.0" office:value-type="float" table:style-name="add6f0c">
            <text:p>1</text:p>
          </table:table-cell>
          <table:table-cell office:string-value="testcourse59" office:value-type="string" table:style-name="a771396">
            <text:p>testcourse59</text:p>
          </table:table-cell>
          <table:table-cell table:style-name="a94d873"/>
          <table:table-cell table:style-name="a8274be"/>
          <table:table-cell table:style-name="a849e0a"/>
          <table:table-cell table:style-name="aee243f"/>
          <table:table-cell table:style-name="a6283f2"/>
          <table:table-cell table:style-name="a425f40"/>
          <table:table-cell table:style-name="af71f0b"/>
        </table:table-row>
        <table:table-row>
          <table:table-cell table:style-name="a50ebaa"/>
          <table:table-cell table:style-name="a81f081"/>
          <table:table-cell office:string-value="CM" office:value-type="string" table:style-name="a5a4bfb">
            <text:p>CM</text:p>
          </table:table-cell>
          <table:table-cell office:value="3.0" office:value-type="float" table:style-name="ad4863e">
            <text:p>3</text:p>
          </table:table-cell>
          <table:table-cell office:value="1.0" office:value-type="float" table:style-name="abb83a1">
            <text:p>1</text:p>
          </table:table-cell>
          <table:table-cell office:string-value="teacher59FirstName" office:value-type="string" table:style-name="aa8d106">
            <text:p>teacher59FirstName</text:p>
          </table:table-cell>
          <table:table-cell office:string-value="teacher59LastName" office:value-type="string" table:style-name="afb8ca9">
            <text:p>teacher59LastName</text:p>
          </table:table-cell>
          <table:table-cell office:string-value="A" office:value-type="string" table:style-name="ac8dc85">
            <text:p>A</text:p>
          </table:table-cell>
          <table:table-cell table:style-name="af9caff"/>
          <table:table-cell table:style-name="a751a36"/>
        </table:table-row>
        <table:table-row>
          <table:table-cell table:style-name="a30d54f"/>
          <table:table-cell table:style-name="a5531f8"/>
          <table:table-cell table:style-name="ac43cb9"/>
          <table:table-cell table:style-name="a2a8430"/>
          <table:table-cell table:style-name="a8f442f"/>
          <table:table-cell table:style-name="a16777d"/>
          <table:table-cell table:style-name="a4db12e"/>
          <table:table-cell table:style-name="af84fc0"/>
          <table:table-cell table:style-name="a7ff424"/>
          <table:table-cell table:style-name="afa3ccd"/>
        </table:table-row>
        <table:table-row>
          <table:table-cell table:style-name="a1613c8"/>
          <table:table-cell table:style-name="a770768"/>
          <table:table-cell office:string-value="TD" office:value-type="string" table:style-name="a1160e6">
            <text:p>TD</text:p>
          </table:table-cell>
          <table:table-cell office:value="4.0" office:value-type="float" table:style-name="a1ab42f">
            <text:p>4</text:p>
          </table:table-cell>
          <table:table-cell office:value="1.0" office:value-type="float" table:style-name="a3fba77">
            <text:p>1</text:p>
          </table:table-cell>
          <table:table-cell office:string-value="teacher59FirstName" office:value-type="string" table:style-name="a4e0893">
            <text:p>teacher59FirstName</text:p>
          </table:table-cell>
          <table:table-cell office:string-value="teacher59LastName" office:value-type="string" table:style-name="a24ad42">
            <text:p>teacher59LastName</text:p>
          </table:table-cell>
          <table:table-cell office:string-value="B" office:value-type="string" table:style-name="ae22eba">
            <text:p>B</text:p>
          </table:table-cell>
          <table:table-cell table:style-name="a922849"/>
          <table:table-cell table:style-name="ae508ff"/>
        </table:table-row>
        <table:table-row>
          <table:table-cell table:style-name="afdc9ac"/>
          <table:table-cell table:style-name="aba9cae"/>
          <table:table-cell table:style-name="ab22fae"/>
          <table:table-cell table:style-name="a729c45"/>
          <table:table-cell table:style-name="a4e034f"/>
          <table:table-cell table:style-name="a904160"/>
          <table:table-cell table:style-name="a5ff81b"/>
          <table:table-cell table:style-name="a7e1fbe"/>
          <table:table-cell table:style-name="a0d7cb8"/>
          <table:table-cell table:style-name="a3af935"/>
        </table:table-row>
        <table:table-row>
          <table:table-cell office:string-value="DE1" office:value-type="string" table:style-name="ac459b4">
            <text:p>DE1</text:p>
          </table:table-cell>
          <table:table-cell office:value="1.0" office:value-type="float" table:style-name="a008edb">
            <text:p>1</text:p>
          </table:table-cell>
          <table:table-cell office:string-value="testcourse60" office:value-type="string" table:style-name="a2009fa">
            <text:p>testcourse60</text:p>
          </table:table-cell>
          <table:table-cell table:style-name="a91f997"/>
          <table:table-cell table:style-name="ab98b3e"/>
          <table:table-cell table:style-name="ac3dde9"/>
          <table:table-cell table:style-name="af66137"/>
          <table:table-cell table:style-name="a1ca394"/>
          <table:table-cell table:style-name="a52c3a0"/>
          <table:table-cell table:style-name="a3f5605"/>
        </table:table-row>
        <table:table-row>
          <table:table-cell table:style-name="a1f30e8"/>
          <table:table-cell table:style-name="a6b19f1"/>
          <table:table-cell office:string-value="CM" office:value-type="string" table:style-name="a3dbf5f">
            <text:p>CM</text:p>
          </table:table-cell>
          <table:table-cell office:value="3.0" office:value-type="float" table:style-name="ab91962">
            <text:p>3</text:p>
          </table:table-cell>
          <table:table-cell office:value="1.0" office:value-type="float" table:style-name="afd9563">
            <text:p>1</text:p>
          </table:table-cell>
          <table:table-cell office:string-value="teacher60FirstName" office:value-type="string" table:style-name="aa160b7">
            <text:p>teacher60FirstName</text:p>
          </table:table-cell>
          <table:table-cell office:string-value="teacher60LastName" office:value-type="string" table:style-name="a005b9f">
            <text:p>teacher60LastName</text:p>
          </table:table-cell>
          <table:table-cell office:string-value="A" office:value-type="string" table:style-name="ab7470b">
            <text:p>A</text:p>
          </table:table-cell>
          <table:table-cell table:style-name="ad78c11"/>
          <table:table-cell table:style-name="aa64226"/>
        </table:table-row>
        <table:table-row>
          <table:table-cell table:style-name="a968df5"/>
          <table:table-cell table:style-name="a36208c"/>
          <table:table-cell table:style-name="a5ea854"/>
          <table:table-cell table:style-name="ab47e5f"/>
          <table:table-cell table:style-name="a0999f3"/>
          <table:table-cell table:style-name="aee94f6"/>
          <table:table-cell table:style-name="ab96aad"/>
          <table:table-cell table:style-name="ac7cbc0"/>
          <table:table-cell table:style-name="ae5f651"/>
          <table:table-cell table:style-name="adb120d"/>
        </table:table-row>
        <table:table-row>
          <table:table-cell table:style-name="a93c301"/>
          <table:table-cell table:style-name="ad842de"/>
          <table:table-cell office:string-value="TD" office:value-type="string" table:style-name="a3111a5">
            <text:p>TD</text:p>
          </table:table-cell>
          <table:table-cell office:value="4.0" office:value-type="float" table:style-name="aa8a0b3">
            <text:p>4</text:p>
          </table:table-cell>
          <table:table-cell office:value="1.0" office:value-type="float" table:style-name="adf5ba4">
            <text:p>1</text:p>
          </table:table-cell>
          <table:table-cell office:string-value="teacher60FirstName" office:value-type="string" table:style-name="a19454e">
            <text:p>teacher60FirstName</text:p>
          </table:table-cell>
          <table:table-cell office:string-value="teacher60LastName" office:value-type="string" table:style-name="ac5011c">
            <text:p>teacher60LastName</text:p>
          </table:table-cell>
          <table:table-cell office:string-value="B" office:value-type="string" table:style-name="a1acba2">
            <text:p>B</text:p>
          </table:table-cell>
          <table:table-cell table:style-name="ad2daea"/>
          <table:table-cell table:style-name="afab92d"/>
        </table:table-row>
        <table:table-row>
          <table:table-cell table:style-name="a6705c7"/>
          <table:table-cell table:style-name="a79c754"/>
          <table:table-cell table:style-name="af5af0a"/>
          <table:table-cell table:style-name="ac21e44"/>
          <table:table-cell table:style-name="ac89c3b"/>
          <table:table-cell table:style-name="a9fc8bf"/>
          <table:table-cell table:style-name="ab8a352"/>
          <table:table-cell table:style-name="adba5b9"/>
          <table:table-cell table:style-name="ac80289"/>
          <table:table-cell table:style-name="a5e07be"/>
        </table:table-row>
        <table:table-row>
          <table:table-cell office:string-value="DE1" office:value-type="string" table:style-name="ac5470b">
            <text:p>DE1</text:p>
          </table:table-cell>
          <table:table-cell office:value="1.0" office:value-type="float" table:style-name="a90f6b7">
            <text:p>1</text:p>
          </table:table-cell>
          <table:table-cell office:string-value="testcourse61" office:value-type="string" table:style-name="aa809b3">
            <text:p>testcourse61</text:p>
          </table:table-cell>
          <table:table-cell table:style-name="a99bf5a"/>
          <table:table-cell table:style-name="aaf29d7"/>
          <table:table-cell table:style-name="abafac3"/>
          <table:table-cell table:style-name="ac38a90"/>
          <table:table-cell table:style-name="aa00669"/>
          <table:table-cell table:style-name="aa21b1d"/>
          <table:table-cell table:style-name="a89b641"/>
        </table:table-row>
        <table:table-row>
          <table:table-cell table:style-name="ac83ba1"/>
          <table:table-cell table:style-name="a3cb96f"/>
          <table:table-cell office:string-value="CM" office:value-type="string" table:style-name="af32214">
            <text:p>CM</text:p>
          </table:table-cell>
          <table:table-cell office:value="3.0" office:value-type="float" table:style-name="a35f5bc">
            <text:p>3</text:p>
          </table:table-cell>
          <table:table-cell office:value="1.0" office:value-type="float" table:style-name="a22f773">
            <text:p>1</text:p>
          </table:table-cell>
          <table:table-cell office:string-value="teacher61FirstName" office:value-type="string" table:style-name="a4f441d">
            <text:p>teacher61FirstName</text:p>
          </table:table-cell>
          <table:table-cell office:string-value="teacher61LastName" office:value-type="string" table:style-name="a1488e0">
            <text:p>teacher61LastName</text:p>
          </table:table-cell>
          <table:table-cell office:string-value="A" office:value-type="string" table:style-name="afce95f">
            <text:p>A</text:p>
          </table:table-cell>
          <table:table-cell table:style-name="a877cd1"/>
          <table:table-cell table:style-name="a030d26"/>
        </table:table-row>
        <table:table-row>
          <table:table-cell table:style-name="a2392c6"/>
          <table:table-cell table:style-name="a39ae71"/>
          <table:table-cell table:style-name="aae5373"/>
          <table:table-cell table:style-name="a2fb617"/>
          <table:table-cell table:style-name="aa56490"/>
          <table:table-cell table:style-name="ae06a40"/>
          <table:table-cell table:style-name="ad80925"/>
          <table:table-cell table:style-name="a033ee8"/>
          <table:table-cell table:style-name="a1b0ded"/>
          <table:table-cell table:style-name="a568a65"/>
        </table:table-row>
        <table:table-row>
          <table:table-cell table:style-name="af82a04"/>
          <table:table-cell table:style-name="aa091b6"/>
          <table:table-cell office:string-value="TD" office:value-type="string" table:style-name="ad84af7">
            <text:p>TD</text:p>
          </table:table-cell>
          <table:table-cell office:value="4.0" office:value-type="float" table:style-name="a223299">
            <text:p>4</text:p>
          </table:table-cell>
          <table:table-cell office:value="1.0" office:value-type="float" table:style-name="a58c9f5">
            <text:p>1</text:p>
          </table:table-cell>
          <table:table-cell office:string-value="teacher61FirstName" office:value-type="string" table:style-name="a9f74b5">
            <text:p>teacher61FirstName</text:p>
          </table:table-cell>
          <table:table-cell office:string-value="teacher61LastName" office:value-type="string" table:style-name="afe78d4">
            <text:p>teacher61LastName</text:p>
          </table:table-cell>
          <table:table-cell office:string-value="B" office:value-type="string" table:style-name="ac2fbf2">
            <text:p>B</text:p>
          </table:table-cell>
          <table:table-cell table:style-name="ad5e45c"/>
          <table:table-cell table:style-name="a4d8eda"/>
        </table:table-row>
        <table:table-row>
          <table:table-cell table:style-name="adf9fcc"/>
          <table:table-cell table:style-name="a4cf53a"/>
          <table:table-cell table:style-name="aedf56a"/>
          <table:table-cell table:style-name="acc4c90"/>
          <table:table-cell table:style-name="ae5faee"/>
          <table:table-cell table:style-name="a94d0c9"/>
          <table:table-cell table:style-name="a991efc"/>
          <table:table-cell table:style-name="a03ea8c"/>
          <table:table-cell table:style-name="ac1842c"/>
          <table:table-cell table:style-name="abd83e0"/>
        </table:table-row>
        <table:table-row>
          <table:table-cell office:string-value="DE1" office:value-type="string" table:style-name="ae94f5a">
            <text:p>DE1</text:p>
          </table:table-cell>
          <table:table-cell office:value="1.0" office:value-type="float" table:style-name="ae5bba2">
            <text:p>1</text:p>
          </table:table-cell>
          <table:table-cell office:string-value="testcourse62" office:value-type="string" table:style-name="a07f55d">
            <text:p>testcourse62</text:p>
          </table:table-cell>
          <table:table-cell table:style-name="a4583b1"/>
          <table:table-cell table:style-name="a1b9d8b"/>
          <table:table-cell table:style-name="ac16342"/>
          <table:table-cell table:style-name="a36b069"/>
          <table:table-cell table:style-name="ad4d423"/>
          <table:table-cell table:style-name="a479f2a"/>
          <table:table-cell table:style-name="a43230f"/>
        </table:table-row>
        <table:table-row>
          <table:table-cell table:style-name="a92f1ad"/>
          <table:table-cell table:style-name="ac3c99a"/>
          <table:table-cell office:string-value="CM" office:value-type="string" table:style-name="a7c8197">
            <text:p>CM</text:p>
          </table:table-cell>
          <table:table-cell office:value="3.0" office:value-type="float" table:style-name="a463c29">
            <text:p>3</text:p>
          </table:table-cell>
          <table:table-cell office:value="1.0" office:value-type="float" table:style-name="a97ab3e">
            <text:p>1</text:p>
          </table:table-cell>
          <table:table-cell office:string-value="teacher62FirstName" office:value-type="string" table:style-name="aaeb528">
            <text:p>teacher62FirstName</text:p>
          </table:table-cell>
          <table:table-cell office:string-value="teacher62LastName" office:value-type="string" table:style-name="a029a77">
            <text:p>teacher62LastName</text:p>
          </table:table-cell>
          <table:table-cell office:string-value="A" office:value-type="string" table:style-name="a7bd237">
            <text:p>A</text:p>
          </table:table-cell>
          <table:table-cell table:style-name="acdca47"/>
          <table:table-cell table:style-name="a4bebc1"/>
        </table:table-row>
        <table:table-row>
          <table:table-cell table:style-name="a4026e4"/>
          <table:table-cell table:style-name="a6c8519"/>
          <table:table-cell table:style-name="a5dbec0"/>
          <table:table-cell table:style-name="ad8a893"/>
          <table:table-cell table:style-name="ae3bab6"/>
          <table:table-cell table:style-name="a997863"/>
          <table:table-cell table:style-name="a7d00f1"/>
          <table:table-cell table:style-name="a8cd5e9"/>
          <table:table-cell table:style-name="a06a516"/>
          <table:table-cell table:style-name="afd168f"/>
        </table:table-row>
        <table:table-row>
          <table:table-cell table:style-name="a25c791"/>
          <table:table-cell table:style-name="ae5607f"/>
          <table:table-cell office:string-value="TD" office:value-type="string" table:style-name="a2234e5">
            <text:p>TD</text:p>
          </table:table-cell>
          <table:table-cell office:value="4.0" office:value-type="float" table:style-name="abf3d47">
            <text:p>4</text:p>
          </table:table-cell>
          <table:table-cell office:value="1.0" office:value-type="float" table:style-name="af2dbc7">
            <text:p>1</text:p>
          </table:table-cell>
          <table:table-cell office:string-value="teacher62FirstName" office:value-type="string" table:style-name="a16ec25">
            <text:p>teacher62FirstName</text:p>
          </table:table-cell>
          <table:table-cell office:string-value="teacher62LastName" office:value-type="string" table:style-name="a632fb7">
            <text:p>teacher62LastName</text:p>
          </table:table-cell>
          <table:table-cell office:string-value="B" office:value-type="string" table:style-name="ac8bbd2">
            <text:p>B</text:p>
          </table:table-cell>
          <table:table-cell table:style-name="a114fc5"/>
          <table:table-cell table:style-name="a257d0d"/>
        </table:table-row>
        <table:table-row>
          <table:table-cell table:style-name="a097798"/>
          <table:table-cell table:style-name="a39cb36"/>
          <table:table-cell table:style-name="a64a38e"/>
          <table:table-cell table:style-name="a9dad17"/>
          <table:table-cell table:style-name="a7051b6"/>
          <table:table-cell table:style-name="a4cf9ef"/>
          <table:table-cell table:style-name="abd5a00"/>
          <table:table-cell table:style-name="ad44e72"/>
          <table:table-cell table:style-name="a605ca8"/>
          <table:table-cell table:style-name="a69d76e"/>
        </table:table-row>
        <table:table-row>
          <table:table-cell office:string-value="DE1" office:value-type="string" table:style-name="a819cd7">
            <text:p>DE1</text:p>
          </table:table-cell>
          <table:table-cell office:value="1.0" office:value-type="float" table:style-name="aca9a65">
            <text:p>1</text:p>
          </table:table-cell>
          <table:table-cell office:string-value="testcourse63" office:value-type="string" table:style-name="ae1ab68">
            <text:p>testcourse63</text:p>
          </table:table-cell>
          <table:table-cell table:style-name="ac105eb"/>
          <table:table-cell table:style-name="a124e96"/>
          <table:table-cell table:style-name="a370c51"/>
          <table:table-cell table:style-name="a51cb04"/>
          <table:table-cell table:style-name="a78a5d4"/>
          <table:table-cell table:style-name="a399e55"/>
          <table:table-cell table:style-name="af07143"/>
        </table:table-row>
        <table:table-row>
          <table:table-cell table:style-name="a0eee03"/>
          <table:table-cell table:style-name="a5393d8"/>
          <table:table-cell office:string-value="CM" office:value-type="string" table:style-name="ab34278">
            <text:p>CM</text:p>
          </table:table-cell>
          <table:table-cell office:value="3.0" office:value-type="float" table:style-name="af1cc57">
            <text:p>3</text:p>
          </table:table-cell>
          <table:table-cell office:value="1.0" office:value-type="float" table:style-name="a71411f">
            <text:p>1</text:p>
          </table:table-cell>
          <table:table-cell office:string-value="teacher63FirstName" office:value-type="string" table:style-name="aacd6f5">
            <text:p>teacher63FirstName</text:p>
          </table:table-cell>
          <table:table-cell office:string-value="teacher63LastName" office:value-type="string" table:style-name="a8f7edf">
            <text:p>teacher63LastName</text:p>
          </table:table-cell>
          <table:table-cell office:string-value="A" office:value-type="string" table:style-name="a5d0f45">
            <text:p>A</text:p>
          </table:table-cell>
          <table:table-cell table:style-name="adc48c3"/>
          <table:table-cell table:style-name="a951695"/>
        </table:table-row>
        <table:table-row>
          <table:table-cell table:style-name="a43b993"/>
          <table:table-cell table:style-name="aced184"/>
          <table:table-cell table:style-name="a054697"/>
          <table:table-cell table:style-name="ab6dd21"/>
          <table:table-cell table:style-name="a36f8bd"/>
          <table:table-cell table:style-name="a8cffe9"/>
          <table:table-cell table:style-name="aedaf0d"/>
          <table:table-cell table:style-name="a3a2f83"/>
          <table:table-cell table:style-name="abc72a8"/>
          <table:table-cell table:style-name="a51d0f0"/>
        </table:table-row>
        <table:table-row>
          <table:table-cell table:style-name="ab6e7f9"/>
          <table:table-cell table:style-name="a663b24"/>
          <table:table-cell office:string-value="TD" office:value-type="string" table:style-name="a9b305c">
            <text:p>TD</text:p>
          </table:table-cell>
          <table:table-cell office:value="4.0" office:value-type="float" table:style-name="a3a36b2">
            <text:p>4</text:p>
          </table:table-cell>
          <table:table-cell office:value="1.0" office:value-type="float" table:style-name="ae81ee9">
            <text:p>1</text:p>
          </table:table-cell>
          <table:table-cell office:string-value="teacher63FirstName" office:value-type="string" table:style-name="a6d63aa">
            <text:p>teacher63FirstName</text:p>
          </table:table-cell>
          <table:table-cell office:string-value="teacher63LastName" office:value-type="string" table:style-name="ae854c2">
            <text:p>teacher63LastName</text:p>
          </table:table-cell>
          <table:table-cell office:string-value="B" office:value-type="string" table:style-name="a89e6f6">
            <text:p>B</text:p>
          </table:table-cell>
          <table:table-cell table:style-name="ad380e0"/>
          <table:table-cell table:style-name="ac3ef87"/>
        </table:table-row>
        <table:table-row>
          <table:table-cell table:style-name="a1301ab"/>
          <table:table-cell table:style-name="a279f5a"/>
          <table:table-cell table:style-name="ada0b82"/>
          <table:table-cell table:style-name="a66df69"/>
          <table:table-cell table:style-name="abe6dbd"/>
          <table:table-cell table:style-name="a01329c"/>
          <table:table-cell table:style-name="adacf3d"/>
          <table:table-cell table:style-name="a891f8b"/>
          <table:table-cell table:style-name="aac33aa"/>
          <table:table-cell table:style-name="af82d90"/>
        </table:table-row>
        <table:table-row>
          <table:table-cell office:string-value="DE1" office:value-type="string" table:style-name="ae15b39">
            <text:p>DE1</text:p>
          </table:table-cell>
          <table:table-cell office:value="1.0" office:value-type="float" table:style-name="a88cc95">
            <text:p>1</text:p>
          </table:table-cell>
          <table:table-cell office:string-value="testcourse64" office:value-type="string" table:style-name="a2f4086">
            <text:p>testcourse64</text:p>
          </table:table-cell>
          <table:table-cell table:style-name="a64ae04"/>
          <table:table-cell table:style-name="a24cd17"/>
          <table:table-cell table:style-name="a28b38b"/>
          <table:table-cell table:style-name="aa79fad"/>
          <table:table-cell table:style-name="af02c89"/>
          <table:table-cell table:style-name="a0584ed"/>
          <table:table-cell table:style-name="a569712"/>
        </table:table-row>
        <table:table-row>
          <table:table-cell table:style-name="a00e063"/>
          <table:table-cell table:style-name="a3ae233"/>
          <table:table-cell office:string-value="CM" office:value-type="string" table:style-name="aa22848">
            <text:p>CM</text:p>
          </table:table-cell>
          <table:table-cell office:value="3.0" office:value-type="float" table:style-name="adb2c3e">
            <text:p>3</text:p>
          </table:table-cell>
          <table:table-cell office:value="1.0" office:value-type="float" table:style-name="af72e7a">
            <text:p>1</text:p>
          </table:table-cell>
          <table:table-cell office:string-value="teacher64FirstName" office:value-type="string" table:style-name="a20cfcb">
            <text:p>teacher64FirstName</text:p>
          </table:table-cell>
          <table:table-cell office:string-value="teacher64LastName" office:value-type="string" table:style-name="a0be785">
            <text:p>teacher64LastName</text:p>
          </table:table-cell>
          <table:table-cell office:string-value="A" office:value-type="string" table:style-name="a5e89ba">
            <text:p>A</text:p>
          </table:table-cell>
          <table:table-cell table:style-name="a54f3a4"/>
          <table:table-cell table:style-name="a4036c8"/>
        </table:table-row>
        <table:table-row>
          <table:table-cell table:style-name="ad48dae"/>
          <table:table-cell table:style-name="a08a7fd"/>
          <table:table-cell table:style-name="a293be7"/>
          <table:table-cell table:style-name="a06f258"/>
          <table:table-cell table:style-name="a05d280"/>
          <table:table-cell table:style-name="a3f37a9"/>
          <table:table-cell table:style-name="aa9e508"/>
          <table:table-cell table:style-name="ad97dc9"/>
          <table:table-cell table:style-name="a0b8121"/>
          <table:table-cell table:style-name="ac2ca5b"/>
        </table:table-row>
        <table:table-row>
          <table:table-cell table:style-name="af40a90"/>
          <table:table-cell table:style-name="a9ee88b"/>
          <table:table-cell office:string-value="TD" office:value-type="string" table:style-name="ad17722">
            <text:p>TD</text:p>
          </table:table-cell>
          <table:table-cell office:value="4.0" office:value-type="float" table:style-name="a3dd785">
            <text:p>4</text:p>
          </table:table-cell>
          <table:table-cell office:value="1.0" office:value-type="float" table:style-name="a8debbd">
            <text:p>1</text:p>
          </table:table-cell>
          <table:table-cell office:string-value="teacher64FirstName" office:value-type="string" table:style-name="a10ea4f">
            <text:p>teacher64FirstName</text:p>
          </table:table-cell>
          <table:table-cell office:string-value="teacher64LastName" office:value-type="string" table:style-name="a4c2271">
            <text:p>teacher64LastName</text:p>
          </table:table-cell>
          <table:table-cell office:string-value="B" office:value-type="string" table:style-name="a6ae8a3">
            <text:p>B</text:p>
          </table:table-cell>
          <table:table-cell table:style-name="a08d704"/>
          <table:table-cell table:style-name="a6a2cd6"/>
        </table:table-row>
        <table:table-row>
          <table:table-cell table:style-name="a6d1db2"/>
          <table:table-cell table:style-name="a118fb4"/>
          <table:table-cell table:style-name="a47b978"/>
          <table:table-cell table:style-name="a722b58"/>
          <table:table-cell table:style-name="afa75b2"/>
          <table:table-cell table:style-name="af46023"/>
          <table:table-cell table:style-name="a6a630a"/>
          <table:table-cell table:style-name="a968615"/>
          <table:table-cell table:style-name="a0e62da"/>
          <table:table-cell table:style-name="a8b4b5c"/>
        </table:table-row>
        <table:table-row>
          <table:table-cell office:string-value="DE1" office:value-type="string" table:style-name="aafc64c">
            <text:p>DE1</text:p>
          </table:table-cell>
          <table:table-cell office:value="1.0" office:value-type="float" table:style-name="a677401">
            <text:p>1</text:p>
          </table:table-cell>
          <table:table-cell office:string-value="testcourse65" office:value-type="string" table:style-name="a05684a">
            <text:p>testcourse65</text:p>
          </table:table-cell>
          <table:table-cell table:style-name="a30d1eb"/>
          <table:table-cell table:style-name="a1e5892"/>
          <table:table-cell table:style-name="a65c77c"/>
          <table:table-cell table:style-name="a73fdf8"/>
          <table:table-cell table:style-name="af957e1"/>
          <table:table-cell table:style-name="ae3397e"/>
          <table:table-cell table:style-name="a64e7d8"/>
        </table:table-row>
        <table:table-row>
          <table:table-cell table:style-name="a888d08"/>
          <table:table-cell table:style-name="a62d95a"/>
          <table:table-cell office:string-value="CM" office:value-type="string" table:style-name="a9988e8">
            <text:p>CM</text:p>
          </table:table-cell>
          <table:table-cell office:value="3.0" office:value-type="float" table:style-name="a5a5dea">
            <text:p>3</text:p>
          </table:table-cell>
          <table:table-cell office:value="1.0" office:value-type="float" table:style-name="a1ea8a5">
            <text:p>1</text:p>
          </table:table-cell>
          <table:table-cell office:string-value="teacher65FirstName" office:value-type="string" table:style-name="a0b58c5">
            <text:p>teacher65FirstName</text:p>
          </table:table-cell>
          <table:table-cell office:string-value="teacher65LastName" office:value-type="string" table:style-name="a43c872">
            <text:p>teacher65LastName</text:p>
          </table:table-cell>
          <table:table-cell office:string-value="A" office:value-type="string" table:style-name="a91237a">
            <text:p>A</text:p>
          </table:table-cell>
          <table:table-cell table:style-name="a52fa77"/>
          <table:table-cell table:style-name="a0fdced"/>
        </table:table-row>
        <table:table-row>
          <table:table-cell table:style-name="a2aa7af"/>
          <table:table-cell table:style-name="ac4f65e"/>
          <table:table-cell table:style-name="a0a1ab5"/>
          <table:table-cell table:style-name="a920e0b"/>
          <table:table-cell table:style-name="a8fd108"/>
          <table:table-cell table:style-name="a4fbc53"/>
          <table:table-cell table:style-name="a0c3ebf"/>
          <table:table-cell table:style-name="af2c65a"/>
          <table:table-cell table:style-name="a4a6d82"/>
          <table:table-cell table:style-name="a0d6bed"/>
        </table:table-row>
        <table:table-row>
          <table:table-cell table:style-name="ac3d825"/>
          <table:table-cell table:style-name="abb9f5d"/>
          <table:table-cell office:string-value="TD" office:value-type="string" table:style-name="a92ea7e">
            <text:p>TD</text:p>
          </table:table-cell>
          <table:table-cell office:value="4.0" office:value-type="float" table:style-name="a5abb98">
            <text:p>4</text:p>
          </table:table-cell>
          <table:table-cell office:value="1.0" office:value-type="float" table:style-name="a3db93b">
            <text:p>1</text:p>
          </table:table-cell>
          <table:table-cell office:string-value="teacher65FirstName" office:value-type="string" table:style-name="a4aee5a">
            <text:p>teacher65FirstName</text:p>
          </table:table-cell>
          <table:table-cell office:string-value="teacher65LastName" office:value-type="string" table:style-name="abadeee">
            <text:p>teacher65LastName</text:p>
          </table:table-cell>
          <table:table-cell office:string-value="B" office:value-type="string" table:style-name="a5911a1">
            <text:p>B</text:p>
          </table:table-cell>
          <table:table-cell table:style-name="a2699db"/>
          <table:table-cell table:style-name="aaf14ab"/>
        </table:table-row>
        <table:table-row>
          <table:table-cell table:style-name="a880c94"/>
          <table:table-cell table:style-name="aef809c"/>
          <table:table-cell table:style-name="ad13c37"/>
          <table:table-cell table:style-name="ae942c7"/>
          <table:table-cell table:style-name="aab3331"/>
          <table:table-cell table:style-name="a604e09"/>
          <table:table-cell table:style-name="a6ea68c"/>
          <table:table-cell table:style-name="a775a2b"/>
          <table:table-cell table:style-name="af62c20"/>
          <table:table-cell table:style-name="a9b84fa"/>
        </table:table-row>
        <table:table-row>
          <table:table-cell office:string-value="DE1" office:value-type="string" table:style-name="a40ccbd">
            <text:p>DE1</text:p>
          </table:table-cell>
          <table:table-cell office:value="1.0" office:value-type="float" table:style-name="ae06be5">
            <text:p>1</text:p>
          </table:table-cell>
          <table:table-cell office:string-value="testcourse66" office:value-type="string" table:style-name="ae2279d">
            <text:p>testcourse66</text:p>
          </table:table-cell>
          <table:table-cell table:style-name="a5a8b75"/>
          <table:table-cell table:style-name="a2ee07e"/>
          <table:table-cell table:style-name="aa44ab6"/>
          <table:table-cell table:style-name="ab6d9fb"/>
          <table:table-cell table:style-name="a1cbb85"/>
          <table:table-cell table:style-name="a6ee171"/>
          <table:table-cell table:style-name="a18c9cf"/>
        </table:table-row>
        <table:table-row>
          <table:table-cell table:style-name="a6e5e71"/>
          <table:table-cell table:style-name="afe6c99"/>
          <table:table-cell office:string-value="CM" office:value-type="string" table:style-name="a7845fc">
            <text:p>CM</text:p>
          </table:table-cell>
          <table:table-cell office:value="3.0" office:value-type="float" table:style-name="af33f36">
            <text:p>3</text:p>
          </table:table-cell>
          <table:table-cell office:value="1.0" office:value-type="float" table:style-name="aa09dc4">
            <text:p>1</text:p>
          </table:table-cell>
          <table:table-cell office:string-value="teacher66FirstName" office:value-type="string" table:style-name="a4213bb">
            <text:p>teacher66FirstName</text:p>
          </table:table-cell>
          <table:table-cell office:string-value="teacher66LastName" office:value-type="string" table:style-name="af8a426">
            <text:p>teacher66LastName</text:p>
          </table:table-cell>
          <table:table-cell office:string-value="A" office:value-type="string" table:style-name="a3cd7e9">
            <text:p>A</text:p>
          </table:table-cell>
          <table:table-cell table:style-name="aedbb4b"/>
          <table:table-cell table:style-name="a565019"/>
        </table:table-row>
        <table:table-row>
          <table:table-cell table:style-name="a424447"/>
          <table:table-cell table:style-name="ae046f1"/>
          <table:table-cell table:style-name="a00b3b7"/>
          <table:table-cell table:style-name="ac1c669"/>
          <table:table-cell table:style-name="adfd366"/>
          <table:table-cell table:style-name="a259152"/>
          <table:table-cell table:style-name="ac29b7d"/>
          <table:table-cell table:style-name="adbdbfd"/>
          <table:table-cell table:style-name="a15f9b6"/>
          <table:table-cell table:style-name="a7aca6a"/>
        </table:table-row>
        <table:table-row>
          <table:table-cell table:style-name="a2fbc91"/>
          <table:table-cell table:style-name="a9365cd"/>
          <table:table-cell office:string-value="TD" office:value-type="string" table:style-name="a27f77d">
            <text:p>TD</text:p>
          </table:table-cell>
          <table:table-cell office:value="4.0" office:value-type="float" table:style-name="ac7598a">
            <text:p>4</text:p>
          </table:table-cell>
          <table:table-cell office:value="1.0" office:value-type="float" table:style-name="a2c2599">
            <text:p>1</text:p>
          </table:table-cell>
          <table:table-cell office:string-value="teacher66FirstName" office:value-type="string" table:style-name="a189ae9">
            <text:p>teacher66FirstName</text:p>
          </table:table-cell>
          <table:table-cell office:string-value="teacher66LastName" office:value-type="string" table:style-name="a47bf15">
            <text:p>teacher66LastName</text:p>
          </table:table-cell>
          <table:table-cell office:string-value="B" office:value-type="string" table:style-name="afd4dcc">
            <text:p>B</text:p>
          </table:table-cell>
          <table:table-cell table:style-name="a45e5e7"/>
          <table:table-cell table:style-name="ae528bf"/>
        </table:table-row>
        <table:table-row>
          <table:table-cell table:style-name="ae5e812"/>
          <table:table-cell table:style-name="ad56499"/>
          <table:table-cell table:style-name="a72e84f"/>
          <table:table-cell table:style-name="abc9abf"/>
          <table:table-cell table:style-name="a3533fc"/>
          <table:table-cell table:style-name="a6c599d"/>
          <table:table-cell table:style-name="a5a6005"/>
          <table:table-cell table:style-name="ac06af1"/>
          <table:table-cell table:style-name="a3c3209"/>
          <table:table-cell table:style-name="ad8696c"/>
        </table:table-row>
        <table:table-row>
          <table:table-cell office:string-value="DE1" office:value-type="string" table:style-name="a6f7ba5">
            <text:p>DE1</text:p>
          </table:table-cell>
          <table:table-cell office:value="1.0" office:value-type="float" table:style-name="a820819">
            <text:p>1</text:p>
          </table:table-cell>
          <table:table-cell office:string-value="testcourse67" office:value-type="string" table:style-name="a7d1a60">
            <text:p>testcourse67</text:p>
          </table:table-cell>
          <table:table-cell table:style-name="a2bd91e"/>
          <table:table-cell table:style-name="a3108dc"/>
          <table:table-cell table:style-name="ad69ffa"/>
          <table:table-cell table:style-name="ade0256"/>
          <table:table-cell table:style-name="a8d91b1"/>
          <table:table-cell table:style-name="a34fc1a"/>
          <table:table-cell table:style-name="a27d51e"/>
        </table:table-row>
        <table:table-row>
          <table:table-cell table:style-name="a92bb30"/>
          <table:table-cell table:style-name="a5d9df9"/>
          <table:table-cell office:string-value="CM" office:value-type="string" table:style-name="a4db592">
            <text:p>CM</text:p>
          </table:table-cell>
          <table:table-cell office:value="3.0" office:value-type="float" table:style-name="a45d2ff">
            <text:p>3</text:p>
          </table:table-cell>
          <table:table-cell office:value="1.0" office:value-type="float" table:style-name="a5d8fb0">
            <text:p>1</text:p>
          </table:table-cell>
          <table:table-cell office:string-value="teacher67FirstName" office:value-type="string" table:style-name="a1fb19c">
            <text:p>teacher67FirstName</text:p>
          </table:table-cell>
          <table:table-cell office:string-value="teacher67LastName" office:value-type="string" table:style-name="ae3a96a">
            <text:p>teacher67LastName</text:p>
          </table:table-cell>
          <table:table-cell office:string-value="A" office:value-type="string" table:style-name="aa65841">
            <text:p>A</text:p>
          </table:table-cell>
          <table:table-cell table:style-name="aaa1fee"/>
          <table:table-cell table:style-name="ae6dfb1"/>
        </table:table-row>
        <table:table-row>
          <table:table-cell table:style-name="a90598b"/>
          <table:table-cell table:style-name="a3ed5cf"/>
          <table:table-cell table:style-name="aa972d6"/>
          <table:table-cell table:style-name="a3bff12"/>
          <table:table-cell table:style-name="aac9e9b"/>
          <table:table-cell table:style-name="acd8fc2"/>
          <table:table-cell table:style-name="a0ca84d"/>
          <table:table-cell table:style-name="a265081"/>
          <table:table-cell table:style-name="aeec23c"/>
          <table:table-cell table:style-name="aa28c01"/>
        </table:table-row>
        <table:table-row>
          <table:table-cell table:style-name="aa87550"/>
          <table:table-cell table:style-name="a7cee75"/>
          <table:table-cell office:string-value="TD" office:value-type="string" table:style-name="ac6bfdd">
            <text:p>TD</text:p>
          </table:table-cell>
          <table:table-cell office:value="4.0" office:value-type="float" table:style-name="a86e8e4">
            <text:p>4</text:p>
          </table:table-cell>
          <table:table-cell office:value="1.0" office:value-type="float" table:style-name="aabbf5c">
            <text:p>1</text:p>
          </table:table-cell>
          <table:table-cell office:string-value="teacher67FirstName" office:value-type="string" table:style-name="a95b8d5">
            <text:p>teacher67FirstName</text:p>
          </table:table-cell>
          <table:table-cell office:string-value="teacher67LastName" office:value-type="string" table:style-name="ad60649">
            <text:p>teacher67LastName</text:p>
          </table:table-cell>
          <table:table-cell office:string-value="B" office:value-type="string" table:style-name="acfb41a">
            <text:p>B</text:p>
          </table:table-cell>
          <table:table-cell table:style-name="a4e20b8"/>
          <table:table-cell table:style-name="aa9a82b"/>
        </table:table-row>
        <table:table-row>
          <table:table-cell table:style-name="a7b3df9"/>
          <table:table-cell table:style-name="a926fce"/>
          <table:table-cell table:style-name="a5c5f59"/>
          <table:table-cell table:style-name="a6d5e2d"/>
          <table:table-cell table:style-name="a2e3e7c"/>
          <table:table-cell table:style-name="ab80e78"/>
          <table:table-cell table:style-name="a778585"/>
          <table:table-cell table:style-name="a649dc4"/>
          <table:table-cell table:style-name="a0411a2"/>
          <table:table-cell table:style-name="a8bbd6c"/>
        </table:table-row>
        <table:table-row>
          <table:table-cell office:string-value="DE1" office:value-type="string" table:style-name="a47fc58">
            <text:p>DE1</text:p>
          </table:table-cell>
          <table:table-cell office:value="1.0" office:value-type="float" table:style-name="a5c8547">
            <text:p>1</text:p>
          </table:table-cell>
          <table:table-cell office:string-value="testcourse68" office:value-type="string" table:style-name="a19bd9e">
            <text:p>testcourse68</text:p>
          </table:table-cell>
          <table:table-cell table:style-name="a3551c6"/>
          <table:table-cell table:style-name="af1e3a4"/>
          <table:table-cell table:style-name="aa9dedf"/>
          <table:table-cell table:style-name="ab8285b"/>
          <table:table-cell table:style-name="aad1b95"/>
          <table:table-cell table:style-name="a2463fd"/>
          <table:table-cell table:style-name="aa491df"/>
        </table:table-row>
        <table:table-row>
          <table:table-cell table:style-name="acd91d0"/>
          <table:table-cell table:style-name="a6bfc5a"/>
          <table:table-cell office:string-value="CM" office:value-type="string" table:style-name="ac13c1f">
            <text:p>CM</text:p>
          </table:table-cell>
          <table:table-cell office:value="3.0" office:value-type="float" table:style-name="aa81374">
            <text:p>3</text:p>
          </table:table-cell>
          <table:table-cell office:value="1.0" office:value-type="float" table:style-name="a098912">
            <text:p>1</text:p>
          </table:table-cell>
          <table:table-cell office:string-value="teacher68FirstName" office:value-type="string" table:style-name="a2a3a42">
            <text:p>teacher68FirstName</text:p>
          </table:table-cell>
          <table:table-cell office:string-value="teacher68LastName" office:value-type="string" table:style-name="a8c74f3">
            <text:p>teacher68LastName</text:p>
          </table:table-cell>
          <table:table-cell office:string-value="A" office:value-type="string" table:style-name="a3bf6ae">
            <text:p>A</text:p>
          </table:table-cell>
          <table:table-cell table:style-name="ab77f24"/>
          <table:table-cell table:style-name="aa7787c"/>
        </table:table-row>
        <table:table-row>
          <table:table-cell table:style-name="ad9e4a8"/>
          <table:table-cell table:style-name="a4bbadc"/>
          <table:table-cell table:style-name="a84449d"/>
          <table:table-cell table:style-name="ac89d1f"/>
          <table:table-cell table:style-name="a160082"/>
          <table:table-cell table:style-name="a46a883"/>
          <table:table-cell table:style-name="a79015a"/>
          <table:table-cell table:style-name="add45c3"/>
          <table:table-cell table:style-name="a399f19"/>
          <table:table-cell table:style-name="aa5c956"/>
        </table:table-row>
        <table:table-row>
          <table:table-cell table:style-name="a8e2732"/>
          <table:table-cell table:style-name="a4a8443"/>
          <table:table-cell office:string-value="TD" office:value-type="string" table:style-name="ad17109">
            <text:p>TD</text:p>
          </table:table-cell>
          <table:table-cell office:value="4.0" office:value-type="float" table:style-name="a04e948">
            <text:p>4</text:p>
          </table:table-cell>
          <table:table-cell office:value="1.0" office:value-type="float" table:style-name="a45e9a2">
            <text:p>1</text:p>
          </table:table-cell>
          <table:table-cell office:string-value="teacher68FirstName" office:value-type="string" table:style-name="a6c153f">
            <text:p>teacher68FirstName</text:p>
          </table:table-cell>
          <table:table-cell office:string-value="teacher68LastName" office:value-type="string" table:style-name="a45b066">
            <text:p>teacher68LastName</text:p>
          </table:table-cell>
          <table:table-cell office:string-value="B" office:value-type="string" table:style-name="ad9fc2d">
            <text:p>B</text:p>
          </table:table-cell>
          <table:table-cell table:style-name="aa96871"/>
          <table:table-cell table:style-name="a892bc2"/>
        </table:table-row>
        <table:table-row>
          <table:table-cell table:style-name="a08b0df"/>
          <table:table-cell table:style-name="aec18fc"/>
          <table:table-cell table:style-name="a6d570b"/>
          <table:table-cell table:style-name="a9e3efd"/>
          <table:table-cell table:style-name="aff671c"/>
          <table:table-cell table:style-name="a484a63"/>
          <table:table-cell table:style-name="a39c99a"/>
          <table:table-cell table:style-name="a0bcdef"/>
          <table:table-cell table:style-name="adf0f81"/>
          <table:table-cell table:style-name="a1bfff2"/>
        </table:table-row>
        <table:table-row>
          <table:table-cell office:string-value="DE1" office:value-type="string" table:style-name="a475b17">
            <text:p>DE1</text:p>
          </table:table-cell>
          <table:table-cell office:value="1.0" office:value-type="float" table:style-name="aac681c">
            <text:p>1</text:p>
          </table:table-cell>
          <table:table-cell office:string-value="testcourse69" office:value-type="string" table:style-name="a1be15f">
            <text:p>testcourse69</text:p>
          </table:table-cell>
          <table:table-cell table:style-name="a35f202"/>
          <table:table-cell table:style-name="a583e0b"/>
          <table:table-cell table:style-name="aacb048"/>
          <table:table-cell table:style-name="a9b061f"/>
          <table:table-cell table:style-name="a64b5da"/>
          <table:table-cell table:style-name="ad590d8"/>
          <table:table-cell table:style-name="a3cee7c"/>
        </table:table-row>
        <table:table-row>
          <table:table-cell table:style-name="a28ccce"/>
          <table:table-cell table:style-name="a1e11ae"/>
          <table:table-cell office:string-value="CM" office:value-type="string" table:style-name="a30c265">
            <text:p>CM</text:p>
          </table:table-cell>
          <table:table-cell office:value="3.0" office:value-type="float" table:style-name="ad87b17">
            <text:p>3</text:p>
          </table:table-cell>
          <table:table-cell office:value="1.0" office:value-type="float" table:style-name="a587d7e">
            <text:p>1</text:p>
          </table:table-cell>
          <table:table-cell office:string-value="teacher69FirstName" office:value-type="string" table:style-name="add0de6">
            <text:p>teacher69FirstName</text:p>
          </table:table-cell>
          <table:table-cell office:string-value="teacher69LastName" office:value-type="string" table:style-name="a5a87c8">
            <text:p>teacher69LastName</text:p>
          </table:table-cell>
          <table:table-cell office:string-value="A" office:value-type="string" table:style-name="ad7d1af">
            <text:p>A</text:p>
          </table:table-cell>
          <table:table-cell table:style-name="a8fba7f"/>
          <table:table-cell table:style-name="aec1f25"/>
        </table:table-row>
        <table:table-row>
          <table:table-cell table:style-name="a65062e"/>
          <table:table-cell table:style-name="ad92a50"/>
          <table:table-cell table:style-name="af638cc"/>
          <table:table-cell table:style-name="a4fa170"/>
          <table:table-cell table:style-name="ac2c60a"/>
          <table:table-cell table:style-name="a5a2a9a"/>
          <table:table-cell table:style-name="acd4cd7"/>
          <table:table-cell table:style-name="ad1f147"/>
          <table:table-cell table:style-name="a88344d"/>
          <table:table-cell table:style-name="a925f36"/>
        </table:table-row>
        <table:table-row>
          <table:table-cell table:style-name="a9fcd16"/>
          <table:table-cell table:style-name="af9d776"/>
          <table:table-cell office:string-value="TD" office:value-type="string" table:style-name="a4e89c0">
            <text:p>TD</text:p>
          </table:table-cell>
          <table:table-cell office:value="4.0" office:value-type="float" table:style-name="a05124d">
            <text:p>4</text:p>
          </table:table-cell>
          <table:table-cell office:value="1.0" office:value-type="float" table:style-name="a9db2ff">
            <text:p>1</text:p>
          </table:table-cell>
          <table:table-cell office:string-value="teacher69FirstName" office:value-type="string" table:style-name="aa28cd1">
            <text:p>teacher69FirstName</text:p>
          </table:table-cell>
          <table:table-cell office:string-value="teacher69LastName" office:value-type="string" table:style-name="a8b9344">
            <text:p>teacher69LastName</text:p>
          </table:table-cell>
          <table:table-cell office:string-value="B" office:value-type="string" table:style-name="a4b1d92">
            <text:p>B</text:p>
          </table:table-cell>
          <table:table-cell table:style-name="a5b525f"/>
          <table:table-cell table:style-name="a44875f"/>
        </table:table-row>
        <table:table-row>
          <table:table-cell table:style-name="ad2c078"/>
          <table:table-cell table:style-name="a6b0a14"/>
          <table:table-cell table:style-name="ac4b1e9"/>
          <table:table-cell table:style-name="a3c9066"/>
          <table:table-cell table:style-name="a16ca76"/>
          <table:table-cell table:style-name="aa5c591"/>
          <table:table-cell table:style-name="a87afe3"/>
          <table:table-cell table:style-name="a01bbdf"/>
          <table:table-cell table:style-name="afdbfcb"/>
          <table:table-cell table:style-name="a23395a"/>
        </table:table-row>
        <table:table-row>
          <table:table-cell office:string-value="DE1" office:value-type="string" table:style-name="aabe07e">
            <text:p>DE1</text:p>
          </table:table-cell>
          <table:table-cell office:value="1.0" office:value-type="float" table:style-name="a423f9b">
            <text:p>1</text:p>
          </table:table-cell>
          <table:table-cell office:string-value="testcourse70" office:value-type="string" table:style-name="ac5443b">
            <text:p>testcourse70</text:p>
          </table:table-cell>
          <table:table-cell table:style-name="ae09746"/>
          <table:table-cell table:style-name="aaaf542"/>
          <table:table-cell table:style-name="a0ac08d"/>
          <table:table-cell table:style-name="ae2485d"/>
          <table:table-cell table:style-name="ab3b17b"/>
          <table:table-cell table:style-name="acce8f0"/>
          <table:table-cell table:style-name="a25fac3"/>
        </table:table-row>
        <table:table-row>
          <table:table-cell table:style-name="a44a095"/>
          <table:table-cell table:style-name="a15b33c"/>
          <table:table-cell office:string-value="CM" office:value-type="string" table:style-name="afad485">
            <text:p>CM</text:p>
          </table:table-cell>
          <table:table-cell office:value="3.0" office:value-type="float" table:style-name="a9f50de">
            <text:p>3</text:p>
          </table:table-cell>
          <table:table-cell office:value="1.0" office:value-type="float" table:style-name="a8545db">
            <text:p>1</text:p>
          </table:table-cell>
          <table:table-cell office:string-value="teacher70FirstName" office:value-type="string" table:style-name="a34d527">
            <text:p>teacher70FirstName</text:p>
          </table:table-cell>
          <table:table-cell office:string-value="teacher70LastName" office:value-type="string" table:style-name="a6fb88d">
            <text:p>teacher70LastName</text:p>
          </table:table-cell>
          <table:table-cell office:string-value="A" office:value-type="string" table:style-name="af1a859">
            <text:p>A</text:p>
          </table:table-cell>
          <table:table-cell table:style-name="acf01be"/>
          <table:table-cell table:style-name="aa70614"/>
        </table:table-row>
        <table:table-row>
          <table:table-cell table:style-name="ad92ee3"/>
          <table:table-cell table:style-name="a580dd2"/>
          <table:table-cell table:style-name="a5720a1"/>
          <table:table-cell table:style-name="a8168ae"/>
          <table:table-cell table:style-name="ab10545"/>
          <table:table-cell table:style-name="af98f82"/>
          <table:table-cell table:style-name="ab311c5"/>
          <table:table-cell table:style-name="a3915ba"/>
          <table:table-cell table:style-name="a2cb66e"/>
          <table:table-cell table:style-name="adab65f"/>
        </table:table-row>
        <table:table-row>
          <table:table-cell table:style-name="ade11b5"/>
          <table:table-cell table:style-name="aacbdaa"/>
          <table:table-cell office:string-value="TD" office:value-type="string" table:style-name="a5749e4">
            <text:p>TD</text:p>
          </table:table-cell>
          <table:table-cell office:value="4.0" office:value-type="float" table:style-name="af7ca65">
            <text:p>4</text:p>
          </table:table-cell>
          <table:table-cell office:value="1.0" office:value-type="float" table:style-name="a86da48">
            <text:p>1</text:p>
          </table:table-cell>
          <table:table-cell office:string-value="teacher70FirstName" office:value-type="string" table:style-name="a547a2f">
            <text:p>teacher70FirstName</text:p>
          </table:table-cell>
          <table:table-cell office:string-value="teacher70LastName" office:value-type="string" table:style-name="aa3a4b2">
            <text:p>teacher70LastName</text:p>
          </table:table-cell>
          <table:table-cell office:string-value="B" office:value-type="string" table:style-name="a9109b8">
            <text:p>B</text:p>
          </table:table-cell>
          <table:table-cell table:style-name="a140bfa"/>
          <table:table-cell table:style-name="ac924eb"/>
        </table:table-row>
        <table:table-row>
          <table:table-cell table:style-name="adf1b76"/>
          <table:table-cell table:style-name="a926250"/>
          <table:table-cell table:style-name="a26b5c3"/>
          <table:table-cell table:style-name="a045f8b"/>
          <table:table-cell table:style-name="a9bca53"/>
          <table:table-cell table:style-name="a12465a"/>
          <table:table-cell table:style-name="a2419b6"/>
          <table:table-cell table:style-name="a0de4e6"/>
          <table:table-cell table:style-name="a5aab67"/>
          <table:table-cell table:style-name="a9f803f"/>
        </table:table-row>
        <table:table-row>
          <table:table-cell office:string-value="DE1" office:value-type="string" table:style-name="ae00bd9">
            <text:p>DE1</text:p>
          </table:table-cell>
          <table:table-cell office:value="1.0" office:value-type="float" table:style-name="ae44db2">
            <text:p>1</text:p>
          </table:table-cell>
          <table:table-cell office:string-value="testcourse71" office:value-type="string" table:style-name="a0c465c">
            <text:p>testcourse71</text:p>
          </table:table-cell>
          <table:table-cell table:style-name="ad84ec1"/>
          <table:table-cell table:style-name="a527069"/>
          <table:table-cell table:style-name="a060014"/>
          <table:table-cell table:style-name="a4810e5"/>
          <table:table-cell table:style-name="a60957d"/>
          <table:table-cell table:style-name="ae08e14"/>
          <table:table-cell table:style-name="adf0658"/>
        </table:table-row>
        <table:table-row>
          <table:table-cell table:style-name="ae0e599"/>
          <table:table-cell table:style-name="a1165f4"/>
          <table:table-cell office:string-value="CM" office:value-type="string" table:style-name="a02c88e">
            <text:p>CM</text:p>
          </table:table-cell>
          <table:table-cell office:value="3.0" office:value-type="float" table:style-name="aeaebcd">
            <text:p>3</text:p>
          </table:table-cell>
          <table:table-cell office:value="1.0" office:value-type="float" table:style-name="ab804e1">
            <text:p>1</text:p>
          </table:table-cell>
          <table:table-cell office:string-value="teacher71FirstName" office:value-type="string" table:style-name="a990185">
            <text:p>teacher71FirstName</text:p>
          </table:table-cell>
          <table:table-cell office:string-value="teacher71LastName" office:value-type="string" table:style-name="a24f708">
            <text:p>teacher71LastName</text:p>
          </table:table-cell>
          <table:table-cell office:string-value="A" office:value-type="string" table:style-name="ae723df">
            <text:p>A</text:p>
          </table:table-cell>
          <table:table-cell table:style-name="ae99469"/>
          <table:table-cell table:style-name="a457750"/>
        </table:table-row>
        <table:table-row>
          <table:table-cell table:style-name="ac9df36"/>
          <table:table-cell table:style-name="a23781c"/>
          <table:table-cell table:style-name="a3c4b95"/>
          <table:table-cell table:style-name="a98c4de"/>
          <table:table-cell table:style-name="a833ffb"/>
          <table:table-cell table:style-name="a73631b"/>
          <table:table-cell table:style-name="a3e3171"/>
          <table:table-cell table:style-name="abdea42"/>
          <table:table-cell table:style-name="aa92bfb"/>
          <table:table-cell table:style-name="a4a5b3a"/>
        </table:table-row>
        <table:table-row>
          <table:table-cell table:style-name="a1de681"/>
          <table:table-cell table:style-name="a5036f5"/>
          <table:table-cell office:string-value="TD" office:value-type="string" table:style-name="a0ef020">
            <text:p>TD</text:p>
          </table:table-cell>
          <table:table-cell office:value="4.0" office:value-type="float" table:style-name="a565103">
            <text:p>4</text:p>
          </table:table-cell>
          <table:table-cell office:value="1.0" office:value-type="float" table:style-name="acac600">
            <text:p>1</text:p>
          </table:table-cell>
          <table:table-cell office:string-value="teacher71FirstName" office:value-type="string" table:style-name="ab3ff0f">
            <text:p>teacher71FirstName</text:p>
          </table:table-cell>
          <table:table-cell office:string-value="teacher71LastName" office:value-type="string" table:style-name="a6db8f5">
            <text:p>teacher71LastName</text:p>
          </table:table-cell>
          <table:table-cell office:string-value="B" office:value-type="string" table:style-name="a5e12eb">
            <text:p>B</text:p>
          </table:table-cell>
          <table:table-cell table:style-name="ab0eaa1"/>
          <table:table-cell table:style-name="aaf9382"/>
        </table:table-row>
        <table:table-row>
          <table:table-cell table:style-name="aa91cf6"/>
          <table:table-cell table:style-name="a43ebef"/>
          <table:table-cell table:style-name="a3d4a5a"/>
          <table:table-cell table:style-name="ab5ede4"/>
          <table:table-cell table:style-name="a65ea19"/>
          <table:table-cell table:style-name="aa495d2"/>
          <table:table-cell table:style-name="a4e992c"/>
          <table:table-cell table:style-name="a570b0e"/>
          <table:table-cell table:style-name="a6372bf"/>
          <table:table-cell table:style-name="a0bad75"/>
        </table:table-row>
        <table:table-row>
          <table:table-cell office:string-value="DE1" office:value-type="string" table:style-name="a2fdff9">
            <text:p>DE1</text:p>
          </table:table-cell>
          <table:table-cell office:value="1.0" office:value-type="float" table:style-name="a088359">
            <text:p>1</text:p>
          </table:table-cell>
          <table:table-cell office:string-value="testcourse72" office:value-type="string" table:style-name="a233441">
            <text:p>testcourse72</text:p>
          </table:table-cell>
          <table:table-cell table:style-name="a4c214c"/>
          <table:table-cell table:style-name="a49e0f9"/>
          <table:table-cell table:style-name="a63715c"/>
          <table:table-cell table:style-name="ad0e766"/>
          <table:table-cell table:style-name="ac1fcf2"/>
          <table:table-cell table:style-name="ab7a17b"/>
          <table:table-cell table:style-name="af0034a"/>
        </table:table-row>
        <table:table-row>
          <table:table-cell table:style-name="afaf07d"/>
          <table:table-cell table:style-name="a4f48d4"/>
          <table:table-cell office:string-value="CM" office:value-type="string" table:style-name="ac5cb41">
            <text:p>CM</text:p>
          </table:table-cell>
          <table:table-cell office:value="3.0" office:value-type="float" table:style-name="a5fa65f">
            <text:p>3</text:p>
          </table:table-cell>
          <table:table-cell office:value="1.0" office:value-type="float" table:style-name="ad036c1">
            <text:p>1</text:p>
          </table:table-cell>
          <table:table-cell office:string-value="teacher72FirstName" office:value-type="string" table:style-name="a1a0166">
            <text:p>teacher72FirstName</text:p>
          </table:table-cell>
          <table:table-cell office:string-value="teacher72LastName" office:value-type="string" table:style-name="aee3064">
            <text:p>teacher72LastName</text:p>
          </table:table-cell>
          <table:table-cell office:string-value="A" office:value-type="string" table:style-name="ad527f8">
            <text:p>A</text:p>
          </table:table-cell>
          <table:table-cell table:style-name="a4eabe7"/>
          <table:table-cell table:style-name="a5b72ae"/>
        </table:table-row>
        <table:table-row>
          <table:table-cell table:style-name="a15bb2e"/>
          <table:table-cell table:style-name="aeab534"/>
          <table:table-cell table:style-name="ada6d8e"/>
          <table:table-cell table:style-name="a079c71"/>
          <table:table-cell table:style-name="ab1ebeb"/>
          <table:table-cell table:style-name="a2df53d"/>
          <table:table-cell table:style-name="a0312b1"/>
          <table:table-cell table:style-name="a981fa5"/>
          <table:table-cell table:style-name="a3fbca4"/>
          <table:table-cell table:style-name="a65176f"/>
        </table:table-row>
        <table:table-row>
          <table:table-cell table:style-name="aff698c"/>
          <table:table-cell table:style-name="aef4a10"/>
          <table:table-cell office:string-value="TD" office:value-type="string" table:style-name="a4a0cb2">
            <text:p>TD</text:p>
          </table:table-cell>
          <table:table-cell office:value="4.0" office:value-type="float" table:style-name="a7a94b1">
            <text:p>4</text:p>
          </table:table-cell>
          <table:table-cell office:value="1.0" office:value-type="float" table:style-name="aa84a87">
            <text:p>1</text:p>
          </table:table-cell>
          <table:table-cell office:string-value="teacher72FirstName" office:value-type="string" table:style-name="a2e4c1d">
            <text:p>teacher72FirstName</text:p>
          </table:table-cell>
          <table:table-cell office:string-value="teacher72LastName" office:value-type="string" table:style-name="af3459d">
            <text:p>teacher72LastName</text:p>
          </table:table-cell>
          <table:table-cell office:string-value="B" office:value-type="string" table:style-name="af78255">
            <text:p>B</text:p>
          </table:table-cell>
          <table:table-cell table:style-name="a0239fa"/>
          <table:table-cell table:style-name="af48a47"/>
        </table:table-row>
        <table:table-row>
          <table:table-cell table:style-name="a115784"/>
          <table:table-cell table:style-name="a06276d"/>
          <table:table-cell table:style-name="a0eecea"/>
          <table:table-cell table:style-name="acb4307"/>
          <table:table-cell table:style-name="ab1490d"/>
          <table:table-cell table:style-name="a3cbce1"/>
          <table:table-cell table:style-name="a5cdb47"/>
          <table:table-cell table:style-name="acfc679"/>
          <table:table-cell table:style-name="ad310b3"/>
          <table:table-cell table:style-name="a526ac3"/>
        </table:table-row>
        <table:table-row>
          <table:table-cell office:string-value="DE1" office:value-type="string" table:style-name="a1a4831">
            <text:p>DE1</text:p>
          </table:table-cell>
          <table:table-cell office:value="1.0" office:value-type="float" table:style-name="a618e88">
            <text:p>1</text:p>
          </table:table-cell>
          <table:table-cell office:string-value="testcourse73" office:value-type="string" table:style-name="a25211e">
            <text:p>testcourse73</text:p>
          </table:table-cell>
          <table:table-cell table:style-name="af326fa"/>
          <table:table-cell table:style-name="a7d4721"/>
          <table:table-cell table:style-name="a5cf970"/>
          <table:table-cell table:style-name="ad790f8"/>
          <table:table-cell table:style-name="a285c6d"/>
          <table:table-cell table:style-name="a0128d0"/>
          <table:table-cell table:style-name="af3d66d"/>
        </table:table-row>
        <table:table-row>
          <table:table-cell table:style-name="aab9a3f"/>
          <table:table-cell table:style-name="ae8375b"/>
          <table:table-cell office:string-value="CM" office:value-type="string" table:style-name="adcd596">
            <text:p>CM</text:p>
          </table:table-cell>
          <table:table-cell office:value="3.0" office:value-type="float" table:style-name="a23c84b">
            <text:p>3</text:p>
          </table:table-cell>
          <table:table-cell office:value="1.0" office:value-type="float" table:style-name="ac91b99">
            <text:p>1</text:p>
          </table:table-cell>
          <table:table-cell office:string-value="teacher73FirstName" office:value-type="string" table:style-name="ad1f18c">
            <text:p>teacher73FirstName</text:p>
          </table:table-cell>
          <table:table-cell office:string-value="teacher73LastName" office:value-type="string" table:style-name="a91d40f">
            <text:p>teacher73LastName</text:p>
          </table:table-cell>
          <table:table-cell office:string-value="A" office:value-type="string" table:style-name="a0a7d48">
            <text:p>A</text:p>
          </table:table-cell>
          <table:table-cell table:style-name="a527227"/>
          <table:table-cell table:style-name="a7d60ed"/>
        </table:table-row>
        <table:table-row>
          <table:table-cell table:style-name="af9f4f4"/>
          <table:table-cell table:style-name="a1af93a"/>
          <table:table-cell table:style-name="abfe5d2"/>
          <table:table-cell table:style-name="a6ef728"/>
          <table:table-cell table:style-name="a8639d5"/>
          <table:table-cell table:style-name="ac4df3e"/>
          <table:table-cell table:style-name="a15fa12"/>
          <table:table-cell table:style-name="a0f2f5d"/>
          <table:table-cell table:style-name="ac32b96"/>
          <table:table-cell table:style-name="ab8dbb2"/>
        </table:table-row>
        <table:table-row>
          <table:table-cell table:style-name="a3dec8e"/>
          <table:table-cell table:style-name="a0f899d"/>
          <table:table-cell office:string-value="TD" office:value-type="string" table:style-name="ad9084b">
            <text:p>TD</text:p>
          </table:table-cell>
          <table:table-cell office:value="4.0" office:value-type="float" table:style-name="aca94f1">
            <text:p>4</text:p>
          </table:table-cell>
          <table:table-cell office:value="1.0" office:value-type="float" table:style-name="af6556c">
            <text:p>1</text:p>
          </table:table-cell>
          <table:table-cell office:string-value="teacher73FirstName" office:value-type="string" table:style-name="ae7097b">
            <text:p>teacher73FirstName</text:p>
          </table:table-cell>
          <table:table-cell office:string-value="teacher73LastName" office:value-type="string" table:style-name="a25e4ff">
            <text:p>teacher73LastName</text:p>
          </table:table-cell>
          <table:table-cell office:string-value="B" office:value-type="string" table:style-name="a75d4e7">
            <text:p>B</text:p>
          </table:table-cell>
          <table:table-cell table:style-name="a9e90d4"/>
          <table:table-cell table:style-name="a49c49b"/>
        </table:table-row>
        <table:table-row>
          <table:table-cell table:style-name="a264fa9"/>
          <table:table-cell table:style-name="adb4e55"/>
          <table:table-cell table:style-name="a14ab51"/>
          <table:table-cell table:style-name="affc1ad"/>
          <table:table-cell table:style-name="a6a7f85"/>
          <table:table-cell table:style-name="ae067bd"/>
          <table:table-cell table:style-name="a516004"/>
          <table:table-cell table:style-name="af2f059"/>
          <table:table-cell table:style-name="a24e6a8"/>
          <table:table-cell table:style-name="a125e4f"/>
        </table:table-row>
        <table:table-row>
          <table:table-cell office:string-value="DE1" office:value-type="string" table:style-name="a95fcee">
            <text:p>DE1</text:p>
          </table:table-cell>
          <table:table-cell office:value="1.0" office:value-type="float" table:style-name="a258ab9">
            <text:p>1</text:p>
          </table:table-cell>
          <table:table-cell office:string-value="testcourse74" office:value-type="string" table:style-name="a53c739">
            <text:p>testcourse74</text:p>
          </table:table-cell>
          <table:table-cell table:style-name="a4d3874"/>
          <table:table-cell table:style-name="a322671"/>
          <table:table-cell table:style-name="add1bef"/>
          <table:table-cell table:style-name="ac06ef4"/>
          <table:table-cell table:style-name="a20f858"/>
          <table:table-cell table:style-name="a922c99"/>
          <table:table-cell table:style-name="ac54eda"/>
        </table:table-row>
        <table:table-row>
          <table:table-cell table:style-name="af56a85"/>
          <table:table-cell table:style-name="a4c1612"/>
          <table:table-cell office:string-value="CM" office:value-type="string" table:style-name="ada7c20">
            <text:p>CM</text:p>
          </table:table-cell>
          <table:table-cell office:value="3.0" office:value-type="float" table:style-name="af2784f">
            <text:p>3</text:p>
          </table:table-cell>
          <table:table-cell office:value="1.0" office:value-type="float" table:style-name="a5cc08e">
            <text:p>1</text:p>
          </table:table-cell>
          <table:table-cell office:string-value="teacher74FirstName" office:value-type="string" table:style-name="a66a5cd">
            <text:p>teacher74FirstName</text:p>
          </table:table-cell>
          <table:table-cell office:string-value="teacher74LastName" office:value-type="string" table:style-name="a358645">
            <text:p>teacher74LastName</text:p>
          </table:table-cell>
          <table:table-cell office:string-value="A" office:value-type="string" table:style-name="a5a4a77">
            <text:p>A</text:p>
          </table:table-cell>
          <table:table-cell table:style-name="a5d3496"/>
          <table:table-cell table:style-name="a972a06"/>
        </table:table-row>
        <table:table-row>
          <table:table-cell table:style-name="af84ff3"/>
          <table:table-cell table:style-name="a87efb8"/>
          <table:table-cell table:style-name="a6e4e35"/>
          <table:table-cell table:style-name="a332145"/>
          <table:table-cell table:style-name="a60c4f3"/>
          <table:table-cell table:style-name="ab647e5"/>
          <table:table-cell table:style-name="a52fa94"/>
          <table:table-cell table:style-name="a952157"/>
          <table:table-cell table:style-name="a44aa76"/>
          <table:table-cell table:style-name="aeae839"/>
        </table:table-row>
        <table:table-row>
          <table:table-cell table:style-name="a562ee7"/>
          <table:table-cell table:style-name="a9d5465"/>
          <table:table-cell office:string-value="TD" office:value-type="string" table:style-name="a68ae8b">
            <text:p>TD</text:p>
          </table:table-cell>
          <table:table-cell office:value="4.0" office:value-type="float" table:style-name="abf07e0">
            <text:p>4</text:p>
          </table:table-cell>
          <table:table-cell office:value="1.0" office:value-type="float" table:style-name="a6b1945">
            <text:p>1</text:p>
          </table:table-cell>
          <table:table-cell office:string-value="teacher74FirstName" office:value-type="string" table:style-name="a1ed9c3">
            <text:p>teacher74FirstName</text:p>
          </table:table-cell>
          <table:table-cell office:string-value="teacher74LastName" office:value-type="string" table:style-name="ad1eed4">
            <text:p>teacher74LastName</text:p>
          </table:table-cell>
          <table:table-cell office:string-value="B" office:value-type="string" table:style-name="a0b0bc7">
            <text:p>B</text:p>
          </table:table-cell>
          <table:table-cell table:style-name="a3be887"/>
          <table:table-cell table:style-name="aa75d35"/>
        </table:table-row>
        <table:table-row>
          <table:table-cell table:style-name="a46c80d"/>
          <table:table-cell table:style-name="a5aafa8"/>
          <table:table-cell table:style-name="acf4425"/>
          <table:table-cell table:style-name="ad4062f"/>
          <table:table-cell table:style-name="ac88dfc"/>
          <table:table-cell table:style-name="a94c7ff"/>
          <table:table-cell table:style-name="a45c191"/>
          <table:table-cell table:style-name="a595188"/>
          <table:table-cell table:style-name="a5f64c4"/>
          <table:table-cell table:style-name="a39eebf"/>
        </table:table-row>
        <table:table-row>
          <table:table-cell office:string-value="DE1" office:value-type="string" table:style-name="a3ba76c">
            <text:p>DE1</text:p>
          </table:table-cell>
          <table:table-cell office:value="1.0" office:value-type="float" table:style-name="a3e4230">
            <text:p>1</text:p>
          </table:table-cell>
          <table:table-cell office:string-value="testcourse75" office:value-type="string" table:style-name="aab1661">
            <text:p>testcourse75</text:p>
          </table:table-cell>
          <table:table-cell table:style-name="aebbcf7"/>
          <table:table-cell table:style-name="ad0b788"/>
          <table:table-cell table:style-name="a4b894e"/>
          <table:table-cell table:style-name="aacd20c"/>
          <table:table-cell table:style-name="ac13093"/>
          <table:table-cell table:style-name="a7c42d1"/>
          <table:table-cell table:style-name="a13819f"/>
        </table:table-row>
        <table:table-row>
          <table:table-cell table:style-name="aff15ee"/>
          <table:table-cell table:style-name="a747b19"/>
          <table:table-cell office:string-value="CM" office:value-type="string" table:style-name="a85061e">
            <text:p>CM</text:p>
          </table:table-cell>
          <table:table-cell office:value="3.0" office:value-type="float" table:style-name="ad8c4cd">
            <text:p>3</text:p>
          </table:table-cell>
          <table:table-cell office:value="1.0" office:value-type="float" table:style-name="ab37680">
            <text:p>1</text:p>
          </table:table-cell>
          <table:table-cell office:string-value="teacher75FirstName" office:value-type="string" table:style-name="a0b93d1">
            <text:p>teacher75FirstName</text:p>
          </table:table-cell>
          <table:table-cell office:string-value="teacher75LastName" office:value-type="string" table:style-name="a04c94f">
            <text:p>teacher75LastName</text:p>
          </table:table-cell>
          <table:table-cell office:string-value="A" office:value-type="string" table:style-name="a58842c">
            <text:p>A</text:p>
          </table:table-cell>
          <table:table-cell table:style-name="abcd4c8"/>
          <table:table-cell table:style-name="aff12f6"/>
        </table:table-row>
        <table:table-row>
          <table:table-cell table:style-name="a743e76"/>
          <table:table-cell table:style-name="a78ad91"/>
          <table:table-cell table:style-name="a62ae4c"/>
          <table:table-cell table:style-name="a4011d1"/>
          <table:table-cell table:style-name="a91688a"/>
          <table:table-cell table:style-name="a527493"/>
          <table:table-cell table:style-name="ada9e9c"/>
          <table:table-cell table:style-name="a7ab8fc"/>
          <table:table-cell table:style-name="aa306ba"/>
          <table:table-cell table:style-name="a8286a4"/>
        </table:table-row>
        <table:table-row>
          <table:table-cell table:style-name="a501cc6"/>
          <table:table-cell table:style-name="ade22c1"/>
          <table:table-cell office:string-value="TD" office:value-type="string" table:style-name="a7accc0">
            <text:p>TD</text:p>
          </table:table-cell>
          <table:table-cell office:value="4.0" office:value-type="float" table:style-name="a5c9862">
            <text:p>4</text:p>
          </table:table-cell>
          <table:table-cell office:value="1.0" office:value-type="float" table:style-name="a74a103">
            <text:p>1</text:p>
          </table:table-cell>
          <table:table-cell office:string-value="teacher75FirstName" office:value-type="string" table:style-name="a3d57f4">
            <text:p>teacher75FirstName</text:p>
          </table:table-cell>
          <table:table-cell office:string-value="teacher75LastName" office:value-type="string" table:style-name="a0c92aa">
            <text:p>teacher75LastName</text:p>
          </table:table-cell>
          <table:table-cell office:string-value="B" office:value-type="string" table:style-name="a20ef73">
            <text:p>B</text:p>
          </table:table-cell>
          <table:table-cell table:style-name="a4babb5"/>
          <table:table-cell table:style-name="aa38057"/>
        </table:table-row>
        <table:table-row>
          <table:table-cell table:style-name="a084127"/>
          <table:table-cell table:style-name="ac807c1"/>
          <table:table-cell table:style-name="abdb701"/>
          <table:table-cell table:style-name="a1412ca"/>
          <table:table-cell table:style-name="a84db9b"/>
          <table:table-cell table:style-name="a062b8d"/>
          <table:table-cell table:style-name="a3f39ff"/>
          <table:table-cell table:style-name="adbfd32"/>
          <table:table-cell table:style-name="a6cafd8"/>
          <table:table-cell table:style-name="aaa3a9c"/>
        </table:table-row>
        <table:table-row>
          <table:table-cell office:string-value="DE1" office:value-type="string" table:style-name="a6dae41">
            <text:p>DE1</text:p>
          </table:table-cell>
          <table:table-cell office:value="1.0" office:value-type="float" table:style-name="a6598d3">
            <text:p>1</text:p>
          </table:table-cell>
          <table:table-cell office:string-value="testcourse76" office:value-type="string" table:style-name="ae83746">
            <text:p>testcourse76</text:p>
          </table:table-cell>
          <table:table-cell table:style-name="add162c"/>
          <table:table-cell table:style-name="a7f7632"/>
          <table:table-cell table:style-name="a8bda2d"/>
          <table:table-cell table:style-name="a01fa7c"/>
          <table:table-cell table:style-name="a49aa0b"/>
          <table:table-cell table:style-name="abc859d"/>
          <table:table-cell table:style-name="a4cbdfd"/>
        </table:table-row>
        <table:table-row>
          <table:table-cell table:style-name="acac276"/>
          <table:table-cell table:style-name="a1724d3"/>
          <table:table-cell office:string-value="CM" office:value-type="string" table:style-name="a80232f">
            <text:p>CM</text:p>
          </table:table-cell>
          <table:table-cell office:value="3.0" office:value-type="float" table:style-name="af06226">
            <text:p>3</text:p>
          </table:table-cell>
          <table:table-cell office:value="1.0" office:value-type="float" table:style-name="af2588b">
            <text:p>1</text:p>
          </table:table-cell>
          <table:table-cell office:string-value="teacher76FirstName" office:value-type="string" table:style-name="ad9cf70">
            <text:p>teacher76FirstName</text:p>
          </table:table-cell>
          <table:table-cell office:string-value="teacher76LastName" office:value-type="string" table:style-name="a0f1a08">
            <text:p>teacher76LastName</text:p>
          </table:table-cell>
          <table:table-cell office:string-value="A" office:value-type="string" table:style-name="a862442">
            <text:p>A</text:p>
          </table:table-cell>
          <table:table-cell table:style-name="a181244"/>
          <table:table-cell table:style-name="acc8970"/>
        </table:table-row>
        <table:table-row>
          <table:table-cell table:style-name="a39dbe8"/>
          <table:table-cell table:style-name="aacc777"/>
          <table:table-cell table:style-name="acf26b0"/>
          <table:table-cell table:style-name="a21c8f9"/>
          <table:table-cell table:style-name="af511ad"/>
          <table:table-cell table:style-name="a73dea0"/>
          <table:table-cell table:style-name="aeb213b"/>
          <table:table-cell table:style-name="a66c292"/>
          <table:table-cell table:style-name="a970b6f"/>
          <table:table-cell table:style-name="aff9067"/>
        </table:table-row>
        <table:table-row>
          <table:table-cell table:style-name="a11a54a"/>
          <table:table-cell table:style-name="a977304"/>
          <table:table-cell office:string-value="TD" office:value-type="string" table:style-name="aa25393">
            <text:p>TD</text:p>
          </table:table-cell>
          <table:table-cell office:value="4.0" office:value-type="float" table:style-name="afc27d4">
            <text:p>4</text:p>
          </table:table-cell>
          <table:table-cell office:value="1.0" office:value-type="float" table:style-name="a6eba92">
            <text:p>1</text:p>
          </table:table-cell>
          <table:table-cell office:string-value="teacher76FirstName" office:value-type="string" table:style-name="a722e92">
            <text:p>teacher76FirstName</text:p>
          </table:table-cell>
          <table:table-cell office:string-value="teacher76LastName" office:value-type="string" table:style-name="aee3db8">
            <text:p>teacher76LastName</text:p>
          </table:table-cell>
          <table:table-cell office:string-value="B" office:value-type="string" table:style-name="ab4bcfb">
            <text:p>B</text:p>
          </table:table-cell>
          <table:table-cell table:style-name="a6a7e4c"/>
          <table:table-cell table:style-name="a728a49"/>
        </table:table-row>
        <table:table-row>
          <table:table-cell table:style-name="a3e8e7f"/>
          <table:table-cell table:style-name="af6b5e1"/>
          <table:table-cell table:style-name="ae662ad"/>
          <table:table-cell table:style-name="a973054"/>
          <table:table-cell table:style-name="a3933b3"/>
          <table:table-cell table:style-name="ab0012a"/>
          <table:table-cell table:style-name="ab5290d"/>
          <table:table-cell table:style-name="a1a6232"/>
          <table:table-cell table:style-name="af1d87e"/>
          <table:table-cell table:style-name="a059f80"/>
        </table:table-row>
        <table:table-row>
          <table:table-cell office:string-value="DE1" office:value-type="string" table:style-name="acfe125">
            <text:p>DE1</text:p>
          </table:table-cell>
          <table:table-cell office:value="1.0" office:value-type="float" table:style-name="a5849f2">
            <text:p>1</text:p>
          </table:table-cell>
          <table:table-cell office:string-value="testcourse77" office:value-type="string" table:style-name="aec00b0">
            <text:p>testcourse77</text:p>
          </table:table-cell>
          <table:table-cell table:style-name="a3d4f6d"/>
          <table:table-cell table:style-name="a41fddc"/>
          <table:table-cell table:style-name="abd0ff0"/>
          <table:table-cell table:style-name="a62c673"/>
          <table:table-cell table:style-name="a7db925"/>
          <table:table-cell table:style-name="a8532bf"/>
          <table:table-cell table:style-name="ad24d9e"/>
        </table:table-row>
        <table:table-row>
          <table:table-cell table:style-name="a56c3eb"/>
          <table:table-cell table:style-name="a1df095"/>
          <table:table-cell office:string-value="CM" office:value-type="string" table:style-name="accce36">
            <text:p>CM</text:p>
          </table:table-cell>
          <table:table-cell office:value="3.0" office:value-type="float" table:style-name="a33ae3d">
            <text:p>3</text:p>
          </table:table-cell>
          <table:table-cell office:value="1.0" office:value-type="float" table:style-name="a8fb64d">
            <text:p>1</text:p>
          </table:table-cell>
          <table:table-cell office:string-value="teacher77FirstName" office:value-type="string" table:style-name="a78cfcd">
            <text:p>teacher77FirstName</text:p>
          </table:table-cell>
          <table:table-cell office:string-value="teacher77LastName" office:value-type="string" table:style-name="adb08e7">
            <text:p>teacher77LastName</text:p>
          </table:table-cell>
          <table:table-cell office:string-value="A" office:value-type="string" table:style-name="a30ee65">
            <text:p>A</text:p>
          </table:table-cell>
          <table:table-cell table:style-name="a1d9d11"/>
          <table:table-cell table:style-name="a6cc3d0"/>
        </table:table-row>
        <table:table-row>
          <table:table-cell table:style-name="af7c596"/>
          <table:table-cell table:style-name="ae38ef4"/>
          <table:table-cell table:style-name="ad3a483"/>
          <table:table-cell table:style-name="aac27c9"/>
          <table:table-cell table:style-name="af73f68"/>
          <table:table-cell table:style-name="a03f03a"/>
          <table:table-cell table:style-name="a950bf3"/>
          <table:table-cell table:style-name="aae4638"/>
          <table:table-cell table:style-name="a2e0da5"/>
          <table:table-cell table:style-name="a4528e6"/>
        </table:table-row>
        <table:table-row>
          <table:table-cell table:style-name="a0079c8"/>
          <table:table-cell table:style-name="a1926f0"/>
          <table:table-cell office:string-value="TD" office:value-type="string" table:style-name="ae06b26">
            <text:p>TD</text:p>
          </table:table-cell>
          <table:table-cell office:value="4.0" office:value-type="float" table:style-name="a5fe8c4">
            <text:p>4</text:p>
          </table:table-cell>
          <table:table-cell office:value="1.0" office:value-type="float" table:style-name="ac4e18e">
            <text:p>1</text:p>
          </table:table-cell>
          <table:table-cell office:string-value="teacher77FirstName" office:value-type="string" table:style-name="a4495fa">
            <text:p>teacher77FirstName</text:p>
          </table:table-cell>
          <table:table-cell office:string-value="teacher77LastName" office:value-type="string" table:style-name="a478fb4">
            <text:p>teacher77LastName</text:p>
          </table:table-cell>
          <table:table-cell office:string-value="B" office:value-type="string" table:style-name="ac4482b">
            <text:p>B</text:p>
          </table:table-cell>
          <table:table-cell table:style-name="ae9d8f4"/>
          <table:table-cell table:style-name="a9f8e96"/>
        </table:table-row>
        <table:table-row>
          <table:table-cell table:style-name="a7ba37b"/>
          <table:table-cell table:style-name="ae0f13b"/>
          <table:table-cell table:style-name="a65851a"/>
          <table:table-cell table:style-name="a2e3053"/>
          <table:table-cell table:style-name="a088826"/>
          <table:table-cell table:style-name="a18697a"/>
          <table:table-cell table:style-name="a99520c"/>
          <table:table-cell table:style-name="acea3ff"/>
          <table:table-cell table:style-name="a984d6d"/>
          <table:table-cell table:style-name="aa4d3f3"/>
        </table:table-row>
        <table:table-row>
          <table:table-cell office:string-value="DE1" office:value-type="string" table:style-name="a8a5316">
            <text:p>DE1</text:p>
          </table:table-cell>
          <table:table-cell office:value="1.0" office:value-type="float" table:style-name="ad99132">
            <text:p>1</text:p>
          </table:table-cell>
          <table:table-cell office:string-value="testcourse78" office:value-type="string" table:style-name="a8e0a85">
            <text:p>testcourse78</text:p>
          </table:table-cell>
          <table:table-cell table:style-name="a62b908"/>
          <table:table-cell table:style-name="ad3913f"/>
          <table:table-cell table:style-name="a99d53c"/>
          <table:table-cell table:style-name="a4db778"/>
          <table:table-cell table:style-name="ad5cca8"/>
          <table:table-cell table:style-name="a9ad8b4"/>
          <table:table-cell table:style-name="a3d893f"/>
        </table:table-row>
        <table:table-row>
          <table:table-cell table:style-name="a38c273"/>
          <table:table-cell table:style-name="aee436f"/>
          <table:table-cell office:string-value="CM" office:value-type="string" table:style-name="a6e9819">
            <text:p>CM</text:p>
          </table:table-cell>
          <table:table-cell office:value="3.0" office:value-type="float" table:style-name="a85780d">
            <text:p>3</text:p>
          </table:table-cell>
          <table:table-cell office:value="1.0" office:value-type="float" table:style-name="a9846b8">
            <text:p>1</text:p>
          </table:table-cell>
          <table:table-cell office:string-value="teacher78FirstName" office:value-type="string" table:style-name="a529001">
            <text:p>teacher78FirstName</text:p>
          </table:table-cell>
          <table:table-cell office:string-value="teacher78LastName" office:value-type="string" table:style-name="aca3ed5">
            <text:p>teacher78LastName</text:p>
          </table:table-cell>
          <table:table-cell office:string-value="A" office:value-type="string" table:style-name="a553d29">
            <text:p>A</text:p>
          </table:table-cell>
          <table:table-cell table:style-name="a5858c6"/>
          <table:table-cell table:style-name="ace5c62"/>
        </table:table-row>
        <table:table-row>
          <table:table-cell table:style-name="a131414"/>
          <table:table-cell table:style-name="aedb803"/>
          <table:table-cell table:style-name="a156dcc"/>
          <table:table-cell table:style-name="ace12c8"/>
          <table:table-cell table:style-name="a4743d9"/>
          <table:table-cell table:style-name="a58fc40"/>
          <table:table-cell table:style-name="a2c8da0"/>
          <table:table-cell table:style-name="a6bf60a"/>
          <table:table-cell table:style-name="ac63a10"/>
          <table:table-cell table:style-name="ae9c2d6"/>
        </table:table-row>
        <table:table-row>
          <table:table-cell table:style-name="ae0c813"/>
          <table:table-cell table:style-name="a22644d"/>
          <table:table-cell office:string-value="TD" office:value-type="string" table:style-name="a7090ad">
            <text:p>TD</text:p>
          </table:table-cell>
          <table:table-cell office:value="4.0" office:value-type="float" table:style-name="a918ab4">
            <text:p>4</text:p>
          </table:table-cell>
          <table:table-cell office:value="1.0" office:value-type="float" table:style-name="ae211e4">
            <text:p>1</text:p>
          </table:table-cell>
          <table:table-cell office:string-value="teacher78FirstName" office:value-type="string" table:style-name="abfc166">
            <text:p>teacher78FirstName</text:p>
          </table:table-cell>
          <table:table-cell office:string-value="teacher78LastName" office:value-type="string" table:style-name="a596426">
            <text:p>teacher78LastName</text:p>
          </table:table-cell>
          <table:table-cell office:string-value="B" office:value-type="string" table:style-name="a56935c">
            <text:p>B</text:p>
          </table:table-cell>
          <table:table-cell table:style-name="acd9bdf"/>
          <table:table-cell table:style-name="abe9d11"/>
        </table:table-row>
        <table:table-row>
          <table:table-cell table:style-name="a60f9c4"/>
          <table:table-cell table:style-name="afd5f92"/>
          <table:table-cell table:style-name="a72cb39"/>
          <table:table-cell table:style-name="a582776"/>
          <table:table-cell table:style-name="aa338d7"/>
          <table:table-cell table:style-name="a8afd93"/>
          <table:table-cell table:style-name="a1aa3d9"/>
          <table:table-cell table:style-name="af87661"/>
          <table:table-cell table:style-name="a336d01"/>
          <table:table-cell table:style-name="aa06135"/>
        </table:table-row>
        <table:table-row>
          <table:table-cell office:string-value="DE1" office:value-type="string" table:style-name="a691f32">
            <text:p>DE1</text:p>
          </table:table-cell>
          <table:table-cell office:value="1.0" office:value-type="float" table:style-name="a87dca4">
            <text:p>1</text:p>
          </table:table-cell>
          <table:table-cell office:string-value="testcourse79" office:value-type="string" table:style-name="a826bad">
            <text:p>testcourse79</text:p>
          </table:table-cell>
          <table:table-cell table:style-name="a09e8f0"/>
          <table:table-cell table:style-name="ad9b90e"/>
          <table:table-cell table:style-name="ad06a61"/>
          <table:table-cell table:style-name="a5eea59"/>
          <table:table-cell table:style-name="affea4d"/>
          <table:table-cell table:style-name="ad5a75f"/>
          <table:table-cell table:style-name="a7780d3"/>
        </table:table-row>
        <table:table-row>
          <table:table-cell table:style-name="a307d1e"/>
          <table:table-cell table:style-name="a9616fd"/>
          <table:table-cell office:string-value="CM" office:value-type="string" table:style-name="a8ac5ca">
            <text:p>CM</text:p>
          </table:table-cell>
          <table:table-cell office:value="3.0" office:value-type="float" table:style-name="a872e02">
            <text:p>3</text:p>
          </table:table-cell>
          <table:table-cell office:value="1.0" office:value-type="float" table:style-name="ab2e4d8">
            <text:p>1</text:p>
          </table:table-cell>
          <table:table-cell office:string-value="teacher79FirstName" office:value-type="string" table:style-name="aef049f">
            <text:p>teacher79FirstName</text:p>
          </table:table-cell>
          <table:table-cell office:string-value="teacher79LastName" office:value-type="string" table:style-name="a751d09">
            <text:p>teacher79LastName</text:p>
          </table:table-cell>
          <table:table-cell office:string-value="A" office:value-type="string" table:style-name="a90d703">
            <text:p>A</text:p>
          </table:table-cell>
          <table:table-cell table:style-name="ac9d517"/>
          <table:table-cell table:style-name="a4a4949"/>
        </table:table-row>
        <table:table-row>
          <table:table-cell table:style-name="a22f712"/>
          <table:table-cell table:style-name="a57e939"/>
          <table:table-cell table:style-name="aa35b5e"/>
          <table:table-cell table:style-name="a58c532"/>
          <table:table-cell table:style-name="a217d01"/>
          <table:table-cell table:style-name="ab138e4"/>
          <table:table-cell table:style-name="a7b231d"/>
          <table:table-cell table:style-name="a86811d"/>
          <table:table-cell table:style-name="a649e9b"/>
          <table:table-cell table:style-name="a78fca5"/>
        </table:table-row>
        <table:table-row>
          <table:table-cell table:style-name="acf41dc"/>
          <table:table-cell table:style-name="aa84a7d"/>
          <table:table-cell office:string-value="TD" office:value-type="string" table:style-name="af18785">
            <text:p>TD</text:p>
          </table:table-cell>
          <table:table-cell office:value="4.0" office:value-type="float" table:style-name="ae67b8c">
            <text:p>4</text:p>
          </table:table-cell>
          <table:table-cell office:value="1.0" office:value-type="float" table:style-name="af528e2">
            <text:p>1</text:p>
          </table:table-cell>
          <table:table-cell office:string-value="teacher79FirstName" office:value-type="string" table:style-name="a4197c7">
            <text:p>teacher79FirstName</text:p>
          </table:table-cell>
          <table:table-cell office:string-value="teacher79LastName" office:value-type="string" table:style-name="a2727c9">
            <text:p>teacher79LastName</text:p>
          </table:table-cell>
          <table:table-cell office:string-value="B" office:value-type="string" table:style-name="a76f246">
            <text:p>B</text:p>
          </table:table-cell>
          <table:table-cell table:style-name="a9c6f04"/>
          <table:table-cell table:style-name="a13d9a5"/>
        </table:table-row>
        <table:table-row>
          <table:table-cell table:style-name="a263332"/>
          <table:table-cell table:style-name="a87af71"/>
          <table:table-cell table:style-name="a39dd34"/>
          <table:table-cell table:style-name="a9d860a"/>
          <table:table-cell table:style-name="a40fe8f"/>
          <table:table-cell table:style-name="a6d629d"/>
          <table:table-cell table:style-name="a13db71"/>
          <table:table-cell table:style-name="a8cc533"/>
          <table:table-cell table:style-name="aa3b88a"/>
          <table:table-cell table:style-name="a09782d"/>
        </table:table-row>
        <table:table-row>
          <table:table-cell office:string-value="DE1" office:value-type="string" table:style-name="a825ead">
            <text:p>DE1</text:p>
          </table:table-cell>
          <table:table-cell office:value="1.0" office:value-type="float" table:style-name="a32019a">
            <text:p>1</text:p>
          </table:table-cell>
          <table:table-cell office:string-value="testcourse80" office:value-type="string" table:style-name="a58db4b">
            <text:p>testcourse80</text:p>
          </table:table-cell>
          <table:table-cell table:style-name="a7783bd"/>
          <table:table-cell table:style-name="ac418a2"/>
          <table:table-cell table:style-name="a8384cc"/>
          <table:table-cell table:style-name="a2c54b5"/>
          <table:table-cell table:style-name="a16117f"/>
          <table:table-cell table:style-name="a31b63a"/>
          <table:table-cell table:style-name="ad7bb66"/>
        </table:table-row>
        <table:table-row>
          <table:table-cell table:style-name="ae39a8d"/>
          <table:table-cell table:style-name="ac91c4d"/>
          <table:table-cell office:string-value="CM" office:value-type="string" table:style-name="af6604a">
            <text:p>CM</text:p>
          </table:table-cell>
          <table:table-cell office:value="3.0" office:value-type="float" table:style-name="a2d5b30">
            <text:p>3</text:p>
          </table:table-cell>
          <table:table-cell office:value="1.0" office:value-type="float" table:style-name="a5d004a">
            <text:p>1</text:p>
          </table:table-cell>
          <table:table-cell office:string-value="teacher80FirstName" office:value-type="string" table:style-name="a937071">
            <text:p>teacher80FirstName</text:p>
          </table:table-cell>
          <table:table-cell office:string-value="teacher80LastName" office:value-type="string" table:style-name="ae307b7">
            <text:p>teacher80LastName</text:p>
          </table:table-cell>
          <table:table-cell office:string-value="A" office:value-type="string" table:style-name="a29aeb2">
            <text:p>A</text:p>
          </table:table-cell>
          <table:table-cell table:style-name="ab6e34e"/>
          <table:table-cell table:style-name="a1757d9"/>
        </table:table-row>
        <table:table-row>
          <table:table-cell table:style-name="acfb5e5"/>
          <table:table-cell table:style-name="a4af877"/>
          <table:table-cell table:style-name="a969d68"/>
          <table:table-cell table:style-name="a0652e5"/>
          <table:table-cell table:style-name="a12e44d"/>
          <table:table-cell table:style-name="a1cbd15"/>
          <table:table-cell table:style-name="a4f72d9"/>
          <table:table-cell table:style-name="a7fcd6f"/>
          <table:table-cell table:style-name="a7b52f5"/>
          <table:table-cell table:style-name="a0a57e1"/>
        </table:table-row>
        <table:table-row>
          <table:table-cell table:style-name="aed0318"/>
          <table:table-cell table:style-name="a5e0f2e"/>
          <table:table-cell office:string-value="TD" office:value-type="string" table:style-name="a8db117">
            <text:p>TD</text:p>
          </table:table-cell>
          <table:table-cell office:value="4.0" office:value-type="float" table:style-name="ae31c70">
            <text:p>4</text:p>
          </table:table-cell>
          <table:table-cell office:value="1.0" office:value-type="float" table:style-name="a6c7ea3">
            <text:p>1</text:p>
          </table:table-cell>
          <table:table-cell office:string-value="teacher80FirstName" office:value-type="string" table:style-name="a0b7cb8">
            <text:p>teacher80FirstName</text:p>
          </table:table-cell>
          <table:table-cell office:string-value="teacher80LastName" office:value-type="string" table:style-name="aaff4e9">
            <text:p>teacher80LastName</text:p>
          </table:table-cell>
          <table:table-cell office:string-value="B" office:value-type="string" table:style-name="a123700">
            <text:p>B</text:p>
          </table:table-cell>
          <table:table-cell table:style-name="a5decc8"/>
          <table:table-cell table:style-name="a342a63"/>
        </table:table-row>
        <table:table-row>
          <table:table-cell table:style-name="acad94e"/>
          <table:table-cell table:style-name="a2317e1"/>
          <table:table-cell table:style-name="a89b581"/>
          <table:table-cell table:style-name="abfe5db"/>
          <table:table-cell table:style-name="a4399e4"/>
          <table:table-cell table:style-name="a4fd408"/>
          <table:table-cell table:style-name="a3173b7"/>
          <table:table-cell table:style-name="aa923f2"/>
          <table:table-cell table:style-name="a046dde"/>
          <table:table-cell table:style-name="a96ef4f"/>
        </table:table-row>
        <table:table-row>
          <table:table-cell office:string-value="DE1" office:value-type="string" table:style-name="a620bfe">
            <text:p>DE1</text:p>
          </table:table-cell>
          <table:table-cell office:value="1.0" office:value-type="float" table:style-name="a9486e8">
            <text:p>1</text:p>
          </table:table-cell>
          <table:table-cell office:string-value="testcourse81" office:value-type="string" table:style-name="ac3bbdc">
            <text:p>testcourse81</text:p>
          </table:table-cell>
          <table:table-cell table:style-name="ac15a97"/>
          <table:table-cell table:style-name="a29c989"/>
          <table:table-cell table:style-name="af63e1d"/>
          <table:table-cell table:style-name="ac9828a"/>
          <table:table-cell table:style-name="a39165b"/>
          <table:table-cell table:style-name="adee53a"/>
          <table:table-cell table:style-name="a7af941"/>
        </table:table-row>
        <table:table-row>
          <table:table-cell table:style-name="af039a4"/>
          <table:table-cell table:style-name="ab4a6d2"/>
          <table:table-cell office:string-value="CM" office:value-type="string" table:style-name="a4cd99f">
            <text:p>CM</text:p>
          </table:table-cell>
          <table:table-cell office:value="3.0" office:value-type="float" table:style-name="a47eea9">
            <text:p>3</text:p>
          </table:table-cell>
          <table:table-cell office:value="1.0" office:value-type="float" table:style-name="a483332">
            <text:p>1</text:p>
          </table:table-cell>
          <table:table-cell office:string-value="teacher81FirstName" office:value-type="string" table:style-name="a40ec03">
            <text:p>teacher81FirstName</text:p>
          </table:table-cell>
          <table:table-cell office:string-value="teacher81LastName" office:value-type="string" table:style-name="a7a9ccc">
            <text:p>teacher81LastName</text:p>
          </table:table-cell>
          <table:table-cell office:string-value="A" office:value-type="string" table:style-name="a6b0d76">
            <text:p>A</text:p>
          </table:table-cell>
          <table:table-cell table:style-name="a4d7899"/>
          <table:table-cell table:style-name="a12d2f3"/>
        </table:table-row>
        <table:table-row>
          <table:table-cell table:style-name="ac7168d"/>
          <table:table-cell table:style-name="a54d63d"/>
          <table:table-cell table:style-name="a9233d1"/>
          <table:table-cell table:style-name="aadb330"/>
          <table:table-cell table:style-name="a75c01a"/>
          <table:table-cell table:style-name="af9fcec"/>
          <table:table-cell table:style-name="a17c877"/>
          <table:table-cell table:style-name="af6b6fe"/>
          <table:table-cell table:style-name="a0acf5a"/>
          <table:table-cell table:style-name="aed8bf8"/>
        </table:table-row>
        <table:table-row>
          <table:table-cell table:style-name="ad42983"/>
          <table:table-cell table:style-name="a7e5414"/>
          <table:table-cell office:string-value="TD" office:value-type="string" table:style-name="abf9211">
            <text:p>TD</text:p>
          </table:table-cell>
          <table:table-cell office:value="4.0" office:value-type="float" table:style-name="a43466f">
            <text:p>4</text:p>
          </table:table-cell>
          <table:table-cell office:value="1.0" office:value-type="float" table:style-name="a1c3a72">
            <text:p>1</text:p>
          </table:table-cell>
          <table:table-cell office:string-value="teacher81FirstName" office:value-type="string" table:style-name="aae0183">
            <text:p>teacher81FirstName</text:p>
          </table:table-cell>
          <table:table-cell office:string-value="teacher81LastName" office:value-type="string" table:style-name="a5e4dab">
            <text:p>teacher81LastName</text:p>
          </table:table-cell>
          <table:table-cell office:string-value="B" office:value-type="string" table:style-name="a715a5c">
            <text:p>B</text:p>
          </table:table-cell>
          <table:table-cell table:style-name="ad5f600"/>
          <table:table-cell table:style-name="acbb85a"/>
        </table:table-row>
        <table:table-row>
          <table:table-cell table:style-name="a835c68"/>
          <table:table-cell table:style-name="a77dfc1"/>
          <table:table-cell table:style-name="a7a57e2"/>
          <table:table-cell table:style-name="a883b85"/>
          <table:table-cell table:style-name="ab44d2c"/>
          <table:table-cell table:style-name="aa2444f"/>
          <table:table-cell table:style-name="a4c5b4b"/>
          <table:table-cell table:style-name="acb96f3"/>
          <table:table-cell table:style-name="aa57220"/>
          <table:table-cell table:style-name="ad7ed43"/>
        </table:table-row>
        <table:table-row>
          <table:table-cell office:string-value="DE1" office:value-type="string" table:style-name="afe68d9">
            <text:p>DE1</text:p>
          </table:table-cell>
          <table:table-cell office:value="1.0" office:value-type="float" table:style-name="a6c83f2">
            <text:p>1</text:p>
          </table:table-cell>
          <table:table-cell office:string-value="testcourse82" office:value-type="string" table:style-name="a97672d">
            <text:p>testcourse82</text:p>
          </table:table-cell>
          <table:table-cell table:style-name="aa6bcf3"/>
          <table:table-cell table:style-name="ace7671"/>
          <table:table-cell table:style-name="aeae995"/>
          <table:table-cell table:style-name="a75461f"/>
          <table:table-cell table:style-name="a983ad0"/>
          <table:table-cell table:style-name="a6801b7"/>
          <table:table-cell table:style-name="a440658"/>
        </table:table-row>
        <table:table-row>
          <table:table-cell table:style-name="ac83451"/>
          <table:table-cell table:style-name="a15516d"/>
          <table:table-cell office:string-value="CM" office:value-type="string" table:style-name="a98a421">
            <text:p>CM</text:p>
          </table:table-cell>
          <table:table-cell office:value="3.0" office:value-type="float" table:style-name="a88f5ea">
            <text:p>3</text:p>
          </table:table-cell>
          <table:table-cell office:value="1.0" office:value-type="float" table:style-name="a5ea57e">
            <text:p>1</text:p>
          </table:table-cell>
          <table:table-cell office:string-value="teacher82FirstName" office:value-type="string" table:style-name="ae05477">
            <text:p>teacher82FirstName</text:p>
          </table:table-cell>
          <table:table-cell office:string-value="teacher82LastName" office:value-type="string" table:style-name="a823773">
            <text:p>teacher82LastName</text:p>
          </table:table-cell>
          <table:table-cell office:string-value="A" office:value-type="string" table:style-name="a41b735">
            <text:p>A</text:p>
          </table:table-cell>
          <table:table-cell table:style-name="af02232"/>
          <table:table-cell table:style-name="ac9e89f"/>
        </table:table-row>
        <table:table-row>
          <table:table-cell table:style-name="af66d45"/>
          <table:table-cell table:style-name="a6b697c"/>
          <table:table-cell table:style-name="a6613fc"/>
          <table:table-cell table:style-name="aa78f19"/>
          <table:table-cell table:style-name="af132b7"/>
          <table:table-cell table:style-name="a2d41c2"/>
          <table:table-cell table:style-name="a36ae15"/>
          <table:table-cell table:style-name="aca128d"/>
          <table:table-cell table:style-name="a14b117"/>
          <table:table-cell table:style-name="a4274bf"/>
        </table:table-row>
        <table:table-row>
          <table:table-cell table:style-name="a342f2b"/>
          <table:table-cell table:style-name="abdc7b7"/>
          <table:table-cell office:string-value="TD" office:value-type="string" table:style-name="aa08ae2">
            <text:p>TD</text:p>
          </table:table-cell>
          <table:table-cell office:value="4.0" office:value-type="float" table:style-name="a3a51a3">
            <text:p>4</text:p>
          </table:table-cell>
          <table:table-cell office:value="1.0" office:value-type="float" table:style-name="af456ad">
            <text:p>1</text:p>
          </table:table-cell>
          <table:table-cell office:string-value="teacher82FirstName" office:value-type="string" table:style-name="acaf9a0">
            <text:p>teacher82FirstName</text:p>
          </table:table-cell>
          <table:table-cell office:string-value="teacher82LastName" office:value-type="string" table:style-name="a2fe88c">
            <text:p>teacher82LastName</text:p>
          </table:table-cell>
          <table:table-cell office:string-value="B" office:value-type="string" table:style-name="aa7a0d0">
            <text:p>B</text:p>
          </table:table-cell>
          <table:table-cell table:style-name="ae76eaa"/>
          <table:table-cell table:style-name="ad919fe"/>
        </table:table-row>
        <table:table-row>
          <table:table-cell table:style-name="a13b42e"/>
          <table:table-cell table:style-name="aaf4ea8"/>
          <table:table-cell table:style-name="a926750"/>
          <table:table-cell table:style-name="a4f934a"/>
          <table:table-cell table:style-name="aad3277"/>
          <table:table-cell table:style-name="a064e64"/>
          <table:table-cell table:style-name="a5b13a1"/>
          <table:table-cell table:style-name="aec025d"/>
          <table:table-cell table:style-name="accc2f1"/>
          <table:table-cell table:style-name="a379e6f"/>
        </table:table-row>
        <table:table-row>
          <table:table-cell office:string-value="DE1" office:value-type="string" table:style-name="ae3df5e">
            <text:p>DE1</text:p>
          </table:table-cell>
          <table:table-cell office:value="1.0" office:value-type="float" table:style-name="a03fa6a">
            <text:p>1</text:p>
          </table:table-cell>
          <table:table-cell office:string-value="testcourse83" office:value-type="string" table:style-name="a99eb61">
            <text:p>testcourse83</text:p>
          </table:table-cell>
          <table:table-cell table:style-name="a11479d"/>
          <table:table-cell table:style-name="a7c84f2"/>
          <table:table-cell table:style-name="a3d8c75"/>
          <table:table-cell table:style-name="ae64ea6"/>
          <table:table-cell table:style-name="ad3a5a3"/>
          <table:table-cell table:style-name="aeb9865"/>
          <table:table-cell table:style-name="a50356c"/>
        </table:table-row>
        <table:table-row>
          <table:table-cell table:style-name="a53465f"/>
          <table:table-cell table:style-name="aa58f7b"/>
          <table:table-cell office:string-value="CM" office:value-type="string" table:style-name="a63a7e2">
            <text:p>CM</text:p>
          </table:table-cell>
          <table:table-cell office:value="3.0" office:value-type="float" table:style-name="a91edfd">
            <text:p>3</text:p>
          </table:table-cell>
          <table:table-cell office:value="1.0" office:value-type="float" table:style-name="ae754f9">
            <text:p>1</text:p>
          </table:table-cell>
          <table:table-cell office:string-value="teacher83FirstName" office:value-type="string" table:style-name="a37429f">
            <text:p>teacher83FirstName</text:p>
          </table:table-cell>
          <table:table-cell office:string-value="teacher83LastName" office:value-type="string" table:style-name="aa09e2c">
            <text:p>teacher83LastName</text:p>
          </table:table-cell>
          <table:table-cell office:string-value="A" office:value-type="string" table:style-name="adb4e4e">
            <text:p>A</text:p>
          </table:table-cell>
          <table:table-cell table:style-name="ac38248"/>
          <table:table-cell table:style-name="a5e3283"/>
        </table:table-row>
        <table:table-row>
          <table:table-cell table:style-name="a40d6b3"/>
          <table:table-cell table:style-name="aa0de01"/>
          <table:table-cell table:style-name="ab289ad"/>
          <table:table-cell table:style-name="a01b1d4"/>
          <table:table-cell table:style-name="a2716b5"/>
          <table:table-cell table:style-name="aa85e78"/>
          <table:table-cell table:style-name="afcf4fb"/>
          <table:table-cell table:style-name="a1a96e1"/>
          <table:table-cell table:style-name="afc209c"/>
          <table:table-cell table:style-name="a93a18a"/>
        </table:table-row>
        <table:table-row>
          <table:table-cell table:style-name="a055a07"/>
          <table:table-cell table:style-name="a7f634c"/>
          <table:table-cell office:string-value="TD" office:value-type="string" table:style-name="ae5672a">
            <text:p>TD</text:p>
          </table:table-cell>
          <table:table-cell office:value="4.0" office:value-type="float" table:style-name="ad84e6e">
            <text:p>4</text:p>
          </table:table-cell>
          <table:table-cell office:value="1.0" office:value-type="float" table:style-name="a2a0bc9">
            <text:p>1</text:p>
          </table:table-cell>
          <table:table-cell office:string-value="teacher83FirstName" office:value-type="string" table:style-name="aab5393">
            <text:p>teacher83FirstName</text:p>
          </table:table-cell>
          <table:table-cell office:string-value="teacher83LastName" office:value-type="string" table:style-name="a6c577b">
            <text:p>teacher83LastName</text:p>
          </table:table-cell>
          <table:table-cell office:string-value="B" office:value-type="string" table:style-name="ae8a4d8">
            <text:p>B</text:p>
          </table:table-cell>
          <table:table-cell table:style-name="a28a6d8"/>
          <table:table-cell table:style-name="ace0c9f"/>
        </table:table-row>
        <table:table-row>
          <table:table-cell table:style-name="af443e0"/>
          <table:table-cell table:style-name="afba94d"/>
          <table:table-cell table:style-name="aec6849"/>
          <table:table-cell table:style-name="a365fde"/>
          <table:table-cell table:style-name="a5ced15"/>
          <table:table-cell table:style-name="a7d3024"/>
          <table:table-cell table:style-name="a2f6aaf"/>
          <table:table-cell table:style-name="a9aa955"/>
          <table:table-cell table:style-name="ad65148"/>
          <table:table-cell table:style-name="af291d4"/>
        </table:table-row>
        <table:table-row>
          <table:table-cell office:string-value="DE1" office:value-type="string" table:style-name="ae579c2">
            <text:p>DE1</text:p>
          </table:table-cell>
          <table:table-cell office:value="1.0" office:value-type="float" table:style-name="ace6ea8">
            <text:p>1</text:p>
          </table:table-cell>
          <table:table-cell office:string-value="testcourse84" office:value-type="string" table:style-name="a8e82a5">
            <text:p>testcourse84</text:p>
          </table:table-cell>
          <table:table-cell table:style-name="afe9438"/>
          <table:table-cell table:style-name="ac6e203"/>
          <table:table-cell table:style-name="a10d119"/>
          <table:table-cell table:style-name="a1bbe7a"/>
          <table:table-cell table:style-name="aa961c1"/>
          <table:table-cell table:style-name="ac399eb"/>
          <table:table-cell table:style-name="a9b2854"/>
        </table:table-row>
        <table:table-row>
          <table:table-cell table:style-name="a2a8a59"/>
          <table:table-cell table:style-name="af09bfd"/>
          <table:table-cell office:string-value="CM" office:value-type="string" table:style-name="ab43fa1">
            <text:p>CM</text:p>
          </table:table-cell>
          <table:table-cell office:value="3.0" office:value-type="float" table:style-name="ac65328">
            <text:p>3</text:p>
          </table:table-cell>
          <table:table-cell office:value="1.0" office:value-type="float" table:style-name="ab36fb4">
            <text:p>1</text:p>
          </table:table-cell>
          <table:table-cell office:string-value="teacher84FirstName" office:value-type="string" table:style-name="aefd1cb">
            <text:p>teacher84FirstName</text:p>
          </table:table-cell>
          <table:table-cell office:string-value="teacher84LastName" office:value-type="string" table:style-name="a1517f8">
            <text:p>teacher84LastName</text:p>
          </table:table-cell>
          <table:table-cell office:string-value="A" office:value-type="string" table:style-name="a1f9656">
            <text:p>A</text:p>
          </table:table-cell>
          <table:table-cell table:style-name="af4d886"/>
          <table:table-cell table:style-name="a9456e3"/>
        </table:table-row>
        <table:table-row>
          <table:table-cell table:style-name="a765e9d"/>
          <table:table-cell table:style-name="aaf276a"/>
          <table:table-cell table:style-name="a7cf91d"/>
          <table:table-cell table:style-name="a57a271"/>
          <table:table-cell table:style-name="a9c506b"/>
          <table:table-cell table:style-name="ae4a933"/>
          <table:table-cell table:style-name="af157a9"/>
          <table:table-cell table:style-name="a5a3774"/>
          <table:table-cell table:style-name="a190513"/>
          <table:table-cell table:style-name="a6f91ee"/>
        </table:table-row>
        <table:table-row>
          <table:table-cell table:style-name="a9ad2ac"/>
          <table:table-cell table:style-name="a5ad7a7"/>
          <table:table-cell office:string-value="TD" office:value-type="string" table:style-name="a862d7c">
            <text:p>TD</text:p>
          </table:table-cell>
          <table:table-cell office:value="4.0" office:value-type="float" table:style-name="a4915cd">
            <text:p>4</text:p>
          </table:table-cell>
          <table:table-cell office:value="1.0" office:value-type="float" table:style-name="ab240a9">
            <text:p>1</text:p>
          </table:table-cell>
          <table:table-cell office:string-value="teacher84FirstName" office:value-type="string" table:style-name="a46215d">
            <text:p>teacher84FirstName</text:p>
          </table:table-cell>
          <table:table-cell office:string-value="teacher84LastName" office:value-type="string" table:style-name="a241d89">
            <text:p>teacher84LastName</text:p>
          </table:table-cell>
          <table:table-cell office:string-value="B" office:value-type="string" table:style-name="accf40d">
            <text:p>B</text:p>
          </table:table-cell>
          <table:table-cell table:style-name="a33254f"/>
          <table:table-cell table:style-name="ada5ab0"/>
        </table:table-row>
        <table:table-row>
          <table:table-cell table:style-name="a4fe418"/>
          <table:table-cell table:style-name="aac1b91"/>
          <table:table-cell table:style-name="a406f25"/>
          <table:table-cell table:style-name="acde3be"/>
          <table:table-cell table:style-name="ab14833"/>
          <table:table-cell table:style-name="ac1a88c"/>
          <table:table-cell table:style-name="a1e32e6"/>
          <table:table-cell table:style-name="a28e9fd"/>
          <table:table-cell table:style-name="a497bc1"/>
          <table:table-cell table:style-name="a613be6"/>
        </table:table-row>
        <table:table-row>
          <table:table-cell office:string-value="DE1" office:value-type="string" table:style-name="ab1fc00">
            <text:p>DE1</text:p>
          </table:table-cell>
          <table:table-cell office:value="1.0" office:value-type="float" table:style-name="aa24d05">
            <text:p>1</text:p>
          </table:table-cell>
          <table:table-cell office:string-value="testcourse85" office:value-type="string" table:style-name="a242e33">
            <text:p>testcourse85</text:p>
          </table:table-cell>
          <table:table-cell table:style-name="a4d3bdb"/>
          <table:table-cell table:style-name="a459f5e"/>
          <table:table-cell table:style-name="a01ab58"/>
          <table:table-cell table:style-name="a6e38e8"/>
          <table:table-cell table:style-name="ac4329c"/>
          <table:table-cell table:style-name="aebca29"/>
          <table:table-cell table:style-name="ab96872"/>
        </table:table-row>
        <table:table-row>
          <table:table-cell table:style-name="a5bfe83"/>
          <table:table-cell table:style-name="ad178cf"/>
          <table:table-cell office:string-value="CM" office:value-type="string" table:style-name="ace5144">
            <text:p>CM</text:p>
          </table:table-cell>
          <table:table-cell office:value="3.0" office:value-type="float" table:style-name="a4b6da6">
            <text:p>3</text:p>
          </table:table-cell>
          <table:table-cell office:value="1.0" office:value-type="float" table:style-name="a8d7db3">
            <text:p>1</text:p>
          </table:table-cell>
          <table:table-cell office:string-value="teacher85FirstName" office:value-type="string" table:style-name="aff4a15">
            <text:p>teacher85FirstName</text:p>
          </table:table-cell>
          <table:table-cell office:string-value="teacher85LastName" office:value-type="string" table:style-name="ae0240c">
            <text:p>teacher85LastName</text:p>
          </table:table-cell>
          <table:table-cell office:string-value="A" office:value-type="string" table:style-name="a77c5ba">
            <text:p>A</text:p>
          </table:table-cell>
          <table:table-cell table:style-name="a940ecb"/>
          <table:table-cell table:style-name="a955a4e"/>
        </table:table-row>
        <table:table-row>
          <table:table-cell table:style-name="a671535"/>
          <table:table-cell table:style-name="ab6bab3"/>
          <table:table-cell table:style-name="a850470"/>
          <table:table-cell table:style-name="a59da0b"/>
          <table:table-cell table:style-name="a33b922"/>
          <table:table-cell table:style-name="a1a4fac"/>
          <table:table-cell table:style-name="ad7fb98"/>
          <table:table-cell table:style-name="ac6a7e8"/>
          <table:table-cell table:style-name="a1b6db6"/>
          <table:table-cell table:style-name="a41f947"/>
        </table:table-row>
        <table:table-row>
          <table:table-cell table:style-name="a7b3406"/>
          <table:table-cell table:style-name="ac5fb31"/>
          <table:table-cell office:string-value="TD" office:value-type="string" table:style-name="a82e765">
            <text:p>TD</text:p>
          </table:table-cell>
          <table:table-cell office:value="4.0" office:value-type="float" table:style-name="a50d979">
            <text:p>4</text:p>
          </table:table-cell>
          <table:table-cell office:value="1.0" office:value-type="float" table:style-name="a45184a">
            <text:p>1</text:p>
          </table:table-cell>
          <table:table-cell office:string-value="teacher85FirstName" office:value-type="string" table:style-name="a774347">
            <text:p>teacher85FirstName</text:p>
          </table:table-cell>
          <table:table-cell office:string-value="teacher85LastName" office:value-type="string" table:style-name="aa27dab">
            <text:p>teacher85LastName</text:p>
          </table:table-cell>
          <table:table-cell office:string-value="B" office:value-type="string" table:style-name="a3fde03">
            <text:p>B</text:p>
          </table:table-cell>
          <table:table-cell table:style-name="a11fe05"/>
          <table:table-cell table:style-name="aba4914"/>
        </table:table-row>
        <table:table-row>
          <table:table-cell table:style-name="a24340d"/>
          <table:table-cell table:style-name="aa6b209"/>
          <table:table-cell table:style-name="a50d045"/>
          <table:table-cell table:style-name="a14a404"/>
          <table:table-cell table:style-name="aba4a8c"/>
          <table:table-cell table:style-name="a6e1a75"/>
          <table:table-cell table:style-name="aae734c"/>
          <table:table-cell table:style-name="af50923"/>
          <table:table-cell table:style-name="a069428"/>
          <table:table-cell table:style-name="a61e426"/>
        </table:table-row>
        <table:table-row>
          <table:table-cell office:string-value="DE1" office:value-type="string" table:style-name="a886db6">
            <text:p>DE1</text:p>
          </table:table-cell>
          <table:table-cell office:value="1.0" office:value-type="float" table:style-name="a74d5e4">
            <text:p>1</text:p>
          </table:table-cell>
          <table:table-cell office:string-value="testcourse86" office:value-type="string" table:style-name="a1e1fa2">
            <text:p>testcourse86</text:p>
          </table:table-cell>
          <table:table-cell table:style-name="a77fab4"/>
          <table:table-cell table:style-name="a81d550"/>
          <table:table-cell table:style-name="a4a3f0d"/>
          <table:table-cell table:style-name="a3798cf"/>
          <table:table-cell table:style-name="ae26e1f"/>
          <table:table-cell table:style-name="a1e5335"/>
          <table:table-cell table:style-name="a97ad63"/>
        </table:table-row>
        <table:table-row>
          <table:table-cell table:style-name="a0903da"/>
          <table:table-cell table:style-name="a69efe7"/>
          <table:table-cell office:string-value="CM" office:value-type="string" table:style-name="a270f63">
            <text:p>CM</text:p>
          </table:table-cell>
          <table:table-cell office:value="3.0" office:value-type="float" table:style-name="a40be9b">
            <text:p>3</text:p>
          </table:table-cell>
          <table:table-cell office:value="1.0" office:value-type="float" table:style-name="af7fb51">
            <text:p>1</text:p>
          </table:table-cell>
          <table:table-cell office:string-value="teacher86FirstName" office:value-type="string" table:style-name="a7bc048">
            <text:p>teacher86FirstName</text:p>
          </table:table-cell>
          <table:table-cell office:string-value="teacher86LastName" office:value-type="string" table:style-name="a4429c2">
            <text:p>teacher86LastName</text:p>
          </table:table-cell>
          <table:table-cell office:string-value="A" office:value-type="string" table:style-name="ae02dba">
            <text:p>A</text:p>
          </table:table-cell>
          <table:table-cell table:style-name="aebc5b5"/>
          <table:table-cell table:style-name="ab60ba6"/>
        </table:table-row>
        <table:table-row>
          <table:table-cell table:style-name="a8b54ef"/>
          <table:table-cell table:style-name="a4ac04b"/>
          <table:table-cell table:style-name="aa07721"/>
          <table:table-cell table:style-name="a1a79f5"/>
          <table:table-cell table:style-name="a3b4839"/>
          <table:table-cell table:style-name="a45ab93"/>
          <table:table-cell table:style-name="ad3b92a"/>
          <table:table-cell table:style-name="a3a6fb6"/>
          <table:table-cell table:style-name="a14598c"/>
          <table:table-cell table:style-name="a9432b3"/>
        </table:table-row>
        <table:table-row>
          <table:table-cell table:style-name="a4fa622"/>
          <table:table-cell table:style-name="a3a4afd"/>
          <table:table-cell office:string-value="TD" office:value-type="string" table:style-name="a4d71d4">
            <text:p>TD</text:p>
          </table:table-cell>
          <table:table-cell office:value="4.0" office:value-type="float" table:style-name="a15ef61">
            <text:p>4</text:p>
          </table:table-cell>
          <table:table-cell office:value="1.0" office:value-type="float" table:style-name="a08b23c">
            <text:p>1</text:p>
          </table:table-cell>
          <table:table-cell office:string-value="teacher86FirstName" office:value-type="string" table:style-name="a551f0d">
            <text:p>teacher86FirstName</text:p>
          </table:table-cell>
          <table:table-cell office:string-value="teacher86LastName" office:value-type="string" table:style-name="a10d709">
            <text:p>teacher86LastName</text:p>
          </table:table-cell>
          <table:table-cell office:string-value="B" office:value-type="string" table:style-name="ab8b6be">
            <text:p>B</text:p>
          </table:table-cell>
          <table:table-cell table:style-name="a673685"/>
          <table:table-cell table:style-name="a4cca4d"/>
        </table:table-row>
        <table:table-row>
          <table:table-cell table:style-name="a0f9480"/>
          <table:table-cell table:style-name="a84c520"/>
          <table:table-cell table:style-name="af1625e"/>
          <table:table-cell table:style-name="a8c5dc7"/>
          <table:table-cell table:style-name="a8d6131"/>
          <table:table-cell table:style-name="ab9ff0c"/>
          <table:table-cell table:style-name="ab0c3de"/>
          <table:table-cell table:style-name="af1aad9"/>
          <table:table-cell table:style-name="a0f366c"/>
          <table:table-cell table:style-name="a112cca"/>
        </table:table-row>
        <table:table-row>
          <table:table-cell office:string-value="DE1" office:value-type="string" table:style-name="a0ffc08">
            <text:p>DE1</text:p>
          </table:table-cell>
          <table:table-cell office:value="1.0" office:value-type="float" table:style-name="a442adb">
            <text:p>1</text:p>
          </table:table-cell>
          <table:table-cell office:string-value="testcourse87" office:value-type="string" table:style-name="a1e96b7">
            <text:p>testcourse87</text:p>
          </table:table-cell>
          <table:table-cell table:style-name="ad1977a"/>
          <table:table-cell table:style-name="ae0147e"/>
          <table:table-cell table:style-name="a055599"/>
          <table:table-cell table:style-name="a29dbc2"/>
          <table:table-cell table:style-name="a255fe1"/>
          <table:table-cell table:style-name="a427cbf"/>
          <table:table-cell table:style-name="a1c0ee0"/>
        </table:table-row>
        <table:table-row>
          <table:table-cell table:style-name="adf0929"/>
          <table:table-cell table:style-name="a29c8ae"/>
          <table:table-cell office:string-value="CM" office:value-type="string" table:style-name="a9d660f">
            <text:p>CM</text:p>
          </table:table-cell>
          <table:table-cell office:value="3.0" office:value-type="float" table:style-name="adf537c">
            <text:p>3</text:p>
          </table:table-cell>
          <table:table-cell office:value="1.0" office:value-type="float" table:style-name="a85291b">
            <text:p>1</text:p>
          </table:table-cell>
          <table:table-cell office:string-value="teacher87FirstName" office:value-type="string" table:style-name="ae36194">
            <text:p>teacher87FirstName</text:p>
          </table:table-cell>
          <table:table-cell office:string-value="teacher87LastName" office:value-type="string" table:style-name="a08c94e">
            <text:p>teacher87LastName</text:p>
          </table:table-cell>
          <table:table-cell office:string-value="A" office:value-type="string" table:style-name="ab2a850">
            <text:p>A</text:p>
          </table:table-cell>
          <table:table-cell table:style-name="a424c2a"/>
          <table:table-cell table:style-name="a76a9f8"/>
        </table:table-row>
        <table:table-row>
          <table:table-cell table:style-name="ae0bae8"/>
          <table:table-cell table:style-name="a2b40be"/>
          <table:table-cell table:style-name="a097e27"/>
          <table:table-cell table:style-name="ac299a6"/>
          <table:table-cell table:style-name="ac26327"/>
          <table:table-cell table:style-name="a3190f1"/>
          <table:table-cell table:style-name="ad4748e"/>
          <table:table-cell table:style-name="a1069e1"/>
          <table:table-cell table:style-name="a048a2b"/>
          <table:table-cell table:style-name="a66a324"/>
        </table:table-row>
        <table:table-row>
          <table:table-cell table:style-name="a69d60b"/>
          <table:table-cell table:style-name="a7fd0da"/>
          <table:table-cell office:string-value="TD" office:value-type="string" table:style-name="a0347c4">
            <text:p>TD</text:p>
          </table:table-cell>
          <table:table-cell office:value="4.0" office:value-type="float" table:style-name="a602292">
            <text:p>4</text:p>
          </table:table-cell>
          <table:table-cell office:value="1.0" office:value-type="float" table:style-name="a416c09">
            <text:p>1</text:p>
          </table:table-cell>
          <table:table-cell office:string-value="teacher87FirstName" office:value-type="string" table:style-name="a0f4355">
            <text:p>teacher87FirstName</text:p>
          </table:table-cell>
          <table:table-cell office:string-value="teacher87LastName" office:value-type="string" table:style-name="afa4284">
            <text:p>teacher87LastName</text:p>
          </table:table-cell>
          <table:table-cell office:string-value="B" office:value-type="string" table:style-name="a561ade">
            <text:p>B</text:p>
          </table:table-cell>
          <table:table-cell table:style-name="a258980"/>
          <table:table-cell table:style-name="a5cb4d1"/>
        </table:table-row>
        <table:table-row>
          <table:table-cell table:style-name="aa26e23"/>
          <table:table-cell table:style-name="af877c9"/>
          <table:table-cell table:style-name="a074123"/>
          <table:table-cell table:style-name="abbe58f"/>
          <table:table-cell table:style-name="a45c1f7"/>
          <table:table-cell table:style-name="a9cc175"/>
          <table:table-cell table:style-name="a3428a8"/>
          <table:table-cell table:style-name="a8bc337"/>
          <table:table-cell table:style-name="a4ff56c"/>
          <table:table-cell table:style-name="aa1b1ba"/>
        </table:table-row>
        <table:table-row>
          <table:table-cell office:string-value="DE1" office:value-type="string" table:style-name="adb704c">
            <text:p>DE1</text:p>
          </table:table-cell>
          <table:table-cell office:value="1.0" office:value-type="float" table:style-name="a37286a">
            <text:p>1</text:p>
          </table:table-cell>
          <table:table-cell office:string-value="testcourse88" office:value-type="string" table:style-name="aee217b">
            <text:p>testcourse88</text:p>
          </table:table-cell>
          <table:table-cell table:style-name="aafa479"/>
          <table:table-cell table:style-name="ab559b9"/>
          <table:table-cell table:style-name="adf430b"/>
          <table:table-cell table:style-name="a5e3f85"/>
          <table:table-cell table:style-name="a045439"/>
          <table:table-cell table:style-name="a28b642"/>
          <table:table-cell table:style-name="a6f0b08"/>
        </table:table-row>
        <table:table-row>
          <table:table-cell table:style-name="a5dd434"/>
          <table:table-cell table:style-name="a92a361"/>
          <table:table-cell office:string-value="CM" office:value-type="string" table:style-name="a46fec9">
            <text:p>CM</text:p>
          </table:table-cell>
          <table:table-cell office:value="3.0" office:value-type="float" table:style-name="ac2719b">
            <text:p>3</text:p>
          </table:table-cell>
          <table:table-cell office:value="1.0" office:value-type="float" table:style-name="a7f92e7">
            <text:p>1</text:p>
          </table:table-cell>
          <table:table-cell office:string-value="teacher88FirstName" office:value-type="string" table:style-name="af46636">
            <text:p>teacher88FirstName</text:p>
          </table:table-cell>
          <table:table-cell office:string-value="teacher88LastName" office:value-type="string" table:style-name="a8e040e">
            <text:p>teacher88LastName</text:p>
          </table:table-cell>
          <table:table-cell office:string-value="A" office:value-type="string" table:style-name="ae92326">
            <text:p>A</text:p>
          </table:table-cell>
          <table:table-cell table:style-name="afce3aa"/>
          <table:table-cell table:style-name="a17eaee"/>
        </table:table-row>
        <table:table-row>
          <table:table-cell table:style-name="a4993e3"/>
          <table:table-cell table:style-name="adc0dee"/>
          <table:table-cell table:style-name="af5dbc5"/>
          <table:table-cell table:style-name="a067c7a"/>
          <table:table-cell table:style-name="a6f855c"/>
          <table:table-cell table:style-name="a8ce857"/>
          <table:table-cell table:style-name="a293a9d"/>
          <table:table-cell table:style-name="ad104b4"/>
          <table:table-cell table:style-name="aa99693"/>
          <table:table-cell table:style-name="a8c5fa1"/>
        </table:table-row>
        <table:table-row>
          <table:table-cell table:style-name="a595cbc"/>
          <table:table-cell table:style-name="adf0088"/>
          <table:table-cell office:string-value="TD" office:value-type="string" table:style-name="a616bcb">
            <text:p>TD</text:p>
          </table:table-cell>
          <table:table-cell office:value="4.0" office:value-type="float" table:style-name="a521e2d">
            <text:p>4</text:p>
          </table:table-cell>
          <table:table-cell office:value="1.0" office:value-type="float" table:style-name="af2848c">
            <text:p>1</text:p>
          </table:table-cell>
          <table:table-cell office:string-value="teacher88FirstName" office:value-type="string" table:style-name="a3dddee">
            <text:p>teacher88FirstName</text:p>
          </table:table-cell>
          <table:table-cell office:string-value="teacher88LastName" office:value-type="string" table:style-name="a24f9c7">
            <text:p>teacher88LastName</text:p>
          </table:table-cell>
          <table:table-cell office:string-value="B" office:value-type="string" table:style-name="ae2caf0">
            <text:p>B</text:p>
          </table:table-cell>
          <table:table-cell table:style-name="abc2926"/>
          <table:table-cell table:style-name="a507517"/>
        </table:table-row>
        <table:table-row>
          <table:table-cell table:style-name="a5ba5a2"/>
          <table:table-cell table:style-name="a942bc1"/>
          <table:table-cell table:style-name="a650104"/>
          <table:table-cell table:style-name="a23ea5a"/>
          <table:table-cell table:style-name="ac647fd"/>
          <table:table-cell table:style-name="aa1cf25"/>
          <table:table-cell table:style-name="ae60027"/>
          <table:table-cell table:style-name="ae89d0f"/>
          <table:table-cell table:style-name="a8b4428"/>
          <table:table-cell table:style-name="ae32e91"/>
        </table:table-row>
        <table:table-row>
          <table:table-cell office:string-value="DE1" office:value-type="string" table:style-name="aae9385">
            <text:p>DE1</text:p>
          </table:table-cell>
          <table:table-cell office:value="1.0" office:value-type="float" table:style-name="ae73cc0">
            <text:p>1</text:p>
          </table:table-cell>
          <table:table-cell office:string-value="testcourse89" office:value-type="string" table:style-name="a8a35d0">
            <text:p>testcourse89</text:p>
          </table:table-cell>
          <table:table-cell table:style-name="a83e647"/>
          <table:table-cell table:style-name="a29a1b4"/>
          <table:table-cell table:style-name="a6ed4cc"/>
          <table:table-cell table:style-name="af82010"/>
          <table:table-cell table:style-name="a36d229"/>
          <table:table-cell table:style-name="afc3d6d"/>
          <table:table-cell table:style-name="ada91e9"/>
        </table:table-row>
        <table:table-row>
          <table:table-cell table:style-name="a1b1ae2"/>
          <table:table-cell table:style-name="ac12c8a"/>
          <table:table-cell office:string-value="CM" office:value-type="string" table:style-name="afe10cc">
            <text:p>CM</text:p>
          </table:table-cell>
          <table:table-cell office:value="3.0" office:value-type="float" table:style-name="ab42711">
            <text:p>3</text:p>
          </table:table-cell>
          <table:table-cell office:value="1.0" office:value-type="float" table:style-name="ae5b7b3">
            <text:p>1</text:p>
          </table:table-cell>
          <table:table-cell office:string-value="teacher89FirstName" office:value-type="string" table:style-name="a4495dd">
            <text:p>teacher89FirstName</text:p>
          </table:table-cell>
          <table:table-cell office:string-value="teacher89LastName" office:value-type="string" table:style-name="a3bc857">
            <text:p>teacher89LastName</text:p>
          </table:table-cell>
          <table:table-cell office:string-value="A" office:value-type="string" table:style-name="a7e56d5">
            <text:p>A</text:p>
          </table:table-cell>
          <table:table-cell table:style-name="a0b6ee3"/>
          <table:table-cell table:style-name="a658dfc"/>
        </table:table-row>
        <table:table-row>
          <table:table-cell table:style-name="af2bfcd"/>
          <table:table-cell table:style-name="a9d6adc"/>
          <table:table-cell table:style-name="adb3268"/>
          <table:table-cell table:style-name="a757b6d"/>
          <table:table-cell table:style-name="a4efd30"/>
          <table:table-cell table:style-name="a96834c"/>
          <table:table-cell table:style-name="a9680eb"/>
          <table:table-cell table:style-name="ab351d1"/>
          <table:table-cell table:style-name="a213f70"/>
          <table:table-cell table:style-name="a2349f3"/>
        </table:table-row>
        <table:table-row>
          <table:table-cell table:style-name="ac96717"/>
          <table:table-cell table:style-name="adb5df3"/>
          <table:table-cell office:string-value="TD" office:value-type="string" table:style-name="a30c874">
            <text:p>TD</text:p>
          </table:table-cell>
          <table:table-cell office:value="4.0" office:value-type="float" table:style-name="a3260c9">
            <text:p>4</text:p>
          </table:table-cell>
          <table:table-cell office:value="1.0" office:value-type="float" table:style-name="ad27dae">
            <text:p>1</text:p>
          </table:table-cell>
          <table:table-cell office:string-value="teacher89FirstName" office:value-type="string" table:style-name="aec57e5">
            <text:p>teacher89FirstName</text:p>
          </table:table-cell>
          <table:table-cell office:string-value="teacher89LastName" office:value-type="string" table:style-name="aee7a58">
            <text:p>teacher89LastName</text:p>
          </table:table-cell>
          <table:table-cell office:string-value="B" office:value-type="string" table:style-name="a072663">
            <text:p>B</text:p>
          </table:table-cell>
          <table:table-cell table:style-name="a068fb6"/>
          <table:table-cell table:style-name="aec447e"/>
        </table:table-row>
        <table:table-row>
          <table:table-cell table:style-name="ad25f2b"/>
          <table:table-cell table:style-name="a870d57"/>
          <table:table-cell table:style-name="a232aeb"/>
          <table:table-cell table:style-name="af10c2c"/>
          <table:table-cell table:style-name="a101367"/>
          <table:table-cell table:style-name="a383ee0"/>
          <table:table-cell table:style-name="a9cbfe7"/>
          <table:table-cell table:style-name="abf4a60"/>
          <table:table-cell table:style-name="a4ac853"/>
          <table:table-cell table:style-name="aae7182"/>
        </table:table-row>
        <table:table-row>
          <table:table-cell office:string-value="DE1" office:value-type="string" table:style-name="af88c04">
            <text:p>DE1</text:p>
          </table:table-cell>
          <table:table-cell office:value="1.0" office:value-type="float" table:style-name="a237712">
            <text:p>1</text:p>
          </table:table-cell>
          <table:table-cell office:string-value="testcourse90" office:value-type="string" table:style-name="aba8109">
            <text:p>testcourse90</text:p>
          </table:table-cell>
          <table:table-cell table:style-name="ab02998"/>
          <table:table-cell table:style-name="af59eb6"/>
          <table:table-cell table:style-name="a96075a"/>
          <table:table-cell table:style-name="a322f61"/>
          <table:table-cell table:style-name="a695789"/>
          <table:table-cell table:style-name="a1348d6"/>
          <table:table-cell table:style-name="a77229d"/>
        </table:table-row>
        <table:table-row>
          <table:table-cell table:style-name="ab75e87"/>
          <table:table-cell table:style-name="a689a7e"/>
          <table:table-cell office:string-value="CM" office:value-type="string" table:style-name="a2d7ca4">
            <text:p>CM</text:p>
          </table:table-cell>
          <table:table-cell office:value="3.0" office:value-type="float" table:style-name="ac3c2d6">
            <text:p>3</text:p>
          </table:table-cell>
          <table:table-cell office:value="1.0" office:value-type="float" table:style-name="a66378e">
            <text:p>1</text:p>
          </table:table-cell>
          <table:table-cell office:string-value="teacher90FirstName" office:value-type="string" table:style-name="a185e7b">
            <text:p>teacher90FirstName</text:p>
          </table:table-cell>
          <table:table-cell office:string-value="teacher90LastName" office:value-type="string" table:style-name="acca2b9">
            <text:p>teacher90LastName</text:p>
          </table:table-cell>
          <table:table-cell office:string-value="A" office:value-type="string" table:style-name="a9f5f39">
            <text:p>A</text:p>
          </table:table-cell>
          <table:table-cell table:style-name="a81ca30"/>
          <table:table-cell table:style-name="a6d77d2"/>
        </table:table-row>
        <table:table-row>
          <table:table-cell table:style-name="a024dda"/>
          <table:table-cell table:style-name="a29b3fc"/>
          <table:table-cell table:style-name="ad471f0"/>
          <table:table-cell table:style-name="a0c6f7d"/>
          <table:table-cell table:style-name="a9c8b7c"/>
          <table:table-cell table:style-name="ab43961"/>
          <table:table-cell table:style-name="a6118ad"/>
          <table:table-cell table:style-name="a5636ff"/>
          <table:table-cell table:style-name="aa35629"/>
          <table:table-cell table:style-name="a3d363c"/>
        </table:table-row>
        <table:table-row>
          <table:table-cell table:style-name="a67b0f1"/>
          <table:table-cell table:style-name="ac0fe7a"/>
          <table:table-cell office:string-value="TD" office:value-type="string" table:style-name="a6230f3">
            <text:p>TD</text:p>
          </table:table-cell>
          <table:table-cell office:value="4.0" office:value-type="float" table:style-name="a701f07">
            <text:p>4</text:p>
          </table:table-cell>
          <table:table-cell office:value="1.0" office:value-type="float" table:style-name="a3d5bab">
            <text:p>1</text:p>
          </table:table-cell>
          <table:table-cell office:string-value="teacher90FirstName" office:value-type="string" table:style-name="aff7e4b">
            <text:p>teacher90FirstName</text:p>
          </table:table-cell>
          <table:table-cell office:string-value="teacher90LastName" office:value-type="string" table:style-name="ac13eb0">
            <text:p>teacher90LastName</text:p>
          </table:table-cell>
          <table:table-cell office:string-value="B" office:value-type="string" table:style-name="a795ce5">
            <text:p>B</text:p>
          </table:table-cell>
          <table:table-cell table:style-name="a6abea4"/>
          <table:table-cell table:style-name="a0d0677"/>
        </table:table-row>
        <table:table-row>
          <table:table-cell table:style-name="af17394"/>
          <table:table-cell table:style-name="a6418da"/>
          <table:table-cell table:style-name="a00e10c"/>
          <table:table-cell table:style-name="a12504e"/>
          <table:table-cell table:style-name="a725f2d"/>
          <table:table-cell table:style-name="a722a8d"/>
          <table:table-cell table:style-name="a538479"/>
          <table:table-cell table:style-name="a97acb7"/>
          <table:table-cell table:style-name="ae7ad58"/>
          <table:table-cell table:style-name="adf5b47"/>
        </table:table-row>
        <table:table-row>
          <table:table-cell office:string-value="DE1" office:value-type="string" table:style-name="a13b3ca">
            <text:p>DE1</text:p>
          </table:table-cell>
          <table:table-cell office:value="1.0" office:value-type="float" table:style-name="abddea5">
            <text:p>1</text:p>
          </table:table-cell>
          <table:table-cell office:string-value="testcourse91" office:value-type="string" table:style-name="a036fca">
            <text:p>testcourse91</text:p>
          </table:table-cell>
          <table:table-cell table:style-name="a2f415d"/>
          <table:table-cell table:style-name="ade4413"/>
          <table:table-cell table:style-name="a859354"/>
          <table:table-cell table:style-name="ad1fc9f"/>
          <table:table-cell table:style-name="ad48865"/>
          <table:table-cell table:style-name="a29e7ab"/>
          <table:table-cell table:style-name="a481b1f"/>
        </table:table-row>
        <table:table-row>
          <table:table-cell table:style-name="a043b3c"/>
          <table:table-cell table:style-name="ad9a6f8"/>
          <table:table-cell office:string-value="CM" office:value-type="string" table:style-name="a82765f">
            <text:p>CM</text:p>
          </table:table-cell>
          <table:table-cell office:value="3.0" office:value-type="float" table:style-name="a337224">
            <text:p>3</text:p>
          </table:table-cell>
          <table:table-cell office:value="1.0" office:value-type="float" table:style-name="a6bc502">
            <text:p>1</text:p>
          </table:table-cell>
          <table:table-cell office:string-value="teacher91FirstName" office:value-type="string" table:style-name="a1d6a0a">
            <text:p>teacher91FirstName</text:p>
          </table:table-cell>
          <table:table-cell office:string-value="teacher91LastName" office:value-type="string" table:style-name="afe78bb">
            <text:p>teacher91LastName</text:p>
          </table:table-cell>
          <table:table-cell office:string-value="A" office:value-type="string" table:style-name="a85a5fe">
            <text:p>A</text:p>
          </table:table-cell>
          <table:table-cell table:style-name="a4843ed"/>
          <table:table-cell table:style-name="a061ea6"/>
        </table:table-row>
        <table:table-row>
          <table:table-cell table:style-name="a175325"/>
          <table:table-cell table:style-name="a018a25"/>
          <table:table-cell table:style-name="ad32754"/>
          <table:table-cell table:style-name="a732d44"/>
          <table:table-cell table:style-name="a9a8796"/>
          <table:table-cell table:style-name="aae40bf"/>
          <table:table-cell table:style-name="ab95809"/>
          <table:table-cell table:style-name="aec14a1"/>
          <table:table-cell table:style-name="a879caa"/>
          <table:table-cell table:style-name="a26d04a"/>
        </table:table-row>
        <table:table-row>
          <table:table-cell table:style-name="ae62532"/>
          <table:table-cell table:style-name="abf3753"/>
          <table:table-cell office:string-value="TD" office:value-type="string" table:style-name="aee8aaa">
            <text:p>TD</text:p>
          </table:table-cell>
          <table:table-cell office:value="4.0" office:value-type="float" table:style-name="a855d69">
            <text:p>4</text:p>
          </table:table-cell>
          <table:table-cell office:value="1.0" office:value-type="float" table:style-name="a82df9e">
            <text:p>1</text:p>
          </table:table-cell>
          <table:table-cell office:string-value="teacher91FirstName" office:value-type="string" table:style-name="af10634">
            <text:p>teacher91FirstName</text:p>
          </table:table-cell>
          <table:table-cell office:string-value="teacher91LastName" office:value-type="string" table:style-name="a8d1ab0">
            <text:p>teacher91LastName</text:p>
          </table:table-cell>
          <table:table-cell office:string-value="B" office:value-type="string" table:style-name="a140ec1">
            <text:p>B</text:p>
          </table:table-cell>
          <table:table-cell table:style-name="ad53fb3"/>
          <table:table-cell table:style-name="adf5c45"/>
        </table:table-row>
        <table:table-row>
          <table:table-cell table:style-name="a93390d"/>
          <table:table-cell table:style-name="a933b7d"/>
          <table:table-cell table:style-name="ad2fc35"/>
          <table:table-cell table:style-name="abefb91"/>
          <table:table-cell table:style-name="a098eb2"/>
          <table:table-cell table:style-name="a0af62c"/>
          <table:table-cell table:style-name="a552824"/>
          <table:table-cell table:style-name="a2b81dc"/>
          <table:table-cell table:style-name="a0a5d44"/>
          <table:table-cell table:style-name="a178a8a"/>
        </table:table-row>
        <table:table-row>
          <table:table-cell office:string-value="DE1" office:value-type="string" table:style-name="a93662e">
            <text:p>DE1</text:p>
          </table:table-cell>
          <table:table-cell office:value="1.0" office:value-type="float" table:style-name="aa1f61a">
            <text:p>1</text:p>
          </table:table-cell>
          <table:table-cell office:string-value="testcourse92" office:value-type="string" table:style-name="a1c87d6">
            <text:p>testcourse92</text:p>
          </table:table-cell>
          <table:table-cell table:style-name="a89bc3e"/>
          <table:table-cell table:style-name="a2e9526"/>
          <table:table-cell table:style-name="acb07f3"/>
          <table:table-cell table:style-name="a4240ea"/>
          <table:table-cell table:style-name="a8696f9"/>
          <table:table-cell table:style-name="a1e370a"/>
          <table:table-cell table:style-name="a2560f0"/>
        </table:table-row>
        <table:table-row>
          <table:table-cell table:style-name="af09d3c"/>
          <table:table-cell table:style-name="ae276bc"/>
          <table:table-cell office:string-value="CM" office:value-type="string" table:style-name="a3e17cd">
            <text:p>CM</text:p>
          </table:table-cell>
          <table:table-cell office:value="3.0" office:value-type="float" table:style-name="a1c5d1d">
            <text:p>3</text:p>
          </table:table-cell>
          <table:table-cell office:value="1.0" office:value-type="float" table:style-name="a2f548b">
            <text:p>1</text:p>
          </table:table-cell>
          <table:table-cell office:string-value="teacher92FirstName" office:value-type="string" table:style-name="af76c5b">
            <text:p>teacher92FirstName</text:p>
          </table:table-cell>
          <table:table-cell office:string-value="teacher92LastName" office:value-type="string" table:style-name="a36ff24">
            <text:p>teacher92LastName</text:p>
          </table:table-cell>
          <table:table-cell office:string-value="A" office:value-type="string" table:style-name="a1dfe97">
            <text:p>A</text:p>
          </table:table-cell>
          <table:table-cell table:style-name="ab42c90"/>
          <table:table-cell table:style-name="aad15bc"/>
        </table:table-row>
        <table:table-row>
          <table:table-cell table:style-name="af1bdf4"/>
          <table:table-cell table:style-name="afe4201"/>
          <table:table-cell table:style-name="acd2679"/>
          <table:table-cell table:style-name="a3f6b0d"/>
          <table:table-cell table:style-name="a6b01b3"/>
          <table:table-cell table:style-name="a9d9d29"/>
          <table:table-cell table:style-name="a3ff602"/>
          <table:table-cell table:style-name="add3eb9"/>
          <table:table-cell table:style-name="a971bc3"/>
          <table:table-cell table:style-name="a071f9e"/>
        </table:table-row>
        <table:table-row>
          <table:table-cell table:style-name="a40b503"/>
          <table:table-cell table:style-name="a830af2"/>
          <table:table-cell office:string-value="TD" office:value-type="string" table:style-name="a9f98d7">
            <text:p>TD</text:p>
          </table:table-cell>
          <table:table-cell office:value="4.0" office:value-type="float" table:style-name="a6d41cd">
            <text:p>4</text:p>
          </table:table-cell>
          <table:table-cell office:value="1.0" office:value-type="float" table:style-name="abac3a7">
            <text:p>1</text:p>
          </table:table-cell>
          <table:table-cell office:string-value="teacher92FirstName" office:value-type="string" table:style-name="ae475e1">
            <text:p>teacher92FirstName</text:p>
          </table:table-cell>
          <table:table-cell office:string-value="teacher92LastName" office:value-type="string" table:style-name="a858764">
            <text:p>teacher92LastName</text:p>
          </table:table-cell>
          <table:table-cell office:string-value="B" office:value-type="string" table:style-name="ac3a87d">
            <text:p>B</text:p>
          </table:table-cell>
          <table:table-cell table:style-name="ae7d6ed"/>
          <table:table-cell table:style-name="a2f9724"/>
        </table:table-row>
        <table:table-row>
          <table:table-cell table:style-name="a3e815a"/>
          <table:table-cell table:style-name="a9e71dd"/>
          <table:table-cell table:style-name="a130345"/>
          <table:table-cell table:style-name="a747d54"/>
          <table:table-cell table:style-name="a17a67a"/>
          <table:table-cell table:style-name="ada80a7"/>
          <table:table-cell table:style-name="a02e603"/>
          <table:table-cell table:style-name="ad5c36f"/>
          <table:table-cell table:style-name="ad87729"/>
          <table:table-cell table:style-name="a25534a"/>
        </table:table-row>
        <table:table-row>
          <table:table-cell office:string-value="DE1" office:value-type="string" table:style-name="ad31ad9">
            <text:p>DE1</text:p>
          </table:table-cell>
          <table:table-cell office:value="1.0" office:value-type="float" table:style-name="a7f77c1">
            <text:p>1</text:p>
          </table:table-cell>
          <table:table-cell office:string-value="testcourse93" office:value-type="string" table:style-name="ae599ae">
            <text:p>testcourse93</text:p>
          </table:table-cell>
          <table:table-cell table:style-name="abfde36"/>
          <table:table-cell table:style-name="adaebcb"/>
          <table:table-cell table:style-name="ab1ed4a"/>
          <table:table-cell table:style-name="a86c226"/>
          <table:table-cell table:style-name="af49880"/>
          <table:table-cell table:style-name="a611a1b"/>
          <table:table-cell table:style-name="a5d0aba"/>
        </table:table-row>
        <table:table-row>
          <table:table-cell table:style-name="a2b8e5f"/>
          <table:table-cell table:style-name="ad12146"/>
          <table:table-cell office:string-value="CM" office:value-type="string" table:style-name="ac3b5a4">
            <text:p>CM</text:p>
          </table:table-cell>
          <table:table-cell office:value="3.0" office:value-type="float" table:style-name="aa35e0a">
            <text:p>3</text:p>
          </table:table-cell>
          <table:table-cell office:value="1.0" office:value-type="float" table:style-name="a3e3543">
            <text:p>1</text:p>
          </table:table-cell>
          <table:table-cell office:string-value="teacher93FirstName" office:value-type="string" table:style-name="a5a7686">
            <text:p>teacher93FirstName</text:p>
          </table:table-cell>
          <table:table-cell office:string-value="teacher93LastName" office:value-type="string" table:style-name="af7b2c7">
            <text:p>teacher93LastName</text:p>
          </table:table-cell>
          <table:table-cell office:string-value="A" office:value-type="string" table:style-name="acfc370">
            <text:p>A</text:p>
          </table:table-cell>
          <table:table-cell table:style-name="a2e7155"/>
          <table:table-cell table:style-name="ac10f91"/>
        </table:table-row>
        <table:table-row>
          <table:table-cell table:style-name="aef277b"/>
          <table:table-cell table:style-name="a589a20"/>
          <table:table-cell table:style-name="a5802a9"/>
          <table:table-cell table:style-name="af5765f"/>
          <table:table-cell table:style-name="a1e79f6"/>
          <table:table-cell table:style-name="a80acbd"/>
          <table:table-cell table:style-name="aab5126"/>
          <table:table-cell table:style-name="a5ff1cb"/>
          <table:table-cell table:style-name="a13ca83"/>
          <table:table-cell table:style-name="ab2f571"/>
        </table:table-row>
        <table:table-row>
          <table:table-cell table:style-name="a513801"/>
          <table:table-cell table:style-name="a442789"/>
          <table:table-cell office:string-value="TD" office:value-type="string" table:style-name="a17a485">
            <text:p>TD</text:p>
          </table:table-cell>
          <table:table-cell office:value="4.0" office:value-type="float" table:style-name="a277e39">
            <text:p>4</text:p>
          </table:table-cell>
          <table:table-cell office:value="1.0" office:value-type="float" table:style-name="a50bcea">
            <text:p>1</text:p>
          </table:table-cell>
          <table:table-cell office:string-value="teacher93FirstName" office:value-type="string" table:style-name="a619fec">
            <text:p>teacher93FirstName</text:p>
          </table:table-cell>
          <table:table-cell office:string-value="teacher93LastName" office:value-type="string" table:style-name="a768127">
            <text:p>teacher93LastName</text:p>
          </table:table-cell>
          <table:table-cell office:string-value="B" office:value-type="string" table:style-name="af61ab4">
            <text:p>B</text:p>
          </table:table-cell>
          <table:table-cell table:style-name="a6908d1"/>
          <table:table-cell table:style-name="ac9064c"/>
        </table:table-row>
        <table:table-row>
          <table:table-cell table:style-name="a3fefa7"/>
          <table:table-cell table:style-name="a270616"/>
          <table:table-cell table:style-name="a21549a"/>
          <table:table-cell table:style-name="a829c0a"/>
          <table:table-cell table:style-name="abd7a1b"/>
          <table:table-cell table:style-name="a2be156"/>
          <table:table-cell table:style-name="aaac557"/>
          <table:table-cell table:style-name="a206e64"/>
          <table:table-cell table:style-name="aab30f5"/>
          <table:table-cell table:style-name="a71894c"/>
        </table:table-row>
        <table:table-row>
          <table:table-cell office:string-value="DE1" office:value-type="string" table:style-name="a92b4d1">
            <text:p>DE1</text:p>
          </table:table-cell>
          <table:table-cell office:value="1.0" office:value-type="float" table:style-name="af4c3cd">
            <text:p>1</text:p>
          </table:table-cell>
          <table:table-cell office:string-value="testcourse94" office:value-type="string" table:style-name="a69e9a3">
            <text:p>testcourse94</text:p>
          </table:table-cell>
          <table:table-cell table:style-name="aa9838c"/>
          <table:table-cell table:style-name="aff0e2e"/>
          <table:table-cell table:style-name="ac45f20"/>
          <table:table-cell table:style-name="a54aaf0"/>
          <table:table-cell table:style-name="aefc9de"/>
          <table:table-cell table:style-name="a4e3f65"/>
          <table:table-cell table:style-name="a8b37f9"/>
        </table:table-row>
        <table:table-row>
          <table:table-cell table:style-name="a128d9b"/>
          <table:table-cell table:style-name="aa6ca96"/>
          <table:table-cell office:string-value="CM" office:value-type="string" table:style-name="a165d77">
            <text:p>CM</text:p>
          </table:table-cell>
          <table:table-cell office:value="3.0" office:value-type="float" table:style-name="a6bac00">
            <text:p>3</text:p>
          </table:table-cell>
          <table:table-cell office:value="1.0" office:value-type="float" table:style-name="aa51a9b">
            <text:p>1</text:p>
          </table:table-cell>
          <table:table-cell office:string-value="teacher94FirstName" office:value-type="string" table:style-name="aca2328">
            <text:p>teacher94FirstName</text:p>
          </table:table-cell>
          <table:table-cell office:string-value="teacher94LastName" office:value-type="string" table:style-name="acb6d88">
            <text:p>teacher94LastName</text:p>
          </table:table-cell>
          <table:table-cell office:string-value="A" office:value-type="string" table:style-name="a2a6127">
            <text:p>A</text:p>
          </table:table-cell>
          <table:table-cell table:style-name="af386ae"/>
          <table:table-cell table:style-name="a7d747e"/>
        </table:table-row>
        <table:table-row>
          <table:table-cell table:style-name="ae7e632"/>
          <table:table-cell table:style-name="a4ff983"/>
          <table:table-cell table:style-name="a104a08"/>
          <table:table-cell table:style-name="a49aecc"/>
          <table:table-cell table:style-name="ad862ad"/>
          <table:table-cell table:style-name="afb89f6"/>
          <table:table-cell table:style-name="a109994"/>
          <table:table-cell table:style-name="aef3d1d"/>
          <table:table-cell table:style-name="a3e40f1"/>
          <table:table-cell table:style-name="ae28039"/>
        </table:table-row>
        <table:table-row>
          <table:table-cell table:style-name="a636796"/>
          <table:table-cell table:style-name="aff8890"/>
          <table:table-cell office:string-value="TD" office:value-type="string" table:style-name="a63c744">
            <text:p>TD</text:p>
          </table:table-cell>
          <table:table-cell office:value="4.0" office:value-type="float" table:style-name="aaa1d20">
            <text:p>4</text:p>
          </table:table-cell>
          <table:table-cell office:value="1.0" office:value-type="float" table:style-name="ac7a898">
            <text:p>1</text:p>
          </table:table-cell>
          <table:table-cell office:string-value="teacher94FirstName" office:value-type="string" table:style-name="acab671">
            <text:p>teacher94FirstName</text:p>
          </table:table-cell>
          <table:table-cell office:string-value="teacher94LastName" office:value-type="string" table:style-name="a9d30ab">
            <text:p>teacher94LastName</text:p>
          </table:table-cell>
          <table:table-cell office:string-value="B" office:value-type="string" table:style-name="a5f4293">
            <text:p>B</text:p>
          </table:table-cell>
          <table:table-cell table:style-name="abf4299"/>
          <table:table-cell table:style-name="a7f3305"/>
        </table:table-row>
        <table:table-row>
          <table:table-cell table:style-name="add07eb"/>
          <table:table-cell table:style-name="af14f57"/>
          <table:table-cell table:style-name="ad0f3c0"/>
          <table:table-cell table:style-name="af3be8e"/>
          <table:table-cell table:style-name="aac1374"/>
          <table:table-cell table:style-name="a7b1f58"/>
          <table:table-cell table:style-name="a8f635c"/>
          <table:table-cell table:style-name="a72b168"/>
          <table:table-cell table:style-name="a02ccc3"/>
          <table:table-cell table:style-name="a3dae9b"/>
        </table:table-row>
        <table:table-row>
          <table:table-cell office:string-value="DE1" office:value-type="string" table:style-name="a0a366b">
            <text:p>DE1</text:p>
          </table:table-cell>
          <table:table-cell office:value="1.0" office:value-type="float" table:style-name="a4098ac">
            <text:p>1</text:p>
          </table:table-cell>
          <table:table-cell office:string-value="testcourse95" office:value-type="string" table:style-name="ae7a8f0">
            <text:p>testcourse95</text:p>
          </table:table-cell>
          <table:table-cell table:style-name="a362e55"/>
          <table:table-cell table:style-name="a687073"/>
          <table:table-cell table:style-name="a411b42"/>
          <table:table-cell table:style-name="a819d27"/>
          <table:table-cell table:style-name="a5e5f7f"/>
          <table:table-cell table:style-name="a66c08b"/>
          <table:table-cell table:style-name="a57cf20"/>
        </table:table-row>
        <table:table-row>
          <table:table-cell table:style-name="a6ca297"/>
          <table:table-cell table:style-name="a958100"/>
          <table:table-cell office:string-value="CM" office:value-type="string" table:style-name="adb3ef6">
            <text:p>CM</text:p>
          </table:table-cell>
          <table:table-cell office:value="3.0" office:value-type="float" table:style-name="aba383c">
            <text:p>3</text:p>
          </table:table-cell>
          <table:table-cell office:value="1.0" office:value-type="float" table:style-name="a7e8c80">
            <text:p>1</text:p>
          </table:table-cell>
          <table:table-cell office:string-value="teacher95FirstName" office:value-type="string" table:style-name="a4d13f7">
            <text:p>teacher95FirstName</text:p>
          </table:table-cell>
          <table:table-cell office:string-value="teacher95LastName" office:value-type="string" table:style-name="aeb7b17">
            <text:p>teacher95LastName</text:p>
          </table:table-cell>
          <table:table-cell office:string-value="A" office:value-type="string" table:style-name="a980d6d">
            <text:p>A</text:p>
          </table:table-cell>
          <table:table-cell table:style-name="af34d3d"/>
          <table:table-cell table:style-name="a86a0db"/>
        </table:table-row>
        <table:table-row>
          <table:table-cell table:style-name="a5de2bf"/>
          <table:table-cell table:style-name="a24b8d1"/>
          <table:table-cell table:style-name="a76bcea"/>
          <table:table-cell table:style-name="a210f87"/>
          <table:table-cell table:style-name="ad8088c"/>
          <table:table-cell table:style-name="aef6eb0"/>
          <table:table-cell table:style-name="af4db08"/>
          <table:table-cell table:style-name="ae9f023"/>
          <table:table-cell table:style-name="a83d50f"/>
          <table:table-cell table:style-name="aa0f471"/>
        </table:table-row>
        <table:table-row>
          <table:table-cell table:style-name="aeb474b"/>
          <table:table-cell table:style-name="a2b0d6a"/>
          <table:table-cell office:string-value="TD" office:value-type="string" table:style-name="a6393fd">
            <text:p>TD</text:p>
          </table:table-cell>
          <table:table-cell office:value="4.0" office:value-type="float" table:style-name="ab44ca6">
            <text:p>4</text:p>
          </table:table-cell>
          <table:table-cell office:value="1.0" office:value-type="float" table:style-name="adc3ebf">
            <text:p>1</text:p>
          </table:table-cell>
          <table:table-cell office:string-value="teacher95FirstName" office:value-type="string" table:style-name="a9f96d2">
            <text:p>teacher95FirstName</text:p>
          </table:table-cell>
          <table:table-cell office:string-value="teacher95LastName" office:value-type="string" table:style-name="ac5c8c0">
            <text:p>teacher95LastName</text:p>
          </table:table-cell>
          <table:table-cell office:string-value="B" office:value-type="string" table:style-name="a319f23">
            <text:p>B</text:p>
          </table:table-cell>
          <table:table-cell table:style-name="ad8c27f"/>
          <table:table-cell table:style-name="a19ddc4"/>
        </table:table-row>
        <table:table-row>
          <table:table-cell table:style-name="ae899d5"/>
          <table:table-cell table:style-name="a1f9522"/>
          <table:table-cell table:style-name="ac5eb9f"/>
          <table:table-cell table:style-name="aff3b8c"/>
          <table:table-cell table:style-name="a17758c"/>
          <table:table-cell table:style-name="a047e39"/>
          <table:table-cell table:style-name="a436fd1"/>
          <table:table-cell table:style-name="adfcfbd"/>
          <table:table-cell table:style-name="a4ba827"/>
          <table:table-cell table:style-name="a218585"/>
        </table:table-row>
        <table:table-row>
          <table:table-cell office:string-value="DE1" office:value-type="string" table:style-name="aaa0ec4">
            <text:p>DE1</text:p>
          </table:table-cell>
          <table:table-cell office:value="1.0" office:value-type="float" table:style-name="ab1b83a">
            <text:p>1</text:p>
          </table:table-cell>
          <table:table-cell office:string-value="testcourse96" office:value-type="string" table:style-name="a167fcf">
            <text:p>testcourse96</text:p>
          </table:table-cell>
          <table:table-cell table:style-name="aafa101"/>
          <table:table-cell table:style-name="a095d0c"/>
          <table:table-cell table:style-name="aec2f47"/>
          <table:table-cell table:style-name="a78f530"/>
          <table:table-cell table:style-name="aec930d"/>
          <table:table-cell table:style-name="a0d0c9c"/>
          <table:table-cell table:style-name="ac2d1dc"/>
        </table:table-row>
        <table:table-row>
          <table:table-cell table:style-name="aa79f54"/>
          <table:table-cell table:style-name="a375114"/>
          <table:table-cell office:string-value="CM" office:value-type="string" table:style-name="aade723">
            <text:p>CM</text:p>
          </table:table-cell>
          <table:table-cell office:value="3.0" office:value-type="float" table:style-name="a74b2fd">
            <text:p>3</text:p>
          </table:table-cell>
          <table:table-cell office:value="1.0" office:value-type="float" table:style-name="a65a97e">
            <text:p>1</text:p>
          </table:table-cell>
          <table:table-cell office:string-value="teacher96FirstName" office:value-type="string" table:style-name="a01d5f8">
            <text:p>teacher96FirstName</text:p>
          </table:table-cell>
          <table:table-cell office:string-value="teacher96LastName" office:value-type="string" table:style-name="af91079">
            <text:p>teacher96LastName</text:p>
          </table:table-cell>
          <table:table-cell office:string-value="A" office:value-type="string" table:style-name="afe35b0">
            <text:p>A</text:p>
          </table:table-cell>
          <table:table-cell table:style-name="a822b10"/>
          <table:table-cell table:style-name="afb4b10"/>
        </table:table-row>
        <table:table-row>
          <table:table-cell table:style-name="adcf171"/>
          <table:table-cell table:style-name="a263809"/>
          <table:table-cell table:style-name="a5201ff"/>
          <table:table-cell table:style-name="ac369f7"/>
          <table:table-cell table:style-name="a3ce3d4"/>
          <table:table-cell table:style-name="a34bc33"/>
          <table:table-cell table:style-name="a066c1a"/>
          <table:table-cell table:style-name="aff3106"/>
          <table:table-cell table:style-name="a002901"/>
          <table:table-cell table:style-name="af6f2a5"/>
        </table:table-row>
        <table:table-row>
          <table:table-cell table:style-name="ab88c3e"/>
          <table:table-cell table:style-name="a859706"/>
          <table:table-cell office:string-value="TD" office:value-type="string" table:style-name="a4bb956">
            <text:p>TD</text:p>
          </table:table-cell>
          <table:table-cell office:value="4.0" office:value-type="float" table:style-name="a85e572">
            <text:p>4</text:p>
          </table:table-cell>
          <table:table-cell office:value="1.0" office:value-type="float" table:style-name="a036cc8">
            <text:p>1</text:p>
          </table:table-cell>
          <table:table-cell office:string-value="teacher96FirstName" office:value-type="string" table:style-name="a5e77b8">
            <text:p>teacher96FirstName</text:p>
          </table:table-cell>
          <table:table-cell office:string-value="teacher96LastName" office:value-type="string" table:style-name="ac9eb7d">
            <text:p>teacher96LastName</text:p>
          </table:table-cell>
          <table:table-cell office:string-value="B" office:value-type="string" table:style-name="a7bb907">
            <text:p>B</text:p>
          </table:table-cell>
          <table:table-cell table:style-name="a7b97a1"/>
          <table:table-cell table:style-name="af8bb82"/>
        </table:table-row>
        <table:table-row>
          <table:table-cell table:style-name="a92694e"/>
          <table:table-cell table:style-name="a66f7fd"/>
          <table:table-cell table:style-name="a2357d9"/>
          <table:table-cell table:style-name="ade4aac"/>
          <table:table-cell table:style-name="ab91fc7"/>
          <table:table-cell table:style-name="a13cd66"/>
          <table:table-cell table:style-name="a219308"/>
          <table:table-cell table:style-name="a03f802"/>
          <table:table-cell table:style-name="a60ee08"/>
          <table:table-cell table:style-name="a1d17c1"/>
        </table:table-row>
        <table:table-row>
          <table:table-cell office:string-value="DE1" office:value-type="string" table:style-name="a8d3a35">
            <text:p>DE1</text:p>
          </table:table-cell>
          <table:table-cell office:value="1.0" office:value-type="float" table:style-name="a33b1c5">
            <text:p>1</text:p>
          </table:table-cell>
          <table:table-cell office:string-value="testcourse97" office:value-type="string" table:style-name="a80117f">
            <text:p>testcourse97</text:p>
          </table:table-cell>
          <table:table-cell table:style-name="af42ef6"/>
          <table:table-cell table:style-name="afd0827"/>
          <table:table-cell table:style-name="a38d228"/>
          <table:table-cell table:style-name="a2b5134"/>
          <table:table-cell table:style-name="a8bb7fd"/>
          <table:table-cell table:style-name="aedd43e"/>
          <table:table-cell table:style-name="a1f642e"/>
        </table:table-row>
        <table:table-row>
          <table:table-cell table:style-name="ac941e0"/>
          <table:table-cell table:style-name="a89418b"/>
          <table:table-cell office:string-value="CM" office:value-type="string" table:style-name="abea63a">
            <text:p>CM</text:p>
          </table:table-cell>
          <table:table-cell office:value="3.0" office:value-type="float" table:style-name="aa55482">
            <text:p>3</text:p>
          </table:table-cell>
          <table:table-cell office:value="1.0" office:value-type="float" table:style-name="a3d715d">
            <text:p>1</text:p>
          </table:table-cell>
          <table:table-cell office:string-value="teacher97FirstName" office:value-type="string" table:style-name="aa35c10">
            <text:p>teacher97FirstName</text:p>
          </table:table-cell>
          <table:table-cell office:string-value="teacher97LastName" office:value-type="string" table:style-name="a5a2698">
            <text:p>teacher97LastName</text:p>
          </table:table-cell>
          <table:table-cell office:string-value="A" office:value-type="string" table:style-name="a3e4af4">
            <text:p>A</text:p>
          </table:table-cell>
          <table:table-cell table:style-name="acaa575"/>
          <table:table-cell table:style-name="a049f8b"/>
        </table:table-row>
        <table:table-row>
          <table:table-cell table:style-name="ae2b248"/>
          <table:table-cell table:style-name="a2bc2cb"/>
          <table:table-cell table:style-name="a1be493"/>
          <table:table-cell table:style-name="aab8f6c"/>
          <table:table-cell table:style-name="a9c01b8"/>
          <table:table-cell table:style-name="a0b088f"/>
          <table:table-cell table:style-name="a7413b4"/>
          <table:table-cell table:style-name="ab43eaa"/>
          <table:table-cell table:style-name="af81dbe"/>
          <table:table-cell table:style-name="ae44f1b"/>
        </table:table-row>
        <table:table-row>
          <table:table-cell table:style-name="a01d595"/>
          <table:table-cell table:style-name="ac77ea6"/>
          <table:table-cell office:string-value="TD" office:value-type="string" table:style-name="a12105b">
            <text:p>TD</text:p>
          </table:table-cell>
          <table:table-cell office:value="4.0" office:value-type="float" table:style-name="a54633a">
            <text:p>4</text:p>
          </table:table-cell>
          <table:table-cell office:value="1.0" office:value-type="float" table:style-name="a299b51">
            <text:p>1</text:p>
          </table:table-cell>
          <table:table-cell office:string-value="teacher97FirstName" office:value-type="string" table:style-name="ab32d6c">
            <text:p>teacher97FirstName</text:p>
          </table:table-cell>
          <table:table-cell office:string-value="teacher97LastName" office:value-type="string" table:style-name="a5746d7">
            <text:p>teacher97LastName</text:p>
          </table:table-cell>
          <table:table-cell office:string-value="B" office:value-type="string" table:style-name="aab1972">
            <text:p>B</text:p>
          </table:table-cell>
          <table:table-cell table:style-name="a38b319"/>
          <table:table-cell table:style-name="a075eb5"/>
        </table:table-row>
        <table:table-row>
          <table:table-cell table:style-name="ae63689"/>
          <table:table-cell table:style-name="ac381d0"/>
          <table:table-cell table:style-name="af22e49"/>
          <table:table-cell table:style-name="a57c966"/>
          <table:table-cell table:style-name="a1fdc59"/>
          <table:table-cell table:style-name="ac8de77"/>
          <table:table-cell table:style-name="a2bba41"/>
          <table:table-cell table:style-name="a7e24ea"/>
          <table:table-cell table:style-name="ade59ec"/>
          <table:table-cell table:style-name="aa13a98"/>
        </table:table-row>
        <table:table-row>
          <table:table-cell office:string-value="DE1" office:value-type="string" table:style-name="ae4a448">
            <text:p>DE1</text:p>
          </table:table-cell>
          <table:table-cell office:value="1.0" office:value-type="float" table:style-name="a5a35f1">
            <text:p>1</text:p>
          </table:table-cell>
          <table:table-cell office:string-value="testcourse98" office:value-type="string" table:style-name="a52a23d">
            <text:p>testcourse98</text:p>
          </table:table-cell>
          <table:table-cell table:style-name="a61787e"/>
          <table:table-cell table:style-name="a4df71b"/>
          <table:table-cell table:style-name="aaba7c9"/>
          <table:table-cell table:style-name="a601246"/>
          <table:table-cell table:style-name="a7569a1"/>
          <table:table-cell table:style-name="af6ebea"/>
          <table:table-cell table:style-name="a2cda68"/>
        </table:table-row>
        <table:table-row>
          <table:table-cell table:style-name="a0a2818"/>
          <table:table-cell table:style-name="a992957"/>
          <table:table-cell office:string-value="CM" office:value-type="string" table:style-name="a921684">
            <text:p>CM</text:p>
          </table:table-cell>
          <table:table-cell office:value="3.0" office:value-type="float" table:style-name="a51266f">
            <text:p>3</text:p>
          </table:table-cell>
          <table:table-cell office:value="1.0" office:value-type="float" table:style-name="ae2b4a5">
            <text:p>1</text:p>
          </table:table-cell>
          <table:table-cell office:string-value="teacher98FirstName" office:value-type="string" table:style-name="a95ee2b">
            <text:p>teacher98FirstName</text:p>
          </table:table-cell>
          <table:table-cell office:string-value="teacher98LastName" office:value-type="string" table:style-name="a540898">
            <text:p>teacher98LastName</text:p>
          </table:table-cell>
          <table:table-cell office:string-value="A" office:value-type="string" table:style-name="a6a6e15">
            <text:p>A</text:p>
          </table:table-cell>
          <table:table-cell table:style-name="a283b9d"/>
          <table:table-cell table:style-name="a0f3726"/>
        </table:table-row>
        <table:table-row>
          <table:table-cell table:style-name="aa2398b"/>
          <table:table-cell table:style-name="aed8533"/>
          <table:table-cell table:style-name="a0e3a7b"/>
          <table:table-cell table:style-name="af0c886"/>
          <table:table-cell table:style-name="a91658c"/>
          <table:table-cell table:style-name="a71d1c2"/>
          <table:table-cell table:style-name="a04868b"/>
          <table:table-cell table:style-name="a0e408e"/>
          <table:table-cell table:style-name="a498dc0"/>
          <table:table-cell table:style-name="aad5f76"/>
        </table:table-row>
        <table:table-row>
          <table:table-cell table:style-name="a6ac810"/>
          <table:table-cell table:style-name="adf77a4"/>
          <table:table-cell office:string-value="TD" office:value-type="string" table:style-name="adef23c">
            <text:p>TD</text:p>
          </table:table-cell>
          <table:table-cell office:value="4.0" office:value-type="float" table:style-name="ab6433c">
            <text:p>4</text:p>
          </table:table-cell>
          <table:table-cell office:value="1.0" office:value-type="float" table:style-name="a709ab5">
            <text:p>1</text:p>
          </table:table-cell>
          <table:table-cell office:string-value="teacher98FirstName" office:value-type="string" table:style-name="a0e6014">
            <text:p>teacher98FirstName</text:p>
          </table:table-cell>
          <table:table-cell office:string-value="teacher98LastName" office:value-type="string" table:style-name="a818d48">
            <text:p>teacher98LastName</text:p>
          </table:table-cell>
          <table:table-cell office:string-value="B" office:value-type="string" table:style-name="a9e1eab">
            <text:p>B</text:p>
          </table:table-cell>
          <table:table-cell table:style-name="a5c4919"/>
          <table:table-cell table:style-name="aba710a"/>
        </table:table-row>
        <table:table-row>
          <table:table-cell table:style-name="a1087a4"/>
          <table:table-cell table:style-name="af2bfbe"/>
          <table:table-cell table:style-name="aa80bba"/>
          <table:table-cell table:style-name="a4dbf9e"/>
          <table:table-cell table:style-name="a1daf03"/>
          <table:table-cell table:style-name="ada2063"/>
          <table:table-cell table:style-name="a553183"/>
          <table:table-cell table:style-name="ad71801"/>
          <table:table-cell table:style-name="ac005e7"/>
          <table:table-cell table:style-name="a2eb239"/>
        </table:table-row>
        <table:table-row>
          <table:table-cell office:string-value="DE1" office:value-type="string" table:style-name="aa7bd99">
            <text:p>DE1</text:p>
          </table:table-cell>
          <table:table-cell office:value="1.0" office:value-type="float" table:style-name="ab6fe71">
            <text:p>1</text:p>
          </table:table-cell>
          <table:table-cell office:string-value="testcourse99" office:value-type="string" table:style-name="aac1c9e">
            <text:p>testcourse99</text:p>
          </table:table-cell>
          <table:table-cell table:style-name="ae700a4"/>
          <table:table-cell table:style-name="a3d55a0"/>
          <table:table-cell table:style-name="afcefb6"/>
          <table:table-cell table:style-name="a88e789"/>
          <table:table-cell table:style-name="a630a46"/>
          <table:table-cell table:style-name="adf4e35"/>
          <table:table-cell table:style-name="ab6c57b"/>
        </table:table-row>
        <table:table-row>
          <table:table-cell table:style-name="a1cc77f"/>
          <table:table-cell table:style-name="a0191af"/>
          <table:table-cell office:string-value="CM" office:value-type="string" table:style-name="a70d843">
            <text:p>CM</text:p>
          </table:table-cell>
          <table:table-cell office:value="3.0" office:value-type="float" table:style-name="aeacb88">
            <text:p>3</text:p>
          </table:table-cell>
          <table:table-cell office:value="1.0" office:value-type="float" table:style-name="a0a89fa">
            <text:p>1</text:p>
          </table:table-cell>
          <table:table-cell office:string-value="teacher99FirstName" office:value-type="string" table:style-name="a1f9a8e">
            <text:p>teacher99FirstName</text:p>
          </table:table-cell>
          <table:table-cell office:string-value="teacher99LastName" office:value-type="string" table:style-name="a1e1187">
            <text:p>teacher99LastName</text:p>
          </table:table-cell>
          <table:table-cell office:string-value="A" office:value-type="string" table:style-name="a37464d">
            <text:p>A</text:p>
          </table:table-cell>
          <table:table-cell table:style-name="a7e1feb"/>
          <table:table-cell table:style-name="ac41aea"/>
        </table:table-row>
        <table:table-row>
          <table:table-cell table:style-name="a7e02f1"/>
          <table:table-cell table:style-name="a591340"/>
          <table:table-cell table:style-name="a49635b"/>
          <table:table-cell table:style-name="abddd11"/>
          <table:table-cell table:style-name="ac83570"/>
          <table:table-cell table:style-name="a077b7c"/>
          <table:table-cell table:style-name="adaf229"/>
          <table:table-cell table:style-name="ad82b73"/>
          <table:table-cell table:style-name="a1f6769"/>
          <table:table-cell table:style-name="aff373b"/>
        </table:table-row>
        <table:table-row>
          <table:table-cell table:style-name="ab85ea7"/>
          <table:table-cell table:style-name="a182e55"/>
          <table:table-cell office:string-value="TD" office:value-type="string" table:style-name="a6533b1">
            <text:p>TD</text:p>
          </table:table-cell>
          <table:table-cell office:value="4.0" office:value-type="float" table:style-name="a1086b1">
            <text:p>4</text:p>
          </table:table-cell>
          <table:table-cell office:value="1.0" office:value-type="float" table:style-name="a1bef81">
            <text:p>1</text:p>
          </table:table-cell>
          <table:table-cell office:string-value="teacher99FirstName" office:value-type="string" table:style-name="abffda3">
            <text:p>teacher99FirstName</text:p>
          </table:table-cell>
          <table:table-cell office:string-value="teacher99LastName" office:value-type="string" table:style-name="a54a700">
            <text:p>teacher99LastName</text:p>
          </table:table-cell>
          <table:table-cell office:string-value="B" office:value-type="string" table:style-name="a181b71">
            <text:p>B</text:p>
          </table:table-cell>
          <table:table-cell table:style-name="a0886c6"/>
          <table:table-cell table:style-name="ad5b71c"/>
        </table:table-row>
        <table:table-row>
          <table:table-cell table:style-name="a29d5d6"/>
          <table:table-cell table:style-name="ac68796"/>
          <table:table-cell table:style-name="ac3d531"/>
          <table:table-cell table:style-name="a17ae70"/>
          <table:table-cell table:style-name="a7a679f"/>
          <table:table-cell table:style-name="aed9bf2"/>
          <table:table-cell table:style-name="ae7c051"/>
          <table:table-cell table:style-name="ad3dcda"/>
          <table:table-cell table:style-name="a632a81"/>
          <table:table-cell table:style-name="a099493"/>
        </table:table-row>
        <table:table-row>
          <table:table-cell office:string-value="DE1" office:value-type="string" table:style-name="a8978cd">
            <text:p>DE1</text:p>
          </table:table-cell>
          <table:table-cell office:value="1.0" office:value-type="float" table:style-name="af0e413">
            <text:p>1</text:p>
          </table:table-cell>
          <table:table-cell office:string-value="testcourse100" office:value-type="string" table:style-name="a42cdd0">
            <text:p>testcourse100</text:p>
          </table:table-cell>
          <table:table-cell table:style-name="a1c4164"/>
          <table:table-cell table:style-name="a564605"/>
          <table:table-cell table:style-name="ab73506"/>
          <table:table-cell table:style-name="aa6d483"/>
          <table:table-cell table:style-name="abc0d4c"/>
          <table:table-cell table:style-name="ab04f44"/>
          <table:table-cell table:style-name="aef56da"/>
        </table:table-row>
        <table:table-row>
          <table:table-cell table:style-name="a76db22"/>
          <table:table-cell table:style-name="ac31631"/>
          <table:table-cell office:string-value="CM" office:value-type="string" table:style-name="a8d89bf">
            <text:p>CM</text:p>
          </table:table-cell>
          <table:table-cell office:value="3.0" office:value-type="float" table:style-name="a9e1b91">
            <text:p>3</text:p>
          </table:table-cell>
          <table:table-cell office:value="1.0" office:value-type="float" table:style-name="a987218">
            <text:p>1</text:p>
          </table:table-cell>
          <table:table-cell office:string-value="teacher100FirstName" office:value-type="string" table:style-name="a4bcd96">
            <text:p>teacher100FirstName</text:p>
          </table:table-cell>
          <table:table-cell office:string-value="teacher100LastName" office:value-type="string" table:style-name="ad916a8">
            <text:p>teacher100LastName</text:p>
          </table:table-cell>
          <table:table-cell office:string-value="A" office:value-type="string" table:style-name="a6032c8">
            <text:p>A</text:p>
          </table:table-cell>
          <table:table-cell table:style-name="a7ceb02"/>
          <table:table-cell table:style-name="a6625d6"/>
        </table:table-row>
        <table:table-row>
          <table:table-cell table:style-name="a20f15d"/>
          <table:table-cell table:style-name="a2b44ca"/>
          <table:table-cell table:style-name="a952b5d"/>
          <table:table-cell table:style-name="a04d758"/>
          <table:table-cell table:style-name="ae77e82"/>
          <table:table-cell table:style-name="abb446f"/>
          <table:table-cell table:style-name="ac463a5"/>
          <table:table-cell table:style-name="aafe9b4"/>
          <table:table-cell table:style-name="a34f747"/>
          <table:table-cell table:style-name="a35842d"/>
        </table:table-row>
        <table:table-row>
          <table:table-cell table:style-name="a3f0231"/>
          <table:table-cell table:style-name="afb35ec"/>
          <table:table-cell office:string-value="TD" office:value-type="string" table:style-name="ab504fe">
            <text:p>TD</text:p>
          </table:table-cell>
          <table:table-cell office:value="4.0" office:value-type="float" table:style-name="aa2768a">
            <text:p>4</text:p>
          </table:table-cell>
          <table:table-cell office:value="1.0" office:value-type="float" table:style-name="aff46cb">
            <text:p>1</text:p>
          </table:table-cell>
          <table:table-cell office:string-value="teacher100FirstName" office:value-type="string" table:style-name="ae90188">
            <text:p>teacher100FirstName</text:p>
          </table:table-cell>
          <table:table-cell office:string-value="teacher100LastName" office:value-type="string" table:style-name="ae2ac68">
            <text:p>teacher100LastName</text:p>
          </table:table-cell>
          <table:table-cell office:string-value="B" office:value-type="string" table:style-name="a10b669">
            <text:p>B</text:p>
          </table:table-cell>
          <table:table-cell table:style-name="a34aaad"/>
          <table:table-cell table:style-name="a05b0f7"/>
        </table:table-row>
        <table:table-row>
          <table:table-cell table:style-name="afb0034"/>
          <table:table-cell table:style-name="a33cad6"/>
          <table:table-cell table:style-name="ab73189"/>
          <table:table-cell table:style-name="a3075d0"/>
          <table:table-cell table:style-name="a6bae02"/>
          <table:table-cell table:style-name="a3d703a"/>
          <table:table-cell table:style-name="ab770e4"/>
          <table:table-cell table:style-name="a404550"/>
          <table:table-cell table:style-name="a374a3f"/>
          <table:table-cell table:style-name="a0dae7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29</dc:date>
    <meta:editing-cycles>1</meta:editing-cycles>
    <meta:editing-duration>PT11.836S</meta:editing-duration>
    <meta:initial-creator>inesdraredja</meta:initial-creator>
    <meta:creation-date>2020-06-16T08:58:17</meta:creation-date>
    <dc:language>fr</dc:language>
  </office:meta>
</office:document-meta>
</file>